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836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475cm"/>
    </style:style>
    <style:style style:name="co16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0.559cm"/>
    </style:style>
    <style:style style:name="co9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1.087cm"/>
    </style:style>
    <style:style style:name="co18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1.531cm"/>
    </style:style>
    <style:style style:name="co32" style:family="table-column">
      <style:table-column-properties fo:break-before="auto" style:column-width="2.113cm"/>
    </style:style>
    <style:style style:name="co27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863cm"/>
    </style:style>
    <style:style style:name="co33" style:family="table-column">
      <style:table-column-properties fo:break-before="auto" style:column-width="3.695cm"/>
    </style:style>
    <style:style style:name="co34" style:family="table-column">
      <style:table-column-properties fo:break-before="auto" style:column-width="2.946cm"/>
    </style:style>
    <style:style style:name="co49" style:family="table-column">
      <style:table-column-properties fo:break-before="auto" style:column-width="4.249cm"/>
    </style:style>
    <style:style style:name="co50" style:family="table-column">
      <style:table-column-properties fo:break-before="auto" style:column-width="2.39cm"/>
    </style:style>
    <style:style style:name="co51" style:family="table-column">
      <style:table-column-properties fo:break-before="auto" style:column-width="4.277cm"/>
    </style:style>
    <style:style style:name="co52" style:family="table-column">
      <style:table-column-properties fo:break-before="auto" style:column-width="3.39cm"/>
    </style:style>
    <style:style style:name="co37" style:family="table-column">
      <style:table-column-properties fo:break-before="auto" style:column-width="1.03cm"/>
    </style:style>
    <style:style style:name="co38" style:family="table-column">
      <style:table-column-properties fo:break-before="auto" style:column-width="0.81cm"/>
    </style:style>
    <style:style style:name="co39" style:family="table-column">
      <style:table-column-properties fo:break-before="auto" style:column-width="0.893cm"/>
    </style:style>
    <style:style style:name="co40" style:family="table-column">
      <style:table-column-properties fo:break-before="auto" style:column-width="0.67cm"/>
    </style:style>
    <style:style style:name="co41" style:family="table-column">
      <style:table-column-properties fo:break-before="auto" style:column-width="1.309cm"/>
    </style:style>
    <style:style style:name="co42" style:family="table-column">
      <style:table-column-properties fo:break-before="auto" style:column-width="3.057cm"/>
    </style:style>
    <style:style style:name="co43" style:family="table-column">
      <style:table-column-properties fo:break-before="auto" style:column-width="2.558cm"/>
    </style:style>
    <style:style style:name="co44" style:family="table-column">
      <style:table-column-properties fo:break-before="auto" style:column-width="3cm"/>
    </style:style>
    <style:style style:name="co45" style:family="table-column">
      <style:table-column-properties fo:break-before="auto" style:column-width="1.004cm"/>
    </style:style>
    <style:style style:name="co46" style:family="table-column">
      <style:table-column-properties fo:break-before="auto" style:column-width="1.337cm"/>
    </style:style>
    <style:style style:name="co47" style:family="table-column">
      <style:table-column-properties fo:break-before="auto" style:column-width="2.002cm"/>
    </style:style>
    <style:style style:name="co48" style:family="table-column">
      <style:table-column-properties fo:break-before="auto" style:column-width="1.947cm"/>
    </style:style>
    <style:style style:name="co53" style:family="table-column">
      <style:table-column-properties fo:break-before="auto" style:column-width="3.667cm"/>
    </style:style>
    <style:style style:name="co54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1.919cm"/>
    </style:style>
    <style:style style:name="co56" style:family="table-column">
      <style:table-column-properties fo:break-before="auto" style:column-width="2.224cm"/>
    </style:style>
    <style:style style:name="co57" style:family="table-column">
      <style:table-column-properties fo:break-before="auto" style:column-width="4.112cm"/>
    </style:style>
    <style:style style:name="co58" style:family="table-column">
      <style:table-column-properties fo:break-before="auto" style:column-width="2.78cm"/>
    </style:style>
    <style:style style:name="co59" style:family="table-column">
      <style:table-column-properties fo:break-before="auto" style:column-width="2.085cm"/>
    </style:style>
    <style:style style:name="co60" style:family="table-column">
      <style:table-column-properties fo:break-before="auto" style:column-width="1.697cm"/>
    </style:style>
    <style:style style:name="co61" style:family="table-column">
      <style:table-column-properties fo:break-before="auto" style:column-width="1.753cm"/>
    </style:style>
    <style:style style:name="co62" style:family="table-column">
      <style:table-column-properties fo:break-before="auto" style:column-width="1.808cm"/>
    </style:style>
    <style:style style:name="co63" style:family="table-column">
      <style:table-column-properties fo:break-before="auto" style:column-width="1.392cm"/>
    </style:style>
    <style:style style:name="co64" style:family="table-column">
      <style:table-column-properties fo:break-before="auto" style:column-width="3.223cm"/>
    </style:style>
    <style:style style:name="co65" style:family="table-column">
      <style:table-column-properties fo:break-before="auto" style:column-width="3.334cm"/>
    </style:style>
    <style:style style:name="co66" style:family="table-column">
      <style:table-column-properties fo:break-before="auto" style:column-width="2.141cm"/>
    </style:style>
    <style:style style:name="co67" style:family="table-column">
      <style:table-column-properties fo:break-before="auto" style:column-width="2.0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8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3399ff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02cm solid #000000" fo:background-color="#3399ff" fo:border-left="none" fo:border-right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3399ff" fo:border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ce13" style:family="table-cell" style:parent-style-name="Excel_20_Built-in_20_Normal">
      <style:table-cell-properties fo:background-color="#3399ff"/>
      <style:text-properties style:font-name="Calibri1" fo:font-size="11pt" fo:font-weight="bold" style:font-size-asian="11pt" style:font-weight-asian="bold" style:font-size-complex="11pt" style:font-weight-complex="bold"/>
    </style:style>
    <style:style style:name="ce14" style:family="table-cell" style:parent-style-name="Excel_20_Built-in_20_Normal">
      <style:table-cell-properties fo:background-color="#3399ff" fo:border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02cm solid #000000" fo:background-color="transparent" fo:border-left="none" fo:border-right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transparent" fo:border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02cm solid #000000" fo:background-color="transparent" fo:border-left="none" fo:border-right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ff3333" fo:border="none"/>
      <style:text-properties style:font-name="Calibri1" fo:font-size="11pt" style:font-size-asian="11pt" style:font-size-complex="11pt"/>
    </style:style>
    <style:style style:name="ce21" style:family="table-cell" style:parent-style-name="Excel_20_Built-in_20_Normal">
      <style:table-cell-properties fo:background-color="#ff3333"/>
      <style:text-properties style:font-name="Calibri1" fo:font-size="11pt" style:font-size-asian="11pt" style:font-size-complex="11pt"/>
    </style:style>
    <style:style style:name="ce26" style:family="table-cell" style:parent-style-name="Excel_20_Built-in_20_Normal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ackground-color="transparent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ext-properties style:font-name="Calibri1" fo:font-size="11pt" style:font-size-asian="11pt" style:font-size-complex="11pt"/>
    </style:style>
    <style:style style:name="ce29" style:family="table-cell" style:parent-style-name="Defaul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font-name="Calibri1" fo:font-size="11pt" style:font-size-asian="11pt" style:font-size-complex="11pt"/>
    </style:style>
    <style:style style:name="ce31" style:family="table-cell" style:parent-style-name="Excel_20_Built-in_20_Normal">
      <style:table-cell-properties fo:border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Excel_20_Built-in_20_Normal">
      <style:table-cell-properties fo:border-bottom="0.002cm solid #000000" fo:background-color="transparent" fo:border-left="none" fo:border-right="none" fo:border-top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Excel_20_Built-in_20_Normal">
      <style:table-cell-properties fo:border-bottom="0.002cm solid #000000" fo:border-left="none" fo:border-right="none" fo:border-top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Excel_20_Built-in_20_Normal">
      <style:table-cell-properties fo:background-color="transparent" fo:border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ext-properties style:font-name="Calibri1" fo:font-size="11pt" fo:font-weight="bold" style:font-size-asian="11pt" style:font-weight-asian="bold" style:font-size-complex="11pt" style:font-weight-complex="bold"/>
    </style:style>
    <style:style style:name="ce7" style:family="table-cell" style:parent-style-name="Excel_20_Built-in_20_Normal">
      <style:table-cell-properties fo:border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ce8" style:family="table-cell" style:parent-style-name="Excel_20_Built-in_20_Normal">
      <style:table-cell-properties fo:border="none"/>
      <style:text-properties style:font-name="Calibri1" fo:font-size="11pt" style:font-size-asian="11pt" style:font-size-complex="11pt"/>
    </style:style>
    <style:style style:name="ce9" style:family="table-cell" style:parent-style-name="Excel_20_Built-in_20_Normal">
      <style:text-properties style:font-name="Calibri1" fo:font-size="11pt" style:font-size-asian="11pt" style:font-size-complex="11pt"/>
    </style:style>
    <style:style style:name="ce17" style:family="table-cell" style:parent-style-name="Excel_20_Built-in_20_Normal">
      <style:table-cell-properties fo:background-color="#ffff00" fo:border="none"/>
      <style:text-properties style:font-name="Calibri1" fo:font-size="11pt" style:font-size-asian="11pt" style:font-size-complex="11pt"/>
    </style:style>
    <style:style style:name="ce18" style:family="table-cell" style:parent-style-name="Excel_20_Built-in_20_Normal">
      <style:table-cell-properties fo:background-color="#ffff00"/>
      <style:text-properties style:font-name="Calibri1" fo:font-size="11pt" style:font-size-asian="11pt" style:font-size-complex="11pt"/>
    </style:style>
    <style:style style:name="ce22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font-name="Calibri1" fo:font-size="11pt" style:font-size-asian="11pt" style:font-size-complex="11pt"/>
    </style:style>
    <style:style style:name="ce23" style:family="table-cell" style:parent-style-name="Excel_20_Built-in_20_Normal">
      <style:table-cell-properties fo:background-color="#ffff00" fo:border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99ff66"/>
      <style:text-properties style:font-name="Calibri1" fo:font-size="11pt" fo:font-weight="bold" style:font-size-asian="11pt" style:font-weight-asian="bold" style:font-size-complex="11pt" style:font-weight-complex="bold"/>
    </style:style>
    <style:style style:name="ce3" style:family="table-cell" style:parent-style-name="Excel_20_Built-in_20_Normal">
      <style:table-cell-properties fo:background-color="#ffff00" fo:border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ce45" style:family="table-cell" style:parent-style-name="Excel_20_Built-in_20_Normal">
      <style:table-cell-properties fo:background-color="#ff3333" fo:border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ce46" style:family="table-cell" style:parent-style-name="Excel_20_Built-in_20_Normal">
      <style:table-cell-properties fo:background-color="#ff3333"/>
      <style:text-properties style:font-name="Calibri1" fo:font-size="11pt" fo:font-weight="bold" style:font-size-asian="11pt" style:font-weight-asian="bold" style:font-size-complex="11pt" style:font-weight-complex="bold"/>
    </style:style>
    <style:style style:name="ce47" style:family="table-cell" style:parent-style-name="Excel_20_Built-in_20_Normal">
      <style:table-cell-properties fo:background-color="transparent" fo:border="none"/>
      <style:text-properties style:font-name="Calibri1" fo:font-size="11pt" style:font-size-asian="11pt" style:font-size-complex="11pt"/>
    </style:style>
    <style:style style:name="ce48" style:family="table-cell" style:parent-style-name="Excel_20_Built-in_20_Normal">
      <style:table-cell-properties fo:background-color="transparent"/>
      <style:text-properties style:font-name="Calibri1" fo:font-size="11pt" style:font-size-asian="11pt" style:font-size-complex="11pt"/>
    </style:style>
    <style:style style:name="ce49" style:family="table-cell" style:parent-style-name="Default">
      <style:table-cell-properties fo:background-color="#ffff00"/>
    </style:style>
    <style:style style:name="ce6" style:family="table-cell" style:parent-style-name="Excel_20_Built-in_20_Normal">
      <style:table-cell-properties fo:background-color="#ffff00"/>
      <style:text-properties style:font-name="Calibri1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53" style:family="table-cell" style:parent-style-name="Excel_20_Built-in_20_Normal">
      <style:table-cell-properties fo:border-bottom="none" fo:background-color="#3399ff" fo:border-left="none" fo:border-right="0.002cm solid #000000" fo:border-top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none" fo:border-left="none" fo:border-right="0.002cm solid #000000" fo:border-top="none"/>
      <style:text-properties style:font-name="Calibri1" fo:font-size="11pt" style:font-size-asian="11pt" style:font-size-complex="11pt"/>
    </style:style>
    <style:style style:name="ce55" style:family="table-cell" style:parent-style-name="Excel_20_Built-in_20_Normal">
      <style:table-cell-properties fo:background-color="#3399ff"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fo:border="none" style:rotation-align="none"/>
      <style:text-properties style:font-name="Calibri1" fo:font-size="11pt" style:font-size-asian="11pt" style:font-size-complex="11pt"/>
    </style:style>
    <style:style style:name="ce57" style:family="table-cell" style:parent-style-name="Excel_20_Built-in_20_Normal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/>
      <style:text-properties style:font-name="Calibri1" fo:font-size="11pt" style:font-size-asian="11pt" style:font-size-complex="11pt"/>
    </style:style>
    <style:style style:name="ce59" style:family="table-cell" style:parent-style-name="Excel_20_Built-in_20_Normal">
      <style:table-cell-properties fo:background-color="#3399f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20_Built-in_20_Normal">
      <style:table-cell-properties fo:border-bottom="none" fo:background-color="#3399ff" fo:border-left="none" fo:border-right="0.002cm solid #000000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Normal">
      <style:table-cell-properties fo:border-bottom="none" fo:border-left="none" fo:border-right="0.002cm solid #000000" fo:border-top="none"/>
    </style:style>
    <style:style style:name="ce62" style:family="table-cell" style:parent-style-name="Excel_20_Built-in_20_Normal">
      <style:table-cell-properties fo:background-color="#3399ff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fo:border="none" style:rotation-align="none"/>
    </style:style>
    <style:style style:name="ce64" style:family="table-cell" style:parent-style-name="Excel_20_Built-in_20_Normal" style:data-style-name="N36">
      <style:text-properties style:font-name="Calibri1" fo:font-size="11pt" style:font-size-asian="11pt" style:font-size-complex="11pt"/>
    </style:style>
    <style:style style:name="ce65" style:family="table-cell" style:parent-style-name="Excel_20_Built-in_20_Normal" style:data-style-name="N8041">
      <style:text-properties style:font-name="Calibri1" fo:font-size="11pt" style:font-size-asian="11pt" style:font-size-complex="11pt"/>
    </style:style>
    <style:style style:name="ce66" style:family="table-cell" style:parent-style-name="Excel_20_Built-in_20_Normal" style:data-style-name="N8000">
      <style:table-cell-properties fo:background-color="#3399ff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 style:data-style-name="N8000">
      <style:text-properties style:font-name="Calibri1" fo:font-size="11pt" style:font-size-asian="11pt" style:font-size-complex="11pt"/>
    </style:style>
    <style:style style:name="ce68" style:family="table-cell" style:parent-style-name="Excel_20_Built-in_20_Normal" style:data-style-name="N36"/>
    <style:style style:name="ce69" style:family="table-cell" style:parent-style-name="Excel_20_Built-in_20_Normal" style:data-style-name="N80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1_Statistik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5" table:default-cell-style-name="ce9"/>
        <table:table-column table:style-name="co4" table:number-columns-repeated="3" table:default-cell-style-name="ce9"/>
        <table:table-column table:style-name="co6" table:default-cell-style-name="ce9"/>
        <table:table-column table:style-name="co7" table:number-columns-repeated="12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8" table:default-cell-style-name="ce9"/>
        <table:table-column table:style-name="co12" table:default-cell-style-name="ce9"/>
        <table:table-column table:style-name="co41" table:default-cell-style-name="ce9"/>
        <table:table-column table:style-name="co8" table:number-columns-repeated="980" table:default-cell-style-name="ce9"/>
        <table:table-column table:style-name="co8" table:number-columns-repeated="8" table:default-cell-style-name="ce28"/>
        <table:table-row table:style-name="ro1">
          <table:table-cell table:style-name="ce1" table:number-columns-repeated="2"/>
          <table:table-cell table:style-name="ce10" office:value-type="string">
            <text:p>Lfd. Nr.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table:number-columns-repeated="987"/>
          <table:table-cell table:style-name="ce27" table:number-columns-repeated="5"/>
          <table:table-cell table:style-name="ce29" table:number-columns-repeated="3"/>
        </table:table-row>
        <table:table-row table:style-name="ro1">
          <table:table-cell table:style-name="ce2" office:value-type="string">
            <text:p>Verb</text:p>
          </table:table-cell>
          <table:table-cell table:style-name="ce2" office:value-type="string">
            <text:p>Satztyp</text:p>
          </table:table-cell>
          <table:table-cell table:style-name="ce11" office:value-type="string">
            <text:p>Item / Code</text:p>
          </table:table-cell>
          <table:table-cell table:number-columns-repeated="6" table:style-name="ce16" office:value-type="string">
            <text:p>B</text:p>
          </table:table-cell>
          <table:table-cell table:style-name="ce16" office:value-type="string">
            <text:p>S</text:p>
          </table:table-cell>
          <table:table-cell table:number-columns-repeated="3" table:style-name="ce16" office:value-type="string">
            <text:p>B</text:p>
          </table:table-cell>
          <table:table-cell table:style-name="ce16" office:value-type="string">
            <text:p>S</text:p>
          </table:table-cell>
          <table:table-cell table:number-columns-repeated="4" table:style-name="ce16" office:value-type="string">
            <text:p>B</text:p>
          </table:table-cell>
          <table:table-cell table:style-name="ce16" office:value-type="string">
            <text:p>S</text:p>
          </table:table-cell>
          <table:table-cell table:number-columns-repeated="4" table:style-name="ce16" office:value-type="string">
            <text:p>B</text:p>
          </table:table-cell>
          <table:table-cell table:style-name="ce16" office:value-type="string">
            <text:p>S</text:p>
          </table:table-cell>
          <table:table-cell table:number-columns-repeated="2" table:style-name="ce16" office:value-type="string">
            <text:p>B</text:p>
          </table:table-cell>
          <table:table-cell table:style-name="ce16" office:value-type="string">
            <text:p>U</text:p>
          </table:table-cell>
          <table:table-cell table:number-columns-repeated="2" table:style-name="ce16" office:value-type="string">
            <text:p>B</text:p>
          </table:table-cell>
          <table:table-cell table:style-name="ce16"/>
          <table:table-cell table:style-name="ce16" office:value-type="string">
            <text:p>MW</text:p>
          </table:table-cell>
          <table:table-cell table:style-name="ce16" office:value-type="string">
            <text:p>STABW</text:p>
          </table:table-cell>
          <table:table-cell table:style-name="ce16" office:value-type="string">
            <text:p>MED</text:p>
          </table:table-cell>
          <table:table-cell table:style-name="ce15"/>
          <table:table-cell table:style-name="ce25" office:value-type="string">
            <text:p>Legende:</text:p>
          </table:table-cell>
          <table:table-cell table:style-name="ce25"/>
          <table:table-cell table:style-name="ce26"/>
          <table:table-cell table:style-name="ce26">
            <draw:frame table:end-cell-address="B1_Statistik.AQ16" table:end-x="2.083cm" table:end-y="0.33cm" draw:z-index="0" draw:style-name="gr1" draw:text-style-name="P1" svg:width="13.349cm" svg:height="7.187cm" svg:x="0.024cm" svg:y="0.057cm">
              <draw:object draw:notify-on-update-of-ranges="B1_Statistik.AE3:B1_Statistik.AE42 B1_Statistik.AF2:B1_Statistik.AF2 B1_Statistik.AF3:B1_Statistik.AF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6" table:number-columns-repeated="5"/>
          <table:table-cell table:style-name="ce15" table:number-columns-repeated="973"/>
          <table:table-cell table:style-name="ce27" table:number-columns-repeated="5"/>
          <table:table-cell table:style-name="ce29" table:number-columns-repeated="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AA</text:p>
          </table:table-cell>
          <table:table-cell table:style-name="ce12" office:value-type="float" office:value="13">
            <text:p>13</text:p>
          </table:table-cell>
          <table:table-cell table:style-name="ce17" office:value-type="float" office:value="7">
            <text:p>7</text:p>
          </table:table-cell>
          <table:table-cell table:number-columns-repeated="2"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number-columns-repeated="3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5">
            <text:p>5</text:p>
          </table:table-cell>
          <table:table-cell table:style-name="ce17" office:value-type="string">
            <text:p>NA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9"/>
          <table:table-cell table:style-name="ce23" table:formula="of:=ROUND(AVERAGE([.D3:.AC3]);3)" office:value-type="float" office:value="5.48">
            <text:p>5,48</text:p>
          </table:table-cell>
          <table:table-cell table:style-name="ce23" table:formula="of:=ROUND(STDEV([.D3:.AC3]);3)" office:value-type="float" office:value="1.447">
            <text:p>1,447</text:p>
          </table:table-cell>
          <table:table-cell table:style-name="ce23" table:formula="of:=MEDIAN([.D3:.AC3])" office:value-type="float" office:value="6">
            <text:p>6</text:p>
          </table:table-cell>
          <table:table-cell table:style-name="ce15"/>
          <table:table-cell table:style-name="ce25" office:value-type="string">
            <text:p>ENCANTAR</text:p>
          </table:table-cell>
          <table:table-cell table:style-name="ce25" office:value-type="string">
            <text:p>C</text:p>
          </table:table-cell>
          <table:table-cell table:number-columns-repeated="7"/>
          <table:table-cell table:style-name="ce15" table:number-columns-repeated="973"/>
          <table:table-cell table:style-name="ce27" table:number-columns-repeated="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N</text:p>
          </table:table-cell>
          <table:table-cell table:style-name="ce13" office:value-type="float" office:value="30">
            <text:p>30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/>
          <table:table-cell table:style-name="ce23" table:formula="of:=ROUND(AVERAGE([.D4:.AC4]);3)" office:value-type="float" office:value="2.885">
            <text:p>2,885</text:p>
          </table:table-cell>
          <table:table-cell table:style-name="ce23" table:formula="of:=ROUND(STDEV([.D4:.AC4]);3)" office:value-type="float" office:value="2.065">
            <text:p>2,065</text:p>
          </table:table-cell>
          <table:table-cell table:style-name="ce23" table:formula="of:=MEDIAN([.D4:.AC4])" office:value-type="float" office:value="2">
            <text:p>2</text:p>
          </table:table-cell>
          <table:table-cell/>
          <table:table-cell table:style-name="ce25" office:value-type="string">
            <text:p>DIVERTIR</text:p>
          </table:table-cell>
          <table:table-cell table:style-name="ce25" office:value-type="string">
            <text:p>D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AI</text:p>
          </table:table-cell>
          <table:table-cell table:style-name="ce13" office:value-type="float" office:value="37">
            <text:p>37</text:p>
          </table:table-cell>
          <table:table-cell table:style-name="ce18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5:.AC5]);3)" office:value-type="float" office:value="2.769">
            <text:p>2,769</text:p>
          </table:table-cell>
          <table:table-cell table:style-name="ce23" table:formula="of:=ROUND(STDEV([.D5:.AC5]);3)" office:value-type="float" office:value="1.84">
            <text:p>1,84</text:p>
          </table:table-cell>
          <table:table-cell table:style-name="ce23" table:formula="of:=MEDIAN([.D5:.AC5])" office:value-type="float" office:value="2">
            <text:p>2</text:p>
          </table:table-cell>
          <table:table-cell/>
          <table:table-cell table:style-name="ce25" office:value-type="string">
            <text:p>ESPANTAR</text:p>
          </table:table-cell>
          <table:table-cell table:style-name="ce25" office:value-type="string">
            <text:p>E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A</text:p>
          </table:table-cell>
          <table:table-cell table:style-name="ce13" office:value-type="float" office:value="60">
            <text:p>60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3" table:style-name="ce18" office:value-type="float" office:value="1">
            <text:p>1</text:p>
          </table:table-cell>
          <table:table-cell/>
          <table:table-cell table:style-name="ce23" table:formula="of:=ROUND(AVERAGE([.D6:.AC6]);3)" office:value-type="float" office:value="2.038">
            <text:p>2,038</text:p>
          </table:table-cell>
          <table:table-cell table:style-name="ce23" table:formula="of:=ROUND(STDEV([.D6:.AC6]);3)" office:value-type="float" office:value="1.399">
            <text:p>1,399</text:p>
          </table:table-cell>
          <table:table-cell table:style-name="ce23" table:formula="of:=MEDIAN([.D6:.AC6])" office:value-type="float" office:value="1.5">
            <text:p>1,5</text:p>
          </table:table-cell>
          <table:table-cell/>
          <table:table-cell table:style-name="ce25" office:value-type="string">
            <text:p>MOLESTAR</text:p>
          </table:table-cell>
          <table:table-cell table:style-name="ce25" office:value-type="string">
            <text:p>M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I</text:p>
          </table:table-cell>
          <table:table-cell table:style-name="ce13" office:value-type="float" office:value="103">
            <text:p>103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float" office:value="1">
            <text:p>1</text:p>
          </table:table-cell>
          <table:table-cell/>
          <table:table-cell table:style-name="ce23" table:formula="of:=ROUND(AVERAGE([.D7:.AC7]);3)" office:value-type="float" office:value="2.038">
            <text:p>2,038</text:p>
          </table:table-cell>
          <table:table-cell table:style-name="ce23" table:formula="of:=ROUND(STDEV([.D7:.AC7]);3)" office:value-type="float" office:value="1.399">
            <text:p>1,399</text:p>
          </table:table-cell>
          <table:table-cell table:style-name="ce23" table:formula="of:=MEDIAN([.D7:.AC7])" office:value-type="float" office:value="2">
            <text:p>2</text:p>
          </table:table-cell>
          <table:table-cell/>
          <table:table-cell table:style-name="ce25" office:value-type="string">
            <text:p>PREOCUPAR</text:p>
          </table:table-cell>
          <table:table-cell table:style-name="ce25" office:value-type="string">
            <text:p>P</text:p>
          </table:table-cell>
          <table:table-cell table:number-columns-repeated="988"/>
        </table:table-row>
        <table:table-row table:style-name="ro1">
          <table:table-cell table:style-name="ce4" office:value-type="string">
            <text:p>D</text:p>
          </table:table-cell>
          <table:table-cell table:style-name="ce4" office:value-type="string">
            <text:p>PN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number-columns-repeated="5"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number-columns-repeated="2" table:style-name="ce19" office:value-type="float" office:value="6">
            <text:p>6</text:p>
          </table:table-cell>
          <table:table-cell table:number-columns-repeated="4" table:style-name="ce19" office:value-type="float" office:value="7">
            <text:p>7</text:p>
          </table:table-cell>
          <table:table-cell table:style-name="ce8"/>
          <table:table-cell table:style-name="ce19" table:formula="of:=ROUND(AVERAGE([.D8:.AC8]);3)" office:value-type="float" office:value="6.615">
            <text:p>6,615</text:p>
          </table:table-cell>
          <table:table-cell table:style-name="ce19" table:formula="of:=ROUND(STDEV([.D8:.AC8]);3)" office:value-type="float" office:value="0.571">
            <text:p>0,571</text:p>
          </table:table-cell>
          <table:table-cell table:style-name="ce19" table:formula="of:=MEDIAN([.D8:.AC8])" office:value-type="float" office:value="7">
            <text:p>7</text:p>
          </table:table-cell>
          <table:table-cell/>
          <table:table-cell table:style-name="ce25" office:value-type="string">
            <text:p>SORPRENDER</text:p>
          </table:table-cell>
          <table:table-cell table:style-name="ce25" office:value-type="string">
            <text:p>S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A</text:p>
          </table:table-cell>
          <table:table-cell table:style-name="ce13"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9:.AC9]);3)" office:value-type="float" office:value="4.885">
            <text:p>4,885</text:p>
          </table:table-cell>
          <table:table-cell table:style-name="ce19" table:formula="of:=ROUND(STDEV([.D9:.AC9]);3)" office:value-type="float" office:value="1.84">
            <text:p>1,84</text:p>
          </table:table-cell>
          <table:table-cell table:style-name="ce15" table:formula="of:=MEDIAN([.D9:.AC9])" office:value-type="float" office:value="5">
            <text:p>5</text:p>
          </table:table-cell>
          <table:table-cell/>
          <table:table-cell table:style-name="ce25" office:value-type="string">
            <text:p>ENTRISTIR</text:p>
          </table:table-cell>
          <table:table-cell table:style-name="ce25" office:value-type="string">
            <text:p>T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I</text:p>
          </table:table-cell>
          <table:table-cell table:style-name="ce13" office:value-type="float" office:value="84">
            <text:p>84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style-name="ce19" table:formula="of:=ROUND(AVERAGE([.D10:.AC10]);3)" office:value-type="float" office:value="6.385">
            <text:p>6,385</text:p>
          </table:table-cell>
          <table:table-cell table:style-name="ce19" table:formula="of:=ROUND(STDEV([.D10:.AC10]);3)" office:value-type="float" office:value="1.203">
            <text:p>1,203</text:p>
          </table:table-cell>
          <table:table-cell table:style-name="ce15" table:formula="of:=MEDIAN([.D10:.AC10])" office:value-type="float" office:value="7">
            <text:p>7</text:p>
          </table:table-cell>
          <table:table-cell/>
          <table:table-cell table:style-name="ce25" office:value-type="string">
            <text:p>TURBAR</text:p>
          </table:table-cell>
          <table:table-cell table:style-name="ce25" office:value-type="string">
            <text:p>U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A</text:p>
          </table:table-cell>
          <table:table-cell table:style-name="ce13" office:value-type="float" office:value="97">
            <text:p>9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11:.AC11]);3)" office:value-type="float" office:value="5.462">
            <text:p>5,462</text:p>
          </table:table-cell>
          <table:table-cell table:style-name="ce19" table:formula="of:=ROUND(STDEV([.D11:.AC11]);3)" office:value-type="float" office:value="1.749">
            <text:p>1,749</text:p>
          </table:table-cell>
          <table:table-cell table:style-name="ce15" table:formula="of:=MEDIAN([.D11:.AC11])" office:value-type="float" office:value="6">
            <text:p>6</text:p>
          </table:table-cell>
          <table:table-cell/>
          <table:table-cell table:style-name="ce25" table:number-columns-repeated="2"/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I</text:p>
          </table:table-cell>
          <table:table-cell table:style-name="ce13" office:value-type="float" office:value="114">
            <text:p>114</text:p>
          </table:table-cell>
          <table:table-cell table:number-columns-repeated="4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/>
          <table:table-cell table:style-name="ce19" table:formula="of:=ROUND(AVERAGE([.D12:.AC12]);3)" office:value-type="float" office:value="6.577">
            <text:p>6,577</text:p>
          </table:table-cell>
          <table:table-cell table:style-name="ce19" table:formula="of:=ROUND(STDEV([.D12:.AC12]);3)" office:value-type="float" office:value="0.902">
            <text:p>0,902</text:p>
          </table:table-cell>
          <table:table-cell table:style-name="ce15" table:formula="of:=MEDIAN([.D12:.AC12])" office:value-type="float" office:value="7">
            <text:p>7</text:p>
          </table:table-cell>
          <table:table-cell/>
          <table:table-cell table:style-name="ce25" office:value-type="string">
            <text:p>ACTIVE, ANIM</text:p>
          </table:table-cell>
          <table:table-cell table:style-name="ce25" office:value-type="string">
            <text:p>AA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E</text:p>
          </table:table-cell>
          <table:table-cell table:style-name="ce3" office:value-type="string">
            <text:p>PA</text:p>
          </table:table-cell>
          <table:table-cell table:style-name="ce12" office:value-type="float" office:value="34">
            <text:p>3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8"/>
          <table:table-cell table:style-name="ce23" table:formula="of:=ROUND(AVERAGE([.D13:.AC13]);3)" office:value-type="float" office:value="5.577">
            <text:p>5,577</text:p>
          </table:table-cell>
          <table:table-cell table:style-name="ce23" table:formula="of:=ROUND(STDEV([.D13:.AC13]);3)" office:value-type="float" office:value="1.579">
            <text:p>1,579</text:p>
          </table:table-cell>
          <table:table-cell table:style-name="ce23" table:formula="of:=MEDIAN([.D13:.AC13])" office:value-type="float" office:value="6">
            <text:p>6</text:p>
          </table:table-cell>
          <table:table-cell/>
          <table:table-cell table:style-name="ce25" office:value-type="string">
            <text:p>ANIM, INAN</text:p>
          </table:table-cell>
          <table:table-cell table:style-name="ce25" office:value-type="string">
            <text:p>AI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AI</text:p>
          </table:table-cell>
          <table:table-cell table:style-name="ce13" office:value-type="float" office:value="52">
            <text:p>52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4"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/>
          <table:table-cell table:style-name="ce23" table:formula="of:=ROUND(AVERAGE([.D14:.AC14]);3)" office:value-type="float" office:value="4.962">
            <text:p>4,962</text:p>
          </table:table-cell>
          <table:table-cell table:style-name="ce23" table:formula="of:=ROUND(STDEV([.D14:.AC14]);3)" office:value-type="float" office:value="1.587">
            <text:p>1,587</text:p>
          </table:table-cell>
          <table:table-cell table:style-name="ce24" table:formula="of:=MEDIAN([.D14:.AC14])" office:value-type="float" office:value="5">
            <text:p>5</text:p>
          </table:table-cell>
          <table:table-cell/>
          <table:table-cell table:style-name="ce25" office:value-type="string">
            <text:p>PRO, NOPP</text:p>
          </table:table-cell>
          <table:table-cell table:style-name="ce25" office:value-type="string">
            <text:p>PN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AA</text:p>
          </table:table-cell>
          <table:table-cell table:style-name="ce13" office:value-type="float" office:value="75">
            <text:p>7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number-columns-repeated="4" table:style-name="ce18" office:value-type="float" office:value="7">
            <text:p>7</text:p>
          </table:table-cell>
          <table:table-cell/>
          <table:table-cell table:style-name="ce23" table:formula="of:=ROUND(AVERAGE([.D15:.AC15]);3)" office:value-type="float" office:value="6">
            <text:p>6</text:p>
          </table:table-cell>
          <table:table-cell table:style-name="ce23" table:formula="of:=ROUND(STDEV([.D15:.AC15]);3)" office:value-type="float" office:value="1.296">
            <text:p>1,296</text:p>
          </table:table-cell>
          <table:table-cell table:style-name="ce24" table:formula="of:=MEDIAN([.D15:.AC15])" office:value-type="float" office:value="6.5">
            <text:p>6,5</text:p>
          </table:table-cell>
          <table:table-cell/>
          <table:table-cell table:style-name="ce25" office:value-type="string">
            <text:p>PRO, PP, ANIM</text:p>
          </table:table-cell>
          <table:table-cell table:style-name="ce25" office:value-type="string">
            <text:p>PA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PN</text:p>
          </table:table-cell>
          <table:table-cell table:style-name="ce13" office:value-type="float" office:value="94">
            <text:p>94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16:.AC16]);3)" office:value-type="float" office:value="5.308">
            <text:p>5,308</text:p>
          </table:table-cell>
          <table:table-cell table:style-name="ce23" table:formula="of:=ROUND(STDEV([.D16:.AC16]);3)" office:value-type="float" office:value="1.934">
            <text:p>1,934</text:p>
          </table:table-cell>
          <table:table-cell table:style-name="ce24" table:formula="of:=MEDIAN([.D16:.AC16])" office:value-type="float" office:value="6">
            <text:p>6</text:p>
          </table:table-cell>
          <table:table-cell/>
          <table:table-cell table:style-name="ce25" office:value-type="string">
            <text:p>PRO, PP, INAN</text:p>
          </table:table-cell>
          <table:table-cell table:style-name="ce25" office:value-type="string">
            <text:p>PI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PI</text:p>
          </table:table-cell>
          <table:table-cell table:style-name="ce13" office:value-type="float" office:value="109">
            <text:p>109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4" table:style-name="ce18" office:value-type="float" office:value="7">
            <text:p>7</text:p>
          </table:table-cell>
          <table:table-cell/>
          <table:table-cell table:style-name="ce23" table:formula="of:=ROUND(AVERAGE([.D17:.AC17]);3)" office:value-type="float" office:value="6.154">
            <text:p>6,154</text:p>
          </table:table-cell>
          <table:table-cell table:style-name="ce23" table:formula="of:=ROUND(STDEV([.D17:.AC17]);3)" office:value-type="float" office:value="1.515">
            <text:p>1,515</text:p>
          </table:table-cell>
          <table:table-cell table:style-name="ce24" table:formula="of:=MEDIAN([.D17:.AC17])" office:value-type="float" office:value="7">
            <text:p>7</text:p>
          </table:table-cell>
          <table:table-cell/>
          <table:table-cell table:style-name="ce25" table:number-columns-repeated="2"/>
          <table:table-cell table:number-columns-repeated="988"/>
        </table:table-row>
        <table:table-row table:style-name="ro1">
          <table:table-cell table:style-name="ce7" office:value-type="string">
            <text:p>M</text:p>
          </table:table-cell>
          <table:table-cell table:style-name="ce7" office:value-type="string">
            <text:p>PA</text:p>
          </table:table-cell>
          <table:table-cell table:style-name="ce12" office:value-type="float" office:value="9">
            <text:p>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19" table:formula="of:=ROUND(AVERAGE([.D18:.AC18]);3)" office:value-type="float" office:value="1.885">
            <text:p>1,885</text:p>
          </table:table-cell>
          <table:table-cell table:style-name="ce19" table:formula="of:=ROUND(STDEV([.D18:.AC18]);3)" office:value-type="float" office:value="0.952">
            <text:p>0,952</text:p>
          </table:table-cell>
          <table:table-cell table:style-name="ce19" table:formula="of:=MEDIAN([.D18:.AC18])" office:value-type="float" office:value="2">
            <text:p>2</text:p>
          </table:table-cell>
          <table:table-cell/>
          <table:table-cell table:style-name="ce25" office:value-type="string">
            <text:p>PRONOMINAL</text:p>
          </table:table-cell>
          <table:table-cell table:style-name="ce25" office:value-type="string">
            <text:p>PRO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A</text:p>
          </table:table-cell>
          <table:table-cell table:style-name="ce13" office:value-type="float" office:value="28">
            <text:p>28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ROUND(AVERAGE([.D19:.AC19]);3)" office:value-type="float" office:value="6.231">
            <text:p>6,231</text:p>
          </table:table-cell>
          <table:table-cell table:style-name="ce19" table:formula="of:=ROUND(STDEV([.D19:.AC19]);3)" office:value-type="float" office:value="1.142">
            <text:p>1,142</text:p>
          </table:table-cell>
          <table:table-cell table:style-name="ce15" table:formula="of:=MEDIAN([.D19:.AC19])" office:value-type="float" office:value="7">
            <text:p>7</text:p>
          </table:table-cell>
          <table:table-cell/>
          <table:table-cell table:style-name="ce25" office:value-type="string">
            <text:p>ANIMATE</text:p>
          </table:table-cell>
          <table:table-cell table:style-name="ce25" office:value-type="string">
            <text:p>ANIM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N</text:p>
          </table:table-cell>
          <table:table-cell table:style-name="ce13"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20:.AC20]);3)" office:value-type="float" office:value="5.192">
            <text:p>5,192</text:p>
          </table:table-cell>
          <table:table-cell table:style-name="ce19" table:formula="of:=ROUND(STDEV([.D20:.AC20]);3)" office:value-type="float" office:value="1.877">
            <text:p>1,877</text:p>
          </table:table-cell>
          <table:table-cell table:style-name="ce15" table:formula="of:=MEDIAN([.D20:.AC20])" office:value-type="float" office:value="5.5">
            <text:p>5,5</text:p>
          </table:table-cell>
          <table:table-cell/>
          <table:table-cell table:style-name="ce25" office:value-type="string">
            <text:p>INANIMATE</text:p>
          </table:table-cell>
          <table:table-cell table:style-name="ce25" office:value-type="string">
            <text:p>INAN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I</text:p>
          </table:table-cell>
          <table:table-cell table:style-name="ce13"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21:.AC21]);3)" office:value-type="float" office:value="4.462">
            <text:p>4,462</text:p>
          </table:table-cell>
          <table:table-cell table:style-name="ce19" table:formula="of:=ROUND(STDEV([.D21:.AC21]);3)" office:value-type="float" office:value="2.044">
            <text:p>2,044</text:p>
          </table:table-cell>
          <table:table-cell table:style-name="ce15" table:formula="of:=MEDIAN([.D21:.AC21])" office:value-type="float" office:value="4.5">
            <text:p>4,5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I</text:p>
          </table:table-cell>
          <table:table-cell table:style-name="ce13" office:value-type="float" office:value="99">
            <text:p>99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22:.AC22]);3)" office:value-type="float" office:value="5.654">
            <text:p>5,654</text:p>
          </table:table-cell>
          <table:table-cell table:style-name="ce19" table:formula="of:=ROUND(STDEV([.D22:.AC22]);3)" office:value-type="float" office:value="1.765">
            <text:p>1,765</text:p>
          </table:table-cell>
          <table:table-cell table:style-name="ce15" table:formula="of:=MEDIAN([.D22:.AC22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I</text:p>
          </table:table-cell>
          <table:table-cell table:style-name="ce12" office:value-type="float" office:value="19">
            <text:p>19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3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7"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3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8"/>
          <table:table-cell table:style-name="ce23" table:formula="of:=ROUND(AVERAGE([.D23:.AC23]);3)" office:value-type="float" office:value="6.692">
            <text:p>6,692</text:p>
          </table:table-cell>
          <table:table-cell table:style-name="ce23" table:formula="of:=ROUND(STDEV([.D23:.AC23]);3)" office:value-type="float" office:value="0.549">
            <text:p>0,549</text:p>
          </table:table-cell>
          <table:table-cell table:style-name="ce23" table:formula="of:=MEDIAN([.D23:.AC23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PN</text:p>
          </table:table-cell>
          <table:table-cell table:style-name="ce13" office:value-type="float" office:value="39">
            <text:p>39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7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/>
          <table:table-cell table:style-name="ce23" table:formula="of:=ROUND(AVERAGE([.D24:.AC24]);3)" office:value-type="float" office:value="5.923">
            <text:p>5,923</text:p>
          </table:table-cell>
          <table:table-cell table:style-name="ce23" table:formula="of:=ROUND(STDEV([.D24:.AC24]);3)" office:value-type="float" office:value="1.671">
            <text:p>1,671</text:p>
          </table:table-cell>
          <table:table-cell table:style-name="ce24" table:formula="of:=MEDIAN([.D24:.AC24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AA</text:p>
          </table:table-cell>
          <table:table-cell table:style-name="ce13" office:value-type="float" office:value="67">
            <text:p>67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25:.AC25]);3)" office:value-type="float" office:value="5.231">
            <text:p>5,231</text:p>
          </table:table-cell>
          <table:table-cell table:style-name="ce23" table:formula="of:=ROUND(STDEV([.D25:.AC25]);3)" office:value-type="float" office:value="1.986">
            <text:p>1,986</text:p>
          </table:table-cell>
          <table:table-cell table:style-name="ce24" table:formula="of:=MEDIAN([.D25:.AC25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PA</text:p>
          </table:table-cell>
          <table:table-cell table:style-name="ce13" office:value-type="float" office:value="79">
            <text:p>79</text:p>
          </table:table-cell>
          <table:table-cell table:number-columns-repeated="5"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number-columns-repeated="4" table:style-name="ce18" office:value-type="float" office:value="7">
            <text:p>7</text:p>
          </table:table-cell>
          <table:table-cell/>
          <table:table-cell table:style-name="ce23" table:formula="of:=ROUND(AVERAGE([.D26:.AC26]);3)" office:value-type="float" office:value="6.269">
            <text:p>6,269</text:p>
          </table:table-cell>
          <table:table-cell table:style-name="ce23" table:formula="of:=ROUND(STDEV([.D26:.AC26]);3)" office:value-type="float" office:value="1.458">
            <text:p>1,458</text:p>
          </table:table-cell>
          <table:table-cell table:style-name="ce24" table:formula="of:=MEDIAN([.D26:.AC26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AI</text:p>
          </table:table-cell>
          <table:table-cell table:style-name="ce13" office:value-type="float" office:value="117">
            <text:p>117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27:.AC27]);3)" office:value-type="float" office:value="5.5">
            <text:p>5,5</text:p>
          </table:table-cell>
          <table:table-cell table:style-name="ce23" table:formula="of:=ROUND(STDEV([.D27:.AC27]);3)" office:value-type="float" office:value="1.817">
            <text:p>1,817</text:p>
          </table:table-cell>
          <table:table-cell table:style-name="ce24" table:formula="of:=MEDIAN([.D27:.AC27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7" office:value-type="string">
            <text:p>S</text:p>
          </table:table-cell>
          <table:table-cell table:style-name="ce7" office:value-type="string">
            <text:p>AI</text:p>
          </table:table-cell>
          <table:table-cell table:style-name="ce12" office:value-type="float" office:value="7">
            <text:p>7</text:p>
          </table:table-cell>
          <table:table-cell table:number-columns-repeated="2"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8"/>
          <table:table-cell table:style-name="ce19" table:formula="of:=ROUND(AVERAGE([.D28:.AC28]);3)" office:value-type="float" office:value="5.154">
            <text:p>5,154</text:p>
          </table:table-cell>
          <table:table-cell table:style-name="ce19" table:formula="of:=ROUND(STDEV([.D28:.AC28]);3)" office:value-type="float" office:value="1.912">
            <text:p>1,912</text:p>
          </table:table-cell>
          <table:table-cell table:style-name="ce19" table:formula="of:=MEDIAN([.D28:.AC28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I</text:p>
          </table:table-cell>
          <table:table-cell table:style-name="ce13" office:value-type="float" office:value="45">
            <text:p>45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29:.AC29]);3)" office:value-type="float" office:value="5.808">
            <text:p>5,808</text:p>
          </table:table-cell>
          <table:table-cell table:style-name="ce19" table:formula="of:=ROUND(STDEV([.D29:.AC29]);3)" office:value-type="float" office:value="1.674">
            <text:p>1,674</text:p>
          </table:table-cell>
          <table:table-cell table:style-name="ce15" table:formula="of:=MEDIAN([.D29:.AC29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N</text:p>
          </table:table-cell>
          <table:table-cell table:style-name="ce13" office:value-type="float" office:value="58">
            <text:p>58</text:p>
          </table:table-cell>
          <table:table-cell table:number-columns-repeated="3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style-name="ce19" table:formula="of:=ROUND(AVERAGE([.D30:.AC30]);3)" office:value-type="float" office:value="6.462">
            <text:p>6,462</text:p>
          </table:table-cell>
          <table:table-cell table:style-name="ce19" table:formula="of:=ROUND(STDEV([.D30:.AC30]);3)" office:value-type="float" office:value="1.272">
            <text:p>1,272</text:p>
          </table:table-cell>
          <table:table-cell table:style-name="ce15" table:formula="of:=MEDIAN([.D30:.AC30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AI</text:p>
          </table:table-cell>
          <table:table-cell table:style-name="ce13" office:value-type="float" office:value="90">
            <text:p>90</text:p>
          </table:table-cell>
          <table:table-cell table:number-columns-repeated="3" table:style-name="ce21" office:value-type="float" office:value="7">
            <text:p>7</text:p>
          </table:table-cell>
          <table:table-cell table:number-columns-repeated="3"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7">
            <text:p>7</text:p>
          </table:table-cell>
          <table:table-cell/>
          <table:table-cell table:style-name="ce19" table:formula="of:=ROUND(AVERAGE([.D31:.AC31]);3)" office:value-type="float" office:value="6.308">
            <text:p>6,308</text:p>
          </table:table-cell>
          <table:table-cell table:style-name="ce19" table:formula="of:=ROUND(STDEV([.D31:.AC31]);3)" office:value-type="float" office:value="1.225">
            <text:p>1,225</text:p>
          </table:table-cell>
          <table:table-cell table:style-name="ce15" table:formula="of:=MEDIAN([.D31:.AC31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A</text:p>
          </table:table-cell>
          <table:table-cell table:style-name="ce13"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/>
          <table:table-cell table:style-name="ce19" table:formula="of:=ROUND(AVERAGE([.D32:.AC32]);3)" office:value-type="float" office:value="5.154">
            <text:p>5,154</text:p>
          </table:table-cell>
          <table:table-cell table:style-name="ce19" table:formula="of:=ROUND(STDEV([.D32:.AC32]);3)" office:value-type="float" office:value="1.974">
            <text:p>1,974</text:p>
          </table:table-cell>
          <table:table-cell table:style-name="ce15" table:formula="of:=MEDIAN([.D32:.AC32])" office:value-type="float" office:value="5.5">
            <text:p>5,5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T</text:p>
          </table:table-cell>
          <table:table-cell table:style-name="ce3" office:value-type="string">
            <text:p>PI</text:p>
          </table:table-cell>
          <table:table-cell table:style-name="ce12" office:value-type="float" office:value="22">
            <text:p>22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5">
            <text:p>5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8"/>
          <table:table-cell table:style-name="ce23" table:formula="of:=ROUND(AVERAGE([.D33:.AC33]);3)" office:value-type="float" office:value="5.731">
            <text:p>5,731</text:p>
          </table:table-cell>
          <table:table-cell table:style-name="ce23" table:formula="of:=ROUND(STDEV([.D33:.AC33]);3)" office:value-type="float" office:value="1.402">
            <text:p>1,402</text:p>
          </table:table-cell>
          <table:table-cell table:style-name="ce23" table:formula="of:=MEDIAN([.D33:.AC33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AA</text:p>
          </table:table-cell>
          <table:table-cell table:style-name="ce13" office:value-type="float" office:value="43">
            <text:p>43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34:.AC34]);3)" office:value-type="float" office:value="5.423">
            <text:p>5,423</text:p>
          </table:table-cell>
          <table:table-cell table:style-name="ce23" table:formula="of:=ROUND(STDEV([.D34:.AC34]);3)" office:value-type="float" office:value="1.963">
            <text:p>1,963</text:p>
          </table:table-cell>
          <table:table-cell table:style-name="ce24" table:formula="of:=MEDIAN([.D34:.AC34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AI</text:p>
          </table:table-cell>
          <table:table-cell table:style-name="ce13" office:value-type="float" office:value="64">
            <text:p>6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4" table:style-name="ce18" office:value-type="float" office:value="7">
            <text:p>7</text:p>
          </table:table-cell>
          <table:table-cell/>
          <table:table-cell table:style-name="ce23" table:formula="of:=ROUND(AVERAGE([.D35:.AC35]);3)" office:value-type="float" office:value="5.731">
            <text:p>5,731</text:p>
          </table:table-cell>
          <table:table-cell table:style-name="ce23" table:formula="of:=ROUND(STDEV([.D35:.AC35]);3)" office:value-type="float" office:value="1.614">
            <text:p>1,614</text:p>
          </table:table-cell>
          <table:table-cell table:style-name="ce24" table:formula="of:=MEDIAN([.D35:.AC35])" office:value-type="float" office:value="6.5">
            <text:p>6,5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PN</text:p>
          </table:table-cell>
          <table:table-cell table:style-name="ce13" office:value-type="float" office:value="82">
            <text:p>82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number-columns-repeated="4" table:style-name="ce18" office:value-type="float" office:value="7">
            <text:p>7</text:p>
          </table:table-cell>
          <table:table-cell/>
          <table:table-cell table:style-name="ce23" table:formula="of:=ROUND(AVERAGE([.D36:.AC36]);3)" office:value-type="float" office:value="6.385">
            <text:p>6,385</text:p>
          </table:table-cell>
          <table:table-cell table:style-name="ce23" table:formula="of:=ROUND(STDEV([.D36:.AC36]);3)" office:value-type="float" office:value="1.061">
            <text:p>1,061</text:p>
          </table:table-cell>
          <table:table-cell table:style-name="ce24" table:formula="of:=MEDIAN([.D36:.AC36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PA</text:p>
          </table:table-cell>
          <table:table-cell table:style-name="ce13" office:value-type="float" office:value="112">
            <text:p>112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/>
          <table:table-cell table:style-name="ce23" table:formula="of:=ROUND(AVERAGE([.D37:.AC37]);3)" office:value-type="float" office:value="5.654">
            <text:p>5,654</text:p>
          </table:table-cell>
          <table:table-cell table:style-name="ce23" table:formula="of:=ROUND(STDEV([.D37:.AC37]);3)" office:value-type="float" office:value="1.765">
            <text:p>1,765</text:p>
          </table:table-cell>
          <table:table-cell table:style-name="ce24" table:formula="of:=MEDIAN([.D37:.AC37])" office:value-type="float" office:value="6.5">
            <text:p>6,5</text:p>
          </table:table-cell>
          <table:table-cell table:number-columns-repeated="991"/>
        </table:table-row>
        <table:table-row table:style-name="ro1">
          <table:table-cell table:style-name="ce7" office:value-type="string">
            <text:p>U</text:p>
          </table:table-cell>
          <table:table-cell table:style-name="ce7" office:value-type="string">
            <text:p>PA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A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4" table:style-name="ce8" office:value-type="float" office:value="3">
            <text:p>3</text:p>
          </table:table-cell>
          <table:table-cell table:style-name="ce8"/>
          <table:table-cell table:style-name="ce19" table:formula="of:=ROUND(AVERAGE([.D38:.AC38]);3)" office:value-type="float" office:value="2.52">
            <text:p>2,52</text:p>
          </table:table-cell>
          <table:table-cell table:style-name="ce19" table:formula="of:=ROUND(STDEV([.D38:.AC38]);3)" office:value-type="float" office:value="1.295">
            <text:p>1,295</text:p>
          </table:table-cell>
          <table:table-cell table:style-name="ce19" table:formula="of:=MEDIAN([.D38:.AC38]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I</text:p>
          </table:table-cell>
          <table:table-cell table:style-name="ce13"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/>
          <table:table-cell table:style-name="ce19" table:formula="of:=ROUND(AVERAGE([.D39:.AC39]);3)" office:value-type="float" office:value="3.885">
            <text:p>3,885</text:p>
          </table:table-cell>
          <table:table-cell table:style-name="ce19" table:formula="of:=ROUND(STDEV([.D39:.AC39]);3)" office:value-type="float" office:value="1.925">
            <text:p>1,925</text:p>
          </table:table-cell>
          <table:table-cell table:style-name="ce15" table:formula="of:=MEDIAN([.D39:.AC39])" office:value-type="float" office:value="4">
            <text:p>4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N</text:p>
          </table:table-cell>
          <table:table-cell table:style-name="ce13" office:value-type="float" office:value="49">
            <text:p>49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9" table:formula="of:=ROUND(AVERAGE([.D40:.AC40]);3)" office:value-type="float" office:value="3.385">
            <text:p>3,385</text:p>
          </table:table-cell>
          <table:table-cell table:style-name="ce19" table:formula="of:=ROUND(STDEV([.D40:.AC40]);3)" office:value-type="float" office:value="2.08">
            <text:p>2,08</text:p>
          </table:table-cell>
          <table:table-cell table:style-name="ce15" table:formula="of:=MEDIAN([.D40:.AC40])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I</text:p>
          </table:table-cell>
          <table:table-cell table:style-name="ce13" office:value-type="float" office:value="69">
            <text:p>69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41:.AC41]);3)" office:value-type="float" office:value="3.5">
            <text:p>3,5</text:p>
          </table:table-cell>
          <table:table-cell table:style-name="ce19" table:formula="of:=ROUND(STDEV([.D41:.AC41]);3)" office:value-type="float" office:value="2.267">
            <text:p>2,267</text:p>
          </table:table-cell>
          <table:table-cell table:style-name="ce15" table:formula="of:=MEDIAN([.D41:.AC41])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A</text:p>
          </table:table-cell>
          <table:table-cell table:style-name="ce13"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9" table:formula="of:=ROUND(AVERAGE([.D42:.AC42]);3)" office:value-type="float" office:value="3.115">
            <text:p>3,115</text:p>
          </table:table-cell>
          <table:table-cell table:style-name="ce19" table:formula="of:=ROUND(STDEV([.D42:.AC42]);3)" office:value-type="float" office:value="2.269">
            <text:p>2,269</text:p>
          </table:table-cell>
          <table:table-cell table:style-name="ce15" table:formula="of:=MEDIAN([.D42:.AC42]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style-name="ce8" table:number-columns-repeated="33"/>
          <table:table-cell table:number-columns-repeated="99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_Statistik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14" table:default-cell-style-name="ce9"/>
        <table:table-column table:style-name="co4" table:number-columns-repeated="3" table:default-cell-style-name="ce9"/>
        <table:table-column table:style-name="co7" table:number-columns-repeated="5" table:default-cell-style-name="ce9"/>
        <table:table-column table:style-name="co6" table:default-cell-style-name="ce9"/>
        <table:table-column table:style-name="co7" table:number-columns-repeated="9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8" table:default-cell-style-name="ce9"/>
        <table:table-column table:style-name="co12" table:default-cell-style-name="ce9"/>
        <table:table-column table:style-name="co41" table:default-cell-style-name="ce9"/>
        <table:table-column table:style-name="co8" table:number-columns-repeated="980" table:default-cell-style-name="ce9"/>
        <table:table-column table:style-name="co8" table:number-columns-repeated="8" table:default-cell-style-name="ce28"/>
        <table:table-row table:style-name="ro1">
          <table:table-cell table:style-name="ce1" table:number-columns-repeated="2"/>
          <table:table-cell table:style-name="ce10" office:value-type="string">
            <text:p>Lfd. Nr.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table:number-columns-repeated="987"/>
          <table:table-cell table:style-name="ce27" table:number-columns-repeated="5"/>
          <table:table-cell table:style-name="ce29" table:number-columns-repeated="3"/>
        </table:table-row>
        <table:table-row table:style-name="ro1">
          <table:table-cell table:style-name="ce2" office:value-type="string">
            <text:p>Verb</text:p>
          </table:table-cell>
          <table:table-cell table:style-name="ce2" office:value-type="string">
            <text:p>Satztyp</text:p>
          </table:table-cell>
          <table:table-cell table:style-name="ce11" office:value-type="string">
            <text:p>Item / Code</text:p>
          </table:table-cell>
          <table:table-cell table:number-columns-repeated="6" table:style-name="ce16" office:value-type="string">
            <text:p>B</text:p>
          </table:table-cell>
          <table:table-cell table:style-name="ce16" office:value-type="string">
            <text:p>A</text:p>
          </table:table-cell>
          <table:table-cell table:number-columns-repeated="18" table:style-name="ce16" office:value-type="string">
            <text:p>B</text:p>
          </table:table-cell>
          <table:table-cell table:style-name="ce16"/>
          <table:table-cell table:style-name="ce16" office:value-type="string">
            <text:p>MW</text:p>
          </table:table-cell>
          <table:table-cell table:style-name="ce16" office:value-type="string">
            <text:p>STABW</text:p>
          </table:table-cell>
          <table:table-cell table:style-name="ce16" office:value-type="string">
            <text:p>MED</text:p>
          </table:table-cell>
          <table:table-cell table:style-name="ce15"/>
          <table:table-cell table:style-name="ce25" office:value-type="string">
            <text:p>Legende:</text:p>
          </table:table-cell>
          <table:table-cell table:style-name="ce25"/>
          <table:table-cell table:style-name="ce26"/>
          <table:table-cell table:style-name="ce26">
            <draw:frame table:end-cell-address="B2_Statistik.AP16" table:end-x="2.083cm" table:end-y="0.33cm" draw:z-index="0" draw:style-name="gr1" draw:text-style-name="P1" svg:width="13.349cm" svg:height="7.187cm" svg:x="0.025cm" svg:y="0.057cm">
              <draw:object draw:notify-on-update-of-ranges="B2_Statistik.AD3:B2_Statistik.AD42 B2_Statistik.AE2:B2_Statistik.AE2 B2_Statistik.AE3:B2_Statistik.AE4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26" table:number-columns-repeated="5"/>
          <table:table-cell table:style-name="ce15" table:number-columns-repeated="973"/>
          <table:table-cell table:style-name="ce27" table:number-columns-repeated="5"/>
          <table:table-cell table:style-name="ce29" table:number-columns-repeated="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AA</text:p>
          </table:table-cell>
          <table:table-cell table:style-name="ce12" office:value-type="float" office:value="13">
            <text:p>1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number-columns-repeated="3"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9"/>
          <table:table-cell table:style-name="ce23" table:formula="of:=ROUND(AVERAGE([.D3:.AB3]);3)" office:value-type="float" office:value="4.8">
            <text:p>4,8</text:p>
          </table:table-cell>
          <table:table-cell table:style-name="ce23" table:formula="of:=ROUND(STDEV([.D3:.AB3]);3)" office:value-type="float" office:value="2.255">
            <text:p>2,255</text:p>
          </table:table-cell>
          <table:table-cell table:style-name="ce23" table:formula="of:=MEDIAN([.D3:.AB3])" office:value-type="float" office:value="6">
            <text:p>6</text:p>
          </table:table-cell>
          <table:table-cell table:style-name="ce15"/>
          <table:table-cell table:style-name="ce25" office:value-type="string">
            <text:p>ENCANTAR</text:p>
          </table:table-cell>
          <table:table-cell table:style-name="ce25" office:value-type="string">
            <text:p>C</text:p>
          </table:table-cell>
          <table:table-cell table:number-columns-repeated="7"/>
          <table:table-cell table:style-name="ce15" table:number-columns-repeated="973"/>
          <table:table-cell table:style-name="ce27" table:number-columns-repeated="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N</text:p>
          </table:table-cell>
          <table:table-cell table:style-name="ce13" office:value-type="float" office:value="30">
            <text:p>3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/>
          <table:table-cell table:style-name="ce23" table:formula="of:=ROUND(AVERAGE([.D4:.AB4]);3)" office:value-type="float" office:value="4.4">
            <text:p>4,4</text:p>
          </table:table-cell>
          <table:table-cell table:style-name="ce23" table:formula="of:=ROUND(STDEV([.D4:.AB4]);3)" office:value-type="float" office:value="2.121">
            <text:p>2,121</text:p>
          </table:table-cell>
          <table:table-cell table:style-name="ce23" table:formula="of:=MEDIAN([.D4:.AB4])" office:value-type="float" office:value="5">
            <text:p>5</text:p>
          </table:table-cell>
          <table:table-cell/>
          <table:table-cell table:style-name="ce25" office:value-type="string">
            <text:p>DIVERTIR</text:p>
          </table:table-cell>
          <table:table-cell table:style-name="ce25" office:value-type="string">
            <text:p>D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AI</text:p>
          </table:table-cell>
          <table:table-cell table:style-name="ce13" office:value-type="float" office:value="37">
            <text:p>37</text:p>
          </table:table-cell>
          <table:table-cell table:style-name="ce18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number-columns-repeated="3" table:style-name="ce18" office:value-type="float" office:value="5">
            <text:p>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5:.AB5]);3)" office:value-type="float" office:value="4.84">
            <text:p>4,84</text:p>
          </table:table-cell>
          <table:table-cell table:style-name="ce23" table:formula="of:=ROUND(STDEV([.D5:.AB5]);3)" office:value-type="float" office:value="1.795">
            <text:p>1,795</text:p>
          </table:table-cell>
          <table:table-cell table:style-name="ce23" table:formula="of:=MEDIAN([.D5:.AB5])" office:value-type="float" office:value="5">
            <text:p>5</text:p>
          </table:table-cell>
          <table:table-cell/>
          <table:table-cell table:style-name="ce25" office:value-type="string">
            <text:p>ESPANTAR</text:p>
          </table:table-cell>
          <table:table-cell table:style-name="ce25" office:value-type="string">
            <text:p>E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A</text:p>
          </table:table-cell>
          <table:table-cell table:style-name="ce13" office:value-type="float" office:value="60">
            <text:p>6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3">
            <text:p>3</text:p>
          </table:table-cell>
          <table:table-cell/>
          <table:table-cell table:style-name="ce23" table:formula="of:=ROUND(AVERAGE([.D6:.AB6]);3)" office:value-type="float" office:value="3.52">
            <text:p>3,52</text:p>
          </table:table-cell>
          <table:table-cell table:style-name="ce23" table:formula="of:=ROUND(STDEV([.D6:.AB6]);3)" office:value-type="float" office:value="1.96">
            <text:p>1,96</text:p>
          </table:table-cell>
          <table:table-cell table:style-name="ce23" table:formula="of:=MEDIAN([.D6:.AB6])" office:value-type="float" office:value="3">
            <text:p>3</text:p>
          </table:table-cell>
          <table:table-cell/>
          <table:table-cell table:style-name="ce25" office:value-type="string">
            <text:p>MOLESTAR</text:p>
          </table:table-cell>
          <table:table-cell table:style-name="ce25" office:value-type="string">
            <text:p>M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I</text:p>
          </table:table-cell>
          <table:table-cell table:style-name="ce13" office:value-type="float" office:value="103">
            <text:p>103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/>
          <table:table-cell table:style-name="ce23" table:formula="of:=ROUND(AVERAGE([.D7:.AB7]);3)" office:value-type="float" office:value="3.2">
            <text:p>3,2</text:p>
          </table:table-cell>
          <table:table-cell table:style-name="ce23" table:formula="of:=ROUND(STDEV([.D7:.AB7]);3)" office:value-type="float" office:value="2.021">
            <text:p>2,021</text:p>
          </table:table-cell>
          <table:table-cell table:style-name="ce23" table:formula="of:=MEDIAN([.D7:.AB7])" office:value-type="float" office:value="3">
            <text:p>3</text:p>
          </table:table-cell>
          <table:table-cell/>
          <table:table-cell table:style-name="ce25" office:value-type="string">
            <text:p>PREOCUPAR</text:p>
          </table:table-cell>
          <table:table-cell table:style-name="ce25" office:value-type="string">
            <text:p>P</text:p>
          </table:table-cell>
          <table:table-cell table:number-columns-repeated="988"/>
        </table:table-row>
        <table:table-row table:style-name="ro1">
          <table:table-cell table:style-name="ce4" office:value-type="string">
            <text:p>D</text:p>
          </table:table-cell>
          <table:table-cell table:style-name="ce4" office:value-type="string">
            <text:p>PN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number-columns-repeated="9" table:style-name="ce19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8"/>
          <table:table-cell table:style-name="ce19" table:formula="of:=ROUND(AVERAGE([.D8:.AB8]);3)" office:value-type="float" office:value="6">
            <text:p>6</text:p>
          </table:table-cell>
          <table:table-cell table:style-name="ce19" table:formula="of:=ROUND(STDEV([.D8:.AB8]);3)" office:value-type="float" office:value="1.118">
            <text:p>1,118</text:p>
          </table:table-cell>
          <table:table-cell table:style-name="ce19" table:formula="of:=MEDIAN([.D8:.AB8])" office:value-type="float" office:value="6">
            <text:p>6</text:p>
          </table:table-cell>
          <table:table-cell/>
          <table:table-cell table:style-name="ce25" office:value-type="string">
            <text:p>SORPRENDRE</text:p>
          </table:table-cell>
          <table:table-cell table:style-name="ce25" office:value-type="string">
            <text:p>S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A</text:p>
          </table:table-cell>
          <table:table-cell table:style-name="ce13"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9:.AB9]);3)" office:value-type="float" office:value="4.92">
            <text:p>4,92</text:p>
          </table:table-cell>
          <table:table-cell table:style-name="ce19" table:formula="of:=ROUND(STDEV([.D9:.AB9]);3)" office:value-type="float" office:value="1.891">
            <text:p>1,891</text:p>
          </table:table-cell>
          <table:table-cell table:style-name="ce15" table:formula="of:=MEDIAN([.D9:.AB9])" office:value-type="float" office:value="5">
            <text:p>5</text:p>
          </table:table-cell>
          <table:table-cell/>
          <table:table-cell table:style-name="ce25" office:value-type="string">
            <text:p>ENTRISTIR</text:p>
          </table:table-cell>
          <table:table-cell table:style-name="ce25" office:value-type="string">
            <text:p>T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I</text:p>
          </table:table-cell>
          <table:table-cell table:style-name="ce13" office:value-type="float" office:value="84">
            <text:p>84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7">
            <text:p>7</text:p>
          </table:table-cell>
          <table:table-cell/>
          <table:table-cell table:style-name="ce19" table:formula="of:=ROUND(AVERAGE([.D10:.AB10]);3)" office:value-type="float" office:value="6.52">
            <text:p>6,52</text:p>
          </table:table-cell>
          <table:table-cell table:style-name="ce19" table:formula="of:=ROUND(STDEV([.D10:.AB10]);3)" office:value-type="float" office:value="1.005">
            <text:p>1,005</text:p>
          </table:table-cell>
          <table:table-cell table:style-name="ce15" table:formula="of:=MEDIAN([.D10:.AB10])" office:value-type="float" office:value="7">
            <text:p>7</text:p>
          </table:table-cell>
          <table:table-cell/>
          <table:table-cell table:style-name="ce25" office:value-type="string">
            <text:p>ESTRANYAR</text:p>
          </table:table-cell>
          <table:table-cell table:style-name="ce25" office:value-type="string">
            <text:p>U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A</text:p>
          </table:table-cell>
          <table:table-cell table:style-name="ce13"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11:.AB11]);3)" office:value-type="float" office:value="5.52">
            <text:p>5,52</text:p>
          </table:table-cell>
          <table:table-cell table:style-name="ce19" table:formula="of:=ROUND(STDEV([.D11:.AB11]);3)" office:value-type="float" office:value="1.939">
            <text:p>1,939</text:p>
          </table:table-cell>
          <table:table-cell table:style-name="ce15" table:formula="of:=MEDIAN([.D11:.AB11])" office:value-type="float" office:value="7">
            <text:p>7</text:p>
          </table:table-cell>
          <table:table-cell/>
          <table:table-cell table:style-name="ce25" table:number-columns-repeated="2"/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I</text:p>
          </table:table-cell>
          <table:table-cell table:style-name="ce13"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12:.AB12]);3)" office:value-type="float" office:value="6.28">
            <text:p>6,28</text:p>
          </table:table-cell>
          <table:table-cell table:style-name="ce19" table:formula="of:=ROUND(STDEV([.D12:.AB12]);3)" office:value-type="float" office:value="1.242">
            <text:p>1,242</text:p>
          </table:table-cell>
          <table:table-cell table:style-name="ce15" table:formula="of:=MEDIAN([.D12:.AB12])" office:value-type="float" office:value="7">
            <text:p>7</text:p>
          </table:table-cell>
          <table:table-cell/>
          <table:table-cell table:style-name="ce25" office:value-type="string">
            <text:p>ACTIVE, ANIM</text:p>
          </table:table-cell>
          <table:table-cell table:style-name="ce25" office:value-type="string">
            <text:p>AA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E</text:p>
          </table:table-cell>
          <table:table-cell table:style-name="ce3" office:value-type="string">
            <text:p>PA</text:p>
          </table:table-cell>
          <table:table-cell table:style-name="ce12" office:value-type="float" office:value="34">
            <text:p>3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2">
            <text:p>2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">
            <text:p>1</text:p>
          </table:table-cell>
          <table:table-cell table:style-name="ce8"/>
          <table:table-cell table:style-name="ce23" table:formula="of:=ROUND(AVERAGE([.D13:.AB13]);3)" office:value-type="float" office:value="4.6">
            <text:p>4,6</text:p>
          </table:table-cell>
          <table:table-cell table:style-name="ce23" table:formula="of:=ROUND(STDEV([.D13:.AB13]);3)" office:value-type="float" office:value="2.121">
            <text:p>2,121</text:p>
          </table:table-cell>
          <table:table-cell table:style-name="ce23" table:formula="of:=MEDIAN([.D13:.AB13])" office:value-type="float" office:value="5">
            <text:p>5</text:p>
          </table:table-cell>
          <table:table-cell/>
          <table:table-cell table:style-name="ce25" office:value-type="string">
            <text:p>ANIM, INAN</text:p>
          </table:table-cell>
          <table:table-cell table:style-name="ce25" office:value-type="string">
            <text:p>AI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AI</text:p>
          </table:table-cell>
          <table:table-cell table:style-name="ce13" office:value-type="float" office:value="52">
            <text:p>5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A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3"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14:.AB14]);3)" office:value-type="float" office:value="5.917">
            <text:p>5,917</text:p>
          </table:table-cell>
          <table:table-cell table:style-name="ce23" table:formula="of:=ROUND(STDEV([.D14:.AB14]);3)" office:value-type="float" office:value="1.412">
            <text:p>1,412</text:p>
          </table:table-cell>
          <table:table-cell table:style-name="ce24" table:formula="of:=MEDIAN([.D14:.AB14])" office:value-type="float" office:value="6.5">
            <text:p>6,5</text:p>
          </table:table-cell>
          <table:table-cell/>
          <table:table-cell table:style-name="ce25" office:value-type="string">
            <text:p>PRO, NOPP</text:p>
          </table:table-cell>
          <table:table-cell table:style-name="ce25" office:value-type="string">
            <text:p>PN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AA</text:p>
          </table:table-cell>
          <table:table-cell table:style-name="ce13" office:value-type="float" office:value="75">
            <text:p>75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float" office:value="5">
            <text:p>5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15:.AB15]);3)" office:value-type="float" office:value="5.44">
            <text:p>5,44</text:p>
          </table:table-cell>
          <table:table-cell table:style-name="ce23" table:formula="of:=ROUND(STDEV([.D15:.AB15]);3)" office:value-type="float" office:value="1.387">
            <text:p>1,387</text:p>
          </table:table-cell>
          <table:table-cell table:style-name="ce24" table:formula="of:=MEDIAN([.D15:.AB15])" office:value-type="float" office:value="5">
            <text:p>5</text:p>
          </table:table-cell>
          <table:table-cell/>
          <table:table-cell table:style-name="ce25" office:value-type="string">
            <text:p>PRO, PP, ANIM</text:p>
          </table:table-cell>
          <table:table-cell table:style-name="ce25" office:value-type="string">
            <text:p>PA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PN</text:p>
          </table:table-cell>
          <table:table-cell table:style-name="ce13" office:value-type="float" office:value="94">
            <text:p>9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/>
          <table:table-cell table:style-name="ce23" table:formula="of:=ROUND(AVERAGE([.D16:.AB16]);3)" office:value-type="float" office:value="6.52">
            <text:p>6,52</text:p>
          </table:table-cell>
          <table:table-cell table:style-name="ce23" table:formula="of:=ROUND(STDEV([.D16:.AB16]);3)" office:value-type="float" office:value="0.714">
            <text:p>0,714</text:p>
          </table:table-cell>
          <table:table-cell table:style-name="ce24" table:formula="of:=MEDIAN([.D16:.AB16])" office:value-type="float" office:value="7">
            <text:p>7</text:p>
          </table:table-cell>
          <table:table-cell/>
          <table:table-cell table:style-name="ce25" office:value-type="string">
            <text:p>PRO, PP, INAN</text:p>
          </table:table-cell>
          <table:table-cell table:style-name="ce25" office:value-type="string">
            <text:p>PI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PI</text:p>
          </table:table-cell>
          <table:table-cell table:style-name="ce13" office:value-type="float" office:value="109">
            <text:p>109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17:.AB17]);3)" office:value-type="float" office:value="6.2">
            <text:p>6,2</text:p>
          </table:table-cell>
          <table:table-cell table:style-name="ce23" table:formula="of:=ROUND(STDEV([.D17:.AB17]);3)" office:value-type="float" office:value="1.19">
            <text:p>1,19</text:p>
          </table:table-cell>
          <table:table-cell table:style-name="ce24" table:formula="of:=MEDIAN([.D17:.AB17])" office:value-type="float" office:value="7">
            <text:p>7</text:p>
          </table:table-cell>
          <table:table-cell/>
          <table:table-cell table:style-name="ce25" table:number-columns-repeated="2"/>
          <table:table-cell table:number-columns-repeated="988"/>
        </table:table-row>
        <table:table-row table:style-name="ro1">
          <table:table-cell table:style-name="ce7" office:value-type="string">
            <text:p>M</text:p>
          </table:table-cell>
          <table:table-cell table:style-name="ce7" office:value-type="string">
            <text:p>PA</text:p>
          </table:table-cell>
          <table:table-cell table:style-name="ce12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19" table:formula="of:=ROUND(AVERAGE([.D18:.AB18]);3)" office:value-type="float" office:value="4.12">
            <text:p>4,12</text:p>
          </table:table-cell>
          <table:table-cell table:style-name="ce19" table:formula="of:=ROUND(STDEV([.D18:.AB18]);3)" office:value-type="float" office:value="2.027">
            <text:p>2,027</text:p>
          </table:table-cell>
          <table:table-cell table:style-name="ce19" table:formula="of:=MEDIAN([.D18:.AB18])" office:value-type="float" office:value="4">
            <text:p>4</text:p>
          </table:table-cell>
          <table:table-cell/>
          <table:table-cell table:style-name="ce25" office:value-type="string">
            <text:p>PRONOMINAL</text:p>
          </table:table-cell>
          <table:table-cell table:style-name="ce25" office:value-type="string">
            <text:p>PRO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A</text:p>
          </table:table-cell>
          <table:table-cell table:style-name="ce13"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19:.AB19]);3)" office:value-type="float" office:value="5.92">
            <text:p>5,92</text:p>
          </table:table-cell>
          <table:table-cell table:style-name="ce19" table:formula="of:=ROUND(STDEV([.D19:.AB19]);3)" office:value-type="float" office:value="1.412">
            <text:p>1,412</text:p>
          </table:table-cell>
          <table:table-cell table:style-name="ce15" table:formula="of:=MEDIAN([.D19:.AB19])" office:value-type="float" office:value="6">
            <text:p>6</text:p>
          </table:table-cell>
          <table:table-cell/>
          <table:table-cell table:style-name="ce25" office:value-type="string">
            <text:p>ANIMATE</text:p>
          </table:table-cell>
          <table:table-cell table:style-name="ce25" office:value-type="string">
            <text:p>ANIM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N</text:p>
          </table:table-cell>
          <table:table-cell table:style-name="ce13"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7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9" table:formula="of:=ROUND(AVERAGE([.D20:.AB20]);3)" office:value-type="float" office:value="4.6">
            <text:p>4,6</text:p>
          </table:table-cell>
          <table:table-cell table:style-name="ce19" table:formula="of:=ROUND(STDEV([.D20:.AB20]);3)" office:value-type="float" office:value="2.141">
            <text:p>2,141</text:p>
          </table:table-cell>
          <table:table-cell table:style-name="ce15" table:formula="of:=MEDIAN([.D20:.AB20])" office:value-type="float" office:value="4">
            <text:p>4</text:p>
          </table:table-cell>
          <table:table-cell/>
          <table:table-cell table:style-name="ce25" office:value-type="string">
            <text:p>INANIMATE</text:p>
          </table:table-cell>
          <table:table-cell table:style-name="ce25" office:value-type="string">
            <text:p>INAN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I</text:p>
          </table:table-cell>
          <table:table-cell table:style-name="ce13"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4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ROUND(AVERAGE([.D21:.AB21]);3)" office:value-type="float" office:value="6.4">
            <text:p>6,4</text:p>
          </table:table-cell>
          <table:table-cell table:style-name="ce19" table:formula="of:=ROUND(STDEV([.D21:.AB21]);3)" office:value-type="float" office:value="1.225">
            <text:p>1,225</text:p>
          </table:table-cell>
          <table:table-cell table:style-name="ce15" table:formula="of:=MEDIAN([.D21:.AB21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I</text:p>
          </table:table-cell>
          <table:table-cell table:style-name="ce13" office:value-type="float" office:value="99">
            <text:p>99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22:.AB22]);3)" office:value-type="float" office:value="6.32">
            <text:p>6,32</text:p>
          </table:table-cell>
          <table:table-cell table:style-name="ce19" table:formula="of:=ROUND(STDEV([.D22:.AB22]);3)" office:value-type="float" office:value="0.9">
            <text:p>0,9</text:p>
          </table:table-cell>
          <table:table-cell table:style-name="ce15" table:formula="of:=MEDIAN([.D22:.AB22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I</text:p>
          </table:table-cell>
          <table:table-cell table:style-name="ce12" office:value-type="float" office:value="19">
            <text:p>19</text:p>
          </table:table-cell>
          <table:table-cell table:number-columns-repeated="4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10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7" table:style-name="ce17" office:value-type="float" office:value="7">
            <text:p>7</text:p>
          </table:table-cell>
          <table:table-cell table:style-name="ce8"/>
          <table:table-cell table:style-name="ce23" table:formula="of:=ROUND(AVERAGE([.D23:.AB23]);3)" office:value-type="float" office:value="6.88">
            <text:p>6,88</text:p>
          </table:table-cell>
          <table:table-cell table:style-name="ce23" table:formula="of:=ROUND(STDEV([.D23:.AB23]);3)" office:value-type="float" office:value="0.332">
            <text:p>0,332</text:p>
          </table:table-cell>
          <table:table-cell table:style-name="ce23" table:formula="of:=MEDIAN([.D23:.AB23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PN</text:p>
          </table:table-cell>
          <table:table-cell table:style-name="ce13" office:value-type="float" office:value="39">
            <text:p>39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8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/>
          <table:table-cell table:style-name="ce23" table:formula="of:=ROUND(AVERAGE([.D24:.AB24]);3)" office:value-type="float" office:value="6.76">
            <text:p>6,76</text:p>
          </table:table-cell>
          <table:table-cell table:style-name="ce23" table:formula="of:=ROUND(STDEV([.D24:.AB24]);3)" office:value-type="float" office:value="0.597">
            <text:p>0,597</text:p>
          </table:table-cell>
          <table:table-cell table:style-name="ce24" table:formula="of:=MEDIAN([.D24:.AB24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AA</text:p>
          </table:table-cell>
          <table:table-cell table:style-name="ce13" office:value-type="float" office:value="67">
            <text:p>67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number-columns-repeated="6"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25:.AB25]);3)" office:value-type="float" office:value="5.72">
            <text:p>5,72</text:p>
          </table:table-cell>
          <table:table-cell table:style-name="ce23" table:formula="of:=ROUND(STDEV([.D25:.AB25]);3)" office:value-type="float" office:value="1.595">
            <text:p>1,595</text:p>
          </table:table-cell>
          <table:table-cell table:style-name="ce24" table:formula="of:=MEDIAN([.D25:.AB25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PA</text:p>
          </table:table-cell>
          <table:table-cell table:style-name="ce13" office:value-type="float" office:value="79">
            <text:p>79</text:p>
          </table:table-cell>
          <table:table-cell table:number-columns-repeated="4"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8"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9" table:style-name="ce18" office:value-type="float" office:value="7">
            <text:p>7</text:p>
          </table:table-cell>
          <table:table-cell/>
          <table:table-cell table:style-name="ce23" table:formula="of:=ROUND(AVERAGE([.D26:.AB26]);3)" office:value-type="float" office:value="6.84">
            <text:p>6,84</text:p>
          </table:table-cell>
          <table:table-cell table:style-name="ce23" table:formula="of:=ROUND(STDEV([.D26:.AB26]);3)" office:value-type="float" office:value="0.374">
            <text:p>0,374</text:p>
          </table:table-cell>
          <table:table-cell table:style-name="ce24" table:formula="of:=MEDIAN([.D26:.AB26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AI</text:p>
          </table:table-cell>
          <table:table-cell table:style-name="ce13" office:value-type="float" office:value="117">
            <text:p>117</text:p>
          </table:table-cell>
          <table:table-cell table:number-columns-repeated="14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27:.AB27]);3)" office:value-type="float" office:value="6.8">
            <text:p>6,8</text:p>
          </table:table-cell>
          <table:table-cell table:style-name="ce23" table:formula="of:=ROUND(STDEV([.D27:.AB27]);3)" office:value-type="float" office:value="0.5">
            <text:p>0,5</text:p>
          </table:table-cell>
          <table:table-cell table:style-name="ce24" table:formula="of:=MEDIAN([.D27:.AB27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7" office:value-type="string">
            <text:p>S</text:p>
          </table:table-cell>
          <table:table-cell table:style-name="ce7" office:value-type="string">
            <text:p>AI</text:p>
          </table:table-cell>
          <table:table-cell table:style-name="ce12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8"/>
          <table:table-cell table:style-name="ce19" table:formula="of:=ROUND(AVERAGE([.D28:.AB28]);3)" office:value-type="float" office:value="4.88">
            <text:p>4,88</text:p>
          </table:table-cell>
          <table:table-cell table:style-name="ce19" table:formula="of:=ROUND(STDEV([.D28:.AB28]);3)" office:value-type="float" office:value="1.81">
            <text:p>1,81</text:p>
          </table:table-cell>
          <table:table-cell table:style-name="ce19" table:formula="of:=MEDIAN([.D28:.AB28])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I</text:p>
          </table:table-cell>
          <table:table-cell table:style-name="ce13" office:value-type="float" office:value="45">
            <text:p>4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29:.AB29]);3)" office:value-type="float" office:value="5.76">
            <text:p>5,76</text:p>
          </table:table-cell>
          <table:table-cell table:style-name="ce19" table:formula="of:=ROUND(STDEV([.D29:.AB29]);3)" office:value-type="float" office:value="1.451">
            <text:p>1,451</text:p>
          </table:table-cell>
          <table:table-cell table:style-name="ce15" table:formula="of:=MEDIAN([.D29:.AB29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N</text:p>
          </table:table-cell>
          <table:table-cell table:style-name="ce13" office:value-type="float" office:value="58">
            <text:p>58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ROUND(AVERAGE([.D30:.AB30]);3)" office:value-type="float" office:value="6.04">
            <text:p>6,04</text:p>
          </table:table-cell>
          <table:table-cell table:style-name="ce19" table:formula="of:=ROUND(STDEV([.D30:.AB30]);3)" office:value-type="float" office:value="1.62">
            <text:p>1,62</text:p>
          </table:table-cell>
          <table:table-cell table:style-name="ce15" table:formula="of:=MEDIAN([.D30:.AB30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AI</text:p>
          </table:table-cell>
          <table:table-cell table:style-name="ce13" office:value-type="float" office:value="90">
            <text:p>9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7" table:style-name="ce21" office:value-type="float" office:value="7">
            <text:p>7</text:p>
          </table:table-cell>
          <table:table-cell table:number-columns-repeated="2" table:style-name="ce21" office:value-type="float" office:value="6">
            <text:p>6</text:p>
          </table:table-cell>
          <table:table-cell table:number-columns-repeated="4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/>
          <table:table-cell table:style-name="ce19" table:formula="of:=ROUND(AVERAGE([.D31:.AB31]);3)" office:value-type="float" office:value="6.24">
            <text:p>6,24</text:p>
          </table:table-cell>
          <table:table-cell table:style-name="ce19" table:formula="of:=ROUND(STDEV([.D31:.AB31]);3)" office:value-type="float" office:value="1.234">
            <text:p>1,234</text:p>
          </table:table-cell>
          <table:table-cell table:style-name="ce15" table:formula="of:=MEDIAN([.D31:.AB31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A</text:p>
          </table:table-cell>
          <table:table-cell table:style-name="ce13" office:value-type="float" office:value="119">
            <text:p>119</text:p>
          </table:table-cell>
          <table:table-cell office:value-type="float" office:value="2">
            <text:p>2</text:p>
          </table:table-cell>
          <table:table-cell table:number-columns-repeated="5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32:.AB32]);3)" office:value-type="float" office:value="5.8">
            <text:p>5,8</text:p>
          </table:table-cell>
          <table:table-cell table:style-name="ce19" table:formula="of:=ROUND(STDEV([.D32:.AB32]);3)" office:value-type="float" office:value="1.555">
            <text:p>1,555</text:p>
          </table:table-cell>
          <table:table-cell table:style-name="ce15" table:formula="of:=MEDIAN([.D32:.AB32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T</text:p>
          </table:table-cell>
          <table:table-cell table:style-name="ce3" office:value-type="string">
            <text:p>PI</text:p>
          </table:table-cell>
          <table:table-cell table:style-name="ce12" office:value-type="float" office:value="22">
            <text:p>22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15" table:style-name="ce17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number-columns-repeated="6"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8"/>
          <table:table-cell table:style-name="ce23" table:formula="of:=ROUND(AVERAGE([.D33:.AB33]);3)" office:value-type="float" office:value="6.68">
            <text:p>6,68</text:p>
          </table:table-cell>
          <table:table-cell table:style-name="ce23" table:formula="of:=ROUND(STDEV([.D33:.AB33]);3)" office:value-type="float" office:value="0.9">
            <text:p>0,9</text:p>
          </table:table-cell>
          <table:table-cell table:style-name="ce23" table:formula="of:=MEDIAN([.D33:.AB33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AA</text:p>
          </table:table-cell>
          <table:table-cell table:style-name="ce13" office:value-type="float" office:value="43">
            <text:p>4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float" office:value="7">
            <text:p>7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34:.AB34]);3)" office:value-type="float" office:value="5.04">
            <text:p>5,04</text:p>
          </table:table-cell>
          <table:table-cell table:style-name="ce23" table:formula="of:=ROUND(STDEV([.D34:.AB34]);3)" office:value-type="float" office:value="2.01">
            <text:p>2,01</text:p>
          </table:table-cell>
          <table:table-cell table:style-name="ce24" table:formula="of:=MEDIAN([.D34:.AB34])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AI</text:p>
          </table:table-cell>
          <table:table-cell table:style-name="ce13" office:value-type="float" office:value="64">
            <text:p>6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7">
            <text:p>7</text:p>
          </table:table-cell>
          <table:table-cell/>
          <table:table-cell table:style-name="ce23" table:formula="of:=ROUND(AVERAGE([.D35:.AB35]);3)" office:value-type="float" office:value="5.28">
            <text:p>5,28</text:p>
          </table:table-cell>
          <table:table-cell table:style-name="ce23" table:formula="of:=ROUND(STDEV([.D35:.AB35]);3)" office:value-type="float" office:value="2.112">
            <text:p>2,112</text:p>
          </table:table-cell>
          <table:table-cell table:style-name="ce24" table:formula="of:=MEDIAN([.D35:.AB35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PN</text:p>
          </table:table-cell>
          <table:table-cell table:style-name="ce13" office:value-type="float" office:value="82">
            <text:p>82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number-columns-repeated="8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/>
          <table:table-cell table:style-name="ce23" table:formula="of:=ROUND(AVERAGE([.D36:.AB36]);3)" office:value-type="float" office:value="5.8">
            <text:p>5,8</text:p>
          </table:table-cell>
          <table:table-cell table:style-name="ce23" table:formula="of:=ROUND(STDEV([.D36:.AB36]);3)" office:value-type="float" office:value="2.021">
            <text:p>2,021</text:p>
          </table:table-cell>
          <table:table-cell table:style-name="ce24" table:formula="of:=MEDIAN([.D36:.AB36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PA</text:p>
          </table:table-cell>
          <table:table-cell table:style-name="ce13" office:value-type="float" office:value="112">
            <text:p>112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/>
          <table:table-cell table:style-name="ce23" table:formula="of:=ROUND(AVERAGE([.D37:.AB37]);3)" office:value-type="float" office:value="6.48">
            <text:p>6,48</text:p>
          </table:table-cell>
          <table:table-cell table:style-name="ce23" table:formula="of:=ROUND(STDEV([.D37:.AB37]);3)" office:value-type="float" office:value="1.046">
            <text:p>1,046</text:p>
          </table:table-cell>
          <table:table-cell table:style-name="ce24" table:formula="of:=MEDIAN([.D37:.AB37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7" office:value-type="string">
            <text:p>U</text:p>
          </table:table-cell>
          <table:table-cell table:style-name="ce7" office:value-type="string">
            <text:p>PA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19" table:formula="of:=ROUND(AVERAGE([.D38:.AB38]);3)" office:value-type="float" office:value="4.4">
            <text:p>4,4</text:p>
          </table:table-cell>
          <table:table-cell table:style-name="ce19" table:formula="of:=ROUND(STDEV([.D38:.AB38]);3)" office:value-type="float" office:value="2.082">
            <text:p>2,082</text:p>
          </table:table-cell>
          <table:table-cell table:style-name="ce19" table:formula="of:=MEDIAN([.D38:.AB38])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I</text:p>
          </table:table-cell>
          <table:table-cell table:style-name="ce13"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style-name="ce19" table:formula="of:=ROUND(AVERAGE([.D39:.AB39]);3)" office:value-type="float" office:value="2.833">
            <text:p>2,833</text:p>
          </table:table-cell>
          <table:table-cell table:style-name="ce19" table:formula="of:=ROUND(STDEV([.D39:.AB39]);3)" office:value-type="float" office:value="1.579">
            <text:p>1,579</text:p>
          </table:table-cell>
          <table:table-cell table:style-name="ce15" table:formula="of:=MEDIAN([.D39:.AB39]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N</text:p>
          </table:table-cell>
          <table:table-cell table:style-name="ce13" office:value-type="float" office:value="49">
            <text:p>49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ROUND(AVERAGE([.D40:.AB40]);3)" office:value-type="float" office:value="6.56">
            <text:p>6,56</text:p>
          </table:table-cell>
          <table:table-cell table:style-name="ce19" table:formula="of:=ROUND(STDEV([.D40:.AB40]);3)" office:value-type="float" office:value="0.821">
            <text:p>0,821</text:p>
          </table:table-cell>
          <table:table-cell table:style-name="ce15" table:formula="of:=MEDIAN([.D40:.AB40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I</text:p>
          </table:table-cell>
          <table:table-cell table:style-name="ce13" office:value-type="float" office:value="69">
            <text:p>69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41:.AB41]);3)" office:value-type="float" office:value="5.96">
            <text:p>5,96</text:p>
          </table:table-cell>
          <table:table-cell table:style-name="ce19" table:formula="of:=ROUND(STDEV([.D41:.AB41]);3)" office:value-type="float" office:value="1.645">
            <text:p>1,645</text:p>
          </table:table-cell>
          <table:table-cell table:style-name="ce15" table:formula="of:=MEDIAN([.D41:.AB41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A</text:p>
          </table:table-cell>
          <table:table-cell table:style-name="ce13" office:value-type="float" office:value="105">
            <text:p>10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style-name="ce19" table:formula="of:=ROUND(AVERAGE([.D42:.AB42]);3)" office:value-type="float" office:value="4.48">
            <text:p>4,48</text:p>
          </table:table-cell>
          <table:table-cell table:style-name="ce19" table:formula="of:=ROUND(STDEV([.D42:.AB42]);3)" office:value-type="float" office:value="2.238">
            <text:p>2,238</text:p>
          </table:table-cell>
          <table:table-cell table:style-name="ce15" table:formula="of:=MEDIAN([.D42:.AB42])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style-name="ce8" table:number-columns-repeated="32"/>
          <table:table-cell table:number-columns-repeated="991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1_Zahlen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5" table:default-cell-style-name="ce9"/>
        <table:table-column table:style-name="co4" table:number-columns-repeated="3" table:default-cell-style-name="ce9"/>
        <table:table-column table:style-name="co6" table:default-cell-style-name="ce9"/>
        <table:table-column table:style-name="co7" table:number-columns-repeated="12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7" table:number-columns-repeated="3" table:default-cell-style-name="ce9"/>
        <table:table-column table:style-name="co7" table:number-columns-repeated="4" table:default-cell-style-name="ce26"/>
        <table:table-column table:style-name="co15" table:default-cell-style-name="ce9"/>
        <table:table-column table:style-name="co16" table:default-cell-style-name="ce9"/>
        <table:table-column table:style-name="co8" table:number-columns-repeated="976" table:default-cell-style-name="ce9"/>
        <table:table-column table:style-name="co8" table:number-columns-repeated="8" table:default-cell-style-name="ce28"/>
        <table:table-row table:style-name="ro1">
          <table:table-cell table:style-name="ce1" table:number-columns-repeated="2"/>
          <table:table-cell table:style-name="ce10" office:value-type="string">
            <text:p>Lfd. Nr.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table:number-columns-repeated="986"/>
          <table:table-cell table:style-name="ce27" table:number-columns-repeated="5"/>
          <table:table-cell table:style-name="ce29" table:number-columns-repeated="3"/>
        </table:table-row>
        <table:table-row table:style-name="ro1">
          <table:table-cell table:style-name="ce2" office:value-type="string">
            <text:p>Verb</text:p>
          </table:table-cell>
          <table:table-cell table:style-name="ce2" office:value-type="string">
            <text:p>Satztyp</text:p>
          </table:table-cell>
          <table:table-cell table:style-name="ce11" office:value-type="string">
            <text:p>Item / Code</text:p>
          </table:table-cell>
          <table:table-cell table:number-columns-repeated="6" table:style-name="ce16" office:value-type="string">
            <text:p>B</text:p>
          </table:table-cell>
          <table:table-cell table:style-name="ce16" office:value-type="string">
            <text:p>S</text:p>
          </table:table-cell>
          <table:table-cell table:number-columns-repeated="3" table:style-name="ce16" office:value-type="string">
            <text:p>B</text:p>
          </table:table-cell>
          <table:table-cell table:style-name="ce16" office:value-type="string">
            <text:p>S</text:p>
          </table:table-cell>
          <table:table-cell table:number-columns-repeated="4" table:style-name="ce16" office:value-type="string">
            <text:p>B</text:p>
          </table:table-cell>
          <table:table-cell table:style-name="ce16" office:value-type="string">
            <text:p>S</text:p>
          </table:table-cell>
          <table:table-cell table:number-columns-repeated="4" table:style-name="ce16" office:value-type="string">
            <text:p>B</text:p>
          </table:table-cell>
          <table:table-cell table:style-name="ce16" office:value-type="string">
            <text:p>S</text:p>
          </table:table-cell>
          <table:table-cell table:number-columns-repeated="2" table:style-name="ce16" office:value-type="string">
            <text:p>B</text:p>
          </table:table-cell>
          <table:table-cell table:style-name="ce16" office:value-type="string">
            <text:p>U</text:p>
          </table:table-cell>
          <table:table-cell table:number-columns-repeated="2" table:style-name="ce16" office:value-type="string">
            <text:p>B</text:p>
          </table:table-cell>
          <table:table-cell table:style-name="ce16"/>
          <table:table-cell table:style-name="ce16" office:value-type="string">
            <text:p>1?</text:p>
          </table:table-cell>
          <table:table-cell table:style-name="ce16" office:value-type="string">
            <text:p>2?</text:p>
          </table:table-cell>
          <table:table-cell table:style-name="ce16" office:value-type="string">
            <text:p>3?</text:p>
          </table:table-cell>
          <table:table-cell table:style-name="ce16" office:value-type="string">
            <text:p>4?</text:p>
          </table:table-cell>
          <table:table-cell table:style-name="ce32" office:value-type="string">
            <text:p>5?</text:p>
          </table:table-cell>
          <table:table-cell table:style-name="ce32" office:value-type="string">
            <text:p>6?</text:p>
          </table:table-cell>
          <table:table-cell table:style-name="ce33" office:value-type="string">
            <text:p>7?</text:p>
          </table:table-cell>
          <table:table-cell table:style-name="ce33" office:value-type="string">
            <text:p>Modus</text:p>
          </table:table-cell>
          <table:table-cell table:style-name="ce33" office:value-type="string">
            <text:p>Exzess</text:p>
          </table:table-cell>
          <table:table-cell table:style-name="ce26" table:number-columns-repeated="3"/>
          <table:table-cell table:style-name="ce15" table:number-columns-repeated="973"/>
          <table:table-cell table:style-name="ce27" table:number-columns-repeated="5"/>
          <table:table-cell table:style-name="ce29" table:number-columns-repeated="3"/>
        </table:table-row>
        <table:table-row table:style-name="ro1">
          <table:table-cell table:style-name="ce7" office:value-type="string">
            <text:p>C</text:p>
          </table:table-cell>
          <table:table-cell table:style-name="ce7" office:value-type="string">
            <text:p>AA</text:p>
          </table:table-cell>
          <table:table-cell table:style-name="ce12" office:value-type="float" office:value="13">
            <text:p>13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number-columns-repeated="3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string">
            <text:p>N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9"/>
          <table:table-cell table:style-name="ce19" table:formula="of:=COUNTIF([.$D3:.$AC3]; 1)" office:value-type="float" office:value="0">
            <text:p>0</text:p>
          </table:table-cell>
          <table:table-cell table:style-name="ce19" table:formula="of:=COUNTIF([.$D3:.$AC3]; 2)" office:value-type="float" office:value="1">
            <text:p>1</text:p>
          </table:table-cell>
          <table:table-cell table:style-name="ce19" table:formula="of:=COUNTIF([.$D3:.$AC3]; 3)" office:value-type="float" office:value="2">
            <text:p>2</text:p>
          </table:table-cell>
          <table:table-cell table:style-name="ce19" table:formula="of:=COUNTIF([.$D3:.$AC3]; 4)" office:value-type="float" office:value="2">
            <text:p>2</text:p>
          </table:table-cell>
          <table:table-cell table:style-name="ce19" table:formula="of:=COUNTIF([.$D3:.$AC3]; 5)" office:value-type="float" office:value="7">
            <text:p>7</text:p>
          </table:table-cell>
          <table:table-cell table:style-name="ce19" table:formula="of:=COUNTIF([.$D3:.$AC3]; 6)" office:value-type="float" office:value="5">
            <text:p>5</text:p>
          </table:table-cell>
          <table:table-cell table:style-name="ce19" table:formula="of:=COUNTIF([.$D3:.$AC3]; 7)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KURT([.D3:.AC3])" office:value-type="float" office:value="-0.0517262363584745">
            <text:p>-0,0517262364</text:p>
          </table:table-cell>
          <table:table-cell table:number-columns-repeated="3"/>
          <table:table-cell table:style-name="ce15" table:number-columns-repeated="973"/>
          <table:table-cell table:style-name="ce27" table:number-columns-repeated="8"/>
        </table:table-row>
        <table:table-row table:style-name="ro1">
          <table:table-cell table:style-name="ce7" office:value-type="string">
            <text:p>C</text:p>
          </table:table-cell>
          <table:table-cell table:style-name="ce5" office:value-type="string">
            <text:p>PN</text:p>
          </table:table-cell>
          <table:table-cell table:style-name="ce13"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style-name="ce19" table:formula="of:=COUNTIF([.$D4:.$AC4]; 1)" office:value-type="float" office:value="10">
            <text:p>10</text:p>
          </table:table-cell>
          <table:table-cell table:style-name="ce19" table:formula="of:=COUNTIF([.$D4:.$AC4]; 2)" office:value-type="float" office:value="5">
            <text:p>5</text:p>
          </table:table-cell>
          <table:table-cell table:style-name="ce19" table:formula="of:=COUNTIF([.$D4:.$AC4]; 3)" office:value-type="float" office:value="2">
            <text:p>2</text:p>
          </table:table-cell>
          <table:table-cell table:style-name="ce19" table:formula="of:=COUNTIF([.$D4:.$AC4]; 4)" office:value-type="float" office:value="2">
            <text:p>2</text:p>
          </table:table-cell>
          <table:table-cell table:style-name="ce19" table:formula="of:=COUNTIF([.$D4:.$AC4]; 5)" office:value-type="float" office:value="2">
            <text:p>2</text:p>
          </table:table-cell>
          <table:table-cell table:style-name="ce19" table:formula="of:=COUNTIF([.$D4:.$AC4]; 6)" office:value-type="float" office:value="4">
            <text:p>4</text:p>
          </table:table-cell>
          <table:table-cell table:style-name="ce19" table:formula="of:=COUNTIF([.$D4:.$AC4]; 7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KURT([.D4:.AC4])" office:value-type="float" office:value="-1.06011581520114">
            <text:p>-1,0601158152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C</text:p>
          </table:table-cell>
          <table:table-cell table:style-name="ce5" office:value-type="string">
            <text:p>AI</text:p>
          </table:table-cell>
          <table:table-cell table:style-name="ce13" office:value-type="float" office:value="37">
            <text:p>37</text:p>
          </table:table-cell>
          <table:table-cell office:value-type="float" office:value="6">
            <text:p>6</text:p>
          </table:table-cell>
          <table:table-cell table:style-name="ce30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5:.$AC5]; 1)" office:value-type="float" office:value="9">
            <text:p>9</text:p>
          </table:table-cell>
          <table:table-cell table:style-name="ce19" table:formula="of:=COUNTIF([.$D5:.$AC5]; 2)" office:value-type="float" office:value="5">
            <text:p>5</text:p>
          </table:table-cell>
          <table:table-cell table:style-name="ce19" table:formula="of:=COUNTIF([.$D5:.$AC5]; 3)" office:value-type="float" office:value="4">
            <text:p>4</text:p>
          </table:table-cell>
          <table:table-cell table:style-name="ce19" table:formula="of:=COUNTIF([.$D5:.$AC5]; 4)" office:value-type="float" office:value="3">
            <text:p>3</text:p>
          </table:table-cell>
          <table:table-cell table:style-name="ce19" table:formula="of:=COUNTIF([.$D5:.$AC5]; 5)" office:value-type="float" office:value="2">
            <text:p>2</text:p>
          </table:table-cell>
          <table:table-cell table:style-name="ce19" table:formula="of:=COUNTIF([.$D5:.$AC5]; 6)" office:value-type="float" office:value="2">
            <text:p>2</text:p>
          </table:table-cell>
          <table:table-cell table:style-name="ce19" table:formula="of:=COUNTIF([.$D5:.$AC5]; 7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KURT([.D5:.AC5])" office:value-type="float" office:value="-0.356530722242185">
            <text:p>-0,3565307222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C</text:p>
          </table:table-cell>
          <table:table-cell table:style-name="ce5" office:value-type="string">
            <text:p>PA</text:p>
          </table:table-cell>
          <table:table-cell table:style-name="ce13"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9" table:formula="of:=COUNTIF([.$D6:.$AC6]; 1)" office:value-type="float" office:value="13">
            <text:p>13</text:p>
          </table:table-cell>
          <table:table-cell table:style-name="ce19" table:formula="of:=COUNTIF([.$D6:.$AC6]; 2)" office:value-type="float" office:value="6">
            <text:p>6</text:p>
          </table:table-cell>
          <table:table-cell table:style-name="ce19" table:formula="of:=COUNTIF([.$D6:.$AC6]; 3)" office:value-type="float" office:value="3">
            <text:p>3</text:p>
          </table:table-cell>
          <table:table-cell table:style-name="ce19" table:formula="of:=COUNTIF([.$D6:.$AC6]; 4)" office:value-type="float" office:value="2">
            <text:p>2</text:p>
          </table:table-cell>
          <table:table-cell table:style-name="ce19" table:formula="of:=COUNTIF([.$D6:.$AC6]; 5)" office:value-type="float" office:value="1">
            <text:p>1</text:p>
          </table:table-cell>
          <table:table-cell table:style-name="ce19" table:formula="of:=COUNTIF([.$D6:.$AC6]; 6)" office:value-type="float" office:value="1">
            <text:p>1</text:p>
          </table:table-cell>
          <table:table-cell table:style-name="ce19" table:formula="of:=COUNTIF([.$D6:.$AC6]; 7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KURT([.D6:.AC6])" office:value-type="float" office:value="1.51720048904052">
            <text:p>1,517200489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C</text:p>
          </table:table-cell>
          <table:table-cell table:style-name="ce5" office:value-type="string">
            <text:p>PI</text:p>
          </table:table-cell>
          <table:table-cell table:style-name="ce13" office:value-type="float" office:value="103">
            <text:p>103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9" table:formula="of:=COUNTIF([.$D7:.$AC7]; 1)" office:value-type="float" office:value="12">
            <text:p>12</text:p>
          </table:table-cell>
          <table:table-cell table:style-name="ce19" table:formula="of:=COUNTIF([.$D7:.$AC7]; 2)" office:value-type="float" office:value="7">
            <text:p>7</text:p>
          </table:table-cell>
          <table:table-cell table:style-name="ce19" table:formula="of:=COUNTIF([.$D7:.$AC7]; 3)" office:value-type="float" office:value="4">
            <text:p>4</text:p>
          </table:table-cell>
          <table:table-cell table:style-name="ce19" table:formula="of:=COUNTIF([.$D7:.$AC7]; 4)" office:value-type="float" office:value="2">
            <text:p>2</text:p>
          </table:table-cell>
          <table:table-cell table:style-name="ce19" table:formula="of:=COUNTIF([.$D7:.$AC7]; 5)" office:value-type="float" office:value="0">
            <text:p>0</text:p>
          </table:table-cell>
          <table:table-cell table:style-name="ce19" table:formula="of:=COUNTIF([.$D7:.$AC7]; 6)" office:value-type="float" office:value="0">
            <text:p>0</text:p>
          </table:table-cell>
          <table:table-cell table:style-name="ce19" table:formula="of:=COUNTIF([.$D7:.$AC7]; 7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KURT([.D7:.AC7])" office:value-type="float" office:value="5.26336850765882">
            <text:p>5,2633685077</text:p>
          </table:table-cell>
          <table:table-cell table:number-columns-repeated="984"/>
        </table:table-row>
        <table:table-row table:style-name="ro1">
          <table:table-cell table:style-name="ce4" office:value-type="string">
            <text:p>D</text:p>
          </table:table-cell>
          <table:table-cell table:style-name="ce4" office:value-type="string">
            <text:p>PN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number-columns-repeated="5"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number-columns-repeated="2" table:style-name="ce19" office:value-type="float" office:value="6">
            <text:p>6</text:p>
          </table:table-cell>
          <table:table-cell table:number-columns-repeated="4" table:style-name="ce19" office:value-type="float" office:value="7">
            <text:p>7</text:p>
          </table:table-cell>
          <table:table-cell table:style-name="ce8"/>
          <table:table-cell table:style-name="ce19" table:formula="of:=COUNTIF([.$D8:.$AC8]; 1)" office:value-type="float" office:value="0">
            <text:p>0</text:p>
          </table:table-cell>
          <table:table-cell table:style-name="ce19" table:formula="of:=COUNTIF([.$D8:.$AC8]; 2)" office:value-type="float" office:value="0">
            <text:p>0</text:p>
          </table:table-cell>
          <table:table-cell table:style-name="ce19" table:formula="of:=COUNTIF([.$D8:.$AC8]; 3)" office:value-type="float" office:value="0">
            <text:p>0</text:p>
          </table:table-cell>
          <table:table-cell table:style-name="ce19" table:formula="of:=COUNTIF([.$D8:.$AC8]; 4)" office:value-type="float" office:value="0">
            <text:p>0</text:p>
          </table:table-cell>
          <table:table-cell table:style-name="ce19" table:formula="of:=COUNTIF([.$D8:.$AC8]; 5)" office:value-type="float" office:value="1">
            <text:p>1</text:p>
          </table:table-cell>
          <table:table-cell table:style-name="ce19" table:formula="of:=COUNTIF([.$D8:.$AC8]; 6)" office:value-type="float" office:value="8">
            <text:p>8</text:p>
          </table:table-cell>
          <table:table-cell table:style-name="ce19" table:formula="of:=COUNTIF([.$D8:.$AC8]; 7)"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KURT([.D8:.AC8])" office:value-type="float" office:value="0.586043308000676">
            <text:p>0,586043308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A</text:p>
          </table:table-cell>
          <table:table-cell table:style-name="ce13"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table:formula="of:=COUNTIF([.$D9:.$AC9]; 1)" office:value-type="float" office:value="1">
            <text:p>1</text:p>
          </table:table-cell>
          <table:table-cell table:style-name="ce19" table:formula="of:=COUNTIF([.$D9:.$AC9]; 2)" office:value-type="float" office:value="2">
            <text:p>2</text:p>
          </table:table-cell>
          <table:table-cell table:style-name="ce19" table:formula="of:=COUNTIF([.$D9:.$AC9]; 3)" office:value-type="float" office:value="3">
            <text:p>3</text:p>
          </table:table-cell>
          <table:table-cell table:style-name="ce19" table:formula="of:=COUNTIF([.$D9:.$AC9]; 4)" office:value-type="float" office:value="5">
            <text:p>5</text:p>
          </table:table-cell>
          <table:table-cell table:style-name="ce19" table:formula="of:=COUNTIF([.$D9:.$AC9]; 5)" office:value-type="float" office:value="5">
            <text:p>5</text:p>
          </table:table-cell>
          <table:table-cell table:style-name="ce19" table:formula="of:=COUNTIF([.$D9:.$AC9]; 6)" office:value-type="float" office:value="2">
            <text:p>2</text:p>
          </table:table-cell>
          <table:table-cell table:style-name="ce19" table:formula="of:=COUNTIF([.$D9:.$AC9]; 7)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KURT([.D9:.AC9])" office:value-type="float" office:value="-0.866172955218771">
            <text:p>-0,8661729552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I</text:p>
          </table:table-cell>
          <table:table-cell table:style-name="ce13" office:value-type="float" office:value="84">
            <text:p>84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style-name="ce19" table:formula="of:=COUNTIF([.$D10:.$AC10]; 1)" office:value-type="float" office:value="0">
            <text:p>0</text:p>
          </table:table-cell>
          <table:table-cell table:style-name="ce19" table:formula="of:=COUNTIF([.$D10:.$AC10]; 2)" office:value-type="float" office:value="0">
            <text:p>0</text:p>
          </table:table-cell>
          <table:table-cell table:style-name="ce19" table:formula="of:=COUNTIF([.$D10:.$AC10]; 3)" office:value-type="float" office:value="2">
            <text:p>2</text:p>
          </table:table-cell>
          <table:table-cell table:style-name="ce19" table:formula="of:=COUNTIF([.$D10:.$AC10]; 4)" office:value-type="float" office:value="0">
            <text:p>0</text:p>
          </table:table-cell>
          <table:table-cell table:style-name="ce19" table:formula="of:=COUNTIF([.$D10:.$AC10]; 5)" office:value-type="float" office:value="3">
            <text:p>3</text:p>
          </table:table-cell>
          <table:table-cell table:style-name="ce19" table:formula="of:=COUNTIF([.$D10:.$AC10]; 6)" office:value-type="float" office:value="2">
            <text:p>2</text:p>
          </table:table-cell>
          <table:table-cell table:style-name="ce19" table:formula="of:=COUNTIF([.$D10:.$AC10]; 7)"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KURT([.D10:.AC10])" office:value-type="float" office:value="3.32285905485465">
            <text:p>3,3228590549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A</text:p>
          </table:table-cell>
          <table:table-cell table:style-name="ce13" office:value-type="float" office:value="97">
            <text:p>9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19" table:formula="of:=COUNTIF([.$D11:.$AC11]; 1)" office:value-type="float" office:value="1">
            <text:p>1</text:p>
          </table:table-cell>
          <table:table-cell table:style-name="ce19" table:formula="of:=COUNTIF([.$D11:.$AC11]; 2)" office:value-type="float" office:value="1">
            <text:p>1</text:p>
          </table:table-cell>
          <table:table-cell table:style-name="ce19" table:formula="of:=COUNTIF([.$D11:.$AC11]; 3)" office:value-type="float" office:value="2">
            <text:p>2</text:p>
          </table:table-cell>
          <table:table-cell table:style-name="ce19" table:formula="of:=COUNTIF([.$D11:.$AC11]; 4)" office:value-type="float" office:value="3">
            <text:p>3</text:p>
          </table:table-cell>
          <table:table-cell table:style-name="ce19" table:formula="of:=COUNTIF([.$D11:.$AC11]; 5)" office:value-type="float" office:value="3">
            <text:p>3</text:p>
          </table:table-cell>
          <table:table-cell table:style-name="ce19" table:formula="of:=COUNTIF([.$D11:.$AC11]; 6)" office:value-type="float" office:value="6">
            <text:p>6</text:p>
          </table:table-cell>
          <table:table-cell table:style-name="ce19" table:formula="of:=COUNTIF([.$D11:.$AC11]; 7)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KURT([.D11:.AC11])" office:value-type="float" office:value="0.320640490656299">
            <text:p>0,3206404907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I</text:p>
          </table:table-cell>
          <table:table-cell table:style-name="ce13" office:value-type="float" office:value="114">
            <text:p>114</text:p>
          </table:table-cell>
          <table:table-cell table:number-columns-repeated="4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/>
          <table:table-cell table:style-name="ce19" table:formula="of:=COUNTIF([.$D12:.$AC12]; 1)" office:value-type="float" office:value="0">
            <text:p>0</text:p>
          </table:table-cell>
          <table:table-cell table:style-name="ce19" table:formula="of:=COUNTIF([.$D12:.$AC12]; 2)" office:value-type="float" office:value="0">
            <text:p>0</text:p>
          </table:table-cell>
          <table:table-cell table:style-name="ce19" table:formula="of:=COUNTIF([.$D12:.$AC12]; 3)" office:value-type="float" office:value="0">
            <text:p>0</text:p>
          </table:table-cell>
          <table:table-cell table:style-name="ce19" table:formula="of:=COUNTIF([.$D12:.$AC12]; 4)" office:value-type="float" office:value="2">
            <text:p>2</text:p>
          </table:table-cell>
          <table:table-cell table:style-name="ce19" table:formula="of:=COUNTIF([.$D12:.$AC12]; 5)" office:value-type="float" office:value="1">
            <text:p>1</text:p>
          </table:table-cell>
          <table:table-cell table:style-name="ce19" table:formula="of:=COUNTIF([.$D12:.$AC12]; 6)" office:value-type="float" office:value="3">
            <text:p>3</text:p>
          </table:table-cell>
          <table:table-cell table:style-name="ce19" table:formula="of:=COUNTIF([.$D12:.$AC12]; 7)"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KURT([.D12:.AC12])" office:value-type="float" office:value="3.92635227799387">
            <text:p>3,926352278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E</text:p>
          </table:table-cell>
          <table:table-cell table:style-name="ce7" office:value-type="string">
            <text:p>PA</text:p>
          </table:table-cell>
          <table:table-cell table:style-name="ce12" office:value-type="float" office:value="34">
            <text:p>3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19" table:formula="of:=COUNTIF([.$D13:.$AC13]; 1)" office:value-type="float" office:value="0">
            <text:p>0</text:p>
          </table:table-cell>
          <table:table-cell table:style-name="ce19" table:formula="of:=COUNTIF([.$D13:.$AC13]; 2)" office:value-type="float" office:value="1">
            <text:p>1</text:p>
          </table:table-cell>
          <table:table-cell table:style-name="ce19" table:formula="of:=COUNTIF([.$D13:.$AC13]; 3)" office:value-type="float" office:value="3">
            <text:p>3</text:p>
          </table:table-cell>
          <table:table-cell table:style-name="ce19" table:formula="of:=COUNTIF([.$D13:.$AC13]; 4)" office:value-type="float" office:value="3">
            <text:p>3</text:p>
          </table:table-cell>
          <table:table-cell table:style-name="ce19" table:formula="of:=COUNTIF([.$D13:.$AC13]; 5)" office:value-type="float" office:value="2">
            <text:p>2</text:p>
          </table:table-cell>
          <table:table-cell table:style-name="ce19" table:formula="of:=COUNTIF([.$D13:.$AC13]; 6)" office:value-type="float" office:value="7">
            <text:p>7</text:p>
          </table:table-cell>
          <table:table-cell table:style-name="ce19" table:formula="of:=COUNTIF([.$D13:.$AC13]; 7)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KURT([.D13:.AC13])" office:value-type="float" office:value="-0.484931574349966">
            <text:p>-0,4849315743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E</text:p>
          </table:table-cell>
          <table:table-cell table:style-name="ce5" office:value-type="string">
            <text:p>AI</text:p>
          </table:table-cell>
          <table:table-cell table:style-name="ce13" office:value-type="float" office:value="52">
            <text:p>5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/>
          <table:table-cell table:style-name="ce19" table:formula="of:=COUNTIF([.$D14:.$AC14]; 1)" office:value-type="float" office:value="0">
            <text:p>0</text:p>
          </table:table-cell>
          <table:table-cell table:style-name="ce19" table:formula="of:=COUNTIF([.$D14:.$AC14]; 2)" office:value-type="float" office:value="2">
            <text:p>2</text:p>
          </table:table-cell>
          <table:table-cell table:style-name="ce19" table:formula="of:=COUNTIF([.$D14:.$AC14]; 3)" office:value-type="float" office:value="3">
            <text:p>3</text:p>
          </table:table-cell>
          <table:table-cell table:style-name="ce19" table:formula="of:=COUNTIF([.$D14:.$AC14]; 4)" office:value-type="float" office:value="6">
            <text:p>6</text:p>
          </table:table-cell>
          <table:table-cell table:style-name="ce19" table:formula="of:=COUNTIF([.$D14:.$AC14]; 5)" office:value-type="float" office:value="3">
            <text:p>3</text:p>
          </table:table-cell>
          <table:table-cell table:style-name="ce19" table:formula="of:=COUNTIF([.$D14:.$AC14]; 6)" office:value-type="float" office:value="7">
            <text:p>7</text:p>
          </table:table-cell>
          <table:table-cell table:style-name="ce19" table:formula="of:=COUNTIF([.$D14:.$AC14]; 7)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KURT([.D14:.AC14])" office:value-type="float" office:value="-1.00777667614342">
            <text:p>-1,0077766761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E</text:p>
          </table:table-cell>
          <table:table-cell table:style-name="ce5" office:value-type="string">
            <text:p>AA</text:p>
          </table:table-cell>
          <table:table-cell table:style-name="ce13"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/>
          <table:table-cell table:style-name="ce19" table:formula="of:=COUNTIF([.$D15:.$AC15]; 1)" office:value-type="float" office:value="0">
            <text:p>0</text:p>
          </table:table-cell>
          <table:table-cell table:style-name="ce19" table:formula="of:=COUNTIF([.$D15:.$AC15]; 2)" office:value-type="float" office:value="0">
            <text:p>0</text:p>
          </table:table-cell>
          <table:table-cell table:style-name="ce19" table:formula="of:=COUNTIF([.$D15:.$AC15]; 3)" office:value-type="float" office:value="1">
            <text:p>1</text:p>
          </table:table-cell>
          <table:table-cell table:style-name="ce19" table:formula="of:=COUNTIF([.$D15:.$AC15]; 4)" office:value-type="float" office:value="5">
            <text:p>5</text:p>
          </table:table-cell>
          <table:table-cell table:style-name="ce19" table:formula="of:=COUNTIF([.$D15:.$AC15]; 5)" office:value-type="float" office:value="0">
            <text:p>0</text:p>
          </table:table-cell>
          <table:table-cell table:style-name="ce19" table:formula="of:=COUNTIF([.$D15:.$AC15]; 6)" office:value-type="float" office:value="7">
            <text:p>7</text:p>
          </table:table-cell>
          <table:table-cell table:style-name="ce19" table:formula="of:=COUNTIF([.$D15:.$AC15]; 7)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KURT([.D15:.AC15])" office:value-type="float" office:value="-0.260647737355812">
            <text:p>-0,2606477374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E</text:p>
          </table:table-cell>
          <table:table-cell table:style-name="ce5" office:value-type="string">
            <text:p>PN</text:p>
          </table:table-cell>
          <table:table-cell table:style-name="ce13" office:value-type="float" office:value="94">
            <text:p>9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16:.$AC16]; 1)" office:value-type="float" office:value="2">
            <text:p>2</text:p>
          </table:table-cell>
          <table:table-cell table:style-name="ce19" table:formula="of:=COUNTIF([.$D16:.$AC16]; 2)" office:value-type="float" office:value="1">
            <text:p>1</text:p>
          </table:table-cell>
          <table:table-cell table:style-name="ce19" table:formula="of:=COUNTIF([.$D16:.$AC16]; 3)" office:value-type="float" office:value="2">
            <text:p>2</text:p>
          </table:table-cell>
          <table:table-cell table:style-name="ce19" table:formula="of:=COUNTIF([.$D16:.$AC16]; 4)" office:value-type="float" office:value="2">
            <text:p>2</text:p>
          </table:table-cell>
          <table:table-cell table:style-name="ce19" table:formula="of:=COUNTIF([.$D16:.$AC16]; 5)" office:value-type="float" office:value="4">
            <text:p>4</text:p>
          </table:table-cell>
          <table:table-cell table:style-name="ce19" table:formula="of:=COUNTIF([.$D16:.$AC16]; 6)" office:value-type="float" office:value="5">
            <text:p>5</text:p>
          </table:table-cell>
          <table:table-cell table:style-name="ce19" table:formula="of:=COUNTIF([.$D16:.$AC16]; 7)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KURT([.D16:.AC16])" office:value-type="float" office:value="0.0703914788894062">
            <text:p>0,0703914789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E</text:p>
          </table:table-cell>
          <table:table-cell table:style-name="ce5" office:value-type="string">
            <text:p>PI</text:p>
          </table:table-cell>
          <table:table-cell table:style-name="ce13" office:value-type="float" office:value="109">
            <text:p>109</text:p>
          </table:table-cell>
          <table:table-cell table:number-columns-repeated="4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/>
          <table:table-cell table:style-name="ce19" table:formula="of:=COUNTIF([.$D17:.$AC17]; 1)" office:value-type="float" office:value="0">
            <text:p>0</text:p>
          </table:table-cell>
          <table:table-cell table:style-name="ce19" table:formula="of:=COUNTIF([.$D17:.$AC17]; 2)" office:value-type="float" office:value="2">
            <text:p>2</text:p>
          </table:table-cell>
          <table:table-cell table:style-name="ce19" table:formula="of:=COUNTIF([.$D17:.$AC17]; 3)" office:value-type="float" office:value="0">
            <text:p>0</text:p>
          </table:table-cell>
          <table:table-cell table:style-name="ce19" table:formula="of:=COUNTIF([.$D17:.$AC17]; 4)" office:value-type="float" office:value="1">
            <text:p>1</text:p>
          </table:table-cell>
          <table:table-cell table:style-name="ce19" table:formula="of:=COUNTIF([.$D17:.$AC17]; 5)" office:value-type="float" office:value="4">
            <text:p>4</text:p>
          </table:table-cell>
          <table:table-cell table:style-name="ce19" table:formula="of:=COUNTIF([.$D17:.$AC17]; 6)" office:value-type="float" office:value="1">
            <text:p>1</text:p>
          </table:table-cell>
          <table:table-cell table:style-name="ce19" table:formula="of:=COUNTIF([.$D17:.$AC17]; 7)"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KURT([.D17:.AC17])" office:value-type="float" office:value="2.7174088826541">
            <text:p>2,7174088827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M</text:p>
          </table:table-cell>
          <table:table-cell table:style-name="ce7" office:value-type="string">
            <text:p>PA</text:p>
          </table:table-cell>
          <table:table-cell table:style-name="ce12" office:value-type="float" office:value="9">
            <text:p>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19" table:formula="of:=COUNTIF([.$D18:.$AC18]; 1)" office:value-type="float" office:value="11">
            <text:p>11</text:p>
          </table:table-cell>
          <table:table-cell table:style-name="ce19" table:formula="of:=COUNTIF([.$D18:.$AC18]; 2)" office:value-type="float" office:value="9">
            <text:p>9</text:p>
          </table:table-cell>
          <table:table-cell table:style-name="ce19" table:formula="of:=COUNTIF([.$D18:.$AC18]; 3)" office:value-type="float" office:value="4">
            <text:p>4</text:p>
          </table:table-cell>
          <table:table-cell table:style-name="ce19" table:formula="of:=COUNTIF([.$D18:.$AC18]; 4)" office:value-type="float" office:value="2">
            <text:p>2</text:p>
          </table:table-cell>
          <table:table-cell table:style-name="ce19" table:formula="of:=COUNTIF([.$D18:.$AC18]; 5)" office:value-type="float" office:value="0">
            <text:p>0</text:p>
          </table:table-cell>
          <table:table-cell table:style-name="ce19" table:formula="of:=COUNTIF([.$D18:.$AC18]; 6)" office:value-type="float" office:value="0">
            <text:p>0</text:p>
          </table:table-cell>
          <table:table-cell table:style-name="ce19" table:formula="of:=COUNTIF([.$D18:.$AC18]; 7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KURT([.D18:.AC18])" office:value-type="float" office:value="-0.114698459729527">
            <text:p>-0,1146984597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A</text:p>
          </table:table-cell>
          <table:table-cell table:style-name="ce13" office:value-type="float" office:value="28">
            <text:p>28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COUNTIF([.$D19:.$AC19]; 1)" office:value-type="float" office:value="0">
            <text:p>0</text:p>
          </table:table-cell>
          <table:table-cell table:style-name="ce19" table:formula="of:=COUNTIF([.$D19:.$AC19]; 2)" office:value-type="float" office:value="0">
            <text:p>0</text:p>
          </table:table-cell>
          <table:table-cell table:style-name="ce19" table:formula="of:=COUNTIF([.$D19:.$AC19]; 3)" office:value-type="float" office:value="1">
            <text:p>1</text:p>
          </table:table-cell>
          <table:table-cell table:style-name="ce19" table:formula="of:=COUNTIF([.$D19:.$AC19]; 4)" office:value-type="float" office:value="1">
            <text:p>1</text:p>
          </table:table-cell>
          <table:table-cell table:style-name="ce19" table:formula="of:=COUNTIF([.$D19:.$AC19]; 5)" office:value-type="float" office:value="5">
            <text:p>5</text:p>
          </table:table-cell>
          <table:table-cell table:style-name="ce19" table:formula="of:=COUNTIF([.$D19:.$AC19]; 6)" office:value-type="float" office:value="3">
            <text:p>3</text:p>
          </table:table-cell>
          <table:table-cell table:style-name="ce19" table:formula="of:=COUNTIF([.$D19:.$AC19]; 7)"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KURT([.D19:.AC19])" office:value-type="float" office:value="1.11022823571749">
            <text:p>1,1102282357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N</text:p>
          </table:table-cell>
          <table:table-cell table:style-name="ce13"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20:.$AC20]; 1)" office:value-type="float" office:value="1">
            <text:p>1</text:p>
          </table:table-cell>
          <table:table-cell table:style-name="ce19" table:formula="of:=COUNTIF([.$D20:.$AC20]; 2)" office:value-type="float" office:value="2">
            <text:p>2</text:p>
          </table:table-cell>
          <table:table-cell table:style-name="ce19" table:formula="of:=COUNTIF([.$D20:.$AC20]; 3)" office:value-type="float" office:value="2">
            <text:p>2</text:p>
          </table:table-cell>
          <table:table-cell table:style-name="ce19" table:formula="of:=COUNTIF([.$D20:.$AC20]; 4)" office:value-type="float" office:value="4">
            <text:p>4</text:p>
          </table:table-cell>
          <table:table-cell table:style-name="ce19" table:formula="of:=COUNTIF([.$D20:.$AC20]; 5)" office:value-type="float" office:value="4">
            <text:p>4</text:p>
          </table:table-cell>
          <table:table-cell table:style-name="ce19" table:formula="of:=COUNTIF([.$D20:.$AC20]; 6)" office:value-type="float" office:value="3">
            <text:p>3</text:p>
          </table:table-cell>
          <table:table-cell table:style-name="ce19" table:formula="of:=COUNTIF([.$D20:.$AC20]; 7)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KURT([.D20:.AC20])" office:value-type="float" office:value="-0.61170419137966">
            <text:p>-0,6117041914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I</text:p>
          </table:table-cell>
          <table:table-cell table:style-name="ce13"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21:.$AC21]; 1)" office:value-type="float" office:value="2">
            <text:p>2</text:p>
          </table:table-cell>
          <table:table-cell table:style-name="ce19" table:formula="of:=COUNTIF([.$D21:.$AC21]; 2)" office:value-type="float" office:value="4">
            <text:p>4</text:p>
          </table:table-cell>
          <table:table-cell table:style-name="ce19" table:formula="of:=COUNTIF([.$D21:.$AC21]; 3)" office:value-type="float" office:value="3">
            <text:p>3</text:p>
          </table:table-cell>
          <table:table-cell table:style-name="ce19" table:formula="of:=COUNTIF([.$D21:.$AC21]; 4)" office:value-type="float" office:value="4">
            <text:p>4</text:p>
          </table:table-cell>
          <table:table-cell table:style-name="ce19" table:formula="of:=COUNTIF([.$D21:.$AC21]; 5)" office:value-type="float" office:value="3">
            <text:p>3</text:p>
          </table:table-cell>
          <table:table-cell table:style-name="ce19" table:formula="of:=COUNTIF([.$D21:.$AC21]; 6)" office:value-type="float" office:value="4">
            <text:p>4</text:p>
          </table:table-cell>
          <table:table-cell table:style-name="ce19" table:formula="of:=COUNTIF([.$D21:.$AC21]; 7)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KURT([.D21:.AC21])" office:value-type="float" office:value="-1.29993802776948">
            <text:p>-1,2999380278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I</text:p>
          </table:table-cell>
          <table:table-cell table:style-name="ce13" office:value-type="float" office:value="99">
            <text:p>99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table:formula="of:=COUNTIF([.$D22:.$AC22]; 1)" office:value-type="float" office:value="1">
            <text:p>1</text:p>
          </table:table-cell>
          <table:table-cell table:style-name="ce19" table:formula="of:=COUNTIF([.$D22:.$AC22]; 2)" office:value-type="float" office:value="1">
            <text:p>1</text:p>
          </table:table-cell>
          <table:table-cell table:style-name="ce19" table:formula="of:=COUNTIF([.$D22:.$AC22]; 3)" office:value-type="float" office:value="2">
            <text:p>2</text:p>
          </table:table-cell>
          <table:table-cell table:style-name="ce19" table:formula="of:=COUNTIF([.$D22:.$AC22]; 4)" office:value-type="float" office:value="2">
            <text:p>2</text:p>
          </table:table-cell>
          <table:table-cell table:style-name="ce19" table:formula="of:=COUNTIF([.$D22:.$AC22]; 5)" office:value-type="float" office:value="2">
            <text:p>2</text:p>
          </table:table-cell>
          <table:table-cell table:style-name="ce19" table:formula="of:=COUNTIF([.$D22:.$AC22]; 6)" office:value-type="float" office:value="6">
            <text:p>6</text:p>
          </table:table-cell>
          <table:table-cell table:style-name="ce19" table:formula="of:=COUNTIF([.$D22:.$AC22]; 7)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KURT([.D22:.AC22])" office:value-type="float" office:value="0.803306494900699">
            <text:p>0,8033064949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P</text:p>
          </table:table-cell>
          <table:table-cell table:style-name="ce7" office:value-type="string">
            <text:p>PI</text:p>
          </table:table-cell>
          <table:table-cell table:style-name="ce12" office:value-type="float" office:value="19">
            <text:p>19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number-columns-repeated="3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number-columns-repeated="7"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number-columns-repeated="3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19" table:formula="of:=COUNTIF([.$D23:.$AC23]; 1)" office:value-type="float" office:value="0">
            <text:p>0</text:p>
          </table:table-cell>
          <table:table-cell table:style-name="ce19" table:formula="of:=COUNTIF([.$D23:.$AC23]; 2)" office:value-type="float" office:value="0">
            <text:p>0</text:p>
          </table:table-cell>
          <table:table-cell table:style-name="ce19" table:formula="of:=COUNTIF([.$D23:.$AC23]; 3)" office:value-type="float" office:value="0">
            <text:p>0</text:p>
          </table:table-cell>
          <table:table-cell table:style-name="ce19" table:formula="of:=COUNTIF([.$D23:.$AC23]; 4)" office:value-type="float" office:value="0">
            <text:p>0</text:p>
          </table:table-cell>
          <table:table-cell table:style-name="ce19" table:formula="of:=COUNTIF([.$D23:.$AC23]; 5)" office:value-type="float" office:value="1">
            <text:p>1</text:p>
          </table:table-cell>
          <table:table-cell table:style-name="ce19" table:formula="of:=COUNTIF([.$D23:.$AC23]; 6)" office:value-type="float" office:value="6">
            <text:p>6</text:p>
          </table:table-cell>
          <table:table-cell table:style-name="ce19" table:formula="of:=COUNTIF([.$D23:.$AC23]; 7)"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KURT([.D23:.AC23])" office:value-type="float" office:value="2.05835883599226">
            <text:p>2,058358836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PN</text:p>
          </table:table-cell>
          <table:table-cell table:style-name="ce13" office:value-type="float" office:value="39">
            <text:p>39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7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style-name="ce19" table:formula="of:=COUNTIF([.$D24:.$AC24]; 1)" office:value-type="float" office:value="0">
            <text:p>0</text:p>
          </table:table-cell>
          <table:table-cell table:style-name="ce19" table:formula="of:=COUNTIF([.$D24:.$AC24]; 2)" office:value-type="float" office:value="2">
            <text:p>2</text:p>
          </table:table-cell>
          <table:table-cell table:style-name="ce19" table:formula="of:=COUNTIF([.$D24:.$AC24]; 3)" office:value-type="float" office:value="2">
            <text:p>2</text:p>
          </table:table-cell>
          <table:table-cell table:style-name="ce19" table:formula="of:=COUNTIF([.$D24:.$AC24]; 4)" office:value-type="float" office:value="0">
            <text:p>0</text:p>
          </table:table-cell>
          <table:table-cell table:style-name="ce19" table:formula="of:=COUNTIF([.$D24:.$AC24]; 5)" office:value-type="float" office:value="4">
            <text:p>4</text:p>
          </table:table-cell>
          <table:table-cell table:style-name="ce19" table:formula="of:=COUNTIF([.$D24:.$AC24]; 6)" office:value-type="float" office:value="2">
            <text:p>2</text:p>
          </table:table-cell>
          <table:table-cell table:style-name="ce19" table:formula="of:=COUNTIF([.$D24:.$AC24]; 7)"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KURT([.D24:.AC24])" office:value-type="float" office:value="0.801399454676012">
            <text:p>0,8013994547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AA</text:p>
          </table:table-cell>
          <table:table-cell table:style-name="ce13" office:value-type="float" office:value="67">
            <text:p>67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style-name="ce19" table:formula="of:=COUNTIF([.$D25:.$AC25]; 1)" office:value-type="float" office:value="1">
            <text:p>1</text:p>
          </table:table-cell>
          <table:table-cell table:style-name="ce19" table:formula="of:=COUNTIF([.$D25:.$AC25]; 2)" office:value-type="float" office:value="3">
            <text:p>3</text:p>
          </table:table-cell>
          <table:table-cell table:style-name="ce19" table:formula="of:=COUNTIF([.$D25:.$AC25]; 3)" office:value-type="float" office:value="2">
            <text:p>2</text:p>
          </table:table-cell>
          <table:table-cell table:style-name="ce19" table:formula="of:=COUNTIF([.$D25:.$AC25]; 4)" office:value-type="float" office:value="3">
            <text:p>3</text:p>
          </table:table-cell>
          <table:table-cell table:style-name="ce19" table:formula="of:=COUNTIF([.$D25:.$AC25]; 5)" office:value-type="float" office:value="1">
            <text:p>1</text:p>
          </table:table-cell>
          <table:table-cell table:style-name="ce19" table:formula="of:=COUNTIF([.$D25:.$AC25]; 6)" office:value-type="float" office:value="6">
            <text:p>6</text:p>
          </table:table-cell>
          <table:table-cell table:style-name="ce19" table:formula="of:=COUNTIF([.$D25:.$AC25]; 7)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KURT([.D25:.AC25])" office:value-type="float" office:value="-0.769136663180695">
            <text:p>-0,7691366632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PA</text:p>
          </table:table-cell>
          <table:table-cell table:style-name="ce13" office:value-type="float" office:value="79">
            <text:p>79</text:p>
          </table:table-cell>
          <table:table-cell table:number-columns-repeated="5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5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/>
          <table:table-cell table:style-name="ce19" table:formula="of:=COUNTIF([.$D26:.$AC26]; 1)" office:value-type="float" office:value="1">
            <text:p>1</text:p>
          </table:table-cell>
          <table:table-cell table:style-name="ce19" table:formula="of:=COUNTIF([.$D26:.$AC26]; 2)" office:value-type="float" office:value="0">
            <text:p>0</text:p>
          </table:table-cell>
          <table:table-cell table:style-name="ce19" table:formula="of:=COUNTIF([.$D26:.$AC26]; 3)" office:value-type="float" office:value="1">
            <text:p>1</text:p>
          </table:table-cell>
          <table:table-cell table:style-name="ce19" table:formula="of:=COUNTIF([.$D26:.$AC26]; 4)" office:value-type="float" office:value="0">
            <text:p>0</text:p>
          </table:table-cell>
          <table:table-cell table:style-name="ce19" table:formula="of:=COUNTIF([.$D26:.$AC26]; 5)" office:value-type="float" office:value="3">
            <text:p>3</text:p>
          </table:table-cell>
          <table:table-cell table:style-name="ce19" table:formula="of:=COUNTIF([.$D26:.$AC26]; 6)" office:value-type="float" office:value="3">
            <text:p>3</text:p>
          </table:table-cell>
          <table:table-cell table:style-name="ce19" table:formula="of:=COUNTIF([.$D26:.$AC26]; 7)"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KURT([.D26:.AC26])" office:value-type="float" office:value="6.72365204433278">
            <text:p>6,7236520443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AI</text:p>
          </table:table-cell>
          <table:table-cell table:style-name="ce13" office:value-type="float" office:value="117">
            <text:p>117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table:formula="of:=COUNTIF([.$D27:.$AC27]; 1)" office:value-type="float" office:value="1">
            <text:p>1</text:p>
          </table:table-cell>
          <table:table-cell table:style-name="ce19" table:formula="of:=COUNTIF([.$D27:.$AC27]; 2)" office:value-type="float" office:value="2">
            <text:p>2</text:p>
          </table:table-cell>
          <table:table-cell table:style-name="ce19" table:formula="of:=COUNTIF([.$D27:.$AC27]; 3)" office:value-type="float" office:value="1">
            <text:p>1</text:p>
          </table:table-cell>
          <table:table-cell table:style-name="ce19" table:formula="of:=COUNTIF([.$D27:.$AC27]; 4)" office:value-type="float" office:value="2">
            <text:p>2</text:p>
          </table:table-cell>
          <table:table-cell table:style-name="ce19" table:formula="of:=COUNTIF([.$D27:.$AC27]; 5)" office:value-type="float" office:value="4">
            <text:p>4</text:p>
          </table:table-cell>
          <table:table-cell table:style-name="ce19" table:formula="of:=COUNTIF([.$D27:.$AC27]; 6)" office:value-type="float" office:value="5">
            <text:p>5</text:p>
          </table:table-cell>
          <table:table-cell table:style-name="ce19" table:formula="of:=COUNTIF([.$D27:.$AC27]; 7)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KURT([.D27:.AC27])" office:value-type="float" office:value="0.413223140495867">
            <text:p>0,4132231405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S</text:p>
          </table:table-cell>
          <table:table-cell table:style-name="ce7" office:value-type="string">
            <text:p>AI</text:p>
          </table:table-cell>
          <table:table-cell table:style-name="ce12" office:value-type="float" office:value="7">
            <text:p>7</text:p>
          </table:table-cell>
          <table:table-cell table:number-columns-repeated="2"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8"/>
          <table:table-cell table:style-name="ce19" table:formula="of:=COUNTIF([.$D28:.$AC28]; 1)" office:value-type="float" office:value="1">
            <text:p>1</text:p>
          </table:table-cell>
          <table:table-cell table:style-name="ce19" table:formula="of:=COUNTIF([.$D28:.$AC28]; 2)" office:value-type="float" office:value="3">
            <text:p>3</text:p>
          </table:table-cell>
          <table:table-cell table:style-name="ce19" table:formula="of:=COUNTIF([.$D28:.$AC28]; 3)" office:value-type="float" office:value="1">
            <text:p>1</text:p>
          </table:table-cell>
          <table:table-cell table:style-name="ce19" table:formula="of:=COUNTIF([.$D28:.$AC28]; 4)" office:value-type="float" office:value="4">
            <text:p>4</text:p>
          </table:table-cell>
          <table:table-cell table:style-name="ce19" table:formula="of:=COUNTIF([.$D28:.$AC28]; 5)" office:value-type="float" office:value="3">
            <text:p>3</text:p>
          </table:table-cell>
          <table:table-cell table:style-name="ce19" table:formula="of:=COUNTIF([.$D28:.$AC28]; 6)" office:value-type="float" office:value="5">
            <text:p>5</text:p>
          </table:table-cell>
          <table:table-cell table:style-name="ce19" table:formula="of:=COUNTIF([.$D28:.$AC28]; 7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KURT([.D28:.AC28])" office:value-type="float" office:value="-0.616611603518717">
            <text:p>-0,6166116035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I</text:p>
          </table:table-cell>
          <table:table-cell table:style-name="ce13" office:value-type="float" office:value="45">
            <text:p>45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19" table:formula="of:=COUNTIF([.$D29:.$AC29]; 1)" office:value-type="float" office:value="0">
            <text:p>0</text:p>
          </table:table-cell>
          <table:table-cell table:style-name="ce19" table:formula="of:=COUNTIF([.$D29:.$AC29]; 2)" office:value-type="float" office:value="0">
            <text:p>0</text:p>
          </table:table-cell>
          <table:table-cell table:style-name="ce19" table:formula="of:=COUNTIF([.$D29:.$AC29]; 3)" office:value-type="float" office:value="5">
            <text:p>5</text:p>
          </table:table-cell>
          <table:table-cell table:style-name="ce19" table:formula="of:=COUNTIF([.$D29:.$AC29]; 4)" office:value-type="float" office:value="2">
            <text:p>2</text:p>
          </table:table-cell>
          <table:table-cell table:style-name="ce19" table:formula="of:=COUNTIF([.$D29:.$AC29]; 5)" office:value-type="float" office:value="2">
            <text:p>2</text:p>
          </table:table-cell>
          <table:table-cell table:style-name="ce19" table:formula="of:=COUNTIF([.$D29:.$AC29]; 6)" office:value-type="float" office:value="1">
            <text:p>1</text:p>
          </table:table-cell>
          <table:table-cell table:style-name="ce19" table:formula="of:=COUNTIF([.$D29:.$AC29]; 7)"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KURT([.D29:.AC29])" office:value-type="float" office:value="-1.02934427713257">
            <text:p>-1,0293442771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N</text:p>
          </table:table-cell>
          <table:table-cell table:style-name="ce13" office:value-type="float" office:value="58">
            <text:p>58</text:p>
          </table:table-cell>
          <table:table-cell table:number-columns-repeated="3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style-name="ce19" table:formula="of:=COUNTIF([.$D30:.$AC30]; 1)" office:value-type="float" office:value="1">
            <text:p>1</text:p>
          </table:table-cell>
          <table:table-cell table:style-name="ce19" table:formula="of:=COUNTIF([.$D30:.$AC30]; 2)" office:value-type="float" office:value="0">
            <text:p>0</text:p>
          </table:table-cell>
          <table:table-cell table:style-name="ce19" table:formula="of:=COUNTIF([.$D30:.$AC30]; 3)" office:value-type="float" office:value="0">
            <text:p>0</text:p>
          </table:table-cell>
          <table:table-cell table:style-name="ce19" table:formula="of:=COUNTIF([.$D30:.$AC30]; 4)" office:value-type="float" office:value="0">
            <text:p>0</text:p>
          </table:table-cell>
          <table:table-cell table:style-name="ce19" table:formula="of:=COUNTIF([.$D30:.$AC30]; 5)" office:value-type="float" office:value="2">
            <text:p>2</text:p>
          </table:table-cell>
          <table:table-cell table:style-name="ce19" table:formula="of:=COUNTIF([.$D30:.$AC30]; 6)" office:value-type="float" office:value="4">
            <text:p>4</text:p>
          </table:table-cell>
          <table:table-cell table:style-name="ce19" table:formula="of:=COUNTIF([.$D30:.$AC30]; 7)"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KURT([.D30:.AC30])" office:value-type="float" office:value="14.0938160598459">
            <text:p>14,0938160598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AI</text:p>
          </table:table-cell>
          <table:table-cell table:style-name="ce13" office:value-type="float" office:value="90">
            <text:p>90</text:p>
          </table:table-cell>
          <table:table-cell table:number-columns-repeated="3" table:style-name="ce21" office:value-type="float" office:value="7">
            <text:p>7</text:p>
          </table:table-cell>
          <table:table-cell table:number-columns-repeated="3"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7">
            <text:p>7</text:p>
          </table:table-cell>
          <table:table-cell/>
          <table:table-cell table:style-name="ce19" table:formula="of:=COUNTIF([.$D31:.$AC31]; 1)" office:value-type="float" office:value="0">
            <text:p>0</text:p>
          </table:table-cell>
          <table:table-cell table:style-name="ce19" table:formula="of:=COUNTIF([.$D31:.$AC31]; 2)" office:value-type="float" office:value="0">
            <text:p>0</text:p>
          </table:table-cell>
          <table:table-cell table:style-name="ce19" table:formula="of:=COUNTIF([.$D31:.$AC31]; 3)" office:value-type="float" office:value="2">
            <text:p>2</text:p>
          </table:table-cell>
          <table:table-cell table:style-name="ce19" table:formula="of:=COUNTIF([.$D31:.$AC31]; 4)" office:value-type="float" office:value="1">
            <text:p>1</text:p>
          </table:table-cell>
          <table:table-cell table:style-name="ce19" table:formula="of:=COUNTIF([.$D31:.$AC31]; 5)" office:value-type="float" office:value="1">
            <text:p>1</text:p>
          </table:table-cell>
          <table:table-cell table:style-name="ce19" table:formula="of:=COUNTIF([.$D31:.$AC31]; 6)" office:value-type="float" office:value="5">
            <text:p>5</text:p>
          </table:table-cell>
          <table:table-cell table:style-name="ce19" table:formula="of:=COUNTIF([.$D31:.$AC31]; 7)"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KURT([.D31:.AC31])" office:value-type="float" office:value="2.79975378433801">
            <text:p>2,7997537843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A</text:p>
          </table:table-cell>
          <table:table-cell table:style-name="ce13"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/>
          <table:table-cell table:style-name="ce19" table:formula="of:=COUNTIF([.$D32:.$AC32]; 1)" office:value-type="float" office:value="2">
            <text:p>2</text:p>
          </table:table-cell>
          <table:table-cell table:style-name="ce19" table:formula="of:=COUNTIF([.$D32:.$AC32]; 2)" office:value-type="float" office:value="0">
            <text:p>0</text:p>
          </table:table-cell>
          <table:table-cell table:style-name="ce19" table:formula="of:=COUNTIF([.$D32:.$AC32]; 3)" office:value-type="float" office:value="4">
            <text:p>4</text:p>
          </table:table-cell>
          <table:table-cell table:style-name="ce19" table:formula="of:=COUNTIF([.$D32:.$AC32]; 4)" office:value-type="float" office:value="4">
            <text:p>4</text:p>
          </table:table-cell>
          <table:table-cell table:style-name="ce19" table:formula="of:=COUNTIF([.$D32:.$AC32]; 5)" office:value-type="float" office:value="3">
            <text:p>3</text:p>
          </table:table-cell>
          <table:table-cell table:style-name="ce19" table:formula="of:=COUNTIF([.$D32:.$AC32]; 6)" office:value-type="float" office:value="2">
            <text:p>2</text:p>
          </table:table-cell>
          <table:table-cell table:style-name="ce19" table:formula="of:=COUNTIF([.$D32:.$AC32]; 7)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KURT([.D32:.AC32])" office:value-type="float" office:value="-0.656437899847948">
            <text:p>-0,6564378998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T</text:p>
          </table:table-cell>
          <table:table-cell table:style-name="ce7" office:value-type="string">
            <text:p>PI</text:p>
          </table:table-cell>
          <table:table-cell table:style-name="ce12" office:value-type="float" office:value="22">
            <text:p>22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19" table:formula="of:=COUNTIF([.$D33:.$AC33]; 1)" office:value-type="float" office:value="0">
            <text:p>0</text:p>
          </table:table-cell>
          <table:table-cell table:style-name="ce19" table:formula="of:=COUNTIF([.$D33:.$AC33]; 2)" office:value-type="float" office:value="0">
            <text:p>0</text:p>
          </table:table-cell>
          <table:table-cell table:style-name="ce19" table:formula="of:=COUNTIF([.$D33:.$AC33]; 3)" office:value-type="float" office:value="2">
            <text:p>2</text:p>
          </table:table-cell>
          <table:table-cell table:style-name="ce19" table:formula="of:=COUNTIF([.$D33:.$AC33]; 4)" office:value-type="float" office:value="4">
            <text:p>4</text:p>
          </table:table-cell>
          <table:table-cell table:style-name="ce19" table:formula="of:=COUNTIF([.$D33:.$AC33]; 5)" office:value-type="float" office:value="5">
            <text:p>5</text:p>
          </table:table-cell>
          <table:table-cell table:style-name="ce19" table:formula="of:=COUNTIF([.$D33:.$AC33]; 6)" office:value-type="float" office:value="3">
            <text:p>3</text:p>
          </table:table-cell>
          <table:table-cell table:style-name="ce19" table:formula="of:=COUNTIF([.$D33:.$AC33]; 7)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KURT([.D33:.AC33])" office:value-type="float" office:value="-1.028443747231">
            <text:p>-1,0284437472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T</text:p>
          </table:table-cell>
          <table:table-cell table:style-name="ce5" office:value-type="string">
            <text:p>AA</text:p>
          </table:table-cell>
          <table:table-cell table:style-name="ce13" office:value-type="float" office:value="43">
            <text:p>4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34:.$AC34]; 1)" office:value-type="float" office:value="1">
            <text:p>1</text:p>
          </table:table-cell>
          <table:table-cell table:style-name="ce19" table:formula="of:=COUNTIF([.$D34:.$AC34]; 2)" office:value-type="float" office:value="2">
            <text:p>2</text:p>
          </table:table-cell>
          <table:table-cell table:style-name="ce19" table:formula="of:=COUNTIF([.$D34:.$AC34]; 3)" office:value-type="float" office:value="3">
            <text:p>3</text:p>
          </table:table-cell>
          <table:table-cell table:style-name="ce19" table:formula="of:=COUNTIF([.$D34:.$AC34]; 4)" office:value-type="float" office:value="2">
            <text:p>2</text:p>
          </table:table-cell>
          <table:table-cell table:style-name="ce19" table:formula="of:=COUNTIF([.$D34:.$AC34]; 5)" office:value-type="float" office:value="1">
            <text:p>1</text:p>
          </table:table-cell>
          <table:table-cell table:style-name="ce19" table:formula="of:=COUNTIF([.$D34:.$AC34]; 6)" office:value-type="float" office:value="5">
            <text:p>5</text:p>
          </table:table-cell>
          <table:table-cell table:style-name="ce19" table:formula="of:=COUNTIF([.$D34:.$AC34]; 7)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KURT([.D34:.AC34])" office:value-type="float" office:value="-0.506869624458448">
            <text:p>-0,5068696245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T</text:p>
          </table:table-cell>
          <table:table-cell table:style-name="ce5" office:value-type="string">
            <text:p>AI</text:p>
          </table:table-cell>
          <table:table-cell table:style-name="ce13"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/>
          <table:table-cell table:style-name="ce19" table:formula="of:=COUNTIF([.$D35:.$AC35]; 1)" office:value-type="float" office:value="0">
            <text:p>0</text:p>
          </table:table-cell>
          <table:table-cell table:style-name="ce19" table:formula="of:=COUNTIF([.$D35:.$AC35]; 2)" office:value-type="float" office:value="1">
            <text:p>1</text:p>
          </table:table-cell>
          <table:table-cell table:style-name="ce19" table:formula="of:=COUNTIF([.$D35:.$AC35]; 3)" office:value-type="float" office:value="3">
            <text:p>3</text:p>
          </table:table-cell>
          <table:table-cell table:style-name="ce19" table:formula="of:=COUNTIF([.$D35:.$AC35]; 4)" office:value-type="float" office:value="2">
            <text:p>2</text:p>
          </table:table-cell>
          <table:table-cell table:style-name="ce19" table:formula="of:=COUNTIF([.$D35:.$AC35]; 5)" office:value-type="float" office:value="3">
            <text:p>3</text:p>
          </table:table-cell>
          <table:table-cell table:style-name="ce19" table:formula="of:=COUNTIF([.$D35:.$AC35]; 6)" office:value-type="float" office:value="4">
            <text:p>4</text:p>
          </table:table-cell>
          <table:table-cell table:style-name="ce19" table:formula="of:=COUNTIF([.$D35:.$AC35]; 7)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KURT([.D35:.AC35])" office:value-type="float" office:value="-0.299030423446781">
            <text:p>-0,2990304234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T</text:p>
          </table:table-cell>
          <table:table-cell table:style-name="ce5" office:value-type="string">
            <text:p>PN</text:p>
          </table:table-cell>
          <table:table-cell table:style-name="ce13" office:value-type="float" office:value="82">
            <text:p>82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/>
          <table:table-cell table:style-name="ce19" table:formula="of:=COUNTIF([.$D36:.$AC36]; 1)" office:value-type="float" office:value="0">
            <text:p>0</text:p>
          </table:table-cell>
          <table:table-cell table:style-name="ce19" table:formula="of:=COUNTIF([.$D36:.$AC36]; 2)" office:value-type="float" office:value="0">
            <text:p>0</text:p>
          </table:table-cell>
          <table:table-cell table:style-name="ce19" table:formula="of:=COUNTIF([.$D36:.$AC36]; 3)" office:value-type="float" office:value="0">
            <text:p>0</text:p>
          </table:table-cell>
          <table:table-cell table:style-name="ce19" table:formula="of:=COUNTIF([.$D36:.$AC36]; 4)" office:value-type="float" office:value="3">
            <text:p>3</text:p>
          </table:table-cell>
          <table:table-cell table:style-name="ce19" table:formula="of:=COUNTIF([.$D36:.$AC36]; 5)" office:value-type="float" office:value="2">
            <text:p>2</text:p>
          </table:table-cell>
          <table:table-cell table:style-name="ce19" table:formula="of:=COUNTIF([.$D36:.$AC36]; 6)" office:value-type="float" office:value="3">
            <text:p>3</text:p>
          </table:table-cell>
          <table:table-cell table:style-name="ce19" table:formula="of:=COUNTIF([.$D36:.$AC36]; 7)"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KURT([.D36:.AC36])" office:value-type="float" office:value="0.895256651437798">
            <text:p>0,8952566514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T</text:p>
          </table:table-cell>
          <table:table-cell table:style-name="ce5" office:value-type="string">
            <text:p>PA</text:p>
          </table:table-cell>
          <table:table-cell table:style-name="ce13" office:value-type="float" office:value="112">
            <text:p>112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style-name="ce19" table:formula="of:=COUNTIF([.$D37:.$AC37]; 1)" office:value-type="float" office:value="0">
            <text:p>0</text:p>
          </table:table-cell>
          <table:table-cell table:style-name="ce19" table:formula="of:=COUNTIF([.$D37:.$AC37]; 2)" office:value-type="float" office:value="3">
            <text:p>3</text:p>
          </table:table-cell>
          <table:table-cell table:style-name="ce19" table:formula="of:=COUNTIF([.$D37:.$AC37]; 3)" office:value-type="float" office:value="1">
            <text:p>1</text:p>
          </table:table-cell>
          <table:table-cell table:style-name="ce19" table:formula="of:=COUNTIF([.$D37:.$AC37]; 4)" office:value-type="float" office:value="2">
            <text:p>2</text:p>
          </table:table-cell>
          <table:table-cell table:style-name="ce19" table:formula="of:=COUNTIF([.$D37:.$AC37]; 5)" office:value-type="float" office:value="3">
            <text:p>3</text:p>
          </table:table-cell>
          <table:table-cell table:style-name="ce19" table:formula="of:=COUNTIF([.$D37:.$AC37]; 6)" office:value-type="float" office:value="4">
            <text:p>4</text:p>
          </table:table-cell>
          <table:table-cell table:style-name="ce19" table:formula="of:=COUNTIF([.$D37:.$AC37]; 7)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KURT([.D37:.AC37])" office:value-type="float" office:value="-0.0288423689389852">
            <text:p>-0,0288423689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U</text:p>
          </table:table-cell>
          <table:table-cell table:style-name="ce7" office:value-type="string">
            <text:p>PA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A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4" table:style-name="ce8" office:value-type="float" office:value="3">
            <text:p>3</text:p>
          </table:table-cell>
          <table:table-cell table:style-name="ce8"/>
          <table:table-cell table:style-name="ce19" table:formula="of:=COUNTIF([.$D38:.$AC38]; 1)" office:value-type="float" office:value="6">
            <text:p>6</text:p>
          </table:table-cell>
          <table:table-cell table:style-name="ce19" table:formula="of:=COUNTIF([.$D38:.$AC38]; 2)" office:value-type="float" office:value="7">
            <text:p>7</text:p>
          </table:table-cell>
          <table:table-cell table:style-name="ce19" table:formula="of:=COUNTIF([.$D38:.$AC38]; 3)" office:value-type="float" office:value="8">
            <text:p>8</text:p>
          </table:table-cell>
          <table:table-cell table:style-name="ce19" table:formula="of:=COUNTIF([.$D38:.$AC38]; 4)" office:value-type="float" office:value="2">
            <text:p>2</text:p>
          </table:table-cell>
          <table:table-cell table:style-name="ce19" table:formula="of:=COUNTIF([.$D38:.$AC38]; 5)" office:value-type="float" office:value="1">
            <text:p>1</text:p>
          </table:table-cell>
          <table:table-cell table:style-name="ce19" table:formula="of:=COUNTIF([.$D38:.$AC38]; 6)" office:value-type="float" office:value="1">
            <text:p>1</text:p>
          </table:table-cell>
          <table:table-cell table:style-name="ce19" table:formula="of:=COUNTIF([.$D38:.$AC38]; 7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KURT([.D38:.AC38])" office:value-type="float" office:value="0.907907211412137">
            <text:p>0,9079072114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I</text:p>
          </table:table-cell>
          <table:table-cell table:style-name="ce13"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/>
          <table:table-cell table:style-name="ce19" table:formula="of:=COUNTIF([.$D39:.$AC39]; 1)" office:value-type="float" office:value="4">
            <text:p>4</text:p>
          </table:table-cell>
          <table:table-cell table:style-name="ce19" table:formula="of:=COUNTIF([.$D39:.$AC39]; 2)" office:value-type="float" office:value="3">
            <text:p>3</text:p>
          </table:table-cell>
          <table:table-cell table:style-name="ce19" table:formula="of:=COUNTIF([.$D39:.$AC39]; 3)" office:value-type="float" office:value="4">
            <text:p>4</text:p>
          </table:table-cell>
          <table:table-cell table:style-name="ce19" table:formula="of:=COUNTIF([.$D39:.$AC39]; 4)" office:value-type="float" office:value="5">
            <text:p>5</text:p>
          </table:table-cell>
          <table:table-cell table:style-name="ce19" table:formula="of:=COUNTIF([.$D39:.$AC39]; 5)" office:value-type="float" office:value="3">
            <text:p>3</text:p>
          </table:table-cell>
          <table:table-cell table:style-name="ce19" table:formula="of:=COUNTIF([.$D39:.$AC39]; 6)" office:value-type="float" office:value="5">
            <text:p>5</text:p>
          </table:table-cell>
          <table:table-cell table:style-name="ce19" table:formula="of:=COUNTIF([.$D39:.$AC39]; 7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KURT([.D39:.AC39])" office:value-type="float" office:value="-1.13607285258115">
            <text:p>-1,1360728526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N</text:p>
          </table:table-cell>
          <table:table-cell table:style-name="ce13" office:value-type="float" office:value="49">
            <text:p>49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9" table:formula="of:=COUNTIF([.$D40:.$AC40]; 1)" office:value-type="float" office:value="5">
            <text:p>5</text:p>
          </table:table-cell>
          <table:table-cell table:style-name="ce19" table:formula="of:=COUNTIF([.$D40:.$AC40]; 2)" office:value-type="float" office:value="6">
            <text:p>6</text:p>
          </table:table-cell>
          <table:table-cell table:style-name="ce19" table:formula="of:=COUNTIF([.$D40:.$AC40]; 3)" office:value-type="float" office:value="6">
            <text:p>6</text:p>
          </table:table-cell>
          <table:table-cell table:style-name="ce19" table:formula="of:=COUNTIF([.$D40:.$AC40]; 4)" office:value-type="float" office:value="1">
            <text:p>1</text:p>
          </table:table-cell>
          <table:table-cell table:style-name="ce19" table:formula="of:=COUNTIF([.$D40:.$AC40]; 5)" office:value-type="float" office:value="3">
            <text:p>3</text:p>
          </table:table-cell>
          <table:table-cell table:style-name="ce19" table:formula="of:=COUNTIF([.$D40:.$AC40]; 6)" office:value-type="float" office:value="1">
            <text:p>1</text:p>
          </table:table-cell>
          <table:table-cell table:style-name="ce19" table:formula="of:=COUNTIF([.$D40:.$AC40]; 7)" office:value-type="float" office:value="4">
            <text:p>4</text:p>
          </table:table-cell>
          <table:table-cell office:value-type="string">
            <text:p>2;3</text:p>
          </table:table-cell>
          <table:table-cell table:formula="of:=KURT([.D40:.AC40])" office:value-type="float" office:value="-0.856402549986114">
            <text:p>-0,85640255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I</text:p>
          </table:table-cell>
          <table:table-cell table:style-name="ce13" office:value-type="float" office:value="69">
            <text:p>69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41:.$AC41]; 1)" office:value-type="float" office:value="6">
            <text:p>6</text:p>
          </table:table-cell>
          <table:table-cell table:style-name="ce19" table:formula="of:=COUNTIF([.$D41:.$AC41]; 2)" office:value-type="float" office:value="5">
            <text:p>5</text:p>
          </table:table-cell>
          <table:table-cell table:style-name="ce19" table:formula="of:=COUNTIF([.$D41:.$AC41]; 3)" office:value-type="float" office:value="6">
            <text:p>6</text:p>
          </table:table-cell>
          <table:table-cell table:style-name="ce19" table:formula="of:=COUNTIF([.$D41:.$AC41]; 4)" office:value-type="float" office:value="0">
            <text:p>0</text:p>
          </table:table-cell>
          <table:table-cell table:style-name="ce19" table:formula="of:=COUNTIF([.$D41:.$AC41]; 5)" office:value-type="float" office:value="2">
            <text:p>2</text:p>
          </table:table-cell>
          <table:table-cell table:style-name="ce19" table:formula="of:=COUNTIF([.$D41:.$AC41]; 6)" office:value-type="float" office:value="2">
            <text:p>2</text:p>
          </table:table-cell>
          <table:table-cell table:style-name="ce19" table:formula="of:=COUNTIF([.$D41:.$AC41]; 7)" office:value-type="float" office:value="5">
            <text:p>5</text:p>
          </table:table-cell>
          <table:table-cell office:value-type="string">
            <text:p>1;3</text:p>
          </table:table-cell>
          <table:table-cell table:formula="of:=KURT([.D41:.AC41])" office:value-type="float" office:value="-1.28139385318015">
            <text:p>-1,2813938532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A</text:p>
          </table:table-cell>
          <table:table-cell table:style-name="ce13"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9" table:formula="of:=COUNTIF([.$D42:.$AC42]; 1)" office:value-type="float" office:value="9">
            <text:p>9</text:p>
          </table:table-cell>
          <table:table-cell table:style-name="ce19" table:formula="of:=COUNTIF([.$D42:.$AC42]; 2)" office:value-type="float" office:value="5">
            <text:p>5</text:p>
          </table:table-cell>
          <table:table-cell table:style-name="ce19" table:formula="of:=COUNTIF([.$D42:.$AC42]; 3)" office:value-type="float" office:value="3">
            <text:p>3</text:p>
          </table:table-cell>
          <table:table-cell table:style-name="ce19" table:formula="of:=COUNTIF([.$D42:.$AC42]; 4)" office:value-type="float" office:value="2">
            <text:p>2</text:p>
          </table:table-cell>
          <table:table-cell table:style-name="ce19" table:formula="of:=COUNTIF([.$D42:.$AC42]; 5)" office:value-type="float" office:value="1">
            <text:p>1</text:p>
          </table:table-cell>
          <table:table-cell table:style-name="ce19" table:formula="of:=COUNTIF([.$D42:.$AC42]; 6)" office:value-type="float" office:value="2">
            <text:p>2</text:p>
          </table:table-cell>
          <table:table-cell table:style-name="ce19" table:formula="of:=COUNTIF([.$D42:.$AC42]; 7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KURT([.D42:.AC42])" office:value-type="float" office:value="-0.993497801562732">
            <text:p>-0,9934978016</text:p>
          </table:table-cell>
          <table:table-cell table:number-columns-repeated="984"/>
        </table:table-row>
        <table:table-row table:style-name="ro1">
          <table:table-cell table:style-name="ce8" table:number-columns-repeated="33"/>
          <table:table-cell table:style-name="ce31" table:number-columns-repeated="4"/>
          <table:table-cell table:number-columns-repeated="986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2_Zahlen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14" table:default-cell-style-name="ce9"/>
        <table:table-column table:style-name="co4" table:number-columns-repeated="3" table:default-cell-style-name="ce9"/>
        <table:table-column table:style-name="co7" table:number-columns-repeated="5" table:default-cell-style-name="ce9"/>
        <table:table-column table:style-name="co6" table:default-cell-style-name="ce9"/>
        <table:table-column table:style-name="co7" table:number-columns-repeated="9" table:default-cell-style-name="ce9"/>
        <table:table-column table:style-name="co8" table:default-cell-style-name="ce9"/>
        <table:table-column table:style-name="co7" table:number-columns-repeated="3" table:default-cell-style-name="ce9"/>
        <table:table-column table:style-name="co7" table:number-columns-repeated="4" table:default-cell-style-name="ce26"/>
        <table:table-column table:style-name="co15" table:default-cell-style-name="ce9"/>
        <table:table-column table:style-name="co16" table:default-cell-style-name="ce9"/>
        <table:table-column table:style-name="co8" table:number-columns-repeated="976" table:default-cell-style-name="ce9"/>
        <table:table-column table:style-name="co8" table:number-columns-repeated="8" table:default-cell-style-name="ce28"/>
        <table:table-row table:style-name="ro1">
          <table:table-cell table:style-name="ce1" table:number-columns-repeated="2"/>
          <table:table-cell table:style-name="ce10" office:value-type="string">
            <text:p>Lfd. Nr.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table:number-columns-repeated="986"/>
          <table:table-cell table:style-name="ce27" table:number-columns-repeated="5"/>
          <table:table-cell table:style-name="ce29" table:number-columns-repeated="3"/>
        </table:table-row>
        <table:table-row table:style-name="ro1">
          <table:table-cell table:style-name="ce2" office:value-type="string">
            <text:p>Verb</text:p>
          </table:table-cell>
          <table:table-cell table:style-name="ce2" office:value-type="string">
            <text:p>Satztyp</text:p>
          </table:table-cell>
          <table:table-cell table:style-name="ce11" office:value-type="string">
            <text:p>Item / Code</text:p>
          </table:table-cell>
          <table:table-cell table:number-columns-repeated="6" table:style-name="ce16" office:value-type="string">
            <text:p>B</text:p>
          </table:table-cell>
          <table:table-cell table:style-name="ce16" office:value-type="string">
            <text:p>A</text:p>
          </table:table-cell>
          <table:table-cell table:number-columns-repeated="18" table:style-name="ce16" office:value-type="string">
            <text:p>B</text:p>
          </table:table-cell>
          <table:table-cell table:style-name="ce16"/>
          <table:table-cell table:style-name="ce16" office:value-type="string">
            <text:p>1?</text:p>
          </table:table-cell>
          <table:table-cell table:style-name="ce16" office:value-type="string">
            <text:p>2?</text:p>
          </table:table-cell>
          <table:table-cell table:style-name="ce16" office:value-type="string">
            <text:p>3?</text:p>
          </table:table-cell>
          <table:table-cell table:style-name="ce16" office:value-type="string">
            <text:p>4?</text:p>
          </table:table-cell>
          <table:table-cell table:style-name="ce32" office:value-type="string">
            <text:p>5?</text:p>
          </table:table-cell>
          <table:table-cell table:style-name="ce32" office:value-type="string">
            <text:p>6?</text:p>
          </table:table-cell>
          <table:table-cell table:style-name="ce33" office:value-type="string">
            <text:p>7?</text:p>
          </table:table-cell>
          <table:table-cell table:style-name="ce33" office:value-type="string">
            <text:p>Modus</text:p>
          </table:table-cell>
          <table:table-cell table:style-name="ce33" office:value-type="string">
            <text:p>Exzess</text:p>
          </table:table-cell>
          <table:table-cell table:style-name="ce26" table:number-columns-repeated="3"/>
          <table:table-cell table:style-name="ce15" table:number-columns-repeated="973"/>
          <table:table-cell table:style-name="ce27" table:number-columns-repeated="5"/>
          <table:table-cell table:style-name="ce29" table:number-columns-repeated="3"/>
        </table:table-row>
        <table:table-row table:style-name="ro1">
          <table:table-cell table:style-name="ce7" office:value-type="string">
            <text:p>C</text:p>
          </table:table-cell>
          <table:table-cell table:style-name="ce7" office:value-type="string">
            <text:p>AA</text:p>
          </table:table-cell>
          <table:table-cell table:style-name="ce12" office:value-type="float" office:value="13">
            <text:p>1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9"/>
          <table:table-cell table:style-name="ce19" table:formula="of:=COUNTIF([.$D3:.$AB3]; 1)" office:value-type="float" office:value="4">
            <text:p>4</text:p>
          </table:table-cell>
          <table:table-cell table:style-name="ce19" table:formula="of:=COUNTIF([.$D3:.$AB3]; 2)" office:value-type="float" office:value="1">
            <text:p>1</text:p>
          </table:table-cell>
          <table:table-cell table:style-name="ce19" table:formula="of:=COUNTIF([.$D3:.$AB3]; 3)" office:value-type="float" office:value="3">
            <text:p>3</text:p>
          </table:table-cell>
          <table:table-cell table:style-name="ce19" table:formula="of:=COUNTIF([.$D3:.$AB3]; 4)" office:value-type="float" office:value="1">
            <text:p>1</text:p>
          </table:table-cell>
          <table:table-cell table:style-name="ce19" table:formula="of:=COUNTIF([.$D3:.$AB3]; 5)" office:value-type="float" office:value="3">
            <text:p>3</text:p>
          </table:table-cell>
          <table:table-cell table:style-name="ce19" table:formula="of:=COUNTIF([.$D3:.$AB3]; 6)" office:value-type="float" office:value="5">
            <text:p>5</text:p>
          </table:table-cell>
          <table:table-cell table:style-name="ce19" table:formula="of:=COUNTIF([.$D3:.$AB3]; 7)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KURT([.C3:.AB3])" office:value-type="float" office:value="1.41423809340142">
            <text:p>1,4142380934</text:p>
          </table:table-cell>
          <table:table-cell table:number-columns-repeated="5"/>
          <table:table-cell table:style-name="ce15" table:number-columns-repeated="971"/>
          <table:table-cell table:style-name="ce27" table:number-columns-repeated="8"/>
        </table:table-row>
        <table:table-row table:style-name="ro1">
          <table:table-cell table:style-name="ce7" office:value-type="string">
            <text:p>C</text:p>
          </table:table-cell>
          <table:table-cell table:style-name="ce5" office:value-type="string">
            <text:p>PN</text:p>
          </table:table-cell>
          <table:table-cell table:style-name="ce13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style-name="ce19" table:formula="of:=COUNTIF([.$D4:.$AB4]; 1)" office:value-type="float" office:value="2">
            <text:p>2</text:p>
          </table:table-cell>
          <table:table-cell table:style-name="ce19" table:formula="of:=COUNTIF([.$D4:.$AB4]; 2)" office:value-type="float" office:value="3">
            <text:p>3</text:p>
          </table:table-cell>
          <table:table-cell table:style-name="ce19" table:formula="of:=COUNTIF([.$D4:.$AB4]; 3)" office:value-type="float" office:value="7">
            <text:p>7</text:p>
          </table:table-cell>
          <table:table-cell table:style-name="ce19" table:formula="of:=COUNTIF([.$D4:.$AB4]; 4)" office:value-type="float" office:value="0">
            <text:p>0</text:p>
          </table:table-cell>
          <table:table-cell table:style-name="ce19" table:formula="of:=COUNTIF([.$D4:.$AB4]; 5)" office:value-type="float" office:value="4">
            <text:p>4</text:p>
          </table:table-cell>
          <table:table-cell table:style-name="ce19" table:formula="of:=COUNTIF([.$D4:.$AB4]; 6)" office:value-type="float" office:value="2">
            <text:p>2</text:p>
          </table:table-cell>
          <table:table-cell table:style-name="ce19" table:formula="of:=COUNTIF([.$D4:.$AB4]; 7)" office:value-type="float" office:value="7">
            <text:p>7</text:p>
          </table:table-cell>
          <table:table-cell office:value-type="string">
            <text:p>3;7</text:p>
          </table:table-cell>
          <table:table-cell table:formula="of:=KURT([.C4:.AB4])" office:value-type="float" office:value="18.1079062957481">
            <text:p>18,1079062957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C</text:p>
          </table:table-cell>
          <table:table-cell table:style-name="ce5" office:value-type="string">
            <text:p>AI</text:p>
          </table:table-cell>
          <table:table-cell table:style-name="ce13" office:value-type="float" office:value="37">
            <text:p>37</text:p>
          </table:table-cell>
          <table:table-cell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5:.$AB5]; 1)" office:value-type="float" office:value="2">
            <text:p>2</text:p>
          </table:table-cell>
          <table:table-cell table:style-name="ce19" table:formula="of:=COUNTIF([.$D5:.$AB5]; 2)" office:value-type="float" office:value="1">
            <text:p>1</text:p>
          </table:table-cell>
          <table:table-cell table:style-name="ce19" table:formula="of:=COUNTIF([.$D5:.$AB5]; 3)" office:value-type="float" office:value="2">
            <text:p>2</text:p>
          </table:table-cell>
          <table:table-cell table:style-name="ce19" table:formula="of:=COUNTIF([.$D5:.$AB5]; 4)" office:value-type="float" office:value="4">
            <text:p>4</text:p>
          </table:table-cell>
          <table:table-cell table:style-name="ce19" table:formula="of:=COUNTIF([.$D5:.$AB5]; 5)" office:value-type="float" office:value="6">
            <text:p>6</text:p>
          </table:table-cell>
          <table:table-cell table:style-name="ce19" table:formula="of:=COUNTIF([.$D5:.$AB5]; 6)" office:value-type="float" office:value="5">
            <text:p>5</text:p>
          </table:table-cell>
          <table:table-cell table:style-name="ce19" table:formula="of:=COUNTIF([.$D5:.$AB5]; 7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KURT([.C5:.AB5])" office:value-type="float" office:value="21.9598818548615">
            <text:p>21,9598818549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C</text:p>
          </table:table-cell>
          <table:table-cell table:style-name="ce5" office:value-type="string">
            <text:p>PA</text:p>
          </table:table-cell>
          <table:table-cell table:style-name="ce13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9" table:formula="of:=COUNTIF([.$D6:.$AB6]; 1)" office:value-type="float" office:value="5">
            <text:p>5</text:p>
          </table:table-cell>
          <table:table-cell table:style-name="ce19" table:formula="of:=COUNTIF([.$D6:.$AB6]; 2)" office:value-type="float" office:value="4">
            <text:p>4</text:p>
          </table:table-cell>
          <table:table-cell table:style-name="ce19" table:formula="of:=COUNTIF([.$D6:.$AB6]; 3)" office:value-type="float" office:value="5">
            <text:p>5</text:p>
          </table:table-cell>
          <table:table-cell table:style-name="ce19" table:formula="of:=COUNTIF([.$D6:.$AB6]; 4)" office:value-type="float" office:value="1">
            <text:p>1</text:p>
          </table:table-cell>
          <table:table-cell table:style-name="ce19" table:formula="of:=COUNTIF([.$D6:.$AB6]; 5)" office:value-type="float" office:value="6">
            <text:p>6</text:p>
          </table:table-cell>
          <table:table-cell table:style-name="ce19" table:formula="of:=COUNTIF([.$D6:.$AB6]; 6)" office:value-type="float" office:value="2">
            <text:p>2</text:p>
          </table:table-cell>
          <table:table-cell table:style-name="ce19" table:formula="of:=COUNTIF([.$D6:.$AB6]; 7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KURT([.C6:.AB6])" office:value-type="float" office:value="24.3178303312097">
            <text:p>24,3178303312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C</text:p>
          </table:table-cell>
          <table:table-cell table:style-name="ce5" office:value-type="string">
            <text:p>PI</text:p>
          </table:table-cell>
          <table:table-cell table:style-name="ce13" office:value-type="float" office:value="103">
            <text:p>10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style-name="ce19" table:formula="of:=COUNTIF([.$D7:.$AB7]; 1)" office:value-type="float" office:value="8">
            <text:p>8</text:p>
          </table:table-cell>
          <table:table-cell table:style-name="ce19" table:formula="of:=COUNTIF([.$D7:.$AB7]; 2)" office:value-type="float" office:value="3">
            <text:p>3</text:p>
          </table:table-cell>
          <table:table-cell table:style-name="ce19" table:formula="of:=COUNTIF([.$D7:.$AB7]; 3)" office:value-type="float" office:value="4">
            <text:p>4</text:p>
          </table:table-cell>
          <table:table-cell table:style-name="ce19" table:formula="of:=COUNTIF([.$D7:.$AB7]; 4)" office:value-type="float" office:value="1">
            <text:p>1</text:p>
          </table:table-cell>
          <table:table-cell table:style-name="ce19" table:formula="of:=COUNTIF([.$D7:.$AB7]; 5)" office:value-type="float" office:value="5">
            <text:p>5</text:p>
          </table:table-cell>
          <table:table-cell table:style-name="ce19" table:formula="of:=COUNTIF([.$D7:.$AB7]; 6)" office:value-type="float" office:value="3">
            <text:p>3</text:p>
          </table:table-cell>
          <table:table-cell table:style-name="ce19" table:formula="of:=COUNTIF([.$D7:.$AB7]; 7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KURT([.C7:.AB7])" office:value-type="float" office:value="25.4103298307007">
            <text:p>25,4103298307</text:p>
          </table:table-cell>
          <table:table-cell table:number-columns-repeated="984"/>
        </table:table-row>
        <table:table-row table:style-name="ro1">
          <table:table-cell table:style-name="ce4" office:value-type="string">
            <text:p>D</text:p>
          </table:table-cell>
          <table:table-cell table:style-name="ce4" office:value-type="string">
            <text:p>PN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number-columns-repeated="9" table:style-name="ce19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8"/>
          <table:table-cell table:style-name="ce19" table:formula="of:=COUNTIF([.$D8:.$AB8]; 1)" office:value-type="float" office:value="0">
            <text:p>0</text:p>
          </table:table-cell>
          <table:table-cell table:style-name="ce19" table:formula="of:=COUNTIF([.$D8:.$AB8]; 2)" office:value-type="float" office:value="0">
            <text:p>0</text:p>
          </table:table-cell>
          <table:table-cell table:style-name="ce19" table:formula="of:=COUNTIF([.$D8:.$AB8]; 3)" office:value-type="float" office:value="0">
            <text:p>0</text:p>
          </table:table-cell>
          <table:table-cell table:style-name="ce19" table:formula="of:=COUNTIF([.$D8:.$AB8]; 4)" office:value-type="float" office:value="3">
            <text:p>3</text:p>
          </table:table-cell>
          <table:table-cell table:style-name="ce19" table:formula="of:=COUNTIF([.$D8:.$AB8]; 5)" office:value-type="float" office:value="6">
            <text:p>6</text:p>
          </table:table-cell>
          <table:table-cell table:style-name="ce19" table:formula="of:=COUNTIF([.$D8:.$AB8]; 6)" office:value-type="float" office:value="4">
            <text:p>4</text:p>
          </table:table-cell>
          <table:table-cell table:style-name="ce19" table:formula="of:=COUNTIF([.$D8:.$AB8]; 7)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KURT([.C8:.AB8])" office:value-type="float" office:value="-1.30954680201222">
            <text:p>-1,309546802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A</text:p>
          </table:table-cell>
          <table:table-cell table:style-name="ce13"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table:formula="of:=COUNTIF([.$D9:.$AB9]; 1)" office:value-type="float" office:value="0">
            <text:p>0</text:p>
          </table:table-cell>
          <table:table-cell table:style-name="ce19" table:formula="of:=COUNTIF([.$D9:.$AB9]; 2)" office:value-type="float" office:value="3">
            <text:p>3</text:p>
          </table:table-cell>
          <table:table-cell table:style-name="ce19" table:formula="of:=COUNTIF([.$D9:.$AB9]; 3)" office:value-type="float" office:value="5">
            <text:p>5</text:p>
          </table:table-cell>
          <table:table-cell table:style-name="ce19" table:formula="of:=COUNTIF([.$D9:.$AB9]; 4)" office:value-type="float" office:value="3">
            <text:p>3</text:p>
          </table:table-cell>
          <table:table-cell table:style-name="ce19" table:formula="of:=COUNTIF([.$D9:.$AB9]; 5)" office:value-type="float" office:value="2">
            <text:p>2</text:p>
          </table:table-cell>
          <table:table-cell table:style-name="ce19" table:formula="of:=COUNTIF([.$D9:.$AB9]; 6)" office:value-type="float" office:value="4">
            <text:p>4</text:p>
          </table:table-cell>
          <table:table-cell table:style-name="ce19" table:formula="of:=COUNTIF([.$D9:.$AB9]; 7)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KURT([.C9:.AB9])" office:value-type="float" office:value="23.9505084282199">
            <text:p>23,9505084282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I</text:p>
          </table:table-cell>
          <table:table-cell table:style-name="ce13" office:value-type="float" office:value="84">
            <text:p>84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7">
            <text:p>7</text:p>
          </table:table-cell>
          <table:table-cell/>
          <table:table-cell table:style-name="ce19" table:formula="of:=COUNTIF([.$D10:.$AB10]; 1)" office:value-type="float" office:value="0">
            <text:p>0</text:p>
          </table:table-cell>
          <table:table-cell table:style-name="ce19" table:formula="of:=COUNTIF([.$D10:.$AB10]; 2)" office:value-type="float" office:value="0">
            <text:p>0</text:p>
          </table:table-cell>
          <table:table-cell table:style-name="ce19" table:formula="of:=COUNTIF([.$D10:.$AB10]; 3)" office:value-type="float" office:value="1">
            <text:p>1</text:p>
          </table:table-cell>
          <table:table-cell table:style-name="ce19" table:formula="of:=COUNTIF([.$D10:.$AB10]; 4)" office:value-type="float" office:value="0">
            <text:p>0</text:p>
          </table:table-cell>
          <table:table-cell table:style-name="ce19" table:formula="of:=COUNTIF([.$D10:.$AB10]; 5)" office:value-type="float" office:value="3">
            <text:p>3</text:p>
          </table:table-cell>
          <table:table-cell table:style-name="ce19" table:formula="of:=COUNTIF([.$D10:.$AB10]; 6)" office:value-type="float" office:value="2">
            <text:p>2</text:p>
          </table:table-cell>
          <table:table-cell table:style-name="ce19" table:formula="of:=COUNTIF([.$D10:.$AB10]; 7)"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KURT([.C10:.AB10])" office:value-type="float" office:value="25.7566234271152">
            <text:p>25,7566234271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A</text:p>
          </table:table-cell>
          <table:table-cell table:style-name="ce13"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table:formula="of:=COUNTIF([.$D11:.$AB11]; 1)" office:value-type="float" office:value="2">
            <text:p>2</text:p>
          </table:table-cell>
          <table:table-cell table:style-name="ce19" table:formula="of:=COUNTIF([.$D11:.$AB11]; 2)" office:value-type="float" office:value="1">
            <text:p>1</text:p>
          </table:table-cell>
          <table:table-cell table:style-name="ce19" table:formula="of:=COUNTIF([.$D11:.$AB11]; 3)" office:value-type="float" office:value="0">
            <text:p>0</text:p>
          </table:table-cell>
          <table:table-cell table:style-name="ce19" table:formula="of:=COUNTIF([.$D11:.$AB11]; 4)" office:value-type="float" office:value="3">
            <text:p>3</text:p>
          </table:table-cell>
          <table:table-cell table:style-name="ce19" table:formula="of:=COUNTIF([.$D11:.$AB11]; 5)" office:value-type="float" office:value="5">
            <text:p>5</text:p>
          </table:table-cell>
          <table:table-cell table:style-name="ce19" table:formula="of:=COUNTIF([.$D11:.$AB11]; 6)" office:value-type="float" office:value="1">
            <text:p>1</text:p>
          </table:table-cell>
          <table:table-cell table:style-name="ce19" table:formula="of:=COUNTIF([.$D11:.$AB11]; 7)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KURT([.C11:.AB11])" office:value-type="float" office:value="25.3566522915432">
            <text:p>25,3566522915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I</text:p>
          </table:table-cell>
          <table:table-cell table:style-name="ce13"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12:.$AB12]; 1)" office:value-type="float" office:value="0">
            <text:p>0</text:p>
          </table:table-cell>
          <table:table-cell table:style-name="ce19" table:formula="of:=COUNTIF([.$D12:.$AB12]; 2)" office:value-type="float" office:value="1">
            <text:p>1</text:p>
          </table:table-cell>
          <table:table-cell table:style-name="ce19" table:formula="of:=COUNTIF([.$D12:.$AB12]; 3)" office:value-type="float" office:value="0">
            <text:p>0</text:p>
          </table:table-cell>
          <table:table-cell table:style-name="ce19" table:formula="of:=COUNTIF([.$D12:.$AB12]; 4)" office:value-type="float" office:value="1">
            <text:p>1</text:p>
          </table:table-cell>
          <table:table-cell table:style-name="ce19" table:formula="of:=COUNTIF([.$D12:.$AB12]; 5)" office:value-type="float" office:value="3">
            <text:p>3</text:p>
          </table:table-cell>
          <table:table-cell table:style-name="ce19" table:formula="of:=COUNTIF([.$D12:.$AB12]; 6)" office:value-type="float" office:value="4">
            <text:p>4</text:p>
          </table:table-cell>
          <table:table-cell table:style-name="ce19" table:formula="of:=COUNTIF([.$D12:.$AB12]; 7)"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KURT([.C12:.AB12])" office:value-type="float" office:value="25.8072293901582">
            <text:p>25,8072293902</text:p>
          </table:table-cell>
          <table:table-cell table:style-name="Default" table:number-columns-repeated="5"/>
          <table:table-cell table:number-columns-repeated="979"/>
        </table:table-row>
        <table:table-row table:style-name="ro1">
          <table:table-cell table:style-name="ce7" office:value-type="string">
            <text:p>E</text:p>
          </table:table-cell>
          <table:table-cell table:style-name="ce7" office:value-type="string">
            <text:p>PA</text:p>
          </table:table-cell>
          <table:table-cell table:style-name="ce12" office:value-type="float" office:value="34">
            <text:p>3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19" table:formula="of:=COUNTIF([.$D13:.$AB13]; 1)" office:value-type="float" office:value="3">
            <text:p>3</text:p>
          </table:table-cell>
          <table:table-cell table:style-name="ce19" table:formula="of:=COUNTIF([.$D13:.$AB13]; 2)" office:value-type="float" office:value="2">
            <text:p>2</text:p>
          </table:table-cell>
          <table:table-cell table:style-name="ce19" table:formula="of:=COUNTIF([.$D13:.$AB13]; 3)" office:value-type="float" office:value="4">
            <text:p>4</text:p>
          </table:table-cell>
          <table:table-cell table:style-name="ce19" table:formula="of:=COUNTIF([.$D13:.$AB13]; 4)" office:value-type="float" office:value="1">
            <text:p>1</text:p>
          </table:table-cell>
          <table:table-cell table:style-name="ce19" table:formula="of:=COUNTIF([.$D13:.$AB13]; 5)" office:value-type="float" office:value="4">
            <text:p>4</text:p>
          </table:table-cell>
          <table:table-cell table:style-name="ce19" table:formula="of:=COUNTIF([.$D13:.$AB13]; 6)" office:value-type="float" office:value="5">
            <text:p>5</text:p>
          </table:table-cell>
          <table:table-cell table:style-name="ce19" table:formula="of:=COUNTIF([.$D13:.$AB13]; 7)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KURT([.C13:.AB13])" office:value-type="float" office:value="19.7030344026486">
            <text:p>19,7030344026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E</text:p>
          </table:table-cell>
          <table:table-cell table:style-name="ce5" office:value-type="string">
            <text:p>AI</text:p>
          </table:table-cell>
          <table:table-cell table:style-name="ce13"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19" table:formula="of:=COUNTIF([.$D14:.$AB14]; 1)" office:value-type="float" office:value="0">
            <text:p>0</text:p>
          </table:table-cell>
          <table:table-cell table:style-name="ce19" table:formula="of:=COUNTIF([.$D14:.$AB14]; 2)" office:value-type="float" office:value="1">
            <text:p>1</text:p>
          </table:table-cell>
          <table:table-cell table:style-name="ce19" table:formula="of:=COUNTIF([.$D14:.$AB14]; 3)" office:value-type="float" office:value="1">
            <text:p>1</text:p>
          </table:table-cell>
          <table:table-cell table:style-name="ce19" table:formula="of:=COUNTIF([.$D14:.$AB14]; 4)" office:value-type="float" office:value="1">
            <text:p>1</text:p>
          </table:table-cell>
          <table:table-cell table:style-name="ce19" table:formula="of:=COUNTIF([.$D14:.$AB14]; 5)" office:value-type="float" office:value="5">
            <text:p>5</text:p>
          </table:table-cell>
          <table:table-cell table:style-name="ce19" table:formula="of:=COUNTIF([.$D14:.$AB14]; 6)" office:value-type="float" office:value="4">
            <text:p>4</text:p>
          </table:table-cell>
          <table:table-cell table:style-name="ce19" table:formula="of:=COUNTIF([.$D14:.$AB14]; 7)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KURT([.C14:.AB14])" office:value-type="float" office:value="23.7774748643847">
            <text:p>23,7774748644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E</text:p>
          </table:table-cell>
          <table:table-cell table:style-name="ce5" office:value-type="string">
            <text:p>AA</text:p>
          </table:table-cell>
          <table:table-cell table:style-name="ce13" office:value-type="float" office:value="75">
            <text:p>75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15:.$AB15]; 1)" office:value-type="float" office:value="0">
            <text:p>0</text:p>
          </table:table-cell>
          <table:table-cell table:style-name="ce19" table:formula="of:=COUNTIF([.$D15:.$AB15]; 2)" office:value-type="float" office:value="1">
            <text:p>1</text:p>
          </table:table-cell>
          <table:table-cell table:style-name="ce19" table:formula="of:=COUNTIF([.$D15:.$AB15]; 3)" office:value-type="float" office:value="2">
            <text:p>2</text:p>
          </table:table-cell>
          <table:table-cell table:style-name="ce19" table:formula="of:=COUNTIF([.$D15:.$AB15]; 4)" office:value-type="float" office:value="1">
            <text:p>1</text:p>
          </table:table-cell>
          <table:table-cell table:style-name="ce19" table:formula="of:=COUNTIF([.$D15:.$AB15]; 5)" office:value-type="float" office:value="9">
            <text:p>9</text:p>
          </table:table-cell>
          <table:table-cell table:style-name="ce19" table:formula="of:=COUNTIF([.$D15:.$AB15]; 6)" office:value-type="float" office:value="5">
            <text:p>5</text:p>
          </table:table-cell>
          <table:table-cell table:style-name="ce19" table:formula="of:=COUNTIF([.$D15:.$AB15]; 7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KURT([.C15:.AB15])" office:value-type="float" office:value="25.4291802424609">
            <text:p>25,4291802425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E</text:p>
          </table:table-cell>
          <table:table-cell table:style-name="ce5" office:value-type="string">
            <text:p>PN</text:p>
          </table:table-cell>
          <table:table-cell table:style-name="ce13"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COUNTIF([.$D16:.$AB16]; 1)" office:value-type="float" office:value="0">
            <text:p>0</text:p>
          </table:table-cell>
          <table:table-cell table:style-name="ce19" table:formula="of:=COUNTIF([.$D16:.$AB16]; 2)" office:value-type="float" office:value="0">
            <text:p>0</text:p>
          </table:table-cell>
          <table:table-cell table:style-name="ce19" table:formula="of:=COUNTIF([.$D16:.$AB16]; 3)" office:value-type="float" office:value="0">
            <text:p>0</text:p>
          </table:table-cell>
          <table:table-cell table:style-name="ce19" table:formula="of:=COUNTIF([.$D16:.$AB16]; 4)" office:value-type="float" office:value="0">
            <text:p>0</text:p>
          </table:table-cell>
          <table:table-cell table:style-name="ce19" table:formula="of:=COUNTIF([.$D16:.$AB16]; 5)" office:value-type="float" office:value="3">
            <text:p>3</text:p>
          </table:table-cell>
          <table:table-cell table:style-name="ce19" table:formula="of:=COUNTIF([.$D16:.$AB16]; 6)" office:value-type="float" office:value="6">
            <text:p>6</text:p>
          </table:table-cell>
          <table:table-cell table:style-name="ce19" table:formula="of:=COUNTIF([.$D16:.$AB16]; 7)"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KURT([.C16:.AB16])" office:value-type="float" office:value="25.9030186529426">
            <text:p>25,9030186529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E</text:p>
          </table:table-cell>
          <table:table-cell table:style-name="ce5" office:value-type="string">
            <text:p>PI</text:p>
          </table:table-cell>
          <table:table-cell table:style-name="ce13" office:value-type="float" office:value="109">
            <text:p>10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17:.$AB17]; 1)" office:value-type="float" office:value="0">
            <text:p>0</text:p>
          </table:table-cell>
          <table:table-cell table:style-name="ce19" table:formula="of:=COUNTIF([.$D17:.$AB17]; 2)" office:value-type="float" office:value="1">
            <text:p>1</text:p>
          </table:table-cell>
          <table:table-cell table:style-name="ce19" table:formula="of:=COUNTIF([.$D17:.$AB17]; 3)" office:value-type="float" office:value="0">
            <text:p>0</text:p>
          </table:table-cell>
          <table:table-cell table:style-name="ce19" table:formula="of:=COUNTIF([.$D17:.$AB17]; 4)" office:value-type="float" office:value="0">
            <text:p>0</text:p>
          </table:table-cell>
          <table:table-cell table:style-name="ce19" table:formula="of:=COUNTIF([.$D17:.$AB17]; 5)" office:value-type="float" office:value="5">
            <text:p>5</text:p>
          </table:table-cell>
          <table:table-cell table:style-name="ce19" table:formula="of:=COUNTIF([.$D17:.$AB17]; 6)" office:value-type="float" office:value="5">
            <text:p>5</text:p>
          </table:table-cell>
          <table:table-cell table:style-name="ce19" table:formula="of:=COUNTIF([.$D17:.$AB17]; 7)"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KURT([.C17:.AB17])" office:value-type="float" office:value="25.8057011971417">
            <text:p>25,8057011971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M</text:p>
          </table:table-cell>
          <table:table-cell table:style-name="ce7" office:value-type="string">
            <text:p>PA</text:p>
          </table:table-cell>
          <table:table-cell table:style-name="ce12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19" table:formula="of:=COUNTIF([.$D18:.$AB18]; 1)" office:value-type="float" office:value="2">
            <text:p>2</text:p>
          </table:table-cell>
          <table:table-cell table:style-name="ce19" table:formula="of:=COUNTIF([.$D18:.$AB18]; 2)" office:value-type="float" office:value="5">
            <text:p>5</text:p>
          </table:table-cell>
          <table:table-cell table:style-name="ce19" table:formula="of:=COUNTIF([.$D18:.$AB18]; 3)" office:value-type="float" office:value="4">
            <text:p>4</text:p>
          </table:table-cell>
          <table:table-cell table:style-name="ce19" table:formula="of:=COUNTIF([.$D18:.$AB18]; 4)" office:value-type="float" office:value="3">
            <text:p>3</text:p>
          </table:table-cell>
          <table:table-cell table:style-name="ce19" table:formula="of:=COUNTIF([.$D18:.$AB18]; 5)" office:value-type="float" office:value="4">
            <text:p>4</text:p>
          </table:table-cell>
          <table:table-cell table:style-name="ce19" table:formula="of:=COUNTIF([.$D18:.$AB18]; 6)" office:value-type="float" office:value="2">
            <text:p>2</text:p>
          </table:table-cell>
          <table:table-cell table:style-name="ce19" table:formula="of:=COUNTIF([.$D18:.$AB18]; 7)" office:value-type="float" office:value="5">
            <text:p>5</text:p>
          </table:table-cell>
          <table:table-cell office:value-type="string">
            <text:p>2;7</text:p>
          </table:table-cell>
          <table:table-cell table:formula="of:=KURT([.C18:.AB18])" office:value-type="float" office:value="-0.904893481395819">
            <text:p>-0,9048934814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A</text:p>
          </table:table-cell>
          <table:table-cell table:style-name="ce13"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19:.$AB19]; 1)" office:value-type="float" office:value="0">
            <text:p>0</text:p>
          </table:table-cell>
          <table:table-cell table:style-name="ce19" table:formula="of:=COUNTIF([.$D19:.$AB19]; 2)" office:value-type="float" office:value="1">
            <text:p>1</text:p>
          </table:table-cell>
          <table:table-cell table:style-name="ce19" table:formula="of:=COUNTIF([.$D19:.$AB19]; 3)" office:value-type="float" office:value="1">
            <text:p>1</text:p>
          </table:table-cell>
          <table:table-cell table:style-name="ce19" table:formula="of:=COUNTIF([.$D19:.$AB19]; 4)" office:value-type="float" office:value="2">
            <text:p>2</text:p>
          </table:table-cell>
          <table:table-cell table:style-name="ce19" table:formula="of:=COUNTIF([.$D19:.$AB19]; 5)" office:value-type="float" office:value="3">
            <text:p>3</text:p>
          </table:table-cell>
          <table:table-cell table:style-name="ce19" table:formula="of:=COUNTIF([.$D19:.$AB19]; 6)" office:value-type="float" office:value="6">
            <text:p>6</text:p>
          </table:table-cell>
          <table:table-cell table:style-name="ce19" table:formula="of:=COUNTIF([.$D19:.$AB19]; 7)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KURT([.C19:.AB19])" office:value-type="float" office:value="20.9095407202384">
            <text:p>20,9095407202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N</text:p>
          </table:table-cell>
          <table:table-cell table:style-name="ce13"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7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9" table:formula="of:=COUNTIF([.$D20:.$AB20]; 1)" office:value-type="float" office:value="3">
            <text:p>3</text:p>
          </table:table-cell>
          <table:table-cell table:style-name="ce19" table:formula="of:=COUNTIF([.$D20:.$AB20]; 2)" office:value-type="float" office:value="2">
            <text:p>2</text:p>
          </table:table-cell>
          <table:table-cell table:style-name="ce19" table:formula="of:=COUNTIF([.$D20:.$AB20]; 3)" office:value-type="float" office:value="2">
            <text:p>2</text:p>
          </table:table-cell>
          <table:table-cell table:style-name="ce19" table:formula="of:=COUNTIF([.$D20:.$AB20]; 4)" office:value-type="float" office:value="6">
            <text:p>6</text:p>
          </table:table-cell>
          <table:table-cell table:style-name="ce19" table:formula="of:=COUNTIF([.$D20:.$AB20]; 5)" office:value-type="float" office:value="2">
            <text:p>2</text:p>
          </table:table-cell>
          <table:table-cell table:style-name="ce19" table:formula="of:=COUNTIF([.$D20:.$AB20]; 6)" office:value-type="float" office:value="2">
            <text:p>2</text:p>
          </table:table-cell>
          <table:table-cell table:style-name="ce19" table:formula="of:=COUNTIF([.$D20:.$AB20]; 7)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KURT([.C20:.AB20])" office:value-type="float" office:value="24.6226803612475">
            <text:p>24,6226803612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I</text:p>
          </table:table-cell>
          <table:table-cell table:style-name="ce13"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4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COUNTIF([.$D21:.$AB21]; 1)" office:value-type="float" office:value="0">
            <text:p>0</text:p>
          </table:table-cell>
          <table:table-cell table:style-name="ce19" table:formula="of:=COUNTIF([.$D21:.$AB21]; 2)" office:value-type="float" office:value="1">
            <text:p>1</text:p>
          </table:table-cell>
          <table:table-cell table:style-name="ce19" table:formula="of:=COUNTIF([.$D21:.$AB21]; 3)" office:value-type="float" office:value="0">
            <text:p>0</text:p>
          </table:table-cell>
          <table:table-cell table:style-name="ce19" table:formula="of:=COUNTIF([.$D21:.$AB21]; 4)" office:value-type="float" office:value="1">
            <text:p>1</text:p>
          </table:table-cell>
          <table:table-cell table:style-name="ce19" table:formula="of:=COUNTIF([.$D21:.$AB21]; 5)" office:value-type="float" office:value="2">
            <text:p>2</text:p>
          </table:table-cell>
          <table:table-cell table:style-name="ce19" table:formula="of:=COUNTIF([.$D21:.$AB21]; 6)" office:value-type="float" office:value="3">
            <text:p>3</text:p>
          </table:table-cell>
          <table:table-cell table:style-name="ce19" table:formula="of:=COUNTIF([.$D21:.$AB21]; 7)"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KURT([.C21:.AB21])" office:value-type="float" office:value="25.6751042886754">
            <text:p>25,6751042887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I</text:p>
          </table:table-cell>
          <table:table-cell table:style-name="ce13" office:value-type="float" office:value="99">
            <text:p>99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22:.$AB22]; 1)" office:value-type="float" office:value="0">
            <text:p>0</text:p>
          </table:table-cell>
          <table:table-cell table:style-name="ce19" table:formula="of:=COUNTIF([.$D22:.$AB22]; 2)" office:value-type="float" office:value="0">
            <text:p>0</text:p>
          </table:table-cell>
          <table:table-cell table:style-name="ce19" table:formula="of:=COUNTIF([.$D22:.$AB22]; 3)" office:value-type="float" office:value="0">
            <text:p>0</text:p>
          </table:table-cell>
          <table:table-cell table:style-name="ce19" table:formula="of:=COUNTIF([.$D22:.$AB22]; 4)" office:value-type="float" office:value="1">
            <text:p>1</text:p>
          </table:table-cell>
          <table:table-cell table:style-name="ce19" table:formula="of:=COUNTIF([.$D22:.$AB22]; 5)" office:value-type="float" office:value="4">
            <text:p>4</text:p>
          </table:table-cell>
          <table:table-cell table:style-name="ce19" table:formula="of:=COUNTIF([.$D22:.$AB22]; 6)" office:value-type="float" office:value="6">
            <text:p>6</text:p>
          </table:table-cell>
          <table:table-cell table:style-name="ce19" table:formula="of:=COUNTIF([.$D22:.$AB22]; 7)"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KURT([.C22:.AB22])" office:value-type="float" office:value="25.8629264389986">
            <text:p>25,862926439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P</text:p>
          </table:table-cell>
          <table:table-cell table:style-name="ce7" office:value-type="string">
            <text:p>PI</text:p>
          </table:table-cell>
          <table:table-cell table:style-name="ce12" office:value-type="float" office:value="19">
            <text:p>19</text:p>
          </table:table-cell>
          <table:table-cell table:number-columns-repeated="4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number-columns-repeated="10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number-columns-repeated="7" table:style-name="ce8" office:value-type="float" office:value="7">
            <text:p>7</text:p>
          </table:table-cell>
          <table:table-cell table:style-name="ce8"/>
          <table:table-cell table:style-name="ce19" table:formula="of:=COUNTIF([.$D23:.$AB23]; 1)" office:value-type="float" office:value="0">
            <text:p>0</text:p>
          </table:table-cell>
          <table:table-cell table:style-name="ce19" table:formula="of:=COUNTIF([.$D23:.$AB23]; 2)" office:value-type="float" office:value="0">
            <text:p>0</text:p>
          </table:table-cell>
          <table:table-cell table:style-name="ce19" table:formula="of:=COUNTIF([.$D23:.$AB23]; 3)" office:value-type="float" office:value="0">
            <text:p>0</text:p>
          </table:table-cell>
          <table:table-cell table:style-name="ce19" table:formula="of:=COUNTIF([.$D23:.$AB23]; 4)" office:value-type="float" office:value="0">
            <text:p>0</text:p>
          </table:table-cell>
          <table:table-cell table:style-name="ce19" table:formula="of:=COUNTIF([.$D23:.$AB23]; 5)" office:value-type="float" office:value="0">
            <text:p>0</text:p>
          </table:table-cell>
          <table:table-cell table:style-name="ce19" table:formula="of:=COUNTIF([.$D23:.$AB23]; 6)" office:value-type="float" office:value="3">
            <text:p>3</text:p>
          </table:table-cell>
          <table:table-cell table:style-name="ce19" table:formula="of:=COUNTIF([.$D23:.$AB23]; 7)"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KURT([.C23:.AB23])" office:value-type="float" office:value="24.9449527860974">
            <text:p>24,9449527861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PN</text:p>
          </table:table-cell>
          <table:table-cell table:style-name="ce13" office:value-type="float" office:value="39">
            <text:p>39</text:p>
          </table:table-cell>
          <table:table-cell table:number-columns-repeated="5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COUNTIF([.$D24:.$AB24]; 1)" office:value-type="float" office:value="0">
            <text:p>0</text:p>
          </table:table-cell>
          <table:table-cell table:style-name="ce19" table:formula="of:=COUNTIF([.$D24:.$AB24]; 2)" office:value-type="float" office:value="0">
            <text:p>0</text:p>
          </table:table-cell>
          <table:table-cell table:style-name="ce19" table:formula="of:=COUNTIF([.$D24:.$AB24]; 3)" office:value-type="float" office:value="0">
            <text:p>0</text:p>
          </table:table-cell>
          <table:table-cell table:style-name="ce19" table:formula="of:=COUNTIF([.$D24:.$AB24]; 4)" office:value-type="float" office:value="0">
            <text:p>0</text:p>
          </table:table-cell>
          <table:table-cell table:style-name="ce19" table:formula="of:=COUNTIF([.$D24:.$AB24]; 5)" office:value-type="float" office:value="2">
            <text:p>2</text:p>
          </table:table-cell>
          <table:table-cell table:style-name="ce19" table:formula="of:=COUNTIF([.$D24:.$AB24]; 6)" office:value-type="float" office:value="2">
            <text:p>2</text:p>
          </table:table-cell>
          <table:table-cell table:style-name="ce19" table:formula="of:=COUNTIF([.$D24:.$AB24]; 7)"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KURT([.C24:.AB24])" office:value-type="float" office:value="25.5077200717243">
            <text:p>25,5077200717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AA</text:p>
          </table:table-cell>
          <table:table-cell table:style-name="ce13" office:value-type="float" office:value="67">
            <text:p>67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style-name="ce19" table:formula="of:=COUNTIF([.$D25:.$AB25]; 1)" office:value-type="float" office:value="1">
            <text:p>1</text:p>
          </table:table-cell>
          <table:table-cell table:style-name="ce19" table:formula="of:=COUNTIF([.$D25:.$AB25]; 2)" office:value-type="float" office:value="0">
            <text:p>0</text:p>
          </table:table-cell>
          <table:table-cell table:style-name="ce19" table:formula="of:=COUNTIF([.$D25:.$AB25]; 3)" office:value-type="float" office:value="2">
            <text:p>2</text:p>
          </table:table-cell>
          <table:table-cell table:style-name="ce19" table:formula="of:=COUNTIF([.$D25:.$AB25]; 4)" office:value-type="float" office:value="1">
            <text:p>1</text:p>
          </table:table-cell>
          <table:table-cell table:style-name="ce19" table:formula="of:=COUNTIF([.$D25:.$AB25]; 5)" office:value-type="float" office:value="5">
            <text:p>5</text:p>
          </table:table-cell>
          <table:table-cell table:style-name="ce19" table:formula="of:=COUNTIF([.$D25:.$AB25]; 6)" office:value-type="float" office:value="5">
            <text:p>5</text:p>
          </table:table-cell>
          <table:table-cell table:style-name="ce19" table:formula="of:=COUNTIF([.$D25:.$AB25]; 7)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KURT([.C25:.AB25])" office:value-type="float" office:value="25.0399448921112">
            <text:p>25,0399448921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PA</text:p>
          </table:table-cell>
          <table:table-cell table:style-name="ce13" office:value-type="float" office:value="79">
            <text:p>79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8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float" office:value="7">
            <text:p>7</text:p>
          </table:table-cell>
          <table:table-cell/>
          <table:table-cell table:style-name="ce19" table:formula="of:=COUNTIF([.$D26:.$AB26]; 1)" office:value-type="float" office:value="0">
            <text:p>0</text:p>
          </table:table-cell>
          <table:table-cell table:style-name="ce19" table:formula="of:=COUNTIF([.$D26:.$AB26]; 2)" office:value-type="float" office:value="0">
            <text:p>0</text:p>
          </table:table-cell>
          <table:table-cell table:style-name="ce19" table:formula="of:=COUNTIF([.$D26:.$AB26]; 3)" office:value-type="float" office:value="0">
            <text:p>0</text:p>
          </table:table-cell>
          <table:table-cell table:style-name="ce19" table:formula="of:=COUNTIF([.$D26:.$AB26]; 4)" office:value-type="float" office:value="0">
            <text:p>0</text:p>
          </table:table-cell>
          <table:table-cell table:style-name="ce19" table:formula="of:=COUNTIF([.$D26:.$AB26]; 5)" office:value-type="float" office:value="0">
            <text:p>0</text:p>
          </table:table-cell>
          <table:table-cell table:style-name="ce19" table:formula="of:=COUNTIF([.$D26:.$AB26]; 6)" office:value-type="float" office:value="4">
            <text:p>4</text:p>
          </table:table-cell>
          <table:table-cell table:style-name="ce19" table:formula="of:=COUNTIF([.$D26:.$AB26]; 7)"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KURT([.C26:.AB26])" office:value-type="float" office:value="25.9608154277671">
            <text:p>25,9608154278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AI</text:p>
          </table:table-cell>
          <table:table-cell table:style-name="ce13" office:value-type="float" office:value="117">
            <text:p>117</text:p>
          </table:table-cell>
          <table:table-cell table:number-columns-repeated="14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27:.$AB27]; 1)" office:value-type="float" office:value="0">
            <text:p>0</text:p>
          </table:table-cell>
          <table:table-cell table:style-name="ce19" table:formula="of:=COUNTIF([.$D27:.$AB27]; 2)" office:value-type="float" office:value="0">
            <text:p>0</text:p>
          </table:table-cell>
          <table:table-cell table:style-name="ce19" table:formula="of:=COUNTIF([.$D27:.$AB27]; 3)" office:value-type="float" office:value="0">
            <text:p>0</text:p>
          </table:table-cell>
          <table:table-cell table:style-name="ce19" table:formula="of:=COUNTIF([.$D27:.$AB27]; 4)" office:value-type="float" office:value="0">
            <text:p>0</text:p>
          </table:table-cell>
          <table:table-cell table:style-name="ce19" table:formula="of:=COUNTIF([.$D27:.$AB27]; 5)" office:value-type="float" office:value="1">
            <text:p>1</text:p>
          </table:table-cell>
          <table:table-cell table:style-name="ce19" table:formula="of:=COUNTIF([.$D27:.$AB27]; 6)" office:value-type="float" office:value="3">
            <text:p>3</text:p>
          </table:table-cell>
          <table:table-cell table:style-name="ce19" table:formula="of:=COUNTIF([.$D27:.$AB27]; 7)"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KURT([.C27:.AB27])" office:value-type="float" office:value="25.969995096947">
            <text:p>25,9699950969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S</text:p>
          </table:table-cell>
          <table:table-cell table:style-name="ce7" office:value-type="string">
            <text:p>AI</text:p>
          </table:table-cell>
          <table:table-cell table:style-name="ce12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8"/>
          <table:table-cell table:style-name="ce19" table:formula="of:=COUNTIF([.$D28:.$AB28]; 1)" office:value-type="float" office:value="1">
            <text:p>1</text:p>
          </table:table-cell>
          <table:table-cell table:style-name="ce19" table:formula="of:=COUNTIF([.$D28:.$AB28]; 2)" office:value-type="float" office:value="2">
            <text:p>2</text:p>
          </table:table-cell>
          <table:table-cell table:style-name="ce19" table:formula="of:=COUNTIF([.$D28:.$AB28]; 3)" office:value-type="float" office:value="4">
            <text:p>4</text:p>
          </table:table-cell>
          <table:table-cell table:style-name="ce19" table:formula="of:=COUNTIF([.$D28:.$AB28]; 4)" office:value-type="float" office:value="1">
            <text:p>1</text:p>
          </table:table-cell>
          <table:table-cell table:style-name="ce19" table:formula="of:=COUNTIF([.$D28:.$AB28]; 5)" office:value-type="float" office:value="7">
            <text:p>7</text:p>
          </table:table-cell>
          <table:table-cell table:style-name="ce19" table:formula="of:=COUNTIF([.$D28:.$AB28]; 6)" office:value-type="float" office:value="4">
            <text:p>4</text:p>
          </table:table-cell>
          <table:table-cell table:style-name="ce19" table:formula="of:=COUNTIF([.$D28:.$AB28]; 7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KURT([.C28:.AB28])" office:value-type="float" office:value="-0.690994855132879">
            <text:p>-0,6909948551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I</text:p>
          </table:table-cell>
          <table:table-cell table:style-name="ce13" office:value-type="float" office:value="45">
            <text:p>4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29:.$AB29]; 1)" office:value-type="float" office:value="0">
            <text:p>0</text:p>
          </table:table-cell>
          <table:table-cell table:style-name="ce19" table:formula="of:=COUNTIF([.$D29:.$AB29]; 2)" office:value-type="float" office:value="1">
            <text:p>1</text:p>
          </table:table-cell>
          <table:table-cell table:style-name="ce19" table:formula="of:=COUNTIF([.$D29:.$AB29]; 3)" office:value-type="float" office:value="2">
            <text:p>2</text:p>
          </table:table-cell>
          <table:table-cell table:style-name="ce19" table:formula="of:=COUNTIF([.$D29:.$AB29]; 4)" office:value-type="float" office:value="1">
            <text:p>1</text:p>
          </table:table-cell>
          <table:table-cell table:style-name="ce19" table:formula="of:=COUNTIF([.$D29:.$AB29]; 5)" office:value-type="float" office:value="4">
            <text:p>4</text:p>
          </table:table-cell>
          <table:table-cell table:style-name="ce19" table:formula="of:=COUNTIF([.$D29:.$AB29]; 6)" office:value-type="float" office:value="7">
            <text:p>7</text:p>
          </table:table-cell>
          <table:table-cell table:style-name="ce19" table:formula="of:=COUNTIF([.$D29:.$AB29]; 7)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KURT([.C29:.AB29])" office:value-type="float" office:value="24.111536660206">
            <text:p>24,1115366602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N</text:p>
          </table:table-cell>
          <table:table-cell table:style-name="ce13" office:value-type="float" office:value="58">
            <text:p>58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COUNTIF([.$D30:.$AB30]; 1)" office:value-type="float" office:value="0">
            <text:p>0</text:p>
          </table:table-cell>
          <table:table-cell table:style-name="ce19" table:formula="of:=COUNTIF([.$D30:.$AB30]; 2)" office:value-type="float" office:value="2">
            <text:p>2</text:p>
          </table:table-cell>
          <table:table-cell table:style-name="ce19" table:formula="of:=COUNTIF([.$D30:.$AB30]; 3)" office:value-type="float" office:value="1">
            <text:p>1</text:p>
          </table:table-cell>
          <table:table-cell table:style-name="ce19" table:formula="of:=COUNTIF([.$D30:.$AB30]; 4)" office:value-type="float" office:value="1">
            <text:p>1</text:p>
          </table:table-cell>
          <table:table-cell table:style-name="ce19" table:formula="of:=COUNTIF([.$D30:.$AB30]; 5)" office:value-type="float" office:value="2">
            <text:p>2</text:p>
          </table:table-cell>
          <table:table-cell table:style-name="ce19" table:formula="of:=COUNTIF([.$D30:.$AB30]; 6)" office:value-type="float" office:value="3">
            <text:p>3</text:p>
          </table:table-cell>
          <table:table-cell table:style-name="ce19" table:formula="of:=COUNTIF([.$D30:.$AB30]; 7)"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KURT([.C30:.AB30])" office:value-type="float" office:value="24.6396871829121">
            <text:p>24,6396871829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AI</text:p>
          </table:table-cell>
          <table:table-cell table:style-name="ce13" office:value-type="float" office:value="90">
            <text:p>9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7" table:style-name="ce21" office:value-type="float" office:value="7">
            <text:p>7</text:p>
          </table:table-cell>
          <table:table-cell table:number-columns-repeated="2" table:style-name="ce21" office:value-type="float" office:value="6">
            <text:p>6</text:p>
          </table:table-cell>
          <table:table-cell table:number-columns-repeated="4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/>
          <table:table-cell table:style-name="ce19" table:formula="of:=COUNTIF([.$D31:.$AB31]; 1)" office:value-type="float" office:value="0">
            <text:p>0</text:p>
          </table:table-cell>
          <table:table-cell table:style-name="ce19" table:formula="of:=COUNTIF([.$D31:.$AB31]; 2)" office:value-type="float" office:value="0">
            <text:p>0</text:p>
          </table:table-cell>
          <table:table-cell table:style-name="ce19" table:formula="of:=COUNTIF([.$D31:.$AB31]; 3)" office:value-type="float" office:value="2">
            <text:p>2</text:p>
          </table:table-cell>
          <table:table-cell table:style-name="ce19" table:formula="of:=COUNTIF([.$D31:.$AB31]; 4)" office:value-type="float" office:value="1">
            <text:p>1</text:p>
          </table:table-cell>
          <table:table-cell table:style-name="ce19" table:formula="of:=COUNTIF([.$D31:.$AB31]; 5)" office:value-type="float" office:value="1">
            <text:p>1</text:p>
          </table:table-cell>
          <table:table-cell table:style-name="ce19" table:formula="of:=COUNTIF([.$D31:.$AB31]; 6)" office:value-type="float" office:value="6">
            <text:p>6</text:p>
          </table:table-cell>
          <table:table-cell table:style-name="ce19" table:formula="of:=COUNTIF([.$D31:.$AB31]; 7)"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KURT([.C31:.AB31])" office:value-type="float" office:value="25.6863486252359">
            <text:p>25,6863486252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A</text:p>
          </table:table-cell>
          <table:table-cell table:style-name="ce13" office:value-type="float" office:value="119">
            <text:p>119</text:p>
          </table:table-cell>
          <table:table-cell office:value-type="float" office:value="2">
            <text:p>2</text:p>
          </table:table-cell>
          <table:table-cell table:number-columns-repeated="5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style-name="ce19" table:formula="of:=COUNTIF([.$D32:.$AB32]; 1)" office:value-type="float" office:value="0">
            <text:p>0</text:p>
          </table:table-cell>
          <table:table-cell table:style-name="ce19" table:formula="of:=COUNTIF([.$D32:.$AB32]; 2)" office:value-type="float" office:value="2">
            <text:p>2</text:p>
          </table:table-cell>
          <table:table-cell table:style-name="ce19" table:formula="of:=COUNTIF([.$D32:.$AB32]; 3)" office:value-type="float" office:value="1">
            <text:p>1</text:p>
          </table:table-cell>
          <table:table-cell table:style-name="ce19" table:formula="of:=COUNTIF([.$D32:.$AB32]; 4)" office:value-type="float" office:value="1">
            <text:p>1</text:p>
          </table:table-cell>
          <table:table-cell table:style-name="ce19" table:formula="of:=COUNTIF([.$D32:.$AB32]; 5)" office:value-type="float" office:value="3">
            <text:p>3</text:p>
          </table:table-cell>
          <table:table-cell table:style-name="ce19" table:formula="of:=COUNTIF([.$D32:.$AB32]; 6)" office:value-type="float" office:value="7">
            <text:p>7</text:p>
          </table:table-cell>
          <table:table-cell table:style-name="ce19" table:formula="of:=COUNTIF([.$D32:.$AB32]; 7)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KURT([.C32:.AB32])" office:value-type="float" office:value="25.7270941460101">
            <text:p>25,727094146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T</text:p>
          </table:table-cell>
          <table:table-cell table:style-name="ce7" office:value-type="string">
            <text:p>PI</text:p>
          </table:table-cell>
          <table:table-cell table:style-name="ce12" office:value-type="float" office:value="22">
            <text:p>22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15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6"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19" table:formula="of:=COUNTIF([.$D33:.$AB33]; 1)" office:value-type="float" office:value="0">
            <text:p>0</text:p>
          </table:table-cell>
          <table:table-cell table:style-name="ce19" table:formula="of:=COUNTIF([.$D33:.$AB33]; 2)" office:value-type="float" office:value="0">
            <text:p>0</text:p>
          </table:table-cell>
          <table:table-cell table:style-name="ce19" table:formula="of:=COUNTIF([.$D33:.$AB33]; 3)" office:value-type="float" office:value="1">
            <text:p>1</text:p>
          </table:table-cell>
          <table:table-cell table:style-name="ce19" table:formula="of:=COUNTIF([.$D33:.$AB33]; 4)" office:value-type="float" office:value="0">
            <text:p>0</text:p>
          </table:table-cell>
          <table:table-cell table:style-name="ce19" table:formula="of:=COUNTIF([.$D33:.$AB33]; 5)" office:value-type="float" office:value="1">
            <text:p>1</text:p>
          </table:table-cell>
          <table:table-cell table:style-name="ce19" table:formula="of:=COUNTIF([.$D33:.$AB33]; 6)" office:value-type="float" office:value="2">
            <text:p>2</text:p>
          </table:table-cell>
          <table:table-cell table:style-name="ce19" table:formula="of:=COUNTIF([.$D33:.$AB33]; 7)"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KURT([.C33:.AB33])" office:value-type="float" office:value="21.7130518039226">
            <text:p>21,7130518039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T</text:p>
          </table:table-cell>
          <table:table-cell table:style-name="ce5" office:value-type="string">
            <text:p>AA</text:p>
          </table:table-cell>
          <table:table-cell table:style-name="ce13"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style-name="ce19" table:formula="of:=COUNTIF([.$D34:.$AB34]; 1)" office:value-type="float" office:value="2">
            <text:p>2</text:p>
          </table:table-cell>
          <table:table-cell table:style-name="ce19" table:formula="of:=COUNTIF([.$D34:.$AB34]; 2)" office:value-type="float" office:value="2">
            <text:p>2</text:p>
          </table:table-cell>
          <table:table-cell table:style-name="ce19" table:formula="of:=COUNTIF([.$D34:.$AB34]; 3)" office:value-type="float" office:value="1">
            <text:p>1</text:p>
          </table:table-cell>
          <table:table-cell table:style-name="ce19" table:formula="of:=COUNTIF([.$D34:.$AB34]; 4)" office:value-type="float" office:value="4">
            <text:p>4</text:p>
          </table:table-cell>
          <table:table-cell table:style-name="ce19" table:formula="of:=COUNTIF([.$D34:.$AB34]; 5)" office:value-type="float" office:value="4">
            <text:p>4</text:p>
          </table:table-cell>
          <table:table-cell table:style-name="ce19" table:formula="of:=COUNTIF([.$D34:.$AB34]; 6)" office:value-type="float" office:value="3">
            <text:p>3</text:p>
          </table:table-cell>
          <table:table-cell table:style-name="ce19" table:formula="of:=COUNTIF([.$D34:.$AB34]; 7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KURT([.C34:.AB34])" office:value-type="float" office:value="22.3219044880103">
            <text:p>22,321904488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T</text:p>
          </table:table-cell>
          <table:table-cell table:style-name="ce5" office:value-type="string">
            <text:p>AI</text:p>
          </table:table-cell>
          <table:table-cell table:style-name="ce13"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COUNTIF([.$D35:.$AB35]; 1)" office:value-type="float" office:value="3">
            <text:p>3</text:p>
          </table:table-cell>
          <table:table-cell table:style-name="ce19" table:formula="of:=COUNTIF([.$D35:.$AB35]; 2)" office:value-type="float" office:value="1">
            <text:p>1</text:p>
          </table:table-cell>
          <table:table-cell table:style-name="ce19" table:formula="of:=COUNTIF([.$D35:.$AB35]; 3)" office:value-type="float" office:value="1">
            <text:p>1</text:p>
          </table:table-cell>
          <table:table-cell table:style-name="ce19" table:formula="of:=COUNTIF([.$D35:.$AB35]; 4)" office:value-type="float" office:value="2">
            <text:p>2</text:p>
          </table:table-cell>
          <table:table-cell table:style-name="ce19" table:formula="of:=COUNTIF([.$D35:.$AB35]; 5)" office:value-type="float" office:value="2">
            <text:p>2</text:p>
          </table:table-cell>
          <table:table-cell table:style-name="ce19" table:formula="of:=COUNTIF([.$D35:.$AB35]; 6)" office:value-type="float" office:value="6">
            <text:p>6</text:p>
          </table:table-cell>
          <table:table-cell table:style-name="ce19" table:formula="of:=COUNTIF([.$D35:.$AB35]; 7)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KURT([.C35:.AB35])" office:value-type="float" office:value="24.2079386972444">
            <text:p>24,2079386972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T</text:p>
          </table:table-cell>
          <table:table-cell table:style-name="ce5" office:value-type="string">
            <text:p>PN</text:p>
          </table:table-cell>
          <table:table-cell table:style-name="ce13" office:value-type="float" office:value="82">
            <text:p>8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COUNTIF([.$D36:.$AB36]; 1)" office:value-type="float" office:value="3">
            <text:p>3</text:p>
          </table:table-cell>
          <table:table-cell table:style-name="ce19" table:formula="of:=COUNTIF([.$D36:.$AB36]; 2)" office:value-type="float" office:value="0">
            <text:p>0</text:p>
          </table:table-cell>
          <table:table-cell table:style-name="ce19" table:formula="of:=COUNTIF([.$D36:.$AB36]; 3)" office:value-type="float" office:value="0">
            <text:p>0</text:p>
          </table:table-cell>
          <table:table-cell table:style-name="ce19" table:formula="of:=COUNTIF([.$D36:.$AB36]; 4)" office:value-type="float" office:value="2">
            <text:p>2</text:p>
          </table:table-cell>
          <table:table-cell table:style-name="ce19" table:formula="of:=COUNTIF([.$D36:.$AB36]; 5)" office:value-type="float" office:value="1">
            <text:p>1</text:p>
          </table:table-cell>
          <table:table-cell table:style-name="ce19" table:formula="of:=COUNTIF([.$D36:.$AB36]; 6)" office:value-type="float" office:value="4">
            <text:p>4</text:p>
          </table:table-cell>
          <table:table-cell table:style-name="ce19" table:formula="of:=COUNTIF([.$D36:.$AB36]; 7)"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KURT([.C36:.AB36])" office:value-type="float" office:value="25.0048201567003">
            <text:p>25,0048201567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T</text:p>
          </table:table-cell>
          <table:table-cell table:style-name="ce5" office:value-type="string">
            <text:p>PA</text:p>
          </table:table-cell>
          <table:table-cell table:style-name="ce13" office:value-type="float" office:value="112">
            <text:p>11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5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COUNTIF([.$D37:.$AB37]; 1)" office:value-type="float" office:value="0">
            <text:p>0</text:p>
          </table:table-cell>
          <table:table-cell table:style-name="ce19" table:formula="of:=COUNTIF([.$D37:.$AB37]; 2)" office:value-type="float" office:value="0">
            <text:p>0</text:p>
          </table:table-cell>
          <table:table-cell table:style-name="ce19" table:formula="of:=COUNTIF([.$D37:.$AB37]; 3)" office:value-type="float" office:value="1">
            <text:p>1</text:p>
          </table:table-cell>
          <table:table-cell table:style-name="ce19" table:formula="of:=COUNTIF([.$D37:.$AB37]; 4)" office:value-type="float" office:value="1">
            <text:p>1</text:p>
          </table:table-cell>
          <table:table-cell table:style-name="ce19" table:formula="of:=COUNTIF([.$D37:.$AB37]; 5)" office:value-type="float" office:value="1">
            <text:p>1</text:p>
          </table:table-cell>
          <table:table-cell table:style-name="ce19" table:formula="of:=COUNTIF([.$D37:.$AB37]; 6)" office:value-type="float" office:value="4">
            <text:p>4</text:p>
          </table:table-cell>
          <table:table-cell table:style-name="ce19" table:formula="of:=COUNTIF([.$D37:.$AB37]; 7)"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KURT([.C37:.AB37])" office:value-type="float" office:value="25.8574612268118">
            <text:p>25,8574612268</text:p>
          </table:table-cell>
          <table:table-cell table:number-columns-repeated="984"/>
        </table:table-row>
        <table:table-row table:style-name="ro1">
          <table:table-cell table:style-name="ce7" office:value-type="string">
            <text:p>U</text:p>
          </table:table-cell>
          <table:table-cell table:style-name="ce7" office:value-type="string">
            <text:p>PA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19" table:formula="of:=COUNTIF([.$D38:.$AB38]; 1)" office:value-type="float" office:value="3">
            <text:p>3</text:p>
          </table:table-cell>
          <table:table-cell table:style-name="ce19" table:formula="of:=COUNTIF([.$D38:.$AB38]; 2)" office:value-type="float" office:value="3">
            <text:p>3</text:p>
          </table:table-cell>
          <table:table-cell table:style-name="ce19" table:formula="of:=COUNTIF([.$D38:.$AB38]; 3)" office:value-type="float" office:value="3">
            <text:p>3</text:p>
          </table:table-cell>
          <table:table-cell table:style-name="ce19" table:formula="of:=COUNTIF([.$D38:.$AB38]; 4)" office:value-type="float" office:value="3">
            <text:p>3</text:p>
          </table:table-cell>
          <table:table-cell table:style-name="ce19" table:formula="of:=COUNTIF([.$D38:.$AB38]; 5)" office:value-type="float" office:value="2">
            <text:p>2</text:p>
          </table:table-cell>
          <table:table-cell table:style-name="ce19" table:formula="of:=COUNTIF([.$D38:.$AB38]; 6)" office:value-type="float" office:value="7">
            <text:p>7</text:p>
          </table:table-cell>
          <table:table-cell table:style-name="ce19" table:formula="of:=COUNTIF([.$D38:.$AB38]; 7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KURT([.C38:.AB38])" office:value-type="float" office:value="4.91124280619424">
            <text:p>4,9112428062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I</text:p>
          </table:table-cell>
          <table:table-cell table:style-name="ce13"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style-name="ce19" table:formula="of:=COUNTIF([.$D39:.$AB39]; 1)" office:value-type="float" office:value="4">
            <text:p>4</text:p>
          </table:table-cell>
          <table:table-cell table:style-name="ce19" table:formula="of:=COUNTIF([.$D39:.$AB39]; 2)" office:value-type="float" office:value="9">
            <text:p>9</text:p>
          </table:table-cell>
          <table:table-cell table:style-name="ce19" table:formula="of:=COUNTIF([.$D39:.$AB39]; 3)" office:value-type="float" office:value="5">
            <text:p>5</text:p>
          </table:table-cell>
          <table:table-cell table:style-name="ce19" table:formula="of:=COUNTIF([.$D39:.$AB39]; 4)" office:value-type="float" office:value="1">
            <text:p>1</text:p>
          </table:table-cell>
          <table:table-cell table:style-name="ce19" table:formula="of:=COUNTIF([.$D39:.$AB39]; 5)" office:value-type="float" office:value="4">
            <text:p>4</text:p>
          </table:table-cell>
          <table:table-cell table:style-name="ce19" table:formula="of:=COUNTIF([.$D39:.$AB39]; 6)" office:value-type="float" office:value="0">
            <text:p>0</text:p>
          </table:table-cell>
          <table:table-cell table:style-name="ce19" table:formula="of:=COUNTIF([.$D39:.$AB39]; 7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KURT([.C39:.AB39])" office:value-type="float" office:value="18.7606494778569">
            <text:p>18,7606494779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N</text:p>
          </table:table-cell>
          <table:table-cell table:style-name="ce13" office:value-type="float" office:value="49">
            <text:p>49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9" table:formula="of:=COUNTIF([.$D40:.$AB40]; 1)" office:value-type="float" office:value="0">
            <text:p>0</text:p>
          </table:table-cell>
          <table:table-cell table:style-name="ce19" table:formula="of:=COUNTIF([.$D40:.$AB40]; 2)" office:value-type="float" office:value="0">
            <text:p>0</text:p>
          </table:table-cell>
          <table:table-cell table:style-name="ce19" table:formula="of:=COUNTIF([.$D40:.$AB40]; 3)" office:value-type="float" office:value="0">
            <text:p>0</text:p>
          </table:table-cell>
          <table:table-cell table:style-name="ce19" table:formula="of:=COUNTIF([.$D40:.$AB40]; 4)" office:value-type="float" office:value="1">
            <text:p>1</text:p>
          </table:table-cell>
          <table:table-cell table:style-name="ce19" table:formula="of:=COUNTIF([.$D40:.$AB40]; 5)" office:value-type="float" office:value="2">
            <text:p>2</text:p>
          </table:table-cell>
          <table:table-cell table:style-name="ce19" table:formula="of:=COUNTIF([.$D40:.$AB40]; 6)" office:value-type="float" office:value="4">
            <text:p>4</text:p>
          </table:table-cell>
          <table:table-cell table:style-name="ce19" table:formula="of:=COUNTIF([.$D40:.$AB40]; 7)"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KURT([.C40:.AB40])" office:value-type="float" office:value="25.4638557616191">
            <text:p>25,4638557616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I</text:p>
          </table:table-cell>
          <table:table-cell table:style-name="ce13" office:value-type="float" office:value="69">
            <text:p>69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19" table:formula="of:=COUNTIF([.$D41:.$AB41]; 1)" office:value-type="float" office:value="0">
            <text:p>0</text:p>
          </table:table-cell>
          <table:table-cell table:style-name="ce19" table:formula="of:=COUNTIF([.$D41:.$AB41]; 2)" office:value-type="float" office:value="2">
            <text:p>2</text:p>
          </table:table-cell>
          <table:table-cell table:style-name="ce19" table:formula="of:=COUNTIF([.$D41:.$AB41]; 3)" office:value-type="float" office:value="2">
            <text:p>2</text:p>
          </table:table-cell>
          <table:table-cell table:style-name="ce19" table:formula="of:=COUNTIF([.$D41:.$AB41]; 4)" office:value-type="float" office:value="0">
            <text:p>0</text:p>
          </table:table-cell>
          <table:table-cell table:style-name="ce19" table:formula="of:=COUNTIF([.$D41:.$AB41]; 5)" office:value-type="float" office:value="1">
            <text:p>1</text:p>
          </table:table-cell>
          <table:table-cell table:style-name="ce19" table:formula="of:=COUNTIF([.$D41:.$AB41]; 6)" office:value-type="float" office:value="6">
            <text:p>6</text:p>
          </table:table-cell>
          <table:table-cell table:style-name="ce19" table:formula="of:=COUNTIF([.$D41:.$AB41]; 7)"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KURT([.C41:.AB41])" office:value-type="float" office:value="25.034946437766">
            <text:p>25,0349464378</text:p>
          </table:table-cell>
          <table:table-cell table:number-columns-repeated="98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A</text:p>
          </table:table-cell>
          <table:table-cell table:style-name="ce13" office:value-type="float" office:value="105">
            <text:p>10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style-name="ce19" table:formula="of:=COUNTIF([.$D42:.$AB42]; 1)" office:value-type="float" office:value="4">
            <text:p>4</text:p>
          </table:table-cell>
          <table:table-cell table:style-name="ce19" table:formula="of:=COUNTIF([.$D42:.$AB42]; 2)" office:value-type="float" office:value="2">
            <text:p>2</text:p>
          </table:table-cell>
          <table:table-cell table:style-name="ce19" table:formula="of:=COUNTIF([.$D42:.$AB42]; 3)" office:value-type="float" office:value="3">
            <text:p>3</text:p>
          </table:table-cell>
          <table:table-cell table:style-name="ce19" table:formula="of:=COUNTIF([.$D42:.$AB42]; 4)" office:value-type="float" office:value="2">
            <text:p>2</text:p>
          </table:table-cell>
          <table:table-cell table:style-name="ce19" table:formula="of:=COUNTIF([.$D42:.$AB42]; 5)" office:value-type="float" office:value="4">
            <text:p>4</text:p>
          </table:table-cell>
          <table:table-cell table:style-name="ce19" table:formula="of:=COUNTIF([.$D42:.$AB42]; 6)" office:value-type="float" office:value="3">
            <text:p>3</text:p>
          </table:table-cell>
          <table:table-cell table:style-name="ce19" table:formula="of:=COUNTIF([.$D42:.$AB42]; 7)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KURT([.C42:.AB42])" office:value-type="float" office:value="25.2899658382597">
            <text:p>25,2899658383</text:p>
          </table:table-cell>
          <table:table-cell table:number-columns-repeated="984"/>
        </table:table-row>
        <table:table-row table:style-name="ro1">
          <table:table-cell table:style-name="ce8" table:number-columns-repeated="32"/>
          <table:table-cell table:style-name="ce31" table:number-columns-repeated="4"/>
          <table:table-cell table:number-columns-repeated="986"/>
        </table:table-row>
        <table:table-row table:style-name="ro1" table:number-rows-repeated="104853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SCB1 Daten" table:style-name="ta1" table:print="false">
        <table:table-column table:style-name="co6" table:default-cell-style-name="ce9"/>
        <table:table-column table:style-name="co42" table:default-cell-style-name="ce9"/>
        <table:table-column table:style-name="co18" table:default-cell-style-name="ce56"/>
        <table:table-column table:style-name="co18" table:number-columns-repeated="3" table:default-cell-style-name="ce9"/>
        <table:table-column table:style-name="co43" table:default-cell-style-name="ce9"/>
        <table:table-column table:style-name="co16" table:default-cell-style-name="ce9"/>
        <table:table-column table:style-name="co18" table:number-columns-repeated="9" table:default-cell-style-name="ce9"/>
        <table:table-column table:style-name="co43" table:default-cell-style-name="ce9"/>
        <table:table-column table:style-name="co18" table:number-columns-repeated="2" table:default-cell-style-name="ce9"/>
        <table:table-column table:style-name="co34" table:default-cell-style-name="ce9"/>
        <table:table-column table:style-name="co16" table:default-cell-style-name="ce9"/>
        <table:table-column table:style-name="co18" table:number-columns-repeated="5" table:default-cell-style-name="ce9"/>
        <table:table-column table:style-name="co16" table:number-columns-repeated="3" table:default-cell-style-name="ce9"/>
        <table:table-column table:style-name="co18" table:default-cell-style-name="ce9"/>
        <table:table-column table:style-name="co16" table:default-cell-style-name="ce9"/>
        <table:table-column table:style-name="co43" table:default-cell-style-name="ce9"/>
        <table:table-column table:style-name="co18" table:number-columns-repeated="2" table:default-cell-style-name="ce9"/>
        <table:table-column table:style-name="co16" table:default-cell-style-name="ce9"/>
        <table:table-column table:style-name="co18" table:default-cell-style-name="ce9"/>
        <table:table-column table:style-name="co16" table:default-cell-style-name="ce9"/>
        <table:table-column table:style-name="co18" table:default-cell-style-name="ce9"/>
        <table:table-column table:style-name="co16" table:default-cell-style-name="ce9"/>
        <table:table-column table:style-name="co18" table:number-columns-repeated="2" table:default-cell-style-name="ce9"/>
        <table:table-column table:style-name="co8" table:number-columns-repeated="975" table:default-cell-style-name="ce9"/>
        <table:table-column table:style-name="co8" table:number-columns-repeated="6" table:default-cell-style-name="ce28"/>
        <table:table-row table:style-name="ro1">
          <table:table-cell table:style-name="ce10" office:value-type="string">
            <text:p>Nr.</text:p>
          </table:table-cell>
          <table:table-cell table:style-name="ce53" office:value-type="string">
            <text:p>Code</text:p>
          </table:table-cell>
          <table:table-cell table:style-name="ce55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58">
            <text:p>58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79">
            <text:p>79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84">
            <text:p>84</text:p>
          </table:table-cell>
          <table:table-cell table:style-name="ce10" office:value-type="float" office:value="88">
            <text:p>88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97">
            <text:p>97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103">
            <text:p>103</text:p>
          </table:table-cell>
          <table:table-cell table:style-name="ce10" office:value-type="float" office:value="105">
            <text:p>105</text:p>
          </table:table-cell>
          <table:table-cell table:style-name="ce10" office:value-type="float" office:value="109">
            <text:p>109</text:p>
          </table:table-cell>
          <table:table-cell table:style-name="ce10" office:value-type="float" office:value="112">
            <text:p>112</text:p>
          </table:table-cell>
          <table:table-cell table:style-name="ce10" office:value-type="float" office:value="114">
            <text:p>114</text:p>
          </table:table-cell>
          <table:table-cell table:style-name="ce10" office:value-type="float" office:value="117">
            <text:p>117</text:p>
          </table:table-cell>
          <table:table-cell table:style-name="ce10" office:value-type="float" office:value="119">
            <text:p>119</text:p>
          </table:table-cell>
          <table:table-cell table:style-name="ce1" table:number-columns-repeated="975"/>
          <table:table-cell table:style-name="ce58"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ce54" office:value-type="string">
            <text:p>346IO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81"/>
        </table:table-row>
        <table:table-row table:style-name="ro1">
          <table:table-cell office:value-type="float" office:value="1">
            <text:p>1</text:p>
          </table:table-cell>
          <table:table-cell table:style-name="ce54" office:value-type="string">
            <text:p>346O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7">
            <text:p>7</text:p>
          </table:table-cell>
          <table:table-cell table:number-columns-repeated="981"/>
        </table:table-row>
        <table:table-row table:style-name="ro1">
          <table:table-cell office:value-type="float" office:value="2">
            <text:p>2</text:p>
          </table:table-cell>
          <table:table-cell table:style-name="ce54" office:value-type="string">
            <text:p>000N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1"/>
        </table:table-row>
        <table:table-row table:style-name="ro1">
          <table:table-cell office:value-type="float" office:value="3">
            <text:p>3</text:p>
          </table:table-cell>
          <table:table-cell table:style-name="ce54" office:value-type="string">
            <text:p>UA12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81"/>
        </table:table-row>
        <table:table-row table:style-name="ro1">
          <table:table-cell office:value-type="float" office:value="4">
            <text:p>4</text:p>
          </table:table-cell>
          <table:table-cell table:style-name="ce54" office:value-type="string">
            <text:p>RF107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81"/>
        </table:table-row>
        <table:table-row table:style-name="ro1">
          <table:table-cell office:value-type="float" office:value="5">
            <text:p>5</text:p>
          </table:table-cell>
          <table:table-cell table:style-name="ce54" office:value-type="string">
            <text:p>AS30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81"/>
        </table:table-row>
        <table:table-row table:style-name="ro1">
          <table:table-cell office:value-type="float" office:value="6">
            <text:p>6</text:p>
          </table:table-cell>
          <table:table-cell table:style-name="ce54" office:value-type="string">
            <text:p>AM0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981"/>
        </table:table-row>
        <table:table-row table:style-name="ro1">
          <table:table-cell office:value-type="float" office:value="7">
            <text:p>7</text:p>
          </table:table-cell>
          <table:table-cell table:style-name="ce54" office:value-type="string">
            <text:p>282LT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7">
            <text:p>7</text:p>
          </table:table-cell>
          <table:table-cell table:number-columns-repeated="981"/>
        </table:table-row>
        <table:table-row table:style-name="ro1">
          <table:table-cell office:value-type="float" office:value="8">
            <text:p>8</text:p>
          </table:table-cell>
          <table:table-cell table:style-name="ce54" office:value-type="string">
            <text:p>460M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981"/>
        </table:table-row>
        <table:table-row table:style-name="ro1">
          <table:table-cell office:value-type="float" office:value="9">
            <text:p>9</text:p>
          </table:table-cell>
          <table:table-cell table:style-name="ce54" office:value-type="string">
            <text:p>4322AC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981"/>
        </table:table-row>
        <table:table-row table:style-name="ro1">
          <table:table-cell office:value-type="float" office:value="10">
            <text:p>10</text:p>
          </table:table-cell>
          <table:table-cell table:style-name="ce54" office:value-type="string">
            <text:p>164EU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0" office:value-type="string">
            <text:p>NA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7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7">
            <text:p>7</text:p>
          </table:table-cell>
          <table:table-cell table:number-columns-repeated="981"/>
        </table:table-row>
        <table:table-row table:style-name="ro1">
          <table:table-cell office:value-type="float" office:value="11">
            <text:p>11</text:p>
          </table:table-cell>
          <table:table-cell table:style-name="ce54" office:value-type="string">
            <text:p>123AO1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 office:value-type="float" office:value="7">
            <text:p>7</text:p>
          </table:table-cell>
          <table:table-cell table:number-columns-repeated="981"/>
        </table:table-row>
        <table:table-row table:style-name="ro1">
          <table:table-cell office:value-type="float" office:value="12">
            <text:p>12</text:p>
          </table:table-cell>
          <table:table-cell table:style-name="ce54" office:value-type="string">
            <text:p>321UU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table:number-columns-repeated="981"/>
        </table:table-row>
        <table:table-row table:style-name="ro1">
          <table:table-cell office:value-type="float" office:value="13">
            <text:p>13</text:p>
          </table:table-cell>
          <table:table-cell table:style-name="ce54" office:value-type="string">
            <text:p>224AA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7">
            <text:p>7</text:p>
          </table:table-cell>
          <table:table-cell table:number-columns-repeated="981"/>
        </table:table-row>
        <table:table-row table:style-name="ro1">
          <table:table-cell office:value-type="float" office:value="14">
            <text:p>14</text:p>
          </table:table-cell>
          <table:table-cell table:style-name="ce54" office:value-type="string">
            <text:p>789AU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981"/>
        </table:table-row>
        <table:table-row table:style-name="ro1">
          <table:table-cell office:value-type="float" office:value="15">
            <text:p>15</text:p>
          </table:table-cell>
          <table:table-cell table:style-name="ce54" office:value-type="string">
            <text:p>888OI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81"/>
        </table:table-row>
        <table:table-row table:style-name="ro1">
          <table:table-cell office:value-type="float" office:value="16">
            <text:p>16</text:p>
          </table:table-cell>
          <table:table-cell table:style-name="ce54" office:value-type="string">
            <text:p>134U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81"/>
        </table:table-row>
        <table:table-row table:style-name="ro1">
          <table:table-cell office:value-type="float" office:value="17">
            <text:p>17</text:p>
          </table:table-cell>
          <table:table-cell table:style-name="ce54" office:value-type="string">
            <text:p>744DA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1"/>
        </table:table-row>
        <table:table-row table:style-name="ro1">
          <table:table-cell office:value-type="float" office:value="18">
            <text:p>18</text:p>
          </table:table-cell>
          <table:table-cell table:style-name="ce54" office:value-type="string">
            <text:p>321OA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81"/>
        </table:table-row>
        <table:table-row table:style-name="ro1">
          <table:table-cell office:value-type="float" office:value="19">
            <text:p>19</text:p>
          </table:table-cell>
          <table:table-cell table:style-name="ce54" office:value-type="string">
            <text:p>733MV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81"/>
        </table:table-row>
        <table:table-row table:style-name="ro1">
          <table:table-cell office:value-type="float" office:value="20">
            <text:p>20</text:p>
          </table:table-cell>
          <table:table-cell table:style-name="ce54" office:value-type="string">
            <text:p>285RO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81"/>
        </table:table-row>
        <table:table-row table:style-name="ro1">
          <table:table-cell office:value-type="float" office:value="21">
            <text:p>21</text:p>
          </table:table-cell>
          <table:table-cell table:style-name="ce54" office:value-type="string">
            <text:p>123E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981"/>
        </table:table-row>
        <table:table-row table:style-name="ro1">
          <table:table-cell office:value-type="float" office:value="22">
            <text:p>22</text:p>
          </table:table-cell>
          <table:table-cell table:style-name="ce54" office:value-type="string">
            <text:p>SF0105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81"/>
        </table:table-row>
        <table:table-row table:style-name="ro1">
          <table:table-cell office:value-type="float" office:value="23">
            <text:p>23</text:p>
          </table:table-cell>
          <table:table-cell table:style-name="ce54" office:value-type="string">
            <text:p>333AA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981"/>
        </table:table-row>
        <table:table-row table:style-name="ro1">
          <table:table-cell office:value-type="float" office:value="24">
            <text:p>24</text:p>
          </table:table-cell>
          <table:table-cell table:style-name="ce54" office:value-type="string">
            <text:p>381AO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981"/>
        </table:table-row>
        <table:table-row table:style-name="ro1">
          <table:table-cell office:value-type="float" office:value="25">
            <text:p>25</text:p>
          </table:table-cell>
          <table:table-cell table:style-name="ce54" office:value-type="string">
            <text:p>187OO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table:number-columns-repeated="981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office:value-type="string">
            <text:p>Beobachtungen</text:p>
          </table:table-cell>
          <table:table-cell table:formula="of:=COUNTIF([.C2:.C27]; &quot;&gt;0&quot;)" office:value-type="float" office:value="26">
            <text:p>26</text:p>
          </table:table-cell>
          <table:table-cell table:style-name="ce56" table:formula="of:=COUNTIF([.D2:.D27]; &quot;&gt;0&quot;)" office:value-type="float" office:value="26">
            <text:p>26</text:p>
          </table:table-cell>
          <table:table-cell table:style-name="ce56" table:formula="of:=COUNTIF([.E2:.E27]; &quot;&gt;0&quot;)" office:value-type="float" office:value="26">
            <text:p>26</text:p>
          </table:table-cell>
          <table:table-cell table:style-name="ce56" table:formula="of:=COUNTIF([.F2:.F27]; &quot;&gt;0&quot;)" office:value-type="float" office:value="25">
            <text:p>25</text:p>
          </table:table-cell>
          <table:table-cell table:style-name="ce56" table:formula="of:=COUNTIF([.G2:.G27]; &quot;&gt;0&quot;)" office:value-type="float" office:value="25">
            <text:p>25</text:p>
          </table:table-cell>
          <table:table-cell table:style-name="ce56" table:formula="of:=COUNTIF([.H2:.H27]; &quot;&gt;0&quot;)" office:value-type="float" office:value="26">
            <text:p>26</text:p>
          </table:table-cell>
          <table:table-cell table:style-name="ce56" table:formula="of:=COUNTIF([.I2:.I27]; &quot;&gt;0&quot;)" office:value-type="float" office:value="26">
            <text:p>26</text:p>
          </table:table-cell>
          <table:table-cell table:style-name="ce56" table:formula="of:=COUNTIF([.J2:.J27]; &quot;&gt;0&quot;)" office:value-type="float" office:value="26">
            <text:p>26</text:p>
          </table:table-cell>
          <table:table-cell table:style-name="ce56" table:formula="of:=COUNTIF([.K2:.K27]; &quot;&gt;0&quot;)" office:value-type="float" office:value="26">
            <text:p>26</text:p>
          </table:table-cell>
          <table:table-cell table:style-name="ce56" table:formula="of:=COUNTIF([.L2:.L27]; &quot;&gt;0&quot;)" office:value-type="float" office:value="26">
            <text:p>26</text:p>
          </table:table-cell>
          <table:table-cell table:style-name="ce56" table:formula="of:=COUNTIF([.M2:.M27]; &quot;&gt;0&quot;)" office:value-type="float" office:value="26">
            <text:p>26</text:p>
          </table:table-cell>
          <table:table-cell table:style-name="ce56" table:formula="of:=COUNTIF([.N2:.N27]; &quot;&gt;0&quot;)" office:value-type="float" office:value="26">
            <text:p>26</text:p>
          </table:table-cell>
          <table:table-cell table:style-name="ce56" table:formula="of:=COUNTIF([.O2:.O27]; &quot;&gt;0&quot;)" office:value-type="float" office:value="26">
            <text:p>26</text:p>
          </table:table-cell>
          <table:table-cell table:style-name="ce56" table:formula="of:=COUNTIF([.P2:.P27]; &quot;&gt;0&quot;)" office:value-type="float" office:value="26">
            <text:p>26</text:p>
          </table:table-cell>
          <table:table-cell table:style-name="ce56" table:formula="of:=COUNTIF([.Q2:.Q27]; &quot;&gt;0&quot;)" office:value-type="float" office:value="26">
            <text:p>26</text:p>
          </table:table-cell>
          <table:table-cell table:style-name="ce56" table:formula="of:=COUNTIF([.R2:.R27]; &quot;&gt;0&quot;)" office:value-type="float" office:value="26">
            <text:p>26</text:p>
          </table:table-cell>
          <table:table-cell table:style-name="ce56" table:formula="of:=COUNTIF([.S2:.S27]; &quot;&gt;0&quot;)" office:value-type="float" office:value="26">
            <text:p>26</text:p>
          </table:table-cell>
          <table:table-cell table:style-name="ce56" table:formula="of:=COUNTIF([.T2:.T27]; &quot;&gt;0&quot;)" office:value-type="float" office:value="26">
            <text:p>26</text:p>
          </table:table-cell>
          <table:table-cell table:style-name="ce56" table:formula="of:=COUNTIF([.U2:.U27]; &quot;&gt;0&quot;)" office:value-type="float" office:value="26">
            <text:p>26</text:p>
          </table:table-cell>
          <table:table-cell table:style-name="ce56" table:formula="of:=COUNTIF([.V2:.V27]; &quot;&gt;0&quot;)" office:value-type="float" office:value="26">
            <text:p>26</text:p>
          </table:table-cell>
          <table:table-cell table:style-name="ce56" table:formula="of:=COUNTIF([.W2:.W27]; &quot;&gt;0&quot;)" office:value-type="float" office:value="26">
            <text:p>26</text:p>
          </table:table-cell>
          <table:table-cell table:style-name="ce56" table:formula="of:=COUNTIF([.X2:.X27]; &quot;&gt;0&quot;)" office:value-type="float" office:value="26">
            <text:p>26</text:p>
          </table:table-cell>
          <table:table-cell table:style-name="ce56" table:formula="of:=COUNTIF([.Y2:.Y27]; &quot;&gt;0&quot;)" office:value-type="float" office:value="26">
            <text:p>26</text:p>
          </table:table-cell>
          <table:table-cell table:style-name="ce56" table:formula="of:=COUNTIF([.Z2:.Z27]; &quot;&gt;0&quot;)" office:value-type="float" office:value="26">
            <text:p>26</text:p>
          </table:table-cell>
          <table:table-cell table:style-name="ce56" table:formula="of:=COUNTIF([.AA2:.AA27]; &quot;&gt;0&quot;)" office:value-type="float" office:value="26">
            <text:p>26</text:p>
          </table:table-cell>
          <table:table-cell table:style-name="ce56" table:formula="of:=COUNTIF([.AB2:.AB27]; &quot;&gt;0&quot;)" office:value-type="float" office:value="26">
            <text:p>26</text:p>
          </table:table-cell>
          <table:table-cell table:style-name="ce56" table:formula="of:=COUNTIF([.AC2:.AC27]; &quot;&gt;0&quot;)" office:value-type="float" office:value="26">
            <text:p>26</text:p>
          </table:table-cell>
          <table:table-cell table:style-name="ce56" table:formula="of:=COUNTIF([.AD2:.AD27]; &quot;&gt;0&quot;)" office:value-type="float" office:value="26">
            <text:p>26</text:p>
          </table:table-cell>
          <table:table-cell table:style-name="ce56" table:formula="of:=COUNTIF([.AE2:.AE27]; &quot;&gt;0&quot;)" office:value-type="float" office:value="26">
            <text:p>26</text:p>
          </table:table-cell>
          <table:table-cell table:style-name="ce56" table:formula="of:=COUNTIF([.AF2:.AF27]; &quot;&gt;0&quot;)" office:value-type="float" office:value="26">
            <text:p>26</text:p>
          </table:table-cell>
          <table:table-cell table:style-name="ce56" table:formula="of:=COUNTIF([.AG2:.AG27]; &quot;&gt;0&quot;)" office:value-type="float" office:value="26">
            <text:p>26</text:p>
          </table:table-cell>
          <table:table-cell table:style-name="ce56" table:formula="of:=COUNTIF([.AH2:.AH27]; &quot;&gt;0&quot;)" office:value-type="float" office:value="26">
            <text:p>26</text:p>
          </table:table-cell>
          <table:table-cell table:style-name="ce56" table:formula="of:=COUNTIF([.AI2:.AI27]; &quot;&gt;0&quot;)" office:value-type="float" office:value="26">
            <text:p>26</text:p>
          </table:table-cell>
          <table:table-cell table:style-name="ce56" table:formula="of:=COUNTIF([.AJ2:.AJ27]; &quot;&gt;0&quot;)" office:value-type="float" office:value="26">
            <text:p>26</text:p>
          </table:table-cell>
          <table:table-cell table:style-name="ce56" table:formula="of:=COUNTIF([.AK2:.AK27]; &quot;&gt;0&quot;)" office:value-type="float" office:value="26">
            <text:p>26</text:p>
          </table:table-cell>
          <table:table-cell table:style-name="ce56" table:formula="of:=COUNTIF([.AL2:.AL27]; &quot;&gt;0&quot;)" office:value-type="float" office:value="26">
            <text:p>26</text:p>
          </table:table-cell>
          <table:table-cell table:style-name="ce56" table:formula="of:=COUNTIF([.AM2:.AM27]; &quot;&gt;0&quot;)" office:value-type="float" office:value="26">
            <text:p>26</text:p>
          </table:table-cell>
          <table:table-cell table:style-name="ce56" table:formula="of:=COUNTIF([.AN2:.AN27]; &quot;&gt;0&quot;)" office:value-type="float" office:value="26">
            <text:p>26</text:p>
          </table:table-cell>
          <table:table-cell table:style-name="ce56" table:formula="of:=COUNTIF([.AO2:.AO27]; &quot;&gt;0&quot;)" office:value-type="float" office:value="26">
            <text:p>26</text:p>
          </table:table-cell>
          <table:table-cell table:style-name="ce56" table:formula="of:=COUNTIF([.AP2:.AP27]; &quot;&gt;0&quot;)" office:value-type="float" office:value="26">
            <text:p>26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chiefe</text:p>
          </table:table-cell>
          <table:table-cell table:formula="of:=SKEW([.C2:.C27])" office:value-type="float" office:value="-1.18936561580231">
            <text:p>-1,1893656158</text:p>
          </table:table-cell>
          <table:table-cell table:style-name="ce56" table:formula="of:=SKEW([.D2:.D27])" office:value-type="float" office:value="-0.758141319235116">
            <text:p>-0,7581413192</text:p>
          </table:table-cell>
          <table:table-cell table:style-name="ce56" table:formula="of:=SKEW([.E2:.E27])" office:value-type="float" office:value="0.848074992925188">
            <text:p>0,8480749929</text:p>
          </table:table-cell>
          <table:table-cell table:style-name="ce56" table:formula="of:=SKEW([.F2:.F27])" office:value-type="float" office:value="-0.764280232868989">
            <text:p>-0,7642802329</text:p>
          </table:table-cell>
          <table:table-cell table:style-name="ce56" table:formula="of:=SKEW([.G2:.G27])" office:value-type="float" office:value="0.890972858089637">
            <text:p>0,8909728581</text:p>
          </table:table-cell>
          <table:table-cell table:style-name="ce56" table:formula="of:=SKEW([.H2:.H27])" office:value-type="float" office:value="-1.64454528772945">
            <text:p>-1,6445452877</text:p>
          </table:table-cell>
          <table:table-cell table:style-name="ce56" table:formula="of:=SKEW([.I2:.I27])" office:value-type="float" office:value="-0.610926719419418">
            <text:p>-0,6109267194</text:p>
          </table:table-cell>
          <table:table-cell table:style-name="ce56" table:formula="of:=SKEW([.J2:.J27])" office:value-type="float" office:value="-0.0418314778847708">
            <text:p>-0,0418314779</text:p>
          </table:table-cell>
          <table:table-cell table:style-name="ce56" table:formula="of:=SKEW([.K2:.K27])" office:value-type="float" office:value="-1.3638472035372">
            <text:p>-1,3638472035</text:p>
          </table:table-cell>
          <table:table-cell table:style-name="ce56" table:formula="of:=SKEW([.L2:.L27])" office:value-type="float" office:value="0.698118222601742">
            <text:p>0,6981182226</text:p>
          </table:table-cell>
          <table:table-cell table:style-name="ce56" table:formula="of:=SKEW([.M2:.M27])" office:value-type="float" office:value="-0.879146341834485">
            <text:p>-0,8791463418</text:p>
          </table:table-cell>
          <table:table-cell table:style-name="ce56" table:formula="of:=SKEW([.N2:.N27])" office:value-type="float" office:value="0.827442463401789">
            <text:p>0,8274424634</text:p>
          </table:table-cell>
          <table:table-cell table:style-name="ce56" table:formula="of:=SKEW([.O2:.O27])" office:value-type="float" office:value="-1.42781460177558">
            <text:p>-1,4278146018</text:p>
          </table:table-cell>
          <table:table-cell table:style-name="ce56" table:formula="of:=SKEW([.P2:.P27])" office:value-type="float" office:value="-0.957983849096993">
            <text:p>-0,9579838491</text:p>
          </table:table-cell>
          <table:table-cell table:style-name="ce56" table:formula="of:=SKEW([.Q2:.Q27])" office:value-type="float" office:value="-0.890925863722586">
            <text:p>-0,8909258637</text:p>
          </table:table-cell>
          <table:table-cell table:style-name="ce56" table:formula="of:=SKEW([.R2:.R27])" office:value-type="float" office:value="0.653639067611949">
            <text:p>0,6536390676</text:p>
          </table:table-cell>
          <table:table-cell table:style-name="ce56" table:formula="of:=SKEW([.S2:.S27])" office:value-type="float" office:value="-0.322380285016514">
            <text:p>-0,322380285</text:p>
          </table:table-cell>
          <table:table-cell table:style-name="ce56" table:formula="of:=SKEW([.T2:.T27])" office:value-type="float" office:value="-0.359244069831507">
            <text:p>-0,3592440698</text:p>
          </table:table-cell>
          <table:table-cell table:style-name="ce56" table:formula="of:=SKEW([.U2:.U27])" office:value-type="float" office:value="-3.50583176782939">
            <text:p>-3,5058317678</text:p>
          </table:table-cell>
          <table:table-cell table:style-name="ce56" table:formula="of:=SKEW([.V2:.V27])" office:value-type="float" office:value="1.44428818677991">
            <text:p>1,4442881868</text:p>
          </table:table-cell>
          <table:table-cell table:style-name="ce56" table:formula="of:=SKEW([.W2:.W27])" office:value-type="float" office:value="-1.00922212350913">
            <text:p>-1,0092221235</text:p>
          </table:table-cell>
          <table:table-cell table:style-name="ce56" table:formula="of:=SKEW([.X2:.X27])" office:value-type="float" office:value="-0.810820144312229">
            <text:p>-0,8108201443</text:p>
          </table:table-cell>
          <table:table-cell table:style-name="ce56" table:formula="of:=SKEW([.Y2:.Y27])" office:value-type="float" office:value="0.524320130038992">
            <text:p>0,52432013</text:p>
          </table:table-cell>
          <table:table-cell table:style-name="ce56" table:formula="of:=SKEW([.Z2:.Z27])" office:value-type="float" office:value="-0.69491602180226">
            <text:p>-0,6949160218</text:p>
          </table:table-cell>
          <table:table-cell table:style-name="ce56" table:formula="of:=SKEW([.AA2:.AA27])" office:value-type="float" office:value="-1.07461261580743">
            <text:p>-1,0746126158</text:p>
          </table:table-cell>
          <table:table-cell table:style-name="ce56" table:formula="of:=SKEW([.AB2:.AB27])" office:value-type="float" office:value="-2.5243995283936">
            <text:p>-2,5243995284</text:p>
          </table:table-cell>
          <table:table-cell table:style-name="ce56" table:formula="of:=SKEW([.AC2:.AC27])" office:value-type="float" office:value="-1.52162464351571">
            <text:p>-1,5216246435</text:p>
          </table:table-cell>
          <table:table-cell table:style-name="ce56" table:formula="of:=SKEW([.AD2:.AD27])" office:value-type="float" office:value="-2.02316387851011">
            <text:p>-2,0231638785</text:p>
          </table:table-cell>
          <table:table-cell table:style-name="ce56" table:formula="of:=SKEW([.AE2:.AE27])" office:value-type="float" office:value="-0.198852521949499">
            <text:p>-0,1988525219</text:p>
          </table:table-cell>
          <table:table-cell table:style-name="ce56" table:formula="of:=SKEW([.AF2:.AF27])" office:value-type="float" office:value="-1.91728205097502">
            <text:p>-1,917282051</text:p>
          </table:table-cell>
          <table:table-cell table:style-name="ce56" table:formula="of:=SKEW([.AG2:.AG27])" office:value-type="float" office:value="-1.048417811034">
            <text:p>-1,048417811</text:p>
          </table:table-cell>
          <table:table-cell table:style-name="ce56" table:formula="of:=SKEW([.AH2:.AH27])" office:value-type="float" office:value="-1.07285477885894">
            <text:p>-1,0728547789</text:p>
          </table:table-cell>
          <table:table-cell table:style-name="ce56" table:formula="of:=SKEW([.AI2:.AI27])" office:value-type="float" office:value="-1.31637239020324">
            <text:p>-1,3163723902</text:p>
          </table:table-cell>
          <table:table-cell table:style-name="ce56" table:formula="of:=SKEW([.AJ2:.AJ27])" office:value-type="float" office:value="2.01347132762516">
            <text:p>2,0134713276</text:p>
          </table:table-cell>
          <table:table-cell table:style-name="ce56" table:formula="of:=SKEW([.AK2:.AK27])" office:value-type="float" office:value="0.736540453336981">
            <text:p>0,7365404533</text:p>
          </table:table-cell>
          <table:table-cell table:style-name="ce56" table:formula="of:=SKEW([.AL2:.AL27])" office:value-type="float" office:value="-1.85139423025398">
            <text:p>-1,8513942303</text:p>
          </table:table-cell>
          <table:table-cell table:style-name="ce56" table:formula="of:=SKEW([.AM2:.AM27])" office:value-type="float" office:value="-1.12724003403376">
            <text:p>-1,127240034</text:p>
          </table:table-cell>
          <table:table-cell table:style-name="ce56" table:formula="of:=SKEW([.AN2:.AN27])" office:value-type="float" office:value="-2.19601070528694">
            <text:p>-2,1960107053</text:p>
          </table:table-cell>
          <table:table-cell table:style-name="ce56" table:formula="of:=SKEW([.AO2:.AO27])" office:value-type="float" office:value="-1.1710250956344">
            <text:p>-1,1710250956</text:p>
          </table:table-cell>
          <table:table-cell table:style-name="ce56" table:formula="of:=SKEW([.AP2:.AP27])" office:value-type="float" office:value="-0.67095698694075">
            <text:p>-0,6709569869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Wölbung</text:p>
          </table:table-cell>
          <table:table-cell table:formula="of:=KURT([.C2:.C27])" office:value-type="float" office:value="0.586043308000676">
            <text:p>0,586043308</text:p>
          </table:table-cell>
          <table:table-cell table:style-name="ce56" table:formula="of:=KURT([.D2:.D27])" office:value-type="float" office:value="-0.616611603518717">
            <text:p>-0,6166116035</text:p>
          </table:table-cell>
          <table:table-cell table:style-name="ce56" table:formula="of:=KURT([.E2:.E27])" office:value-type="float" office:value="-0.114698459729527">
            <text:p>-0,1146984597</text:p>
          </table:table-cell>
          <table:table-cell table:style-name="ce56" table:formula="of:=KURT([.F2:.F27])" office:value-type="float" office:value="-0.0517262363584745">
            <text:p>-0,0517262364</text:p>
          </table:table-cell>
          <table:table-cell table:style-name="ce56" table:formula="of:=KURT([.G2:.G27])" office:value-type="float" office:value="0.907907211412137">
            <text:p>0,9079072114</text:p>
          </table:table-cell>
          <table:table-cell table:style-name="ce56" table:formula="of:=KURT([.H2:.H27])" office:value-type="float" office:value="2.05835883599226">
            <text:p>2,058358836</text:p>
          </table:table-cell>
          <table:table-cell table:style-name="ce56" table:formula="of:=KURT([.I2:.I27])" office:value-type="float" office:value="-1.028443747231">
            <text:p>-1,0284437472</text:p>
          </table:table-cell>
          <table:table-cell table:style-name="ce56" table:formula="of:=KURT([.J2:.J27])" office:value-type="float" office:value="-1.13607285258115">
            <text:p>-1,1360728526</text:p>
          </table:table-cell>
          <table:table-cell table:style-name="ce56" table:formula="of:=KURT([.K2:.K27])" office:value-type="float" office:value="1.11022823571749">
            <text:p>1,1102282357</text:p>
          </table:table-cell>
          <table:table-cell table:style-name="ce56" table:formula="of:=KURT([.L2:.L27])" office:value-type="float" office:value="-1.06011581520114">
            <text:p>-1,0601158152</text:p>
          </table:table-cell>
          <table:table-cell table:style-name="ce56" table:formula="of:=KURT([.M2:.M27])" office:value-type="float" office:value="-0.484931574349966">
            <text:p>-0,4849315743</text:p>
          </table:table-cell>
          <table:table-cell table:style-name="ce56" table:formula="of:=KURT([.N2:.N27])" office:value-type="float" office:value="-0.356530722242185">
            <text:p>-0,3565307222</text:p>
          </table:table-cell>
          <table:table-cell table:style-name="ce56" table:formula="of:=KURT([.O2:.O27])" office:value-type="float" office:value="0.801399454676012">
            <text:p>0,8013994547</text:p>
          </table:table-cell>
          <table:table-cell table:style-name="ce56" table:formula="of:=KURT([.P2:.P27])" office:value-type="float" office:value="-0.506869624458448">
            <text:p>-0,5068696245</text:p>
          </table:table-cell>
          <table:table-cell table:style-name="ce56" table:formula="of:=KURT([.Q2:.Q27])" office:value-type="float" office:value="-1.02934427713257">
            <text:p>-1,0293442771</text:p>
          </table:table-cell>
          <table:table-cell table:style-name="ce56" table:formula="of:=KURT([.R2:.R27])" office:value-type="float" office:value="-0.856402549986114">
            <text:p>-0,85640255</text:p>
          </table:table-cell>
          <table:table-cell table:style-name="ce56" table:formula="of:=KURT([.S2:.S27])" office:value-type="float" office:value="-1.00777667614342">
            <text:p>-1,0077766761</text:p>
          </table:table-cell>
          <table:table-cell table:style-name="ce56" table:formula="of:=KURT([.T2:.T27])" office:value-type="float" office:value="-0.866172955218771">
            <text:p>-0,8661729552</text:p>
          </table:table-cell>
          <table:table-cell table:style-name="ce56" table:formula="of:=KURT([.U2:.U27])" office:value-type="float" office:value="14.0938160598459">
            <text:p>14,0938160598</text:p>
          </table:table-cell>
          <table:table-cell table:style-name="ce56" table:formula="of:=KURT([.V2:.V27])" office:value-type="float" office:value="1.51720048904052">
            <text:p>1,517200489</text:p>
          </table:table-cell>
          <table:table-cell table:style-name="ce56" table:formula="of:=KURT([.W2:.W27])" office:value-type="float" office:value="-0.299030423446781">
            <text:p>-0,2990304234</text:p>
          </table:table-cell>
          <table:table-cell table:style-name="ce56" table:formula="of:=KURT([.X2:.X27])" office:value-type="float" office:value="-0.769136663180695">
            <text:p>-0,7691366632</text:p>
          </table:table-cell>
          <table:table-cell table:style-name="ce56" table:formula="of:=KURT([.Y2:.Y27])" office:value-type="float" office:value="-1.28139385318015">
            <text:p>-1,2813938532</text:p>
          </table:table-cell>
          <table:table-cell table:style-name="ce56" table:formula="of:=KURT([.Z2:.Z27])" office:value-type="float" office:value="-0.61170419137966">
            <text:p>-0,6117041914</text:p>
          </table:table-cell>
          <table:table-cell table:style-name="ce56" table:formula="of:=KURT([.AA2:.AA27])" office:value-type="float" office:value="-0.260647737355812">
            <text:p>-0,2606477374</text:p>
          </table:table-cell>
          <table:table-cell table:style-name="ce56" table:formula="of:=KURT([.AB2:.AB27])" office:value-type="float" office:value="6.72365204433278">
            <text:p>6,7236520443</text:p>
          </table:table-cell>
          <table:table-cell table:style-name="ce56" table:formula="of:=KURT([.AC2:.AC27])" office:value-type="float" office:value="0.895256651437798">
            <text:p>0,8952566514</text:p>
          </table:table-cell>
          <table:table-cell table:style-name="ce56" table:formula="of:=KURT([.AD2:.AD27])" office:value-type="float" office:value="3.32285905485465">
            <text:p>3,3228590549</text:p>
          </table:table-cell>
          <table:table-cell table:style-name="ce56" table:formula="of:=KURT([.AE2:.AE27])" office:value-type="float" office:value="-1.29993802776948">
            <text:p>-1,2999380278</text:p>
          </table:table-cell>
          <table:table-cell table:style-name="ce56" table:formula="of:=KURT([.AF2:.AF27])" office:value-type="float" office:value="2.79975378433801">
            <text:p>2,7997537843</text:p>
          </table:table-cell>
          <table:table-cell table:style-name="ce56" table:formula="of:=KURT([.AG2:.AG27])" office:value-type="float" office:value="0.0703914788894062">
            <text:p>0,0703914789</text:p>
          </table:table-cell>
          <table:table-cell table:style-name="ce56" table:formula="of:=KURT([.AH2:.AH27])" office:value-type="float" office:value="0.320640490656299">
            <text:p>0,3206404907</text:p>
          </table:table-cell>
          <table:table-cell table:style-name="ce56" table:formula="of:=KURT([.AI2:.AI27])" office:value-type="float" office:value="0.803306494900699">
            <text:p>0,8033064949</text:p>
          </table:table-cell>
          <table:table-cell table:style-name="ce56" table:formula="of:=KURT([.AJ2:.AJ27])" office:value-type="float" office:value="5.26336850765882">
            <text:p>5,2633685077</text:p>
          </table:table-cell>
          <table:table-cell table:style-name="ce56" table:formula="of:=KURT([.AK2:.AK27])" office:value-type="float" office:value="-0.993497801562732">
            <text:p>-0,9934978016</text:p>
          </table:table-cell>
          <table:table-cell table:style-name="ce56" table:formula="of:=KURT([.AL2:.AL27])" office:value-type="float" office:value="2.7174088826541">
            <text:p>2,7174088827</text:p>
          </table:table-cell>
          <table:table-cell table:style-name="ce56" table:formula="of:=KURT([.AM2:.AM27])" office:value-type="float" office:value="-0.0288423689389852">
            <text:p>-0,0288423689</text:p>
          </table:table-cell>
          <table:table-cell table:style-name="ce56" table:formula="of:=KURT([.AN2:.AN27])" office:value-type="float" office:value="3.92635227799387">
            <text:p>3,926352278</text:p>
          </table:table-cell>
          <table:table-cell table:style-name="ce56" table:formula="of:=KURT([.AO2:.AO27])" office:value-type="float" office:value="0.413223140495867">
            <text:p>0,4132231405</text:p>
          </table:table-cell>
          <table:table-cell table:style-name="ce56" table:formula="of:=KURT([.AP2:.AP27])" office:value-type="float" office:value="-0.656437899847948">
            <text:p>-0,6564378998</text:p>
          </table:table-cell>
          <table:table-cell table:number-columns-repeated="981"/>
        </table:table-row>
        <table:table-row table:style-name="ro1">
          <table:table-cell table:number-columns-repeated="3"/>
          <table:table-cell table:style-name="ce56" table:number-columns-repeated="39"/>
          <table:table-cell table:number-columns-repeated="981"/>
        </table:table-row>
        <table:table-row table:style-name="ro1">
          <table:table-cell/>
          <table:table-cell office:value-type="string">
            <text:p>JB Statistik</text:p>
          </table:table-cell>
          <table:table-cell table:formula="of:=([.C33]/6)*([.C34]^2+([.C35]^2)/4)" office:value-type="float" office:value="6.50195978365228">
            <text:p>6,5019597837</text:p>
          </table:table-cell>
          <table:table-cell table:style-name="ce56" table:formula="of:=([.D33]/6)*([.D34]^2+([.D35]^2)/4)" office:value-type="float" office:value="2.90259981843018">
            <text:p>2,9025998184</text:p>
          </table:table-cell>
          <table:table-cell table:style-name="ce56" table:formula="of:=([.E33]/6)*([.E34]^2+([.E35]^2)/4)" office:value-type="float" office:value="3.13092055376161">
            <text:p>3,1309205538</text:p>
          </table:table-cell>
          <table:table-cell table:style-name="ce56" table:formula="of:=([.F33]/6)*([.F34]^2+([.F35]^2)/4)" office:value-type="float" office:value="2.43663823015095">
            <text:p>2,4366382302</text:p>
          </table:table-cell>
          <table:table-cell table:style-name="ce56" table:formula="of:=([.G33]/6)*([.G34]^2+([.G35]^2)/4)" office:value-type="float" office:value="4.16627712494149">
            <text:p>4,1662771249</text:p>
          </table:table-cell>
          <table:table-cell table:style-name="ce56" table:formula="of:=([.H33]/6)*([.H34]^2+([.H35]^2)/4)" office:value-type="float" office:value="16.30953773722">
            <text:p>16,3095377372</text:p>
          </table:table-cell>
          <table:table-cell table:style-name="ce56" table:formula="of:=([.I33]/6)*([.I34]^2+([.I35]^2)/4)" office:value-type="float" office:value="2.7631742311559">
            <text:p>2,7631742312</text:p>
          </table:table-cell>
          <table:table-cell table:style-name="ce56" table:formula="of:=([.J33]/6)*([.J34]^2+([.J35]^2)/4)" office:value-type="float" office:value="1.40579943458497">
            <text:p>1,4057994346</text:p>
          </table:table-cell>
          <table:table-cell table:style-name="ce56" table:formula="of:=([.K33]/6)*([.K34]^2+([.K35]^2)/4)" office:value-type="float" office:value="9.39566713991683">
            <text:p>9,3956671399</text:p>
          </table:table-cell>
          <table:table-cell table:style-name="ce56" table:formula="of:=([.L33]/6)*([.L34]^2+([.L35]^2)/4)" office:value-type="float" office:value="3.32943189860021">
            <text:p>3,3294318986</text:p>
          </table:table-cell>
          <table:table-cell table:style-name="ce56" table:formula="of:=([.M33]/6)*([.M34]^2+([.M35]^2)/4)" office:value-type="float" office:value="3.60398110934914">
            <text:p>3,6039811093</text:p>
          </table:table-cell>
          <table:table-cell table:style-name="ce56" table:formula="of:=([.N33]/6)*([.N34]^2+([.N35]^2)/4)" office:value-type="float" office:value="3.1045714666029">
            <text:p>3,1045714666</text:p>
          </table:table-cell>
          <table:table-cell table:style-name="ce56" table:formula="of:=([.O33]/6)*([.O34]^2+([.O35]^2)/4)" office:value-type="float" office:value="9.52993083697333">
            <text:p>9,529930837</text:p>
          </table:table-cell>
          <table:table-cell table:style-name="ce56" table:formula="of:=([.P33]/6)*([.P34]^2+([.P35]^2)/4)" office:value-type="float" office:value="4.25516978978153">
            <text:p>4,2551697898</text:p>
          </table:table-cell>
          <table:table-cell table:style-name="ce56" table:formula="of:=([.Q33]/6)*([.Q34]^2+([.Q35]^2)/4)" office:value-type="float" office:value="4.58742398775366">
            <text:p>4,5874239878</text:p>
          </table:table-cell>
          <table:table-cell table:style-name="ce56" table:formula="of:=([.R33]/6)*([.R34]^2+([.R35]^2)/4)" office:value-type="float" office:value="2.64593490466195">
            <text:p>2,6459349047</text:p>
          </table:table-cell>
          <table:table-cell table:style-name="ce56" table:formula="of:=([.S33]/6)*([.S34]^2+([.S35]^2)/4)" office:value-type="float" office:value="1.55060752345199">
            <text:p>1,5506075235</text:p>
          </table:table-cell>
          <table:table-cell table:style-name="ce56" table:formula="of:=([.T33]/6)*([.T34]^2+([.T35]^2)/4)" office:value-type="float" office:value="1.37202086145457">
            <text:p>1,3720208615</text:p>
          </table:table-cell>
          <table:table-cell table:style-name="ce56" table:formula="of:=([.U33]/6)*([.U34]^2+([.U35]^2)/4)" office:value-type="float" office:value="268.448999721562">
            <text:p>268,4489997216</text:p>
          </table:table-cell>
          <table:table-cell table:style-name="ce56" table:formula="of:=([.V33]/6)*([.V34]^2+([.V35]^2)/4)" office:value-type="float" office:value="11.5329183556522">
            <text:p>11,5329183557</text:p>
          </table:table-cell>
          <table:table-cell table:style-name="ce56" table:formula="of:=([.W33]/6)*([.W34]^2+([.W35]^2)/4)" office:value-type="float" office:value="4.5104977368402">
            <text:p>4,5104977368</text:p>
          </table:table-cell>
          <table:table-cell table:style-name="ce56" table:formula="of:=([.X33]/6)*([.X34]^2+([.X35]^2)/4)" office:value-type="float" office:value="3.48972913503364">
            <text:p>3,489729135</text:p>
          </table:table-cell>
          <table:table-cell table:style-name="ce56" table:formula="of:=([.Y33]/6)*([.Y34]^2+([.Y35]^2)/4)" office:value-type="float" office:value="2.97008465219298">
            <text:p>2,9700846522</text:p>
          </table:table-cell>
          <table:table-cell table:style-name="ce56" table:formula="of:=([.Z33]/6)*([.Z34]^2+([.Z35]^2)/4)" office:value-type="float" office:value="2.49796638777981">
            <text:p>2,4979663878</text:p>
          </table:table-cell>
          <table:table-cell table:style-name="ce56" table:formula="of:=([.AA33]/6)*([.AA34]^2+([.AA35]^2)/4)" office:value-type="float" office:value="5.07769853413184">
            <text:p>5,0776985341</text:p>
          </table:table-cell>
          <table:table-cell table:style-name="ce56" table:formula="of:=([.AB33]/6)*([.AB34]^2+([.AB35]^2)/4)" office:value-type="float" office:value="76.5893577898319">
            <text:p>76,5893577898</text:p>
          </table:table-cell>
          <table:table-cell table:style-name="ce56" table:formula="of:=([.AC33]/6)*([.AC34]^2+([.AC35]^2)/4)" office:value-type="float" office:value="10.9014215862076">
            <text:p>10,9014215862</text:p>
          </table:table-cell>
          <table:table-cell table:style-name="ce56" table:formula="of:=([.AD33]/6)*([.AD34]^2+([.AD35]^2)/4)" office:value-type="float" office:value="29.6986740003003">
            <text:p>29,6986740003</text:p>
          </table:table-cell>
          <table:table-cell table:style-name="ce56" table:formula="of:=([.AE33]/6)*([.AE34]^2+([.AE35]^2)/4)" office:value-type="float" office:value="2.00200885948257">
            <text:p>2,0020088595</text:p>
          </table:table-cell>
          <table:table-cell table:style-name="ce56" table:formula="of:=([.AF33]/6)*([.AF34]^2+([.AF35]^2)/4)" office:value-type="float" office:value="24.4210450302855">
            <text:p>24,4210450303</text:p>
          </table:table-cell>
          <table:table-cell table:style-name="ce56" table:formula="of:=([.AG33]/6)*([.AG34]^2+([.AG35]^2)/4)" office:value-type="float" office:value="4.76848080179632">
            <text:p>4,7684808018</text:p>
          </table:table-cell>
          <table:table-cell table:style-name="ce56" table:formula="of:=([.AH33]/6)*([.AH34]^2+([.AH35]^2)/4)" office:value-type="float" office:value="5.099119816191">
            <text:p>5,0991198162</text:p>
          </table:table-cell>
          <table:table-cell table:style-name="ce56" table:formula="of:=([.AI33]/6)*([.AI34]^2+([.AI35]^2)/4)" office:value-type="float" office:value="8.20803360379948">
            <text:p>8,2080336038</text:p>
          </table:table-cell>
          <table:table-cell table:style-name="ce56" table:formula="of:=([.AJ33]/6)*([.AJ34]^2+([.AJ35]^2)/4)" office:value-type="float" office:value="47.5792581290966">
            <text:p>47,5792581291</text:p>
          </table:table-cell>
          <table:table-cell table:style-name="ce56" table:formula="of:=([.AK33]/6)*([.AK34]^2+([.AK35]^2)/4)" office:value-type="float" office:value="3.42008900926048">
            <text:p>3,4200890093</text:p>
          </table:table-cell>
          <table:table-cell table:style-name="ce56" table:formula="of:=([.AL33]/6)*([.AL34]^2+([.AL35]^2)/4)" office:value-type="float" office:value="22.8528662036981">
            <text:p>22,8528662037</text:p>
          </table:table-cell>
          <table:table-cell table:style-name="ce56" table:formula="of:=([.AM33]/6)*([.AM34]^2+([.AM35]^2)/4)" office:value-type="float" office:value="5.50713828118976">
            <text:p>5,5071382812</text:p>
          </table:table-cell>
          <table:table-cell table:style-name="ce56" table:formula="of:=([.AN33]/6)*([.AN34]^2+([.AN35]^2)/4)" office:value-type="float" office:value="37.5982688053342">
            <text:p>37,5982688053</text:p>
          </table:table-cell>
          <table:table-cell table:style-name="ce56" table:formula="of:=([.AO33]/6)*([.AO34]^2+([.AO35]^2)/4)" office:value-type="float" office:value="6.1272818341188">
            <text:p>6,1272818341</text:p>
          </table:table-cell>
          <table:table-cell table:style-name="ce56" table:formula="of:=([.AP33]/6)*([.AP34]^2+([.AP35]^2)/4)" office:value-type="float" office:value="2.41761414879316">
            <text:p>2,4176141488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p-Wert</text:p>
          </table:table-cell>
          <table:table-cell table:formula="of:=LEGACY.CHIDIST([.C37]; 2)" office:value-type="float" office:value="0.0387362319115882">
            <text:p>0,0387362319</text:p>
          </table:table-cell>
          <table:table-cell table:style-name="ce56" table:formula="of:=LEGACY.CHIDIST([.D37]; 2)" office:value-type="float" office:value="0.234265566113083">
            <text:p>0,2342655661</text:p>
          </table:table-cell>
          <table:table-cell table:style-name="ce56" table:formula="of:=LEGACY.CHIDIST([.E37]; 2)" office:value-type="float" office:value="0.208991796939519">
            <text:p>0,2089917969</text:p>
          </table:table-cell>
          <table:table-cell table:style-name="ce56" table:formula="of:=LEGACY.CHIDIST([.F37]; 2)" office:value-type="float" office:value="0.295726832162478">
            <text:p>0,2957268322</text:p>
          </table:table-cell>
          <table:table-cell table:style-name="ce56" table:formula="of:=LEGACY.CHIDIST([.G37]; 2)" office:value-type="float" office:value="0.124538725597056">
            <text:p>0,1245387256</text:p>
          </table:table-cell>
          <table:table-cell table:style-name="ce56" table:formula="of:=LEGACY.CHIDIST([.H37]; 2)" office:value-type="float" office:value="0.000287361696647541">
            <text:p>0,0002873617</text:p>
          </table:table-cell>
          <table:table-cell table:style-name="ce56" table:formula="of:=LEGACY.CHIDIST([.I37]; 2)" office:value-type="float" office:value="0.251179585506675">
            <text:p>0,2511795855</text:p>
          </table:table-cell>
          <table:table-cell table:style-name="ce56" table:formula="of:=LEGACY.CHIDIST([.J37]; 2)" office:value-type="float" office:value="0.495147432516424">
            <text:p>0,4951474325</text:p>
          </table:table-cell>
          <table:table-cell table:style-name="ce56" table:formula="of:=LEGACY.CHIDIST([.K37]; 2)" office:value-type="float" office:value="0.009115002742641">
            <text:p>0,0091150027</text:p>
          </table:table-cell>
          <table:table-cell table:style-name="ce56" table:formula="of:=LEGACY.CHIDIST([.L37]; 2)" office:value-type="float" office:value="0.189244405353923">
            <text:p>0,1892444054</text:p>
          </table:table-cell>
          <table:table-cell table:style-name="ce56" table:formula="of:=LEGACY.CHIDIST([.M37]; 2)" office:value-type="float" office:value="0.164970179012299">
            <text:p>0,164970179</text:p>
          </table:table-cell>
          <table:table-cell table:style-name="ce56" table:formula="of:=LEGACY.CHIDIST([.N37]; 2)" office:value-type="float" office:value="0.211763385595511">
            <text:p>0,2117633856</text:p>
          </table:table-cell>
          <table:table-cell table:style-name="ce56" table:formula="of:=LEGACY.CHIDIST([.O37]; 2)" office:value-type="float" office:value="0.00852318298187031">
            <text:p>0,008523183</text:p>
          </table:table-cell>
          <table:table-cell table:style-name="ce56" table:formula="of:=LEGACY.CHIDIST([.P37]; 2)" office:value-type="float" office:value="0.119124645260217">
            <text:p>0,1191246453</text:p>
          </table:table-cell>
          <table:table-cell table:style-name="ce56" table:formula="of:=LEGACY.CHIDIST([.Q37]; 2)" office:value-type="float" office:value="0.100891258175257">
            <text:p>0,1008912582</text:p>
          </table:table-cell>
          <table:table-cell table:style-name="ce56" table:formula="of:=LEGACY.CHIDIST([.R37]; 2)" office:value-type="float" office:value="0.266343765695262">
            <text:p>0,2663437657</text:p>
          </table:table-cell>
          <table:table-cell table:style-name="ce56" table:formula="of:=LEGACY.CHIDIST([.S37]; 2)" office:value-type="float" office:value="0.460563858075968">
            <text:p>0,4605638581</text:p>
          </table:table-cell>
          <table:table-cell table:style-name="ce56" table:formula="of:=LEGACY.CHIDIST([.T37]; 2)" office:value-type="float" office:value="0.503581138561454">
            <text:p>0,5035811386</text:p>
          </table:table-cell>
          <table:table-cell table:style-name="ce56" table:formula="of:=LEGACY.CHIDIST([.U37]; 2)" office:value-type="float" office:value="5.09378223264319E-059">
            <text:p>5,09378223264319E-059</text:p>
          </table:table-cell>
          <table:table-cell table:style-name="ce56" table:formula="of:=LEGACY.CHIDIST([.V37]; 2)" office:value-type="float" office:value="0.00313082360070891">
            <text:p>0,0031308236</text:p>
          </table:table-cell>
          <table:table-cell table:style-name="ce56" table:formula="of:=LEGACY.CHIDIST([.W37]; 2)" office:value-type="float" office:value="0.104847447270575">
            <text:p>0,1048474473</text:p>
          </table:table-cell>
          <table:table-cell table:style-name="ce56" table:formula="of:=LEGACY.CHIDIST([.X37]; 2)" office:value-type="float" office:value="0.174668643173079">
            <text:p>0,1746686432</text:p>
          </table:table-cell>
          <table:table-cell table:style-name="ce56" table:formula="of:=LEGACY.CHIDIST([.Y37]; 2)" office:value-type="float" office:value="0.226492753919428">
            <text:p>0,2264927539</text:p>
          </table:table-cell>
          <table:table-cell table:style-name="ce56" table:formula="of:=LEGACY.CHIDIST([.Z37]; 2)" office:value-type="float" office:value="0.286796264846312">
            <text:p>0,2867962648</text:p>
          </table:table-cell>
          <table:table-cell table:style-name="ce56" table:formula="of:=LEGACY.CHIDIST([.AA37]; 2)" office:value-type="float" office:value="0.078957206191244">
            <text:p>0,0789572062</text:p>
          </table:table-cell>
          <table:table-cell table:style-name="ce56" table:formula="of:=LEGACY.CHIDIST([.AB37]; 2)" office:value-type="float" office:value="2.33793412294533E-017">
            <text:p>2,33793412294533E-017</text:p>
          </table:table-cell>
          <table:table-cell table:style-name="ce56" table:formula="of:=LEGACY.CHIDIST([.AC37]; 2)" office:value-type="float" office:value="0.00429325199205345">
            <text:p>0,004293252</text:p>
          </table:table-cell>
          <table:table-cell table:style-name="ce56" table:formula="of:=LEGACY.CHIDIST([.AD37]; 2)" office:value-type="float" office:value="0.000000355643504331418">
            <text:p>3,55643504331418E-007</text:p>
          </table:table-cell>
          <table:table-cell table:style-name="ce56" table:formula="of:=LEGACY.CHIDIST([.AE37]; 2)" office:value-type="float" office:value="0.367510117630347">
            <text:p>0,3675101176</text:p>
          </table:table-cell>
          <table:table-cell table:style-name="ce56" table:formula="of:=LEGACY.CHIDIST([.AF37]; 2)" office:value-type="float" office:value="0.00000497780008193991">
            <text:p>4,97780008193991E-006</text:p>
          </table:table-cell>
          <table:table-cell table:style-name="ce56" table:formula="of:=LEGACY.CHIDIST([.AG37]; 2)" office:value-type="float" office:value="0.0921589568594338">
            <text:p>0,0921589569</text:p>
          </table:table-cell>
          <table:table-cell table:style-name="ce56" table:formula="of:=LEGACY.CHIDIST([.AH37]; 2)" office:value-type="float" office:value="0.0781160366728227">
            <text:p>0,0781160367</text:p>
          </table:table-cell>
          <table:table-cell table:style-name="ce56" table:formula="of:=LEGACY.CHIDIST([.AI37]; 2)" office:value-type="float" office:value="0.0165062397664433">
            <text:p>0,0165062398</text:p>
          </table:table-cell>
          <table:table-cell table:style-name="ce56" table:formula="of:=LEGACY.CHIDIST([.AJ37]; 2)" office:value-type="float" office:value="0.0000000000465902853903208">
            <text:p>4,65902853903208E-011</text:p>
          </table:table-cell>
          <table:table-cell table:style-name="ce56" table:formula="of:=LEGACY.CHIDIST([.AK37]; 2)" office:value-type="float" office:value="0.180857743431014">
            <text:p>0,1808577434</text:p>
          </table:table-cell>
          <table:table-cell table:style-name="ce56" table:formula="of:=LEGACY.CHIDIST([.AL37]; 2)" office:value-type="float" office:value="0.000010903430408683">
            <text:p>1,0903430408683E-005</text:p>
          </table:table-cell>
          <table:table-cell table:style-name="ce56" table:formula="of:=LEGACY.CHIDIST([.AM37]; 2)" office:value-type="float" office:value="0.0637001003791212">
            <text:p>0,0637001004</text:p>
          </table:table-cell>
          <table:table-cell table:style-name="ce56" table:formula="of:=LEGACY.CHIDIST([.AN37]; 2)" office:value-type="float" office:value="0.00000000684919710379318">
            <text:p>6,84919710379318E-009</text:p>
          </table:table-cell>
          <table:table-cell table:style-name="ce56" table:formula="of:=LEGACY.CHIDIST([.AO37]; 2)" office:value-type="float" office:value="0.0467172914118953">
            <text:p>0,0467172914</text:p>
          </table:table-cell>
          <table:table-cell table:style-name="ce56" table:formula="of:=LEGACY.CHIDIST([.AP37]; 2)" office:value-type="float" office:value="0.298553218861809">
            <text:p>0,2985532189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Normalverteilt?</text:p>
          </table:table-cell>
          <table:table-cell table:formula="of:=IF([.C38] &lt; 0.1461; &quot;nein&quot;; &quot;ja&quot;)" office:value-type="string" office:string-value="nein">
            <text:p>nein</text:p>
          </table:table-cell>
          <table:table-cell table:style-name="ce56" table:formula="of:=IF([.D38] &lt; 0.1461; &quot;nein&quot;; &quot;ja&quot;)" office:value-type="string" office:string-value="ja">
            <text:p>ja</text:p>
          </table:table-cell>
          <table:table-cell table:style-name="ce56" table:formula="of:=IF([.E38] &lt; 0.1461; &quot;nein&quot;; &quot;ja&quot;)" office:value-type="string" office:string-value="ja">
            <text:p>ja</text:p>
          </table:table-cell>
          <table:table-cell table:style-name="ce56" table:formula="of:=IF([.F38] &lt; 0.1461; &quot;nein&quot;; &quot;ja&quot;)" office:value-type="string" office:string-value="ja">
            <text:p>ja</text:p>
          </table:table-cell>
          <table:table-cell table:style-name="ce56" table:formula="of:=IF([.G38] &lt; 0.1461; &quot;nein&quot;; &quot;ja&quot;)" office:value-type="string" office:string-value="nein">
            <text:p>nein</text:p>
          </table:table-cell>
          <table:table-cell table:style-name="ce56" table:formula="of:=IF([.H38] &lt; 0.1461; &quot;nein&quot;; &quot;ja&quot;)" office:value-type="string" office:string-value="nein">
            <text:p>nein</text:p>
          </table:table-cell>
          <table:table-cell table:style-name="ce56" table:formula="of:=IF([.I38] &lt; 0.1461; &quot;nein&quot;; &quot;ja&quot;)" office:value-type="string" office:string-value="ja">
            <text:p>ja</text:p>
          </table:table-cell>
          <table:table-cell table:style-name="ce56" table:formula="of:=IF([.J38] &lt; 0.1461; &quot;nein&quot;; &quot;ja&quot;)" office:value-type="string" office:string-value="ja">
            <text:p>ja</text:p>
          </table:table-cell>
          <table:table-cell table:style-name="ce56" table:formula="of:=IF([.K38] &lt; 0.1461; &quot;nein&quot;; &quot;ja&quot;)" office:value-type="string" office:string-value="nein">
            <text:p>nein</text:p>
          </table:table-cell>
          <table:table-cell table:style-name="ce56" table:formula="of:=IF([.L38] &lt; 0.1461; &quot;nein&quot;; &quot;ja&quot;)" office:value-type="string" office:string-value="ja">
            <text:p>ja</text:p>
          </table:table-cell>
          <table:table-cell table:style-name="ce56" table:formula="of:=IF([.M38] &lt; 0.1461; &quot;nein&quot;; &quot;ja&quot;)" office:value-type="string" office:string-value="ja">
            <text:p>ja</text:p>
          </table:table-cell>
          <table:table-cell table:style-name="ce56" table:formula="of:=IF([.N38] &lt; 0.1461; &quot;nein&quot;; &quot;ja&quot;)" office:value-type="string" office:string-value="ja">
            <text:p>ja</text:p>
          </table:table-cell>
          <table:table-cell table:style-name="ce56" table:formula="of:=IF([.O38] &lt; 0.1461; &quot;nein&quot;; &quot;ja&quot;)" office:value-type="string" office:string-value="nein">
            <text:p>nein</text:p>
          </table:table-cell>
          <table:table-cell table:style-name="ce56" table:formula="of:=IF([.P38] &lt; 0.1461; &quot;nein&quot;; &quot;ja&quot;)" office:value-type="string" office:string-value="nein">
            <text:p>nein</text:p>
          </table:table-cell>
          <table:table-cell table:style-name="ce56" table:formula="of:=IF([.Q38] &lt; 0.1461; &quot;nein&quot;; &quot;ja&quot;)" office:value-type="string" office:string-value="nein">
            <text:p>nein</text:p>
          </table:table-cell>
          <table:table-cell table:style-name="ce56" table:formula="of:=IF([.R38] &lt; 0.1461; &quot;nein&quot;; &quot;ja&quot;)" office:value-type="string" office:string-value="ja">
            <text:p>ja</text:p>
          </table:table-cell>
          <table:table-cell table:style-name="ce56" table:formula="of:=IF([.S38] &lt; 0.1461; &quot;nein&quot;; &quot;ja&quot;)" office:value-type="string" office:string-value="ja">
            <text:p>ja</text:p>
          </table:table-cell>
          <table:table-cell table:style-name="ce56" table:formula="of:=IF([.T38] &lt; 0.1461; &quot;nein&quot;; &quot;ja&quot;)" office:value-type="string" office:string-value="ja">
            <text:p>ja</text:p>
          </table:table-cell>
          <table:table-cell table:style-name="ce56" table:formula="of:=IF([.U38] &lt; 0.1461; &quot;nein&quot;; &quot;ja&quot;)" office:value-type="string" office:string-value="nein">
            <text:p>nein</text:p>
          </table:table-cell>
          <table:table-cell table:style-name="ce56" table:formula="of:=IF([.V38] &lt; 0.1461; &quot;nein&quot;; &quot;ja&quot;)" office:value-type="string" office:string-value="nein">
            <text:p>nein</text:p>
          </table:table-cell>
          <table:table-cell table:style-name="ce56" table:formula="of:=IF([.W38] &lt; 0.1461; &quot;nein&quot;; &quot;ja&quot;)" office:value-type="string" office:string-value="nein">
            <text:p>nein</text:p>
          </table:table-cell>
          <table:table-cell table:style-name="ce56" table:formula="of:=IF([.X38] &lt; 0.1461; &quot;nein&quot;; &quot;ja&quot;)" office:value-type="string" office:string-value="ja">
            <text:p>ja</text:p>
          </table:table-cell>
          <table:table-cell table:style-name="ce56" table:formula="of:=IF([.Y38] &lt; 0.1461; &quot;nein&quot;; &quot;ja&quot;)" office:value-type="string" office:string-value="ja">
            <text:p>ja</text:p>
          </table:table-cell>
          <table:table-cell table:style-name="ce56" table:formula="of:=IF([.Z38] &lt; 0.1461; &quot;nein&quot;; &quot;ja&quot;)" office:value-type="string" office:string-value="ja">
            <text:p>ja</text:p>
          </table:table-cell>
          <table:table-cell table:style-name="ce56" table:formula="of:=IF([.AA38] &lt; 0.1461; &quot;nein&quot;; &quot;ja&quot;)" office:value-type="string" office:string-value="nein">
            <text:p>nein</text:p>
          </table:table-cell>
          <table:table-cell table:style-name="ce56" table:formula="of:=IF([.AB38] &lt; 0.1461; &quot;nein&quot;; &quot;ja&quot;)" office:value-type="string" office:string-value="nein">
            <text:p>nein</text:p>
          </table:table-cell>
          <table:table-cell table:style-name="ce56" table:formula="of:=IF([.AC38] &lt; 0.1461; &quot;nein&quot;; &quot;ja&quot;)" office:value-type="string" office:string-value="nein">
            <text:p>nein</text:p>
          </table:table-cell>
          <table:table-cell table:style-name="ce56" table:formula="of:=IF([.AD38] &lt; 0.1461; &quot;nein&quot;; &quot;ja&quot;)" office:value-type="string" office:string-value="nein">
            <text:p>nein</text:p>
          </table:table-cell>
          <table:table-cell table:style-name="ce56" table:formula="of:=IF([.AE38] &lt; 0.1461; &quot;nein&quot;; &quot;ja&quot;)" office:value-type="string" office:string-value="ja">
            <text:p>ja</text:p>
          </table:table-cell>
          <table:table-cell table:style-name="ce56" table:formula="of:=IF([.AF38] &lt; 0.1461; &quot;nein&quot;; &quot;ja&quot;)" office:value-type="string" office:string-value="nein">
            <text:p>nein</text:p>
          </table:table-cell>
          <table:table-cell table:style-name="ce56" table:formula="of:=IF([.AG38] &lt; 0.1461; &quot;nein&quot;; &quot;ja&quot;)" office:value-type="string" office:string-value="nein">
            <text:p>nein</text:p>
          </table:table-cell>
          <table:table-cell table:style-name="ce56" table:formula="of:=IF([.AH38] &lt; 0.1461; &quot;nein&quot;; &quot;ja&quot;)" office:value-type="string" office:string-value="nein">
            <text:p>nein</text:p>
          </table:table-cell>
          <table:table-cell table:style-name="ce56" table:formula="of:=IF([.AI38] &lt; 0.1461; &quot;nein&quot;; &quot;ja&quot;)" office:value-type="string" office:string-value="nein">
            <text:p>nein</text:p>
          </table:table-cell>
          <table:table-cell table:style-name="ce56" table:formula="of:=IF([.AJ38] &lt; 0.1461; &quot;nein&quot;; &quot;ja&quot;)" office:value-type="string" office:string-value="nein">
            <text:p>nein</text:p>
          </table:table-cell>
          <table:table-cell table:style-name="ce56" table:formula="of:=IF([.AK38] &lt; 0.1461; &quot;nein&quot;; &quot;ja&quot;)" office:value-type="string" office:string-value="ja">
            <text:p>ja</text:p>
          </table:table-cell>
          <table:table-cell table:style-name="ce56" table:formula="of:=IF([.AL38] &lt; 0.1461; &quot;nein&quot;; &quot;ja&quot;)" office:value-type="string" office:string-value="nein">
            <text:p>nein</text:p>
          </table:table-cell>
          <table:table-cell table:style-name="ce56" table:formula="of:=IF([.AM38] &lt; 0.1461; &quot;nein&quot;; &quot;ja&quot;)" office:value-type="string" office:string-value="nein">
            <text:p>nein</text:p>
          </table:table-cell>
          <table:table-cell table:style-name="ce56" table:formula="of:=IF([.AN38] &lt; 0.1461; &quot;nein&quot;; &quot;ja&quot;)" office:value-type="string" office:string-value="nein">
            <text:p>nein</text:p>
          </table:table-cell>
          <table:table-cell table:style-name="ce56" table:formula="of:=IF([.AO38] &lt; 0.1461; &quot;nein&quot;; &quot;ja&quot;)" office:value-type="string" office:string-value="nein">
            <text:p>nein</text:p>
          </table:table-cell>
          <table:table-cell table:style-name="ce56" table:formula="of:=IF([.AP38] &lt; 0.1461; &quot;nein&quot;; &quot;ja&quot;)" office:value-type="string" office:string-value="ja">
            <text:p>ja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57"/>
          <table:table-cell table:number-columns-repeated="1020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SCB2 Daten" table:style-name="ta1" table:print="false">
        <table:table-column table:style-name="co6" table:default-cell-style-name="ce9"/>
        <table:table-column table:style-name="co42" table:default-cell-style-name="ce9"/>
        <table:table-column table:style-name="co18" table:number-columns-repeated="5" table:default-cell-style-name="ce9"/>
        <table:table-column table:style-name="co16" table:default-cell-style-name="ce9"/>
        <table:table-column table:style-name="co34" table:default-cell-style-name="ce9"/>
        <table:table-column table:style-name="co43" table:default-cell-style-name="ce9"/>
        <table:table-column table:style-name="co18" table:number-columns-repeated="4" table:default-cell-style-name="ce9"/>
        <table:table-column table:style-name="co16" table:default-cell-style-name="ce9"/>
        <table:table-column table:style-name="co18" table:number-columns-repeated="2" table:default-cell-style-name="ce9"/>
        <table:table-column table:style-name="co16" table:default-cell-style-name="ce9"/>
        <table:table-column table:style-name="co18" table:number-columns-repeated="2" table:default-cell-style-name="ce9"/>
        <table:table-column table:style-name="co16" table:default-cell-style-name="ce9"/>
        <table:table-column table:style-name="co18" table:number-columns-repeated="2" table:default-cell-style-name="ce9"/>
        <table:table-column table:style-name="co16" table:default-cell-style-name="ce9"/>
        <table:table-column table:style-name="co18" table:number-columns-repeated="4" table:default-cell-style-name="ce9"/>
        <table:table-column table:style-name="co16" table:number-columns-repeated="4" table:default-cell-style-name="ce9"/>
        <table:table-column table:style-name="co18" table:number-columns-repeated="5" table:default-cell-style-name="ce9"/>
        <table:table-column table:style-name="co16" table:number-columns-repeated="5" table:default-cell-style-name="ce9"/>
        <table:table-column table:style-name="co8" table:number-columns-repeated="970" table:default-cell-style-name="ce9"/>
        <table:table-column table:style-name="co8" table:number-columns-repeated="6" table:default-cell-style-name="ce28"/>
        <table:table-row table:style-name="ro1">
          <table:table-cell table:style-name="ce59" office:value-type="string">
            <text:p>Nr.</text:p>
          </table:table-cell>
          <table:table-cell table:style-name="ce60" office:value-type="string">
            <text:p>Code</text:p>
          </table:table-cell>
          <table:table-cell table:style-name="ce62" office:value-type="float" office:value="4">
            <text:p>4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22">
            <text:p>22</text:p>
          </table:table-cell>
          <table:table-cell table:style-name="ce59" office:value-type="float" office:value="24">
            <text:p>24</text:p>
          </table:table-cell>
          <table:table-cell table:style-name="ce59" office:value-type="float" office:value="28">
            <text:p>28</text:p>
          </table:table-cell>
          <table:table-cell table:style-name="ce59" office:value-type="float" office:value="30">
            <text:p>30</text:p>
          </table:table-cell>
          <table:table-cell table:style-name="ce59" office:value-type="float" office:value="34">
            <text:p>34</text:p>
          </table:table-cell>
          <table:table-cell table:style-name="ce59" office:value-type="float" office:value="37">
            <text:p>37</text:p>
          </table:table-cell>
          <table:table-cell table:style-name="ce59" office:value-type="float" office:value="39">
            <text:p>39</text:p>
          </table:table-cell>
          <table:table-cell table:style-name="ce59" office:value-type="float" office:value="43">
            <text:p>43</text:p>
          </table:table-cell>
          <table:table-cell table:style-name="ce59" office:value-type="float" office:value="45">
            <text:p>45</text:p>
          </table:table-cell>
          <table:table-cell table:style-name="ce59" office:value-type="float" office:value="49">
            <text:p>49</text:p>
          </table:table-cell>
          <table:table-cell table:style-name="ce59" office:value-type="float" office:value="52">
            <text:p>52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58">
            <text:p>58</text:p>
          </table:table-cell>
          <table:table-cell table:style-name="ce59" office:value-type="float" office:value="60">
            <text:p>60</text:p>
          </table:table-cell>
          <table:table-cell table:style-name="ce59" office:value-type="float" office:value="64">
            <text:p>64</text:p>
          </table:table-cell>
          <table:table-cell table:style-name="ce59" office:value-type="float" office:value="67">
            <text:p>67</text:p>
          </table:table-cell>
          <table:table-cell table:style-name="ce59" office:value-type="float" office:value="69">
            <text:p>69</text:p>
          </table:table-cell>
          <table:table-cell table:style-name="ce59" office:value-type="float" office:value="73">
            <text:p>73</text:p>
          </table:table-cell>
          <table:table-cell table:style-name="ce59" office:value-type="float" office:value="75">
            <text:p>75</text:p>
          </table:table-cell>
          <table:table-cell table:style-name="ce59" office:value-type="float" office:value="79">
            <text:p>79</text:p>
          </table:table-cell>
          <table:table-cell table:style-name="ce59" office:value-type="float" office:value="82">
            <text:p>82</text:p>
          </table:table-cell>
          <table:table-cell table:style-name="ce59" office:value-type="float" office:value="84">
            <text:p>84</text:p>
          </table:table-cell>
          <table:table-cell table:style-name="ce59" office:value-type="float" office:value="88">
            <text:p>88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94">
            <text:p>94</text:p>
          </table:table-cell>
          <table:table-cell table:style-name="ce59" office:value-type="float" office:value="97">
            <text:p>97</text:p>
          </table:table-cell>
          <table:table-cell table:style-name="ce59" office:value-type="float" office:value="99">
            <text:p>99</text:p>
          </table:table-cell>
          <table:table-cell table:style-name="ce59" office:value-type="float" office:value="103">
            <text:p>103</text:p>
          </table:table-cell>
          <table:table-cell table:style-name="ce59" office:value-type="float" office:value="105">
            <text:p>105</text:p>
          </table:table-cell>
          <table:table-cell table:style-name="ce59" office:value-type="float" office:value="109">
            <text:p>109</text:p>
          </table:table-cell>
          <table:table-cell table:style-name="ce59" office:value-type="float" office:value="112">
            <text:p>112</text:p>
          </table:table-cell>
          <table:table-cell table:style-name="ce59" office:value-type="float" office:value="114">
            <text:p>114</text:p>
          </table:table-cell>
          <table:table-cell table:style-name="ce59" office:value-type="float" office:value="117">
            <text:p>117</text:p>
          </table:table-cell>
          <table:table-cell table:style-name="ce62" office:value-type="float" office:value="119">
            <text:p>119</text:p>
          </table:table-cell>
          <table:table-cell table:style-name="ce1" table:number-columns-repeated="970"/>
          <table:table-cell table:style-name="ce58" table:number-columns-repeated="6"/>
        </table:table-row>
        <table:table-row table:style-name="ro1">
          <table:table-cell table:style-name="Excel_20_Built-in_20_Normal" office:value-type="float" office:value="0">
            <text:p>0</text:p>
          </table:table-cell>
          <table:table-cell table:style-name="ce61" office:value-type="string">
            <text:p>152RI</text:p>
          </table:table-cell>
          <table:table-cell table:style-name="ce63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number-columns-repeated="3" table:style-name="Excel_20_Built-in_20_Normal" office:value-type="float" office:value="2">
            <text:p>2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4">
            <text:p>4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ce63" office:value-type="float" office:value="2">
            <text:p>2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1">
            <text:p>1</text:p>
          </table:table-cell>
          <table:table-cell table:style-name="ce61" office:value-type="string">
            <text:p>246AI</text:p>
          </table:table-cell>
          <table:table-cell table:style-name="ce63" office:value-type="float" office:value="4">
            <text:p>4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4">
            <text:p>4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6">
            <text:p>6</text:p>
          </table:table-cell>
          <table:table-cell table:number-columns-repeated="3" table:style-name="Excel_20_Built-in_20_Normal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ce63" office:value-type="float" office:value="6">
            <text:p>6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2">
            <text:p>2</text:p>
          </table:table-cell>
          <table:table-cell table:style-name="ce61" office:value-type="string">
            <text:p>306AI</text:p>
          </table:table-cell>
          <table:table-cell table:style-name="ce63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2">
            <text:p>2</text:p>
          </table:table-cell>
          <table:table-cell table:number-columns-repeated="4" table:style-name="Excel_20_Built-in_20_Normal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ce63" office:value-type="float" office:value="6">
            <text:p>6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3">
            <text:p>3</text:p>
          </table:table-cell>
          <table:table-cell table:style-name="ce61" office:value-type="string">
            <text:p>222ES</text:p>
          </table:table-cell>
          <table:table-cell table:style-name="ce63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4">
            <text:p>4</text:p>
          </table:table-cell>
          <table:table-cell table:number-columns-repeated="6"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5"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number-columns-repeated="6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3">
            <text:p>3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ce63" office:value-type="float" office:value="6">
            <text:p>6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4">
            <text:p>4</text:p>
          </table:table-cell>
          <table:table-cell table:style-name="ce61" office:value-type="string">
            <text:p>333NL</text:p>
          </table:table-cell>
          <table:table-cell table:style-name="ce63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ce63" office:value-type="float" office:value="6">
            <text:p>6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5">
            <text:p>5</text:p>
          </table:table-cell>
          <table:table-cell table:style-name="ce61" office:value-type="string">
            <text:p>324MC</text:p>
          </table:table-cell>
          <table:table-cell table:style-name="ce63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2">
            <text:p>2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ce63" office:value-type="float" office:value="6">
            <text:p>6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6">
            <text:p>6</text:p>
          </table:table-cell>
          <table:table-cell table:style-name="ce61" office:value-type="string">
            <text:p>012OO</text:p>
          </table:table-cell>
          <table:table-cell table:style-name="ce63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4">
            <text:p>4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3">
            <text:p>3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1">
            <text:p>1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ce63" office:value-type="float" office:value="3">
            <text:p>3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7">
            <text:p>7</text:p>
          </table:table-cell>
          <table:table-cell table:style-name="ce61" office:value-type="string">
            <text:p>145MV</text:p>
          </table:table-cell>
          <table:table-cell table:style-name="ce63" office:value-type="float" office:value="7">
            <text:p>7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number-columns-repeated="11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3">
            <text:p>3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ce63"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8">
            <text:p>8</text:p>
          </table:table-cell>
          <table:table-cell table:style-name="ce61" office:value-type="string">
            <text:p>365OE</text:p>
          </table:table-cell>
          <table:table-cell table:style-name="ce63" office:value-type="float" office:value="7">
            <text:p>7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4"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number-columns-repeated="5" table:style-name="Excel_20_Built-in_20_Normal" office:value-type="float" office:value="7">
            <text:p>7</text:p>
          </table:table-cell>
          <table:table-cell table:style-name="ce63" office:value-type="float" office:value="6">
            <text:p>6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9">
            <text:p>9</text:p>
          </table:table-cell>
          <table:table-cell table:style-name="ce61" office:value-type="string">
            <text:p>412MN</text:p>
          </table:table-cell>
          <table:table-cell table:style-name="ce63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number-columns-repeated="11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number-columns-repeated="13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6">
            <text:p>6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ce63"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10">
            <text:p>10</text:p>
          </table:table-cell>
          <table:table-cell table:style-name="ce61" office:value-type="string">
            <text:p>123AO</text:p>
          </table:table-cell>
          <table:table-cell table:style-name="ce63" office:value-type="float" office:value="7">
            <text:p>7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number-columns-repeated="3"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number-columns-repeated="7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5" table:style-name="Excel_20_Built-in_20_Normal" office:value-type="float" office:value="7">
            <text:p>7</text:p>
          </table:table-cell>
          <table:table-cell table:style-name="ce63"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11">
            <text:p>11</text:p>
          </table:table-cell>
          <table:table-cell table:style-name="ce61" office:value-type="string">
            <text:p>251UA</text:p>
          </table:table-cell>
          <table:table-cell table:style-name="ce63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1">
            <text:p>1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2">
            <text:p>2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2">
            <text:p>2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number-columns-repeated="7"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number-columns-repeated="2" table:style-name="Excel_20_Built-in_20_Normal" office:value-type="float" office:value="1">
            <text:p>1</text:p>
          </table:table-cell>
          <table:table-cell table:number-columns-repeated="2" table:style-name="Excel_20_Built-in_20_Normal" office:value-type="float" office:value="5">
            <text:p>5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7">
            <text:p>7</text:p>
          </table:table-cell>
          <table:table-cell table:style-name="ce63" office:value-type="float" office:value="2">
            <text:p>2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12">
            <text:p>12</text:p>
          </table:table-cell>
          <table:table-cell table:style-name="ce61" office:value-type="string">
            <text:p>456AE</text:p>
          </table:table-cell>
          <table:table-cell table:style-name="ce63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5">
            <text:p>5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5">
            <text:p>5</text:p>
          </table:table-cell>
          <table:table-cell table:number-columns-repeated="10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ce63"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13">
            <text:p>13</text:p>
          </table:table-cell>
          <table:table-cell table:style-name="ce61" office:value-type="string">
            <text:p>892NU</text:p>
          </table:table-cell>
          <table:table-cell table:style-name="ce63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number-columns-repeated="8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8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5" table:style-name="Excel_20_Built-in_20_Normal" office:value-type="float" office:value="7">
            <text:p>7</text:p>
          </table:table-cell>
          <table:table-cell table:style-name="ce63"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14">
            <text:p>14</text:p>
          </table:table-cell>
          <table:table-cell table:style-name="ce61" office:value-type="string">
            <text:p>012EI</text:p>
          </table:table-cell>
          <table:table-cell table:style-name="ce63" office:value-type="float" office:value="5">
            <text:p>5</text:p>
          </table:table-cell>
          <table:table-cell table:number-columns-repeated="2" table:style-name="Excel_20_Built-in_20_Normal" office:value-type="float" office:value="5">
            <text:p>5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3">
            <text:p>3</text:p>
          </table:table-cell>
          <table:table-cell table:number-columns-repeated="6"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3">
            <text:p>3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15">
            <text:p>15</text:p>
          </table:table-cell>
          <table:table-cell table:style-name="ce61" office:value-type="string">
            <text:p>013NO</text:p>
          </table:table-cell>
          <table:table-cell table:style-name="ce63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string">
            <text:p>NA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string">
            <text:p>NA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number-columns-repeated="5" table:style-name="Excel_20_Built-in_20_Normal"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16">
            <text:p>16</text:p>
          </table:table-cell>
          <table:table-cell table:style-name="ce61" office:value-type="string">
            <text:p>354AA</text:p>
          </table:table-cell>
          <table:table-cell table:style-name="ce63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4">
            <text:p>4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9" table:style-name="Excel_20_Built-in_20_Normal"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17">
            <text:p>17</text:p>
          </table:table-cell>
          <table:table-cell table:style-name="ce61" office:value-type="string">
            <text:p>NS232</text:p>
          </table:table-cell>
          <table:table-cell table:style-name="ce63" office:value-type="float" office:value="6">
            <text:p>6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1">
            <text:p>1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5">
            <text:p>5</text:p>
          </table:table-cell>
          <table:table-cell table:number-columns-repeated="3" table:style-name="Excel_20_Built-in_20_Normal" office:value-type="float" office:value="1">
            <text:p>1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5">
            <text:p>5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number-columns-repeated="3" table:style-name="Excel_20_Built-in_20_Normal" office:value-type="float" office:value="6">
            <text:p>6</text:p>
          </table:table-cell>
          <table:table-cell table:number-columns-repeated="3" table:style-name="Excel_20_Built-in_20_Normal" office:value-type="float" office:value="5">
            <text:p>5</text:p>
          </table:table-cell>
          <table:table-cell table:style-name="Excel_20_Built-in_20_Normal" office:value-type="float" office:value="4">
            <text:p>4</text:p>
          </table:table-cell>
          <table:table-cell table:number-columns-repeated="3" table:style-name="Excel_20_Built-in_20_Normal" office:value-type="float" office:value="5">
            <text:p>5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18">
            <text:p>18</text:p>
          </table:table-cell>
          <table:table-cell table:style-name="ce61" office:value-type="string">
            <text:p>244AG</text:p>
          </table:table-cell>
          <table:table-cell table:style-name="ce63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1">
            <text:p>1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1">
            <text:p>1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19">
            <text:p>19</text:p>
          </table:table-cell>
          <table:table-cell table:style-name="ce61" office:value-type="string">
            <text:p>003PR</text:p>
          </table:table-cell>
          <table:table-cell table:style-name="ce63" office:value-type="float" office:value="4">
            <text:p>4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number-columns-repeated="9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3">
            <text:p>3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20">
            <text:p>20</text:p>
          </table:table-cell>
          <table:table-cell table:style-name="ce61" office:value-type="string">
            <text:p>083AA</text:p>
          </table:table-cell>
          <table:table-cell table:style-name="ce63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1">
            <text:p>1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4">
            <text:p>4</text:p>
          </table:table-cell>
          <table:table-cell table:number-columns-repeated="2" table:style-name="Excel_20_Built-in_20_Normal" office:value-type="float" office:value="3">
            <text:p>3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5">
            <text:p>5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21">
            <text:p>21</text:p>
          </table:table-cell>
          <table:table-cell table:style-name="ce61" office:value-type="string">
            <text:p>015AE</text:p>
          </table:table-cell>
          <table:table-cell table:style-name="ce63" office:value-type="float" office:value="4">
            <text:p>4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1">
            <text:p>1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1">
            <text:p>1</text:p>
          </table:table-cell>
          <table:table-cell table:number-columns-repeated="5" table:style-name="Excel_20_Built-in_20_Normal"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22">
            <text:p>22</text:p>
          </table:table-cell>
          <table:table-cell table:style-name="ce61" office:value-type="string">
            <text:p>123TOM</text:p>
          </table:table-cell>
          <table:table-cell table:style-name="ce63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number-columns-repeated="3" table:style-name="Excel_20_Built-in_20_Normal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23">
            <text:p>23</text:p>
          </table:table-cell>
          <table:table-cell table:style-name="ce61" office:value-type="string">
            <text:p>123LO</text:p>
          </table:table-cell>
          <table:table-cell table:style-name="ce63" office:value-type="float" office:value="5">
            <text:p>5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3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number-columns-repeated="7" table:style-name="Excel_20_Built-in_20_Normal" office:value-type="float" office:value="7">
            <text:p>7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number-columns-repeated="976"/>
        </table:table-row>
        <table:table-row table:style-name="ro1">
          <table:table-cell table:style-name="Excel_20_Built-in_20_Normal" office:value-type="float" office:value="24">
            <text:p>24</text:p>
          </table:table-cell>
          <table:table-cell table:style-name="ce61" office:value-type="string">
            <text:p>245IE</text:p>
          </table:table-cell>
          <table:table-cell table:style-name="ce63" office:value-type="float" office:value="7">
            <text:p>7</text:p>
          </table:table-cell>
          <table:table-cell table:number-columns-repeated="2"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6">
            <text:p>6</text:p>
          </table:table-cell>
          <table:table-cell table:number-columns-repeated="4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1">
            <text:p>1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style-name="Excel_20_Built-in_20_Normal" table:number-columns-repeated="2"/>
          <table:table-cell table:style-name="ce63"/>
          <table:table-cell table:style-name="Excel_20_Built-in_20_Normal" table:number-columns-repeated="39"/>
          <table:table-cell table:number-columns-repeated="976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/>
          <table:table-cell office:value-type="string">
            <text:p>Beobachtungen</text:p>
          </table:table-cell>
          <table:table-cell table:style-name="ce56" table:formula="of:=COUNTIF([.C2:.C26]; &quot;&gt;0&quot;)" office:value-type="float" office:value="25">
            <text:p>25</text:p>
          </table:table-cell>
          <table:table-cell table:style-name="ce56" table:formula="of:=COUNTIF([.D2:.D26]; &quot;&gt;0&quot;)" office:value-type="float" office:value="25">
            <text:p>25</text:p>
          </table:table-cell>
          <table:table-cell table:style-name="ce56" table:formula="of:=COUNTIF([.E2:.E26]; &quot;&gt;0&quot;)" office:value-type="float" office:value="25">
            <text:p>25</text:p>
          </table:table-cell>
          <table:table-cell table:style-name="ce56" table:formula="of:=COUNTIF([.F2:.F26]; &quot;&gt;0&quot;)" office:value-type="float" office:value="25">
            <text:p>25</text:p>
          </table:table-cell>
          <table:table-cell table:style-name="ce56" table:formula="of:=COUNTIF([.G2:.G26]; &quot;&gt;0&quot;)" office:value-type="float" office:value="25">
            <text:p>25</text:p>
          </table:table-cell>
          <table:table-cell table:style-name="ce56" table:formula="of:=COUNTIF([.H2:.H26]; &quot;&gt;0&quot;)" office:value-type="float" office:value="25">
            <text:p>25</text:p>
          </table:table-cell>
          <table:table-cell table:style-name="ce56" table:formula="of:=COUNTIF([.I2:.I26]; &quot;&gt;0&quot;)" office:value-type="float" office:value="25">
            <text:p>25</text:p>
          </table:table-cell>
          <table:table-cell table:style-name="ce56" table:formula="of:=COUNTIF([.J2:.J26]; &quot;&gt;0&quot;)" office:value-type="float" office:value="24">
            <text:p>24</text:p>
          </table:table-cell>
          <table:table-cell table:style-name="ce56" table:formula="of:=COUNTIF([.K2:.K26]; &quot;&gt;0&quot;)" office:value-type="float" office:value="25">
            <text:p>25</text:p>
          </table:table-cell>
          <table:table-cell table:style-name="ce56" table:formula="of:=COUNTIF([.L2:.L26]; &quot;&gt;0&quot;)" office:value-type="float" office:value="25">
            <text:p>25</text:p>
          </table:table-cell>
          <table:table-cell table:style-name="ce56" table:formula="of:=COUNTIF([.M2:.M26]; &quot;&gt;0&quot;)" office:value-type="float" office:value="25">
            <text:p>25</text:p>
          </table:table-cell>
          <table:table-cell table:style-name="ce56" table:formula="of:=COUNTIF([.N2:.N26]; &quot;&gt;0&quot;)" office:value-type="float" office:value="25">
            <text:p>25</text:p>
          </table:table-cell>
          <table:table-cell table:style-name="ce56" table:formula="of:=COUNTIF([.O2:.O26]; &quot;&gt;0&quot;)" office:value-type="float" office:value="25">
            <text:p>25</text:p>
          </table:table-cell>
          <table:table-cell table:style-name="ce56" table:formula="of:=COUNTIF([.P2:.P26]; &quot;&gt;0&quot;)" office:value-type="float" office:value="25">
            <text:p>25</text:p>
          </table:table-cell>
          <table:table-cell table:style-name="ce56" table:formula="of:=COUNTIF([.Q2:.Q26]; &quot;&gt;0&quot;)" office:value-type="float" office:value="25">
            <text:p>25</text:p>
          </table:table-cell>
          <table:table-cell table:style-name="ce56" table:formula="of:=COUNTIF([.R2:.R26]; &quot;&gt;0&quot;)" office:value-type="float" office:value="25">
            <text:p>25</text:p>
          </table:table-cell>
          <table:table-cell table:style-name="ce56" table:formula="of:=COUNTIF([.S2:.S26]; &quot;&gt;0&quot;)" office:value-type="float" office:value="24">
            <text:p>24</text:p>
          </table:table-cell>
          <table:table-cell table:style-name="ce56" table:formula="of:=COUNTIF([.T2:.T26]; &quot;&gt;0&quot;)" office:value-type="float" office:value="25">
            <text:p>25</text:p>
          </table:table-cell>
          <table:table-cell table:style-name="ce56" table:formula="of:=COUNTIF([.U2:.U26]; &quot;&gt;0&quot;)" office:value-type="float" office:value="25">
            <text:p>25</text:p>
          </table:table-cell>
          <table:table-cell table:style-name="ce56" table:formula="of:=COUNTIF([.V2:.V26]; &quot;&gt;0&quot;)" office:value-type="float" office:value="25">
            <text:p>25</text:p>
          </table:table-cell>
          <table:table-cell table:style-name="ce56" table:formula="of:=COUNTIF([.W2:.W26]; &quot;&gt;0&quot;)" office:value-type="float" office:value="25">
            <text:p>25</text:p>
          </table:table-cell>
          <table:table-cell table:style-name="ce56" table:formula="of:=COUNTIF([.X2:.X26]; &quot;&gt;0&quot;)" office:value-type="float" office:value="25">
            <text:p>25</text:p>
          </table:table-cell>
          <table:table-cell table:style-name="ce56" table:formula="of:=COUNTIF([.Y2:.Y26]; &quot;&gt;0&quot;)" office:value-type="float" office:value="25">
            <text:p>25</text:p>
          </table:table-cell>
          <table:table-cell table:style-name="ce56" table:formula="of:=COUNTIF([.Z2:.Z26]; &quot;&gt;0&quot;)" office:value-type="float" office:value="25">
            <text:p>25</text:p>
          </table:table-cell>
          <table:table-cell table:style-name="ce56" table:formula="of:=COUNTIF([.AA2:.AA26]; &quot;&gt;0&quot;)" office:value-type="float" office:value="25">
            <text:p>25</text:p>
          </table:table-cell>
          <table:table-cell table:style-name="ce56" table:formula="of:=COUNTIF([.AB2:.AB26]; &quot;&gt;0&quot;)" office:value-type="float" office:value="25">
            <text:p>25</text:p>
          </table:table-cell>
          <table:table-cell table:style-name="ce56" table:formula="of:=COUNTIF([.AC2:.AC26]; &quot;&gt;0&quot;)" office:value-type="float" office:value="25">
            <text:p>25</text:p>
          </table:table-cell>
          <table:table-cell table:style-name="ce56" table:formula="of:=COUNTIF([.AD2:.AD26]; &quot;&gt;0&quot;)" office:value-type="float" office:value="25">
            <text:p>25</text:p>
          </table:table-cell>
          <table:table-cell table:style-name="ce56" table:formula="of:=COUNTIF([.AE2:.AE26]; &quot;&gt;0&quot;)" office:value-type="float" office:value="25">
            <text:p>25</text:p>
          </table:table-cell>
          <table:table-cell table:style-name="ce56" table:formula="of:=COUNTIF([.AF2:.AF26]; &quot;&gt;0&quot;)" office:value-type="float" office:value="25">
            <text:p>25</text:p>
          </table:table-cell>
          <table:table-cell table:style-name="ce56" table:formula="of:=COUNTIF([.AG2:.AG26]; &quot;&gt;0&quot;)" office:value-type="float" office:value="25">
            <text:p>25</text:p>
          </table:table-cell>
          <table:table-cell table:style-name="ce56" table:formula="of:=COUNTIF([.AH2:.AH26]; &quot;&gt;0&quot;)" office:value-type="float" office:value="25">
            <text:p>25</text:p>
          </table:table-cell>
          <table:table-cell table:style-name="ce56" table:formula="of:=COUNTIF([.AI2:.AI26]; &quot;&gt;0&quot;)" office:value-type="float" office:value="25">
            <text:p>25</text:p>
          </table:table-cell>
          <table:table-cell table:style-name="ce56" table:formula="of:=COUNTIF([.AJ2:.AJ26]; &quot;&gt;0&quot;)" office:value-type="float" office:value="25">
            <text:p>25</text:p>
          </table:table-cell>
          <table:table-cell table:style-name="ce56" table:formula="of:=COUNTIF([.AK2:.AK26]; &quot;&gt;0&quot;)" office:value-type="float" office:value="25">
            <text:p>25</text:p>
          </table:table-cell>
          <table:table-cell table:style-name="ce56" table:formula="of:=COUNTIF([.AL2:.AL26]; &quot;&gt;0&quot;)" office:value-type="float" office:value="25">
            <text:p>25</text:p>
          </table:table-cell>
          <table:table-cell table:style-name="ce56" table:formula="of:=COUNTIF([.AM2:.AM26]; &quot;&gt;0&quot;)" office:value-type="float" office:value="25">
            <text:p>25</text:p>
          </table:table-cell>
          <table:table-cell table:style-name="ce56" table:formula="of:=COUNTIF([.AN2:.AN26]; &quot;&gt;0&quot;)" office:value-type="float" office:value="25">
            <text:p>25</text:p>
          </table:table-cell>
          <table:table-cell table:style-name="ce56" table:formula="of:=COUNTIF([.AO2:.AO26]; &quot;&gt;0&quot;)" office:value-type="float" office:value="25">
            <text:p>25</text:p>
          </table:table-cell>
          <table:table-cell table:style-name="ce56" table:formula="of:=COUNTIF([.AP2:.AP26]; &quot;&gt;0&quot;)" office:value-type="float" office:value="25">
            <text:p>25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Schiefe</text:p>
          </table:table-cell>
          <table:table-cell table:style-name="ce56" table:formula="of:=SKEW([.C2:.C26])" office:value-type="float" office:value="-0.583322081086902">
            <text:p>-0,5833220811</text:p>
          </table:table-cell>
          <table:table-cell table:style-name="ce56" table:formula="of:=SKEW([.D2:.D26])" office:value-type="float" office:value="-0.539439286498677">
            <text:p>-0,5394392865</text:p>
          </table:table-cell>
          <table:table-cell table:style-name="ce56" table:formula="of:=SKEW([.E2:.E26])" office:value-type="float" office:value="0.116571557735328">
            <text:p>0,1165715577</text:p>
          </table:table-cell>
          <table:table-cell table:style-name="ce56" table:formula="of:=SKEW([.F2:.F26])" office:value-type="float" office:value="-0.654392600517162">
            <text:p>-0,6543926005</text:p>
          </table:table-cell>
          <table:table-cell table:style-name="ce56" table:formula="of:=SKEW([.G2:.G26])" office:value-type="float" office:value="-0.343418657617098">
            <text:p>-0,3434186576</text:p>
          </table:table-cell>
          <table:table-cell table:style-name="ce56" table:formula="of:=SKEW([.H2:.H26])" office:value-type="float" office:value="-2.49074588999022">
            <text:p>-2,49074589</text:p>
          </table:table-cell>
          <table:table-cell table:style-name="ce56" table:formula="of:=SKEW([.I2:.I26])" office:value-type="float" office:value="-3.3870101986044">
            <text:p>-3,3870101986</text:p>
          </table:table-cell>
          <table:table-cell table:style-name="ce56" table:formula="of:=SKEW([.J2:.J26])" office:value-type="float" office:value="1.02170076634598">
            <text:p>1,0217007663</text:p>
          </table:table-cell>
          <table:table-cell table:style-name="ce56" table:formula="of:=SKEW([.K2:.K26])" office:value-type="float" office:value="-1.39211547044282">
            <text:p>-1,3921154704</text:p>
          </table:table-cell>
          <table:table-cell table:style-name="ce56" table:formula="of:=SKEW([.L2:.L26])" office:value-type="float" office:value="-0.0341597478834086">
            <text:p>-0,0341597479</text:p>
          </table:table-cell>
          <table:table-cell table:style-name="ce56" table:formula="of:=SKEW([.M2:.M26])" office:value-type="float" office:value="-0.449770013798206">
            <text:p>-0,4497700138</text:p>
          </table:table-cell>
          <table:table-cell table:style-name="ce56" table:formula="of:=SKEW([.N2:.N26])" office:value-type="float" office:value="-0.725982771530201">
            <text:p>-0,7259827715</text:p>
          </table:table-cell>
          <table:table-cell table:style-name="ce56" table:formula="of:=SKEW([.O2:.O26])" office:value-type="float" office:value="-2.4432760053471">
            <text:p>-2,4432760053</text:p>
          </table:table-cell>
          <table:table-cell table:style-name="ce56" table:formula="of:=SKEW([.P2:.P26])" office:value-type="float" office:value="-0.728608807811964">
            <text:p>-0,7286088078</text:p>
          </table:table-cell>
          <table:table-cell table:style-name="ce56" table:formula="of:=SKEW([.Q2:.Q26])" office:value-type="float" office:value="-1.23309829663612">
            <text:p>-1,2330982966</text:p>
          </table:table-cell>
          <table:table-cell table:style-name="ce56" table:formula="of:=SKEW([.R2:.R26])" office:value-type="float" office:value="-1.92951188387691">
            <text:p>-1,9295118839</text:p>
          </table:table-cell>
          <table:table-cell table:style-name="ce56" table:formula="of:=SKEW([.S2:.S26])" office:value-type="float" office:value="-1.3577694360984">
            <text:p>-1,3577694361</text:p>
          </table:table-cell>
          <table:table-cell table:style-name="ce56" table:formula="of:=SKEW([.T2:.T26])" office:value-type="float" office:value="-0.236924402470373">
            <text:p>-0,2369244025</text:p>
          </table:table-cell>
          <table:table-cell table:style-name="ce56" table:formula="of:=SKEW([.U2:.U26])" office:value-type="float" office:value="-1.6687552702774">
            <text:p>-1,6687552703</text:p>
          </table:table-cell>
          <table:table-cell table:style-name="ce56" table:formula="of:=SKEW([.V2:.V26])" office:value-type="float" office:value="0.237973578733085">
            <text:p>0,2379735787</text:p>
          </table:table-cell>
          <table:table-cell table:style-name="ce56" table:formula="of:=SKEW([.W2:.W26])" office:value-type="float" office:value="-1.12257557509696">
            <text:p>-1,1225755751</text:p>
          </table:table-cell>
          <table:table-cell table:style-name="ce56" table:formula="of:=SKEW([.X2:.X26])" office:value-type="float" office:value="-1.44239170975213">
            <text:p>-1,4423917098</text:p>
          </table:table-cell>
          <table:table-cell table:style-name="ce56" table:formula="of:=SKEW([.Y2:.Y26])" office:value-type="float" office:value="-1.63954155205135">
            <text:p>-1,6395415521</text:p>
          </table:table-cell>
          <table:table-cell table:style-name="ce56" table:formula="of:=SKEW([.Z2:.Z26])" office:value-type="float" office:value="-0.315707476960364">
            <text:p>-0,315707477</text:p>
          </table:table-cell>
          <table:table-cell table:style-name="ce56" table:formula="of:=SKEW([.AA2:.AA26])" office:value-type="float" office:value="-0.782078901634768">
            <text:p>-0,7820789016</text:p>
          </table:table-cell>
          <table:table-cell table:style-name="ce56" table:formula="of:=SKEW([.AB2:.AB26])" office:value-type="float" office:value="-1.9754091793527">
            <text:p>-1,9754091794</text:p>
          </table:table-cell>
          <table:table-cell table:style-name="ce56" table:formula="of:=SKEW([.AC2:.AC26])" office:value-type="float" office:value="-1.74544351884555">
            <text:p>-1,7454435188</text:p>
          </table:table-cell>
          <table:table-cell table:style-name="ce56" table:formula="of:=SKEW([.AD2:.AD26])" office:value-type="float" office:value="-2.33488924831453">
            <text:p>-2,3348892483</text:p>
          </table:table-cell>
          <table:table-cell table:style-name="ce56" table:formula="of:=SKEW([.AE2:.AE26])" office:value-type="float" office:value="-2.48498959412786">
            <text:p>-2,4849895941</text:p>
          </table:table-cell>
          <table:table-cell table:style-name="ce56" table:formula="of:=SKEW([.AF2:.AF26])" office:value-type="float" office:value="-1.79865423569989">
            <text:p>-1,7986542357</text:p>
          </table:table-cell>
          <table:table-cell table:style-name="ce56" table:formula="of:=SKEW([.AG2:.AG26])" office:value-type="float" office:value="-1.1949534220904">
            <text:p>-1,1949534221</text:p>
          </table:table-cell>
          <table:table-cell table:style-name="ce56" table:formula="of:=SKEW([.AH2:.AH26])" office:value-type="float" office:value="-1.22552833209207">
            <text:p>-1,2255283321</text:p>
          </table:table-cell>
          <table:table-cell table:style-name="ce56" table:formula="of:=SKEW([.AI2:.AI26])" office:value-type="float" office:value="-1.08606190731795">
            <text:p>-1,0860619073</text:p>
          </table:table-cell>
          <table:table-cell table:style-name="ce56" table:formula="of:=SKEW([.AJ2:.AJ26])" office:value-type="float" office:value="0.329328965819915">
            <text:p>0,3293289658</text:p>
          </table:table-cell>
          <table:table-cell table:style-name="ce56" table:formula="of:=SKEW([.AK2:.AK26])" office:value-type="float" office:value="-0.346968527713867">
            <text:p>-0,3469685277</text:p>
          </table:table-cell>
          <table:table-cell table:style-name="ce56" table:formula="of:=SKEW([.AL2:.AL26])" office:value-type="float" office:value="-2.03058518578998">
            <text:p>-2,0305851858</text:p>
          </table:table-cell>
          <table:table-cell table:style-name="ce56" table:formula="of:=SKEW([.AM2:.AM26])" office:value-type="float" office:value="-2.31954025429213">
            <text:p>-2,3195402543</text:p>
          </table:table-cell>
          <table:table-cell table:style-name="ce56" table:formula="of:=SKEW([.AN2:.AN26])" office:value-type="float" office:value="-2.14160088644934">
            <text:p>-2,1416008864</text:p>
          </table:table-cell>
          <table:table-cell table:style-name="ce56" table:formula="of:=SKEW([.AO2:.AO26])" office:value-type="float" office:value="-2.60869565217391">
            <text:p>-2,6086956522</text:p>
          </table:table-cell>
          <table:table-cell table:style-name="ce56" table:formula="of:=SKEW([.AP2:.AP26])" office:value-type="float" office:value="-1.44662860772716">
            <text:p>-1,4466286077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Wölbung</text:p>
          </table:table-cell>
          <table:table-cell table:style-name="ce56" table:formula="of:=KURT([.C2:.C26])" office:value-type="float" office:value="-1.15415019762846">
            <text:p>-1,1541501976</text:p>
          </table:table-cell>
          <table:table-cell table:style-name="ce56" table:formula="of:=KURT([.D2:.D26])" office:value-type="float" office:value="-0.711567493676562">
            <text:p>-0,7115674937</text:p>
          </table:table-cell>
          <table:table-cell table:style-name="ce56" table:formula="of:=KURT([.E2:.E26])" office:value-type="float" office:value="-1.29782818466981">
            <text:p>-1,2978281847</text:p>
          </table:table-cell>
          <table:table-cell table:style-name="ce56" table:formula="of:=KURT([.F2:.F26])" office:value-type="float" office:value="-1.08433174387862">
            <text:p>-1,0843317439</text:p>
          </table:table-cell>
          <table:table-cell table:style-name="ce56" table:formula="of:=KURT([.G2:.G26])" office:value-type="float" office:value="-1.30297962906659">
            <text:p>-1,3029796291</text:p>
          </table:table-cell>
          <table:table-cell table:style-name="ce56" table:formula="of:=KURT([.H2:.H26])" office:value-type="float" office:value="4.56342076895435">
            <text:p>4,563420769</text:p>
          </table:table-cell>
          <table:table-cell table:style-name="ce56" table:formula="of:=KURT([.I2:.I26])" office:value-type="float" office:value="12.2491088495741">
            <text:p>12,2491088496</text:p>
          </table:table-cell>
          <table:table-cell table:style-name="ce56" table:formula="of:=KURT([.J2:.J26])" office:value-type="float" office:value="0.571817514556832">
            <text:p>0,5718175146</text:p>
          </table:table-cell>
          <table:table-cell table:style-name="ce56" table:formula="of:=KURT([.K2:.K26])" office:value-type="float" office:value="1.36009301785582">
            <text:p>1,3600930179</text:p>
          </table:table-cell>
          <table:table-cell table:style-name="ce56" table:formula="of:=KURT([.L2:.L26])" office:value-type="float" office:value="-1.49290001463915">
            <text:p>-1,4929000146</text:p>
          </table:table-cell>
          <table:table-cell table:style-name="ce56" table:formula="of:=KURT([.M2:.M26])" office:value-type="float" office:value="-1.19474942663349">
            <text:p>-1,1947494266</text:p>
          </table:table-cell>
          <table:table-cell table:style-name="ce56" table:formula="of:=KURT([.N2:.N26])" office:value-type="float" office:value="-0.103930839717115">
            <text:p>-0,1039308397</text:p>
          </table:table-cell>
          <table:table-cell table:style-name="ce56" table:formula="of:=KURT([.O2:.O26])" office:value-type="float" office:value="4.96938303809607">
            <text:p>4,9693830381</text:p>
          </table:table-cell>
          <table:table-cell table:style-name="ce56" table:formula="of:=KURT([.P2:.P26])" office:value-type="float" office:value="-0.591587355033393">
            <text:p>-0,591587355</text:p>
          </table:table-cell>
          <table:table-cell table:style-name="ce56" table:formula="of:=KURT([.Q2:.Q26])" office:value-type="float" office:value="0.812403061990294">
            <text:p>0,812403062</text:p>
          </table:table-cell>
          <table:table-cell table:style-name="ce56" table:formula="of:=KURT([.R2:.R26])" office:value-type="float" office:value="3.17993702082218">
            <text:p>3,1799370208</text:p>
          </table:table-cell>
          <table:table-cell table:style-name="ce56" table:formula="of:=KURT([.S2:.S26])" office:value-type="float" office:value="1.41717720296233">
            <text:p>1,417177203</text:p>
          </table:table-cell>
          <table:table-cell table:style-name="ce56" table:formula="of:=KURT([.T2:.T26])" office:value-type="float" office:value="-1.55990789224964">
            <text:p>-1,5599078922</text:p>
          </table:table-cell>
          <table:table-cell table:style-name="ce56" table:formula="of:=KURT([.U2:.U26])" office:value-type="float" office:value="1.65164460984604">
            <text:p>1,6516446098</text:p>
          </table:table-cell>
          <table:table-cell table:style-name="ce56" table:formula="of:=KURT([.V2:.V26])" office:value-type="float" office:value="-1.1641587224127">
            <text:p>-1,1641587224</text:p>
          </table:table-cell>
          <table:table-cell table:style-name="ce56" table:formula="of:=KURT([.W2:.W26])" office:value-type="float" office:value="-0.0677347110667852">
            <text:p>-0,0677347111</text:p>
          </table:table-cell>
          <table:table-cell table:style-name="ce56" table:formula="of:=KURT([.X2:.X26])" office:value-type="float" office:value="1.92583131107555">
            <text:p>1,9258313111</text:p>
          </table:table-cell>
          <table:table-cell table:style-name="ce56" table:formula="of:=KURT([.Y2:.Y26])" office:value-type="float" office:value="1.42584408007115">
            <text:p>1,4258440801</text:p>
          </table:table-cell>
          <table:table-cell table:style-name="ce56" table:formula="of:=KURT([.Z2:.Z26])" office:value-type="float" office:value="-1.16692385587822">
            <text:p>-1,1669238559</text:p>
          </table:table-cell>
          <table:table-cell table:style-name="ce56" table:formula="of:=KURT([.AA2:.AA26])" office:value-type="float" office:value="0.310934080035127">
            <text:p>0,31093408</text:p>
          </table:table-cell>
          <table:table-cell table:style-name="ce56" table:formula="of:=KURT([.AB2:.AB26])" office:value-type="float" office:value="2.06098249576511">
            <text:p>2,0609824958</text:p>
          </table:table-cell>
          <table:table-cell table:style-name="ce56" table:formula="of:=KURT([.AC2:.AC26])" office:value-type="float" office:value="1.86576410026784">
            <text:p>1,8657641003</text:p>
          </table:table-cell>
          <table:table-cell table:style-name="ce56" table:formula="of:=KURT([.AD2:.AD26])" office:value-type="float" office:value="5.54107498567334">
            <text:p>5,5410749857</text:p>
          </table:table-cell>
          <table:table-cell table:style-name="ce56" table:formula="of:=KURT([.AE2:.AE26])" office:value-type="float" office:value="6.53052261747916">
            <text:p>6,5305226175</text:p>
          </table:table-cell>
          <table:table-cell table:style-name="ce56" table:formula="of:=KURT([.AF2:.AF26])" office:value-type="float" office:value="2.41970497549367">
            <text:p>2,4197049755</text:p>
          </table:table-cell>
          <table:table-cell table:style-name="ce56" table:formula="of:=KURT([.AG2:.AG26])" office:value-type="float" office:value="0.145429015596005">
            <text:p>0,1454290156</text:p>
          </table:table-cell>
          <table:table-cell table:style-name="ce56" table:formula="of:=KURT([.AH2:.AH26])" office:value-type="float" office:value="0.625087228495715">
            <text:p>0,6250872285</text:p>
          </table:table-cell>
          <table:table-cell table:style-name="ce56" table:formula="of:=KURT([.AI2:.AI26])" office:value-type="float" office:value="0.188381097309355">
            <text:p>0,1883810973</text:p>
          </table:table-cell>
          <table:table-cell table:style-name="ce56" table:formula="of:=KURT([.AJ2:.AJ26])" office:value-type="float" office:value="-1.36233749771587">
            <text:p>-1,3623374977</text:p>
          </table:table-cell>
          <table:table-cell table:style-name="ce56" table:formula="of:=KURT([.AK2:.AK26])" office:value-type="float" office:value="-1.33503869478938">
            <text:p>-1,3350386948</text:p>
          </table:table-cell>
          <table:table-cell table:style-name="ce56" table:formula="of:=KURT([.AL2:.AL26])" office:value-type="float" office:value="5.31340180806104">
            <text:p>5,3134018081</text:p>
          </table:table-cell>
          <table:table-cell table:style-name="ce56" table:formula="of:=KURT([.AM2:.AM26])" office:value-type="float" office:value="5.12895668398023">
            <text:p>5,128956684</text:p>
          </table:table-cell>
          <table:table-cell table:style-name="ce56" table:formula="of:=KURT([.AN2:.AN26])" office:value-type="float" office:value="5.0109986369224">
            <text:p>5,0109986369</text:p>
          </table:table-cell>
          <table:table-cell table:style-name="ce56" table:formula="of:=KURT([.AO2:.AO26])" office:value-type="float" office:value="6.65612648221344">
            <text:p>6,6561264822</text:p>
          </table:table-cell>
          <table:table-cell table:style-name="ce56" table:formula="of:=KURT([.AP2:.AP26])" office:value-type="float" office:value="1.28683620572159">
            <text:p>1,2868362057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style-name="ce56" table:number-columns-repeated="40"/>
          <table:table-cell table:number-columns-repeated="976"/>
        </table:table-row>
        <table:table-row table:style-name="ro1">
          <table:table-cell/>
          <table:table-cell office:value-type="string">
            <text:p>JB Statistik</text:p>
          </table:table-cell>
          <table:table-cell table:style-name="ce56" table:formula="of:=([.C33]/6)*([.C34]^2+([.C35]^2)/4)" office:value-type="float" office:value="2.80533466647919">
            <text:p>2,8053346665</text:p>
          </table:table-cell>
          <table:table-cell table:style-name="ce56" table:formula="of:=([.D33]/6)*([.D34]^2+([.D35]^2)/4)" office:value-type="float" office:value="1.7399034097187">
            <text:p>1,7399034097</text:p>
          </table:table-cell>
          <table:table-cell table:style-name="ce56" table:formula="of:=([.E33]/6)*([.E34]^2+([.E35]^2)/4)" office:value-type="float" office:value="1.8111601137653">
            <text:p>1,8111601138</text:p>
          </table:table-cell>
          <table:table-cell table:style-name="ce56" table:formula="of:=([.F33]/6)*([.F34]^2+([.F35]^2)/4)" office:value-type="float" office:value="3.00905628461385">
            <text:p>3,0090562846</text:p>
          </table:table-cell>
          <table:table-cell table:style-name="ce56" table:formula="of:=([.G33]/6)*([.G34]^2+([.G35]^2)/4)" office:value-type="float" office:value="2.25989730350064">
            <text:p>2,2598973035</text:p>
          </table:table-cell>
          <table:table-cell table:style-name="ce56" table:formula="of:=([.H33]/6)*([.H34]^2+([.H35]^2)/4)" office:value-type="float" office:value="47.5417390297256">
            <text:p>47,5417390297</text:p>
          </table:table-cell>
          <table:table-cell table:style-name="ce56" table:formula="of:=([.I33]/6)*([.I34]^2+([.I35]^2)/4)" office:value-type="float" office:value="204.091687448452">
            <text:p>204,0916874485</text:p>
          </table:table-cell>
          <table:table-cell table:style-name="ce56" table:formula="of:=([.J33]/6)*([.J34]^2+([.J35]^2)/4)" office:value-type="float" office:value="4.50246509376176">
            <text:p>4,5024650938</text:p>
          </table:table-cell>
          <table:table-cell table:style-name="ce56" table:formula="of:=([.K33]/6)*([.K34]^2+([.K35]^2)/4)" office:value-type="float" office:value="10.0018697389636">
            <text:p>10,001869739</text:p>
          </table:table-cell>
          <table:table-cell table:style-name="ce56" table:formula="of:=([.L33]/6)*([.L34]^2+([.L35]^2)/4)" office:value-type="float" office:value="2.3264770908452">
            <text:p>2,3264770908</text:p>
          </table:table-cell>
          <table:table-cell table:style-name="ce56" table:formula="of:=([.M33]/6)*([.M34]^2+([.M35]^2)/4)" office:value-type="float" office:value="2.32979005592625">
            <text:p>2,3297900559</text:p>
          </table:table-cell>
          <table:table-cell table:style-name="ce56" table:formula="of:=([.N33]/6)*([.N34]^2+([.N35]^2)/4)" office:value-type="float" office:value="2.20729745591562">
            <text:p>2,2072974559</text:p>
          </table:table-cell>
          <table:table-cell table:style-name="ce56" table:formula="of:=([.O33]/6)*([.O34]^2+([.O35]^2)/4)" office:value-type="float" office:value="50.5970399297255">
            <text:p>50,5970399297</text:p>
          </table:table-cell>
          <table:table-cell table:style-name="ce56" table:formula="of:=([.P33]/6)*([.P34]^2+([.P35]^2)/4)" office:value-type="float" office:value="2.57651956033343">
            <text:p>2,5765195603</text:p>
          </table:table-cell>
          <table:table-cell table:style-name="ce56" table:formula="of:=([.Q33]/6)*([.Q34]^2+([.Q35]^2)/4)" office:value-type="float" office:value="7.02304622062371">
            <text:p>7,0230462206</text:p>
          </table:table-cell>
          <table:table-cell table:style-name="ce56" table:formula="of:=([.R33]/6)*([.R34]^2+([.R35]^2)/4)" office:value-type="float" office:value="26.0458998921712">
            <text:p>26,0458998922</text:p>
          </table:table-cell>
          <table:table-cell table:style-name="ce56" table:formula="of:=([.S33]/6)*([.S34]^2+([.S35]^2)/4)" office:value-type="float" office:value="9.38254259100805">
            <text:p>9,382542591</text:p>
          </table:table-cell>
          <table:table-cell table:style-name="ce56" table:formula="of:=([.T33]/6)*([.T34]^2+([.T35]^2)/4)" office:value-type="float" office:value="2.76858887734011">
            <text:p>2,7685888773</text:p>
          </table:table-cell>
          <table:table-cell table:style-name="ce56" table:formula="of:=([.U33]/6)*([.U34]^2+([.U35]^2)/4)" office:value-type="float" office:value="14.4446942974456">
            <text:p>14,4446942974</text:p>
          </table:table-cell>
          <table:table-cell table:style-name="ce56" table:formula="of:=([.V33]/6)*([.V34]^2+([.V35]^2)/4)" office:value-type="float" office:value="1.64769919548927">
            <text:p>1,6476991955</text:p>
          </table:table-cell>
          <table:table-cell table:style-name="ce56" table:formula="of:=([.W33]/6)*([.W34]^2+([.W35]^2)/4)" office:value-type="float" office:value="5.25551216489622">
            <text:p>5,2555121649</text:p>
          </table:table-cell>
          <table:table-cell table:style-name="ce56" table:formula="of:=([.X33]/6)*([.X34]^2+([.X35]^2)/4)" office:value-type="float" office:value="12.5320850168392">
            <text:p>12,5320850168</text:p>
          </table:table-cell>
          <table:table-cell table:style-name="ce56" table:formula="of:=([.Y33]/6)*([.Y34]^2+([.Y35]^2)/4)" office:value-type="float" office:value="13.3181430669643">
            <text:p>13,318143067</text:p>
          </table:table-cell>
          <table:table-cell table:style-name="ce56" table:formula="of:=([.Z33]/6)*([.Z34]^2+([.Z35]^2)/4)" office:value-type="float" office:value="1.8337459681796">
            <text:p>1,8337459682</text:p>
          </table:table-cell>
          <table:table-cell table:style-name="ce56" table:formula="of:=([.AA33]/6)*([.AA34]^2+([.AA35]^2)/4)" office:value-type="float" office:value="2.64923920380862">
            <text:p>2,6492392038</text:p>
          </table:table-cell>
          <table:table-cell table:style-name="ce56" table:formula="of:=([.AB33]/6)*([.AB34]^2+([.AB35]^2)/4)" office:value-type="float" office:value="20.6839734909727">
            <text:p>20,683973491</text:p>
          </table:table-cell>
          <table:table-cell table:style-name="ce56" table:formula="of:=([.AC33]/6)*([.AC34]^2+([.AC35]^2)/4)" office:value-type="float" office:value="16.3201749872584">
            <text:p>16,3201749873</text:p>
          </table:table-cell>
          <table:table-cell table:style-name="ce56" table:formula="of:=([.AD33]/6)*([.AD34]^2+([.AD35]^2)/4)" office:value-type="float" office:value="54.6982741712853">
            <text:p>54,6982741713</text:p>
          </table:table-cell>
          <table:table-cell table:style-name="ce56" table:formula="of:=([.AE33]/6)*([.AE34]^2+([.AE35]^2)/4)" office:value-type="float" office:value="70.1546029053145">
            <text:p>70,1546029053</text:p>
          </table:table-cell>
          <table:table-cell table:style-name="ce56" table:formula="of:=([.AF33]/6)*([.AF34]^2+([.AF35]^2)/4)" office:value-type="float" office:value="19.5787504237848">
            <text:p>19,5787504238</text:p>
          </table:table-cell>
          <table:table-cell table:style-name="ce56" table:formula="of:=([.AG33]/6)*([.AG34]^2+([.AG35]^2)/4)" office:value-type="float" office:value="5.97167116920773">
            <text:p>5,9716711692</text:p>
          </table:table-cell>
          <table:table-cell table:style-name="ce56" table:formula="of:=([.AH33]/6)*([.AH34]^2+([.AH35]^2)/4)" office:value-type="float" office:value="6.66501334819786">
            <text:p>6,6650133482</text:p>
          </table:table-cell>
          <table:table-cell table:style-name="ce56" table:formula="of:=([.AI33]/6)*([.AI34]^2+([.AI35]^2)/4)" office:value-type="float" office:value="4.95167635826236">
            <text:p>4,9516763583</text:p>
          </table:table-cell>
          <table:table-cell table:style-name="ce56" table:formula="of:=([.AJ33]/6)*([.AJ34]^2+([.AJ35]^2)/4)" office:value-type="float" office:value="2.38520180061959">
            <text:p>2,3852018006</text:p>
          </table:table-cell>
          <table:table-cell table:style-name="ce56" table:formula="of:=([.AK33]/6)*([.AK34]^2+([.AK35]^2)/4)" office:value-type="float" office:value="2.35820515987568">
            <text:p>2,3582051599</text:p>
          </table:table-cell>
          <table:table-cell table:style-name="ce56" table:formula="of:=([.AL33]/6)*([.AL34]^2+([.AL35]^2)/4)" office:value-type="float" office:value="46.5888995426096">
            <text:p>46,5888995426</text:p>
          </table:table-cell>
          <table:table-cell table:style-name="ce56" table:formula="of:=([.AM33]/6)*([.AM34]^2+([.AM35]^2)/4)" office:value-type="float" office:value="49.8200673242416">
            <text:p>49,8200673242</text:p>
          </table:table-cell>
          <table:table-cell table:style-name="ce56" table:formula="of:=([.AN33]/6)*([.AN34]^2+([.AN35]^2)/4)" office:value-type="float" office:value="45.2665882985423">
            <text:p>45,2665882985</text:p>
          </table:table-cell>
          <table:table-cell table:style-name="ce56" table:formula="of:=([.AO33]/6)*([.AO34]^2+([.AO35]^2)/4)" office:value-type="float" office:value="74.5054080936535">
            <text:p>74,5054080937</text:p>
          </table:table-cell>
          <table:table-cell table:style-name="ce56" table:formula="of:=([.AP33]/6)*([.AP34]^2+([.AP35]^2)/4)" office:value-type="float" office:value="10.4446715990984">
            <text:p>10,4446715991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-Wert</text:p>
          </table:table-cell>
          <table:table-cell table:style-name="ce56" table:formula="of:=LEGACY.CHIDIST([.C37]; 2)" office:value-type="float" office:value="0.245940084111061">
            <text:p>0,2459400841</text:p>
          </table:table-cell>
          <table:table-cell table:style-name="ce56" table:formula="of:=LEGACY.CHIDIST([.D37]; 2)" office:value-type="float" office:value="0.418971783060229">
            <text:p>0,4189717831</text:p>
          </table:table-cell>
          <table:table-cell table:style-name="ce56" table:formula="of:=LEGACY.CHIDIST([.E37]; 2)" office:value-type="float" office:value="0.404307295842379">
            <text:p>0,4043072958</text:p>
          </table:table-cell>
          <table:table-cell table:style-name="ce56" table:formula="of:=LEGACY.CHIDIST([.F37]; 2)" office:value-type="float" office:value="0.222122079119967">
            <text:p>0,2221220791</text:p>
          </table:table-cell>
          <table:table-cell table:style-name="ce56" table:formula="of:=LEGACY.CHIDIST([.G37]; 2)" office:value-type="float" office:value="0.323049844040427">
            <text:p>0,323049844</text:p>
          </table:table-cell>
          <table:table-cell table:style-name="ce56" table:formula="of:=LEGACY.CHIDIST([.H37]; 2)" office:value-type="float" office:value="0.0000000000474725477121802">
            <text:p>4,74725477121802E-011</text:p>
          </table:table-cell>
          <table:table-cell table:style-name="ce56" table:formula="of:=LEGACY.CHIDIST([.I37]; 2)" office:value-type="float" office:value="4.80898219812658E-045">
            <text:p>4,80898219812658E-045</text:p>
          </table:table-cell>
          <table:table-cell table:style-name="ce56" table:formula="of:=LEGACY.CHIDIST([.J37]; 2)" office:value-type="float" office:value="0.105269395103266">
            <text:p>0,1052693951</text:p>
          </table:table-cell>
          <table:table-cell table:style-name="ce56" table:formula="of:=LEGACY.CHIDIST([.K37]; 2)" office:value-type="float" office:value="0.00673165084156731">
            <text:p>0,0067316508</text:p>
          </table:table-cell>
          <table:table-cell table:style-name="ce56" table:formula="of:=LEGACY.CHIDIST([.L37]; 2)" office:value-type="float" office:value="0.312472583822417">
            <text:p>0,3124725838</text:p>
          </table:table-cell>
          <table:table-cell table:style-name="ce56" table:formula="of:=LEGACY.CHIDIST([.M37]; 2)" office:value-type="float" office:value="0.311955406908446">
            <text:p>0,3119554069</text:p>
          </table:table-cell>
          <table:table-cell table:style-name="ce56" table:formula="of:=LEGACY.CHIDIST([.N37]; 2)" office:value-type="float" office:value="0.33165874076843">
            <text:p>0,3316587408</text:p>
          </table:table-cell>
          <table:table-cell table:style-name="ce56" table:formula="of:=LEGACY.CHIDIST([.O37]; 2)" office:value-type="float" office:value="0.0000000000103036803924329">
            <text:p>1,03036803924329E-011</text:p>
          </table:table-cell>
          <table:table-cell table:style-name="ce56" table:formula="of:=LEGACY.CHIDIST([.P37]; 2)" office:value-type="float" office:value="0.275750231818107">
            <text:p>0,2757502318</text:p>
          </table:table-cell>
          <table:table-cell table:style-name="ce56" table:formula="of:=LEGACY.CHIDIST([.Q37]; 2)" office:value-type="float" office:value="0.0298514127990581">
            <text:p>0,0298514128</text:p>
          </table:table-cell>
          <table:table-cell table:style-name="ce56" table:formula="of:=LEGACY.CHIDIST([.R37]; 2)" office:value-type="float" office:value="0.00000220904569902916">
            <text:p>0,000002209</text:p>
          </table:table-cell>
          <table:table-cell table:style-name="ce56" table:formula="of:=LEGACY.CHIDIST([.S37]; 2)" office:value-type="float" office:value="0.00917501458401797">
            <text:p>0,0091750146</text:p>
          </table:table-cell>
          <table:table-cell table:style-name="ce56" table:formula="of:=LEGACY.CHIDIST([.T37]; 2)" office:value-type="float" office:value="0.250500480907146">
            <text:p>0,2505004809</text:p>
          </table:table-cell>
          <table:table-cell table:style-name="ce56" table:formula="of:=LEGACY.CHIDIST([.U37]; 2)" office:value-type="float" office:value="0.000730086783980404">
            <text:p>0,0007300868</text:p>
          </table:table-cell>
          <table:table-cell table:style-name="ce56" table:formula="of:=LEGACY.CHIDIST([.V37]; 2)" office:value-type="float" office:value="0.438739429085541">
            <text:p>0,4387394291</text:p>
          </table:table-cell>
          <table:table-cell table:style-name="ce56" table:formula="of:=LEGACY.CHIDIST([.W37]; 2)" office:value-type="float" office:value="0.0722403819646134">
            <text:p>0,072240382</text:p>
          </table:table-cell>
          <table:table-cell table:style-name="ce56" table:formula="of:=LEGACY.CHIDIST([.X37]; 2)" office:value-type="float" office:value="0.00189973189925833">
            <text:p>0,0018997319</text:p>
          </table:table-cell>
          <table:table-cell table:style-name="ce56" table:formula="of:=LEGACY.CHIDIST([.Y37]; 2)" office:value-type="float" office:value="0.00128233642427071">
            <text:p>0,0012823364</text:p>
          </table:table-cell>
          <table:table-cell table:style-name="ce56" table:formula="of:=LEGACY.CHIDIST([.Z37]; 2)" office:value-type="float" office:value="0.399767166904113">
            <text:p>0,3997671669</text:p>
          </table:table-cell>
          <table:table-cell table:style-name="ce56" table:formula="of:=LEGACY.CHIDIST([.AA37]; 2)" office:value-type="float" office:value="0.265904089262037">
            <text:p>0,2659040893</text:p>
          </table:table-cell>
          <table:table-cell table:style-name="ce56" table:formula="of:=LEGACY.CHIDIST([.AB37]; 2)" office:value-type="float" office:value="0.0000322501860584016">
            <text:p>3,22501860584016E-005</text:p>
          </table:table-cell>
          <table:table-cell table:style-name="ce56" table:formula="of:=LEGACY.CHIDIST([.AC37]; 2)" office:value-type="float" office:value="0.000285837384753159">
            <text:p>0,0002858374</text:p>
          </table:table-cell>
          <table:table-cell table:style-name="ce56" table:formula="of:=LEGACY.CHIDIST([.AD37]; 2)" office:value-type="float" office:value="0.00000000000132562497872249">
            <text:p>1,32562497872249E-012</text:p>
          </table:table-cell>
          <table:table-cell table:style-name="ce56" table:formula="of:=LEGACY.CHIDIST([.AE37]; 2)" office:value-type="float" office:value="5.836084065775E-016">
            <text:p>5,836084065775E-016</text:p>
          </table:table-cell>
          <table:table-cell table:style-name="ce56" table:formula="of:=LEGACY.CHIDIST([.AF37]; 2)" office:value-type="float" office:value="0.0000560439018985892">
            <text:p>5,60439018985892E-005</text:p>
          </table:table-cell>
          <table:table-cell table:style-name="ce56" table:formula="of:=LEGACY.CHIDIST([.AG37]; 2)" office:value-type="float" office:value="0.0504972911565508">
            <text:p>0,0504972912</text:p>
          </table:table-cell>
          <table:table-cell table:style-name="ce56" table:formula="of:=LEGACY.CHIDIST([.AH37]; 2)" office:value-type="float" office:value="0.0357034957758284">
            <text:p>0,0357034958</text:p>
          </table:table-cell>
          <table:table-cell table:style-name="ce56" table:formula="of:=LEGACY.CHIDIST([.AI37]; 2)" office:value-type="float" office:value="0.0840924761511134">
            <text:p>0,0840924762</text:p>
          </table:table-cell>
          <table:table-cell table:style-name="ce56" table:formula="of:=LEGACY.CHIDIST([.AJ37]; 2)" office:value-type="float" office:value="0.303431042975353">
            <text:p>0,303431043</text:p>
          </table:table-cell>
          <table:table-cell table:style-name="ce56" table:formula="of:=LEGACY.CHIDIST([.AK37]; 2)" office:value-type="float" office:value="0.307554620478277">
            <text:p>0,3075546205</text:p>
          </table:table-cell>
          <table:table-cell table:style-name="ce56" table:formula="of:=LEGACY.CHIDIST([.AL37]; 2)" office:value-type="float" office:value="0.0000000000764449859808412">
            <text:p>7,64449859808412E-011</text:p>
          </table:table-cell>
          <table:table-cell table:style-name="ce56" table:formula="of:=LEGACY.CHIDIST([.AM37]; 2)" office:value-type="float" office:value="0.0000000000151953195152949">
            <text:p>1,51953195152949E-011</text:p>
          </table:table-cell>
          <table:table-cell table:style-name="ce56" table:formula="of:=LEGACY.CHIDIST([.AN37]; 2)" office:value-type="float" office:value="0.000000000148076194154816">
            <text:p>1,48076194154816E-010</text:p>
          </table:table-cell>
          <table:table-cell table:style-name="ce56" table:formula="of:=LEGACY.CHIDIST([.AO37]; 2)" office:value-type="float" office:value="6.62759858407326E-017">
            <text:p>6,62759858407326E-017</text:p>
          </table:table-cell>
          <table:table-cell table:style-name="ce56" table:formula="of:=LEGACY.CHIDIST([.AP37]; 2)" office:value-type="float" office:value="0.00539471342911114">
            <text:p>0,0053947134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Normalverteilt?</text:p>
          </table:table-cell>
          <table:table-cell table:style-name="ce56" table:formula="of:=IF([.C38] &lt; 0.1461; &quot;nein&quot;; &quot;ja&quot;)" office:value-type="string" office:string-value="ja">
            <text:p>ja</text:p>
          </table:table-cell>
          <table:table-cell table:style-name="ce56" table:formula="of:=IF([.D38] &lt; 0.1461; &quot;nein&quot;; &quot;ja&quot;)" office:value-type="string" office:string-value="ja">
            <text:p>ja</text:p>
          </table:table-cell>
          <table:table-cell table:style-name="ce56" table:formula="of:=IF([.E38] &lt; 0.1461; &quot;nein&quot;; &quot;ja&quot;)" office:value-type="string" office:string-value="ja">
            <text:p>ja</text:p>
          </table:table-cell>
          <table:table-cell table:style-name="ce56" table:formula="of:=IF([.F38] &lt; 0.1461; &quot;nein&quot;; &quot;ja&quot;)" office:value-type="string" office:string-value="ja">
            <text:p>ja</text:p>
          </table:table-cell>
          <table:table-cell table:style-name="ce56" table:formula="of:=IF([.G38] &lt; 0.1461; &quot;nein&quot;; &quot;ja&quot;)" office:value-type="string" office:string-value="ja">
            <text:p>ja</text:p>
          </table:table-cell>
          <table:table-cell table:style-name="ce56" table:formula="of:=IF([.H38] &lt; 0.1461; &quot;nein&quot;; &quot;ja&quot;)" office:value-type="string" office:string-value="nein">
            <text:p>nein</text:p>
          </table:table-cell>
          <table:table-cell table:style-name="ce56" table:formula="of:=IF([.I38] &lt; 0.1461; &quot;nein&quot;; &quot;ja&quot;)" office:value-type="string" office:string-value="nein">
            <text:p>nein</text:p>
          </table:table-cell>
          <table:table-cell table:style-name="ce56" table:formula="of:=IF([.J38] &lt; 0.1461; &quot;nein&quot;; &quot;ja&quot;)" office:value-type="string" office:string-value="nein">
            <text:p>nein</text:p>
          </table:table-cell>
          <table:table-cell table:style-name="ce56" table:formula="of:=IF([.K38] &lt; 0.1461; &quot;nein&quot;; &quot;ja&quot;)" office:value-type="string" office:string-value="nein">
            <text:p>nein</text:p>
          </table:table-cell>
          <table:table-cell table:style-name="ce56" table:formula="of:=IF([.L38] &lt; 0.1461; &quot;nein&quot;; &quot;ja&quot;)" office:value-type="string" office:string-value="ja">
            <text:p>ja</text:p>
          </table:table-cell>
          <table:table-cell table:style-name="ce56" table:formula="of:=IF([.M38] &lt; 0.1461; &quot;nein&quot;; &quot;ja&quot;)" office:value-type="string" office:string-value="ja">
            <text:p>ja</text:p>
          </table:table-cell>
          <table:table-cell table:style-name="ce56" table:formula="of:=IF([.N38] &lt; 0.1461; &quot;nein&quot;; &quot;ja&quot;)" office:value-type="string" office:string-value="ja">
            <text:p>ja</text:p>
          </table:table-cell>
          <table:table-cell table:style-name="ce56" table:formula="of:=IF([.O38] &lt; 0.1461; &quot;nein&quot;; &quot;ja&quot;)" office:value-type="string" office:string-value="nein">
            <text:p>nein</text:p>
          </table:table-cell>
          <table:table-cell table:style-name="ce56" table:formula="of:=IF([.P38] &lt; 0.1461; &quot;nein&quot;; &quot;ja&quot;)" office:value-type="string" office:string-value="ja">
            <text:p>ja</text:p>
          </table:table-cell>
          <table:table-cell table:style-name="ce56" table:formula="of:=IF([.Q38] &lt; 0.1461; &quot;nein&quot;; &quot;ja&quot;)" office:value-type="string" office:string-value="nein">
            <text:p>nein</text:p>
          </table:table-cell>
          <table:table-cell table:style-name="ce56" table:formula="of:=IF([.R38] &lt; 0.1461; &quot;nein&quot;; &quot;ja&quot;)" office:value-type="string" office:string-value="nein">
            <text:p>nein</text:p>
          </table:table-cell>
          <table:table-cell table:style-name="ce56" table:formula="of:=IF([.S38] &lt; 0.1461; &quot;nein&quot;; &quot;ja&quot;)" office:value-type="string" office:string-value="nein">
            <text:p>nein</text:p>
          </table:table-cell>
          <table:table-cell table:style-name="ce56" table:formula="of:=IF([.T38] &lt; 0.1461; &quot;nein&quot;; &quot;ja&quot;)" office:value-type="string" office:string-value="ja">
            <text:p>ja</text:p>
          </table:table-cell>
          <table:table-cell table:style-name="ce56" table:formula="of:=IF([.U38] &lt; 0.1461; &quot;nein&quot;; &quot;ja&quot;)" office:value-type="string" office:string-value="nein">
            <text:p>nein</text:p>
          </table:table-cell>
          <table:table-cell table:style-name="ce56" table:formula="of:=IF([.V38] &lt; 0.1461; &quot;nein&quot;; &quot;ja&quot;)" office:value-type="string" office:string-value="ja">
            <text:p>ja</text:p>
          </table:table-cell>
          <table:table-cell table:style-name="ce56" table:formula="of:=IF([.W38] &lt; 0.1461; &quot;nein&quot;; &quot;ja&quot;)" office:value-type="string" office:string-value="nein">
            <text:p>nein</text:p>
          </table:table-cell>
          <table:table-cell table:style-name="ce56" table:formula="of:=IF([.X38] &lt; 0.1461; &quot;nein&quot;; &quot;ja&quot;)" office:value-type="string" office:string-value="nein">
            <text:p>nein</text:p>
          </table:table-cell>
          <table:table-cell table:style-name="ce56" table:formula="of:=IF([.Y38] &lt; 0.1461; &quot;nein&quot;; &quot;ja&quot;)" office:value-type="string" office:string-value="nein">
            <text:p>nein</text:p>
          </table:table-cell>
          <table:table-cell table:style-name="ce56" table:formula="of:=IF([.Z38] &lt; 0.1461; &quot;nein&quot;; &quot;ja&quot;)" office:value-type="string" office:string-value="ja">
            <text:p>ja</text:p>
          </table:table-cell>
          <table:table-cell table:style-name="ce56" table:formula="of:=IF([.AA38] &lt; 0.1461; &quot;nein&quot;; &quot;ja&quot;)" office:value-type="string" office:string-value="ja">
            <text:p>ja</text:p>
          </table:table-cell>
          <table:table-cell table:style-name="ce56" table:formula="of:=IF([.AB38] &lt; 0.1461; &quot;nein&quot;; &quot;ja&quot;)" office:value-type="string" office:string-value="nein">
            <text:p>nein</text:p>
          </table:table-cell>
          <table:table-cell table:style-name="ce56" table:formula="of:=IF([.AC38] &lt; 0.1461; &quot;nein&quot;; &quot;ja&quot;)" office:value-type="string" office:string-value="nein">
            <text:p>nein</text:p>
          </table:table-cell>
          <table:table-cell table:style-name="ce56" table:formula="of:=IF([.AD38] &lt; 0.1461; &quot;nein&quot;; &quot;ja&quot;)" office:value-type="string" office:string-value="nein">
            <text:p>nein</text:p>
          </table:table-cell>
          <table:table-cell table:style-name="ce56" table:formula="of:=IF([.AE38] &lt; 0.1461; &quot;nein&quot;; &quot;ja&quot;)" office:value-type="string" office:string-value="nein">
            <text:p>nein</text:p>
          </table:table-cell>
          <table:table-cell table:style-name="ce56" table:formula="of:=IF([.AF38] &lt; 0.1461; &quot;nein&quot;; &quot;ja&quot;)" office:value-type="string" office:string-value="nein">
            <text:p>nein</text:p>
          </table:table-cell>
          <table:table-cell table:style-name="ce56" table:formula="of:=IF([.AG38] &lt; 0.1461; &quot;nein&quot;; &quot;ja&quot;)" office:value-type="string" office:string-value="nein">
            <text:p>nein</text:p>
          </table:table-cell>
          <table:table-cell table:style-name="ce56" table:formula="of:=IF([.AH38] &lt; 0.1461; &quot;nein&quot;; &quot;ja&quot;)" office:value-type="string" office:string-value="nein">
            <text:p>nein</text:p>
          </table:table-cell>
          <table:table-cell table:style-name="ce56" table:formula="of:=IF([.AI38] &lt; 0.1461; &quot;nein&quot;; &quot;ja&quot;)" office:value-type="string" office:string-value="nein">
            <text:p>nein</text:p>
          </table:table-cell>
          <table:table-cell table:style-name="ce56" table:formula="of:=IF([.AJ38] &lt; 0.1461; &quot;nein&quot;; &quot;ja&quot;)" office:value-type="string" office:string-value="ja">
            <text:p>ja</text:p>
          </table:table-cell>
          <table:table-cell table:style-name="ce56" table:formula="of:=IF([.AK38] &lt; 0.1461; &quot;nein&quot;; &quot;ja&quot;)" office:value-type="string" office:string-value="ja">
            <text:p>ja</text:p>
          </table:table-cell>
          <table:table-cell table:style-name="ce56" table:formula="of:=IF([.AL38] &lt; 0.1461; &quot;nein&quot;; &quot;ja&quot;)" office:value-type="string" office:string-value="nein">
            <text:p>nein</text:p>
          </table:table-cell>
          <table:table-cell table:style-name="ce56" table:formula="of:=IF([.AM38] &lt; 0.1461; &quot;nein&quot;; &quot;ja&quot;)" office:value-type="string" office:string-value="nein">
            <text:p>nein</text:p>
          </table:table-cell>
          <table:table-cell table:style-name="ce56" table:formula="of:=IF([.AN38] &lt; 0.1461; &quot;nein&quot;; &quot;ja&quot;)" office:value-type="string" office:string-value="nein">
            <text:p>nein</text:p>
          </table:table-cell>
          <table:table-cell table:style-name="ce56" table:formula="of:=IF([.AO38] &lt; 0.1461; &quot;nein&quot;; &quot;ja&quot;)" office:value-type="string" office:string-value="nein">
            <text:p>nein</text:p>
          </table:table-cell>
          <table:table-cell table:style-name="ce56" table:formula="of:=IF([.AP38] &lt; 0.1461; &quot;nein&quot;; &quot;ja&quot;)" office:value-type="string" office:string-value="nein">
            <text:p>nein</text:p>
          </table:table-cell>
          <table:table-cell table:number-columns-repeated="976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ann-Whithey-U-Test" table:style-name="ta1" table:print="false">
        <table:table-column table:style-name="co44" table:default-cell-style-name="ce9"/>
        <table:table-column table:style-name="co45" table:default-cell-style-name="Excel_20_Built-in_20_Normal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8" table:default-cell-style-name="Default"/>
        <table:table-column table:style-name="co53" table:default-cell-style-name="Default"/>
        <table:table-column table:style-name="co27" table:default-cell-style-name="Default"/>
        <table:table-column table:style-name="co54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2">
          <table:table-cell table:style-name="Default" office:value-type="string">
            <text:p>Mann-Whitney-U</text:p>
          </table:table-cell>
          <table:table-cell table:style-name="Default"/>
          <table:table-cell office:value-type="string">
            <text:p>Item:</text:p>
          </table:table-cell>
          <table:table-cell table:number-columns-repeated="18"/>
        </table:table-row>
        <table:table-row table:style-name="ro2">
          <table:table-cell table:style-name="Default" office:value-type="string">
            <text:p>ESP</text:p>
          </table:table-cell>
          <table:table-cell table:style-name="Default" office:value-type="string">
            <text:p>CAT</text:p>
          </table:table-cell>
          <table:table-cell office:value-type="string">
            <text:p>Ränge</text:p>
          </table:table-cell>
          <table:table-cell office:value-type="string">
            <text:p>Rank ESP</text:p>
          </table:table-cell>
          <table:table-cell office:value-type="string">
            <text:p>Rank CAT</text:p>
          </table:table-cell>
          <table:table-cell table:number-columns-repeated="2"/>
          <table:table-cell office:value-type="string">
            <text:p>Variable</text:p>
          </table:table-cell>
          <table:table-cell office:value-type="string">
            <text:p>Wert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formula="of:=IF([.A3] &gt; 0; RANK([.A3]; [.$A$3:.$B$28]; 1)+(COUNTIF([.$A$3:.$B$28]; &quot;&gt;0&quot;)+1-RANK([.A3];[.$A$3:.$B$28]; 1)-RANK([.A3]; [.$A$3:.$B$28];0))/2)" office:value-type="float" office:value="42.5">
            <text:p>42,5</text:p>
          </table:table-cell>
          <table:table-cell table:formula="of:=IF([.B3] &gt; 0; RANK([.B3]; [.$A$3:.$B$28]; 1)+(COUNTIF([.$A$3:.$B$28]; &quot;&gt;0&quot;)+1-RANK([.B3];[.$A$3:.$B$28]; 1)-RANK([.B3]; [.$A$3:.$B$28];0))/2)" office:value-type="float" office:value="14.5">
            <text:p>14,5</text:p>
          </table:table-cell>
          <table:table-cell/>
          <table:table-cell office:value-type="string">
            <text:p>Rangsumme ESP</text:p>
          </table:table-cell>
          <table:table-cell office:value-type="string">
            <text:p>r1</text:p>
          </table:table-cell>
          <table:table-cell table:formula="of:=SUM([.D3:.D28])" office:value-type="float" office:value="477">
            <text:p>477</text:p>
          </table:table-cell>
          <table:table-cell/>
          <table:table-cell table:style-name="ce9" office:value-type="float" office:value="6">
            <text:p>6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/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IF([.A4] &gt; 0; RANK([.A4]; [.$A$3:.$B$28]; 1)+(COUNTIF([.$A$3:.$B$28]; &quot;&gt;0&quot;)+1-RANK([.A4];[.$A$3:.$B$28]; 1)-RANK([.A4]; [.$A$3:.$B$28];0))/2)" office:value-type="float" office:value="25">
            <text:p>25</text:p>
          </table:table-cell>
          <table:table-cell table:formula="of:=IF([.B4] &gt; 0; RANK([.B4]; [.$A$3:.$B$28]; 1)+(COUNTIF([.$A$3:.$B$28]; &quot;&gt;0&quot;)+1-RANK([.B4];[.$A$3:.$B$28]; 1)-RANK([.B4]; [.$A$3:.$B$28];0))/2)" office:value-type="float" office:value="42.5">
            <text:p>42,5</text:p>
          </table:table-cell>
          <table:table-cell/>
          <table:table-cell office:value-type="string">
            <text:p>Rangsumme CAT</text:p>
          </table:table-cell>
          <table:table-cell office:value-type="string">
            <text:p>r2</text:p>
          </table:table-cell>
          <table:table-cell table:formula="of:=SUM([.E3:.E27])" office:value-type="float" office:value="798">
            <text:p>798</text:p>
          </table:table-cell>
          <table:table-cell/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7">
            <text:p>7</text:p>
          </table:table-cell>
          <table:table-cell/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IF([.A5] &gt; 0; RANK([.A5]; [.$A$3:.$B$28]; 1)+(COUNTIF([.$A$3:.$B$28]; &quot;&gt;0&quot;)+1-RANK([.A5];[.$A$3:.$B$28]; 1)-RANK([.A5]; [.$A$3:.$B$28];0))/2)" office:value-type="float" office:value="25">
            <text:p>25</text:p>
          </table:table-cell>
          <table:table-cell table:formula="of:=IF([.B5] &gt; 0; RANK([.B5]; [.$A$3:.$B$28]; 1)+(COUNTIF([.$A$3:.$B$28]; &quot;&gt;0&quot;)+1-RANK([.B5];[.$A$3:.$B$28]; 1)-RANK([.B5]; [.$A$3:.$B$28];0))/2)" office:value-type="float" office:value="14.5">
            <text:p>14,5</text:p>
          </table:table-cell>
          <table:table-cell/>
          <table:table-cell office:value-type="string">
            <text:p>Beobachtungen ESP</text:p>
          </table:table-cell>
          <table:table-cell office:value-type="string">
            <text:p>n1</text:p>
          </table:table-cell>
          <table:table-cell table:formula="of:=COUNTIF([.A3:.A28]; &quot;&gt;0&quot;)" office:value-type="float" office:value="25">
            <text:p>25</text:p>
          </table:table-cell>
          <table:table-cell/>
          <table:table-cell table:style-name="ce9" office:value-type="float" office:value="3">
            <text:p>3</text:p>
          </table:table-cell>
          <table:table-cell table:number-columns-repeated="4" table:style-name="ce9" office:value-type="float" office:value="1">
            <text:p>1</text:p>
          </table:table-cell>
          <table:table-cell/>
          <table:table-cell table:number-columns-repeated="2" table:style-name="Excel_20_Built-in_20_Normal" office:value-type="float" office:value="2">
            <text:p>2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6] &gt; 0; RANK([.A6]; [.$A$3:.$B$28]; 1)+(COUNTIF([.$A$3:.$B$28]; &quot;&gt;0&quot;)+1-RANK([.A6];[.$A$3:.$B$28]; 1)-RANK([.A6]; [.$A$3:.$B$28];0))/2)" office:value-type="float" office:value="5">
            <text:p>5</text:p>
          </table:table-cell>
          <table:table-cell table:formula="of:=IF([.B6] &gt; 0; RANK([.B6]; [.$A$3:.$B$28]; 1)+(COUNTIF([.$A$3:.$B$28]; &quot;&gt;0&quot;)+1-RANK([.B6];[.$A$3:.$B$28]; 1)-RANK([.B6]; [.$A$3:.$B$28];0))/2)" office:value-type="float" office:value="48.5">
            <text:p>48,5</text:p>
          </table:table-cell>
          <table:table-cell/>
          <table:table-cell office:value-type="string">
            <text:p>Beobachtungen CAT</text:p>
          </table:table-cell>
          <table:table-cell office:value-type="string">
            <text:p>n2</text:p>
          </table:table-cell>
          <table:table-cell table:formula="of:=COUNTIF([.B3:.B27]; &quot;&gt;0&quot;)" office:value-type="float" office:value="25">
            <text:p>25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/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IF([.A7] &gt; 0; RANK([.A7]; [.$A$3:.$B$28]; 1)+(COUNTIF([.$A$3:.$B$28]; &quot;&gt;0&quot;)+1-RANK([.A7];[.$A$3:.$B$28]; 1)-RANK([.A7]; [.$A$3:.$B$28];0))/2)" office:value-type="float" office:value="14.5">
            <text:p>14,5</text:p>
          </table:table-cell>
          <table:table-cell table:formula="of:=IF([.B7] &gt; 0; RANK([.B7]; [.$A$3:.$B$28]; 1)+(COUNTIF([.$A$3:.$B$28]; &quot;&gt;0&quot;)+1-RANK([.B7];[.$A$3:.$B$28]; 1)-RANK([.B7]; [.$A$3:.$B$28];0))/2)" office:value-type="float" office:value="33">
            <text:p>33</text:p>
          </table:table-cell>
          <table:table-cell/>
          <table:table-cell office:value-type="string">
            <text:p>U ESP</text:p>
          </table:table-cell>
          <table:table-cell office:value-type="string">
            <text:p>u1</text:p>
          </table:table-cell>
          <table:table-cell table:formula="of:=[.I5]*[.I6]+[.I5]*([.I5]+1)/2-[.I3]" office:value-type="float" office:value="473">
            <text:p>473</text:p>
          </table:table-cell>
          <table:table-cell/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/>
          <table:table-cell table:number-columns-repeated="2" table:style-name="Excel_20_Built-in_20_Normal" office:value-type="float" office:value="4">
            <text:p>4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IF([.A8] &gt; 0; RANK([.A8]; [.$A$3:.$B$28]; 1)+(COUNTIF([.$A$3:.$B$28]; &quot;&gt;0&quot;)+1-RANK([.A8];[.$A$3:.$B$28]; 1)-RANK([.A8]; [.$A$3:.$B$28];0))/2)" office:value-type="float" office:value="14.5">
            <text:p>14,5</text:p>
          </table:table-cell>
          <table:table-cell table:formula="of:=IF([.B8] &gt; 0; RANK([.B8]; [.$A$3:.$B$28]; 1)+(COUNTIF([.$A$3:.$B$28]; &quot;&gt;0&quot;)+1-RANK([.B8];[.$A$3:.$B$28]; 1)-RANK([.B8]; [.$A$3:.$B$28];0))/2)" office:value-type="float" office:value="42.5">
            <text:p>42,5</text:p>
          </table:table-cell>
          <table:table-cell/>
          <table:table-cell office:value-type="string">
            <text:p>U CAT</text:p>
          </table:table-cell>
          <table:table-cell office:value-type="string">
            <text:p>u2</text:p>
          </table:table-cell>
          <table:table-cell table:formula="of:=[.I5]*[.I6]+[.I6]*([.I6]+1)/2-[.I4]" office:value-type="float" office:value="152">
            <text:p>152</text:p>
          </table:table-cell>
          <table:table-cell/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/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  <table:table-cell table:number-columns-repeated="2" table:style-name="Excel_20_Built-in_20_Normal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IF([.A9] &gt; 0; RANK([.A9]; [.$A$3:.$B$28]; 1)+(COUNTIF([.$A$3:.$B$28]; &quot;&gt;0&quot;)+1-RANK([.A9];[.$A$3:.$B$28]; 1)-RANK([.A9]; [.$A$3:.$B$28];0))/2)" office:value-type="float" office:value="14.5">
            <text:p>14,5</text:p>
          </table:table-cell>
          <table:table-cell table:formula="of:=IF([.B9] &gt; 0; RANK([.B9]; [.$A$3:.$B$28]; 1)+(COUNTIF([.$A$3:.$B$28]; &quot;&gt;0&quot;)+1-RANK([.B9];[.$A$3:.$B$28]; 1)-RANK([.B9]; [.$A$3:.$B$28];0))/2)" office:value-type="float" office:value="25">
            <text:p>25</text:p>
          </table:table-cell>
          <table:table-cell table:number-columns-repeated="5"/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2" table:style-name="ce9" office:value-type="float" office:value="2">
            <text:p>2</text:p>
          </table:table-cell>
          <table:table-cell/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IF([.A10] &gt; 0; RANK([.A10]; [.$A$3:.$B$28]; 1)+(COUNTIF([.$A$3:.$B$28]; &quot;&gt;0&quot;)+1-RANK([.A10];[.$A$3:.$B$28]; 1)-RANK([.A10]; [.$A$3:.$B$28];0))/2)" office:value-type="float" office:value="5">
            <text:p>5</text:p>
          </table:table-cell>
          <table:table-cell table:formula="of:=IF([.B10] &gt; 0; RANK([.B10]; [.$A$3:.$B$28]; 1)+(COUNTIF([.$A$3:.$B$28]; &quot;&gt;0&quot;)+1-RANK([.B10];[.$A$3:.$B$28]; 1)-RANK([.B10]; [.$A$3:.$B$28];0))/2)" office:value-type="float" office:value="42.5">
            <text:p>42,5</text:p>
          </table:table-cell>
          <table:table-cell/>
          <table:table-cell office:value-type="string">
            <text:p>U-Statistik</text:p>
          </table:table-cell>
          <table:table-cell office:value-type="string">
            <text:p>U</text:p>
          </table:table-cell>
          <table:table-cell table:formula="of:=MIN([.I7];[.I8])" office:value-type="float" office:value="152">
            <text:p>152</text:p>
          </table:table-cell>
          <table:table-cell/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/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IF([.A11] &gt; 0; RANK([.A11]; [.$A$3:.$B$28]; 1)+(COUNTIF([.$A$3:.$B$28]; &quot;&gt;0&quot;)+1-RANK([.A11];[.$A$3:.$B$28]; 1)-RANK([.A11]; [.$A$3:.$B$28];0))/2)" office:value-type="float" office:value="25">
            <text:p>25</text:p>
          </table:table-cell>
          <table:table-cell table:formula="of:=IF([.B11] &gt; 0; RANK([.B11]; [.$A$3:.$B$28]; 1)+(COUNTIF([.$A$3:.$B$28]; &quot;&gt;0&quot;)+1-RANK([.B11];[.$A$3:.$B$28]; 1)-RANK([.B11]; [.$A$3:.$B$28];0))/2)" office:value-type="float" office:value="42.5">
            <text:p>42,5</text:p>
          </table:table-cell>
          <table:table-cell/>
          <table:table-cell office:value-type="string">
            <text:p>z-Statistik</text:p>
          </table:table-cell>
          <table:table-cell office:value-type="string">
            <text:p>z</text:p>
          </table:table-cell>
          <table:table-cell table:formula="of:=([.I10]-[.I5]*[.I6]/2)/SQRT([.I5]*[.I6]*([.I5]*[.I6]+1)/12)" office:value-type="float" office:value="-0.888870482592532">
            <text:p>-0,8888704826</text:p>
          </table:table-cell>
          <table:table-cell/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number-columns-repeated="3" table:style-name="ce9" office:value-type="float" office:value="1">
            <text:p>1</text:p>
          </table:table-cell>
          <table:table-cell/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3">
            <text:p>3</text:p>
          </table:table-cell>
          <table:table-cell table:number-columns-repeated="3" table:style-name="Excel_20_Built-in_20_Normal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formula="of:=IF([.A12] &gt; 0; RANK([.A12]; [.$A$3:.$B$28]; 1)+(COUNTIF([.$A$3:.$B$28]; &quot;&gt;0&quot;)+1-RANK([.A12];[.$A$3:.$B$28]; 1)-RANK([.A12]; [.$A$3:.$B$28];0))/2)" office:value-type="float" office:value="5">
            <text:p>5</text:p>
          </table:table-cell>
          <table:table-cell table:formula="of:=IF([.B12] &gt; 0; RANK([.B12]; [.$A$3:.$B$28]; 1)+(COUNTIF([.$A$3:.$B$28]; &quot;&gt;0&quot;)+1-RANK([.B12];[.$A$3:.$B$28]; 1)-RANK([.B12]; [.$A$3:.$B$28];0))/2)" office:value-type="float" office:value="33">
            <text:p>33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/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3">
            <text:p>3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</table:table-row>
        <table:table-row table:style-name="ro1">
          <table:table-cell table:style-name="ce30"/>
          <table:table-cell office:value-type="float" office:value="6">
            <text:p>6</text:p>
          </table:table-cell>
          <table:table-cell/>
          <table:table-cell table:formula="of:=IF([.A13] &gt; 0; RANK([.A13]; [.$A$3:.$B$28]; 1)+(COUNTIF([.$A$3:.$B$28]; &quot;&gt;0&quot;)+1-RANK([.A13];[.$A$3:.$B$28]; 1)-RANK([.A13]; [.$A$3:.$B$28];0))/2)" office:value-type="boolean" office:boolean-value="false">
            <text:p>FALSCH</text:p>
          </table:table-cell>
          <table:table-cell table:formula="of:=IF([.B13] &gt; 0; RANK([.B13]; [.$A$3:.$B$28]; 1)+(COUNTIF([.$A$3:.$B$28]; &quot;&gt;0&quot;)+1-RANK([.B13];[.$A$3:.$B$28]; 1)-RANK([.B13]; [.$A$3:.$B$28];0))/2)" office:value-type="float" office:value="42.5">
            <text:p>42,5</text:p>
          </table:table-cell>
          <table:table-cell table:number-columns-repeated="5"/>
          <table:table-cell table:style-name="ce30" office:value-type="string">
            <text:p>NA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7">
            <text:p>7</text:p>
          </table:table-cell>
          <table:table-cell/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6">
            <text:p>6</text:p>
          </table:table-cell>
          <table:table-cell table:number-columns-repeated="2" table:style-name="Excel_20_Built-in_20_Normal"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[.A14] &gt; 0; RANK([.A14]; [.$A$3:.$B$28]; 1)+(COUNTIF([.$A$3:.$B$28]; &quot;&gt;0&quot;)+1-RANK([.A14];[.$A$3:.$B$28]; 1)-RANK([.A14]; [.$A$3:.$B$28];0))/2)" office:value-type="float" office:value="14.5">
            <text:p>14,5</text:p>
          </table:table-cell>
          <table:table-cell table:formula="of:=IF([.B14] &gt; 0; RANK([.B14]; [.$A$3:.$B$28]; 1)+(COUNTIF([.$A$3:.$B$28]; &quot;&gt;0&quot;)+1-RANK([.B14];[.$A$3:.$B$28]; 1)-RANK([.B14]; [.$A$3:.$B$28];0))/2)" office:value-type="float" office:value="5">
            <text:p>5</text:p>
          </table:table-cell>
          <table:table-cell table:number-columns-repeated="5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7">
            <text:p>7</text:p>
          </table:table-cell>
          <table:table-cell/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IF([.A15] &gt; 0; RANK([.A15]; [.$A$3:.$B$28]; 1)+(COUNTIF([.$A$3:.$B$28]; &quot;&gt;0&quot;)+1-RANK([.A15];[.$A$3:.$B$28]; 1)-RANK([.A15]; [.$A$3:.$B$28];0))/2)" office:value-type="float" office:value="25">
            <text:p>25</text:p>
          </table:table-cell>
          <table:table-cell table:formula="of:=IF([.B15] &gt; 0; RANK([.B15]; [.$A$3:.$B$28]; 1)+(COUNTIF([.$A$3:.$B$28]; &quot;&gt;0&quot;)+1-RANK([.B15];[.$A$3:.$B$28]; 1)-RANK([.B15]; [.$A$3:.$B$28];0))/2)" office:value-type="float" office:value="42.5">
            <text:p>42,5</text:p>
          </table:table-cell>
          <table:table-cell table:number-columns-repeated="5"/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/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IF([.A16] &gt; 0; RANK([.A16]; [.$A$3:.$B$28]; 1)+(COUNTIF([.$A$3:.$B$28]; &quot;&gt;0&quot;)+1-RANK([.A16];[.$A$3:.$B$28]; 1)-RANK([.A16]; [.$A$3:.$B$28];0))/2)" office:value-type="float" office:value="14.5">
            <text:p>14,5</text:p>
          </table:table-cell>
          <table:table-cell table:formula="of:=IF([.B16] &gt; 0; RANK([.B16]; [.$A$3:.$B$28]; 1)+(COUNTIF([.$A$3:.$B$28]; &quot;&gt;0&quot;)+1-RANK([.B16];[.$A$3:.$B$28]; 1)-RANK([.B16]; [.$A$3:.$B$28];0))/2)" office:value-type="float" office:value="37">
            <text:p>37</text:p>
          </table:table-cell>
          <table:table-cell table:number-columns-repeated="5"/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/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2">
            <text:p>2</text:p>
          </table:table-cell>
          <table:table-cell table:number-columns-repeated="3" table:style-name="Excel_20_Built-in_20_Normal"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IF([.A17] &gt; 0; RANK([.A17]; [.$A$3:.$B$28]; 1)+(COUNTIF([.$A$3:.$B$28]; &quot;&gt;0&quot;)+1-RANK([.A17];[.$A$3:.$B$28]; 1)-RANK([.A17]; [.$A$3:.$B$28];0))/2)" office:value-type="float" office:value="14.5">
            <text:p>14,5</text:p>
          </table:table-cell>
          <table:table-cell table:formula="of:=IF([.B17] &gt; 0; RANK([.B17]; [.$A$3:.$B$28]; 1)+(COUNTIF([.$A$3:.$B$28]; &quot;&gt;0&quot;)+1-RANK([.B17];[.$A$3:.$B$28]; 1)-RANK([.B17]; [.$A$3:.$B$28];0))/2)" office:value-type="float" office:value="37">
            <text:p>37</text:p>
          </table:table-cell>
          <table:table-cell table:number-columns-repeated="5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/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2">
            <text:p>2</text:p>
          </table:table-cell>
          <table:table-cell table:style-name="Excel_20_Built-in_20_Normal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18] &gt; 0; RANK([.A18]; [.$A$3:.$B$28]; 1)+(COUNTIF([.$A$3:.$B$28]; &quot;&gt;0&quot;)+1-RANK([.A18];[.$A$3:.$B$28]; 1)-RANK([.A18]; [.$A$3:.$B$28];0))/2)" office:value-type="float" office:value="5">
            <text:p>5</text:p>
          </table:table-cell>
          <table:table-cell table:formula="of:=IF([.B18] &gt; 0; RANK([.B18]; [.$A$3:.$B$28]; 1)+(COUNTIF([.$A$3:.$B$28]; &quot;&gt;0&quot;)+1-RANK([.B18];[.$A$3:.$B$28]; 1)-RANK([.B18]; [.$A$3:.$B$28];0))/2)" office:value-type="float" office:value="48.5">
            <text:p>48,5</text:p>
          </table:table-cell>
          <table:table-cell table:number-columns-repeated="5"/>
          <table:table-cell table:number-columns-repeated="5" table:style-name="ce9" office:value-type="float" office:value="1">
            <text:p>1</text:p>
          </table:table-cell>
          <table:table-cell/>
          <table:table-cell table:style-name="Excel_20_Built-in_20_Normal" office:value-type="float" office:value="7">
            <text:p>7</text:p>
          </table:table-cell>
          <table:table-cell table:style-name="Excel_20_Built-in_20_Normal" office:value-type="string">
            <text:p>NA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formula="of:=IF([.A19] &gt; 0; RANK([.A19]; [.$A$3:.$B$28]; 1)+(COUNTIF([.$A$3:.$B$28]; &quot;&gt;0&quot;)+1-RANK([.A19];[.$A$3:.$B$28]; 1)-RANK([.A19]; [.$A$3:.$B$28];0))/2)" office:value-type="float" office:value="5">
            <text:p>5</text:p>
          </table:table-cell>
          <table:table-cell table:formula="of:=IF([.B19] &gt; 0; RANK([.B19]; [.$A$3:.$B$28]; 1)+(COUNTIF([.$A$3:.$B$28]; &quot;&gt;0&quot;)+1-RANK([.B19];[.$A$3:.$B$28]; 1)-RANK([.B19]; [.$A$3:.$B$28];0))/2)" office:value-type="float" office:value="33">
            <text:p>33</text:p>
          </table:table-cell>
          <table:table-cell table:number-columns-repeated="5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/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1">
            <text:p>1</text:p>
          </table:table-cell>
          <table:table-cell table:number-columns-repeated="3" table:style-name="Excel_20_Built-in_20_Normal"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IF([.A20] &gt; 0; RANK([.A20]; [.$A$3:.$B$28]; 1)+(COUNTIF([.$A$3:.$B$28]; &quot;&gt;0&quot;)+1-RANK([.A20];[.$A$3:.$B$28]; 1)-RANK([.A20]; [.$A$3:.$B$28];0))/2)" office:value-type="float" office:value="33">
            <text:p>33</text:p>
          </table:table-cell>
          <table:table-cell table:formula="of:=IF([.B20] &gt; 0; RANK([.B20]; [.$A$3:.$B$28]; 1)+(COUNTIF([.$A$3:.$B$28]; &quot;&gt;0&quot;)+1-RANK([.B20];[.$A$3:.$B$28]; 1)-RANK([.B20]; [.$A$3:.$B$28];0))/2)" office:value-type="float" office:value="5">
            <text:p>5</text:p>
          </table:table-cell>
          <table:table-cell table:number-columns-repeated="5"/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3" table:style-name="ce9" office:value-type="float" office:value="7">
            <text:p>7</text:p>
          </table:table-cell>
          <table:table-cell/>
          <table:table-cell table:number-columns-repeated="2" table:style-name="Excel_20_Built-in_20_Normal" office:value-type="float" office:value="1">
            <text:p>1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f:=IF([.A21] &gt; 0; RANK([.A21]; [.$A$3:.$B$28]; 1)+(COUNTIF([.$A$3:.$B$28]; &quot;&gt;0&quot;)+1-RANK([.A21];[.$A$3:.$B$28]; 1)-RANK([.A21]; [.$A$3:.$B$28];0))/2)" office:value-type="float" office:value="37">
            <text:p>37</text:p>
          </table:table-cell>
          <table:table-cell table:formula="of:=IF([.B21] &gt; 0; RANK([.B21]; [.$A$3:.$B$28]; 1)+(COUNTIF([.$A$3:.$B$28]; &quot;&gt;0&quot;)+1-RANK([.B21];[.$A$3:.$B$28]; 1)-RANK([.B21]; [.$A$3:.$B$28];0))/2)" office:value-type="float" office:value="25">
            <text:p>25</text:p>
          </table:table-cell>
          <table:table-cell table:number-columns-repeated="5"/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/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2">
            <text:p>2</text:p>
          </table:table-cell>
          <table:table-cell table:number-columns-repeated="3" table:style-name="Excel_20_Built-in_20_Normal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22] &gt; 0; RANK([.A22]; [.$A$3:.$B$28]; 1)+(COUNTIF([.$A$3:.$B$28]; &quot;&gt;0&quot;)+1-RANK([.A22];[.$A$3:.$B$28]; 1)-RANK([.A22]; [.$A$3:.$B$28];0))/2)" office:value-type="float" office:value="5">
            <text:p>5</text:p>
          </table:table-cell>
          <table:table-cell table:formula="of:=IF([.B22] &gt; 0; RANK([.B22]; [.$A$3:.$B$28]; 1)+(COUNTIF([.$A$3:.$B$28]; &quot;&gt;0&quot;)+1-RANK([.B22];[.$A$3:.$B$28]; 1)-RANK([.B22]; [.$A$3:.$B$28];0))/2)" office:value-type="float" office:value="48.5">
            <text:p>48,5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/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[.A23] &gt; 0; RANK([.A23]; [.$A$3:.$B$28]; 1)+(COUNTIF([.$A$3:.$B$28]; &quot;&gt;0&quot;)+1-RANK([.A23];[.$A$3:.$B$28]; 1)-RANK([.A23]; [.$A$3:.$B$28];0))/2)" office:value-type="float" office:value="14.5">
            <text:p>14,5</text:p>
          </table:table-cell>
          <table:table-cell table:formula="of:=IF([.B23] &gt; 0; RANK([.B23]; [.$A$3:.$B$28]; 1)+(COUNTIF([.$A$3:.$B$28]; &quot;&gt;0&quot;)+1-RANK([.B23];[.$A$3:.$B$28]; 1)-RANK([.B23]; [.$A$3:.$B$28];0))/2)" office:value-type="float" office:value="5">
            <text:p>5</text:p>
          </table:table-cell>
          <table:table-cell table:number-columns-repeated="5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2">
            <text:p>2</text:p>
          </table:table-cell>
          <table:table-cell/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3">
            <text:p>3</text:p>
          </table:table-cell>
          <table:table-cell table:number-columns-repeated="2" table:style-name="Excel_20_Built-in_20_Normal" office:value-type="float" office:value="6">
            <text:p>6</text:p>
          </table:table-cell>
          <table:table-cell table:style-name="Excel_20_Built-in_20_Normal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IF([.A24] &gt; 0; RANK([.A24]; [.$A$3:.$B$28]; 1)+(COUNTIF([.$A$3:.$B$28]; &quot;&gt;0&quot;)+1-RANK([.A24];[.$A$3:.$B$28]; 1)-RANK([.A24]; [.$A$3:.$B$28];0))/2)" office:value-type="float" office:value="33">
            <text:p>33</text:p>
          </table:table-cell>
          <table:table-cell table:formula="of:=IF([.B24] &gt; 0; RANK([.B24]; [.$A$3:.$B$28]; 1)+(COUNTIF([.$A$3:.$B$28]; &quot;&gt;0&quot;)+1-RANK([.B24];[.$A$3:.$B$28]; 1)-RANK([.B24]; [.$A$3:.$B$28];0))/2)" office:value-type="float" office:value="48.5">
            <text:p>48,5</text:p>
          </table:table-cell>
          <table:table-cell table:number-columns-repeated="5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/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2">
            <text:p>2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/>
          <table:table-cell table:formula="of:=IF([.A25] &gt; 0; RANK([.A25]; [.$A$3:.$B$28]; 1)+(COUNTIF([.$A$3:.$B$28]; &quot;&gt;0&quot;)+1-RANK([.A25];[.$A$3:.$B$28]; 1)-RANK([.A25]; [.$A$3:.$B$28];0))/2)" office:value-type="float" office:value="25">
            <text:p>25</text:p>
          </table:table-cell>
          <table:table-cell table:formula="of:=IF([.B25] &gt; 0; RANK([.B25]; [.$A$3:.$B$28]; 1)+(COUNTIF([.$A$3:.$B$28]; &quot;&gt;0&quot;)+1-RANK([.B25];[.$A$3:.$B$28]; 1)-RANK([.B25]; [.$A$3:.$B$28];0))/2)" office:value-type="float" office:value="25">
            <text:p>25</text:p>
          </table:table-cell>
          <table:table-cell table:number-columns-repeated="5"/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2">
            <text:p>2</text:p>
          </table:table-cell>
          <table:table-cell/>
          <table:table-cell table:style-name="Excel_20_Built-in_20_Normal" office:value-type="float" office:value="3">
            <text:p>3</text:p>
          </table:table-cell>
          <table:table-cell table:style-name="Excel_20_Built-in_20_Normal" office:value-type="float" office:value="1">
            <text:p>1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IF([.A26] &gt; 0; RANK([.A26]; [.$A$3:.$B$28]; 1)+(COUNTIF([.$A$3:.$B$28]; &quot;&gt;0&quot;)+1-RANK([.A26];[.$A$3:.$B$28]; 1)-RANK([.A26]; [.$A$3:.$B$28];0))/2)" office:value-type="float" office:value="25">
            <text:p>25</text:p>
          </table:table-cell>
          <table:table-cell table:formula="of:=IF([.B26] &gt; 0; RANK([.B26]; [.$A$3:.$B$28]; 1)+(COUNTIF([.$A$3:.$B$28]; &quot;&gt;0&quot;)+1-RANK([.B26];[.$A$3:.$B$28]; 1)-RANK([.B26]; [.$A$3:.$B$28];0))/2)" office:value-type="float" office:value="42.5">
            <text:p>42,5</text:p>
          </table:table-cell>
          <table:table-cell table:number-columns-repeated="5"/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/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5">
            <text:p>5</text:p>
          </table:table-cell>
          <table:table-cell table:number-columns-repeated="2" table:style-name="Excel_20_Built-in_20_Normal" office:value-type="float" office:value="7">
            <text:p>7</text:p>
          </table:table-cell>
          <table:table-cell table:style-name="Excel_20_Built-in_20_Normal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IF([.A27] &gt; 0; RANK([.A27]; [.$A$3:.$B$28]; 1)+(COUNTIF([.$A$3:.$B$28]; &quot;&gt;0&quot;)+1-RANK([.A27];[.$A$3:.$B$28]; 1)-RANK([.A27]; [.$A$3:.$B$28];0))/2)" office:value-type="float" office:value="25">
            <text:p>25</text:p>
          </table:table-cell>
          <table:table-cell table:formula="of:=IF([.B27] &gt; 0; RANK([.B27]; [.$A$3:.$B$28]; 1)+(COUNTIF([.$A$3:.$B$28]; &quot;&gt;0&quot;)+1-RANK([.B27];[.$A$3:.$B$28]; 1)-RANK([.B27]; [.$A$3:.$B$28];0))/2)" office:value-type="float" office:value="14.5">
            <text:p>14,5</text:p>
          </table:table-cell>
          <table:table-cell table:number-columns-repeated="5"/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number-columns-repeated="3" table:style-name="ce9" office:value-type="float" office:value="3">
            <text:p>3</text:p>
          </table:table-cell>
          <table:table-cell/>
          <table:table-cell table:number-columns-repeated="2" table:style-name="Excel_20_Built-in_20_Normal" office:value-type="float" office:value="2">
            <text:p>2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Default"/>
          <table:table-cell/>
          <table:table-cell table:formula="of:=IF([.A28] &gt; 0; RANK([.A28]; [.$A$3:.$B$28]; 1)+(COUNTIF([.$A$3:.$B$28]; &quot;&gt;0&quot;)+1-RANK([.A28];[.$A$3:.$B$28]; 1)-RANK([.A28]; [.$A$3:.$B$28];0))/2)" office:value-type="float" office:value="25">
            <text:p>25</text:p>
          </table:table-cell>
          <table:table-cell table:number-columns-repeated="6"/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Default" office:value-type="string">
            <text:p>Mann-Whitney-U</text:p>
          </table:table-cell>
          <table:table-cell table:style-name="Default"/>
          <table:table-cell office:value-type="string">
            <text:p>Item:</text:p>
          </table:table-cell>
          <table:table-cell table:number-columns-repeated="18"/>
        </table:table-row>
        <table:table-row table:style-name="ro2">
          <table:table-cell table:style-name="Default" office:value-type="string">
            <text:p>ESP</text:p>
          </table:table-cell>
          <table:table-cell table:style-name="Default" office:value-type="string">
            <text:p>CAT</text:p>
          </table:table-cell>
          <table:table-cell office:value-type="string">
            <text:p>Ränge</text:p>
          </table:table-cell>
          <table:table-cell office:value-type="string">
            <text:p>Rank ESP</text:p>
          </table:table-cell>
          <table:table-cell office:value-type="string">
            <text:p>Rank CAT</text:p>
          </table:table-cell>
          <table:table-cell table:number-columns-repeated="2"/>
          <table:table-cell office:value-type="string">
            <text:p>Variable</text:p>
          </table:table-cell>
          <table:table-cell office:value-type="string">
            <text:p>Wert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IF([.A33] &gt; 0; RANK([.A33]; [.$A$33:.$B$58]; 1)+(COUNTIF([.$A$33:.$B$58]; &quot;&gt;0&quot;)+1-RANK([.A33];[.$A$33:.$B$58]; 1)-RANK([.A33]; [.$A$33:.$B$58];0))/2)" office:value-type="float" office:value="49">
            <text:p>49</text:p>
          </table:table-cell>
          <table:table-cell table:formula="of:=IF([.B33] &gt; 0; RANK([.B33]; [.$A$33:.$B$58]; 1)+(COUNTIF([.$A$33:.$B$58]; &quot;&gt;0&quot;)+1-RANK([.B33];[.$A$33:.$B$58]; 1)-RANK([.B33]; [.$A$33:.$B$58];0))/2)" office:value-type="float" office:value="39">
            <text:p>39</text:p>
          </table:table-cell>
          <table:table-cell/>
          <table:table-cell office:value-type="string">
            <text:p>Rangsumme ESP</text:p>
          </table:table-cell>
          <table:table-cell office:value-type="string">
            <text:p>r1</text:p>
          </table:table-cell>
          <table:table-cell table:formula="of:=SUM([.D33:.D58])" office:value-type="float" office:value="764">
            <text:p>764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IF([.A34] &gt; 0; RANK([.A34]; [.$A$33:.$B$58]; 1)+(COUNTIF([.$A$33:.$B$58]; &quot;&gt;0&quot;)+1-RANK([.A34];[.$A$33:.$B$58]; 1)-RANK([.A34]; [.$A$33:.$B$58];0))/2)" office:value-type="float" office:value="25">
            <text:p>25</text:p>
          </table:table-cell>
          <table:table-cell table:formula="of:=IF([.B34] &gt; 0; RANK([.B34]; [.$A$33:.$B$58]; 1)+(COUNTIF([.$A$33:.$B$58]; &quot;&gt;0&quot;)+1-RANK([.B34];[.$A$33:.$B$58]; 1)-RANK([.B34]; [.$A$33:.$B$58];0))/2)" office:value-type="float" office:value="14.5">
            <text:p>14,5</text:p>
          </table:table-cell>
          <table:table-cell/>
          <table:table-cell office:value-type="string">
            <text:p>Rangsumme CAT</text:p>
          </table:table-cell>
          <table:table-cell office:value-type="string">
            <text:p>r2</text:p>
          </table:table-cell>
          <table:table-cell table:formula="of:=SUM([.E33:.E57])" office:value-type="float" office:value="511">
            <text:p>511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IF([.A35] &gt; 0; RANK([.A35]; [.$A$33:.$B$58]; 1)+(COUNTIF([.$A$33:.$B$58]; &quot;&gt;0&quot;)+1-RANK([.A35];[.$A$33:.$B$58]; 1)-RANK([.A35]; [.$A$33:.$B$58];0))/2)" office:value-type="float" office:value="4.5">
            <text:p>4,5</text:p>
          </table:table-cell>
          <table:table-cell table:formula="of:=IF([.B35] &gt; 0; RANK([.B35]; [.$A$33:.$B$58]; 1)+(COUNTIF([.$A$33:.$B$58]; &quot;&gt;0&quot;)+1-RANK([.B35];[.$A$33:.$B$58]; 1)-RANK([.B35]; [.$A$33:.$B$58];0))/2)" office:value-type="float" office:value="14.5">
            <text:p>14,5</text:p>
          </table:table-cell>
          <table:table-cell/>
          <table:table-cell office:value-type="string">
            <text:p>Beobachtungen ESP</text:p>
          </table:table-cell>
          <table:table-cell office:value-type="string">
            <text:p>n1</text:p>
          </table:table-cell>
          <table:table-cell table:formula="of:=COUNTIF([.A33:.A58]; &quot;&gt;0&quot;)" office:value-type="float" office:value="26">
            <text:p>26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IF([.A36] &gt; 0; RANK([.A36]; [.$A$33:.$B$58]; 1)+(COUNTIF([.$A$33:.$B$58]; &quot;&gt;0&quot;)+1-RANK([.A36];[.$A$33:.$B$58]; 1)-RANK([.A36]; [.$A$33:.$B$58];0))/2)" office:value-type="float" office:value="32.5">
            <text:p>32,5</text:p>
          </table:table-cell>
          <table:table-cell table:formula="of:=IF([.B36] &gt; 0; RANK([.B36]; [.$A$33:.$B$58]; 1)+(COUNTIF([.$A$33:.$B$58]; &quot;&gt;0&quot;)+1-RANK([.B36];[.$A$33:.$B$58]; 1)-RANK([.B36]; [.$A$33:.$B$58];0))/2)" office:value-type="float" office:value="49">
            <text:p>49</text:p>
          </table:table-cell>
          <table:table-cell/>
          <table:table-cell office:value-type="string">
            <text:p>Beobachtungen CAT</text:p>
          </table:table-cell>
          <table:table-cell office:value-type="string">
            <text:p>n2</text:p>
          </table:table-cell>
          <table:table-cell table:formula="of:=COUNTIF([.B33:.B57]; &quot;&gt;0&quot;)" office:value-type="float" office:value="24">
            <text:p>24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IF([.A37] &gt; 0; RANK([.A37]; [.$A$33:.$B$58]; 1)+(COUNTIF([.$A$33:.$B$58]; &quot;&gt;0&quot;)+1-RANK([.A37];[.$A$33:.$B$58]; 1)-RANK([.A37]; [.$A$33:.$B$58];0))/2)" office:value-type="float" office:value="14.5">
            <text:p>14,5</text:p>
          </table:table-cell>
          <table:table-cell table:formula="of:=IF([.B37] &gt; 0; RANK([.B37]; [.$A$33:.$B$58]; 1)+(COUNTIF([.$A$33:.$B$58]; &quot;&gt;0&quot;)+1-RANK([.B37];[.$A$33:.$B$58]; 1)-RANK([.B37]; [.$A$33:.$B$58];0))/2)" office:value-type="float" office:value="32.5">
            <text:p>32,5</text:p>
          </table:table-cell>
          <table:table-cell/>
          <table:table-cell office:value-type="string">
            <text:p>U ESP</text:p>
          </table:table-cell>
          <table:table-cell office:value-type="string">
            <text:p>u1</text:p>
          </table:table-cell>
          <table:table-cell table:formula="of:=[.I35]*[.I36]+[.I35]*([.I35]+1)/2-[.I33]" office:value-type="float" office:value="211">
            <text:p>211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IF([.A38] &gt; 0; RANK([.A38]; [.$A$33:.$B$58]; 1)+(COUNTIF([.$A$33:.$B$58]; &quot;&gt;0&quot;)+1-RANK([.A38];[.$A$33:.$B$58]; 1)-RANK([.A38]; [.$A$33:.$B$58];0))/2)" office:value-type="float" office:value="14.5">
            <text:p>14,5</text:p>
          </table:table-cell>
          <table:table-cell table:formula="of:=IF([.B38] &gt; 0; RANK([.B38]; [.$A$33:.$B$58]; 1)+(COUNTIF([.$A$33:.$B$58]; &quot;&gt;0&quot;)+1-RANK([.B38];[.$A$33:.$B$58]; 1)-RANK([.B38]; [.$A$33:.$B$58];0))/2)" office:value-type="float" office:value="25">
            <text:p>25</text:p>
          </table:table-cell>
          <table:table-cell/>
          <table:table-cell office:value-type="string">
            <text:p>U CAT</text:p>
          </table:table-cell>
          <table:table-cell office:value-type="string">
            <text:p>u2</text:p>
          </table:table-cell>
          <table:table-cell table:formula="of:=[.I35]*[.I36]+[.I36]*([.I36]+1)/2-[.I34]" office:value-type="float" office:value="413">
            <text:p>41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/>
          <table:table-cell table:formula="of:=IF([.A39] &gt; 0; RANK([.A39]; [.$A$33:.$B$58]; 1)+(COUNTIF([.$A$33:.$B$58]; &quot;&gt;0&quot;)+1-RANK([.A39];[.$A$33:.$B$58]; 1)-RANK([.A39]; [.$A$33:.$B$58];0))/2)" office:value-type="float" office:value="39">
            <text:p>39</text:p>
          </table:table-cell>
          <table:table-cell table:formula="of:=IF([.B39] &gt; 0; RANK([.B39]; [.$A$33:.$B$58]; 1)+(COUNTIF([.$A$33:.$B$58]; &quot;&gt;0&quot;)+1-RANK([.B39];[.$A$33:.$B$58]; 1)-RANK([.B39]; [.$A$33:.$B$58];0))/2)" office:value-type="float" office:value="39">
            <text:p>39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IF([.A40] &gt; 0; RANK([.A40]; [.$A$33:.$B$58]; 1)+(COUNTIF([.$A$33:.$B$58]; &quot;&gt;0&quot;)+1-RANK([.A40];[.$A$33:.$B$58]; 1)-RANK([.A40]; [.$A$33:.$B$58];0))/2)" office:value-type="float" office:value="4.5">
            <text:p>4,5</text:p>
          </table:table-cell>
          <table:table-cell table:formula="of:=IF([.B40] &gt; 0; RANK([.B40]; [.$A$33:.$B$58]; 1)+(COUNTIF([.$A$33:.$B$58]; &quot;&gt;0&quot;)+1-RANK([.B40];[.$A$33:.$B$58]; 1)-RANK([.B40]; [.$A$33:.$B$58];0))/2)" office:value-type="float" office:value="14.5">
            <text:p>14,5</text:p>
          </table:table-cell>
          <table:table-cell/>
          <table:table-cell office:value-type="string">
            <text:p>U-Statistik</text:p>
          </table:table-cell>
          <table:table-cell office:value-type="string">
            <text:p>U</text:p>
          </table:table-cell>
          <table:table-cell table:formula="of:=MIN([.I37];[.I38])" office:value-type="float" office:value="211">
            <text:p>21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IF([.A41] &gt; 0; RANK([.A41]; [.$A$33:.$B$58]; 1)+(COUNTIF([.$A$33:.$B$58]; &quot;&gt;0&quot;)+1-RANK([.A41];[.$A$33:.$B$58]; 1)-RANK([.A41]; [.$A$33:.$B$58];0))/2)" office:value-type="float" office:value="49">
            <text:p>49</text:p>
          </table:table-cell>
          <table:table-cell table:formula="of:=IF([.B41] &gt; 0; RANK([.B41]; [.$A$33:.$B$58]; 1)+(COUNTIF([.$A$33:.$B$58]; &quot;&gt;0&quot;)+1-RANK([.B41];[.$A$33:.$B$58]; 1)-RANK([.B41]; [.$A$33:.$B$58];0))/2)" office:value-type="float" office:value="25">
            <text:p>25</text:p>
          </table:table-cell>
          <table:table-cell/>
          <table:table-cell office:value-type="string">
            <text:p>z-Statistik</text:p>
          </table:table-cell>
          <table:table-cell office:value-type="string">
            <text:p>z</text:p>
          </table:table-cell>
          <table:table-cell table:formula="of:=([.I40]-[.I35]*[.I36]/2)/SQRT([.I35]*[.I36]*([.I35]*[.I36]+1)/12)" office:value-type="float" office:value="-0.560247198187482">
            <text:p>-0,5602471982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f:=IF([.A42] &gt; 0; RANK([.A42]; [.$A$33:.$B$58]; 1)+(COUNTIF([.$A$33:.$B$58]; &quot;&gt;0&quot;)+1-RANK([.A42];[.$A$33:.$B$58]; 1)-RANK([.A42]; [.$A$33:.$B$58];0))/2)" office:value-type="float" office:value="39">
            <text:p>39</text:p>
          </table:table-cell>
          <table:table-cell table:formula="of:=IF([.B42] &gt; 0; RANK([.B42]; [.$A$33:.$B$58]; 1)+(COUNTIF([.$A$33:.$B$58]; &quot;&gt;0&quot;)+1-RANK([.B42];[.$A$33:.$B$58]; 1)-RANK([.B42]; [.$A$33:.$B$58];0))/2)" office:value-type="float" office:value="25">
            <text:p>25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IF([.A43] &gt; 0; RANK([.A43]; [.$A$33:.$B$58]; 1)+(COUNTIF([.$A$33:.$B$58]; &quot;&gt;0&quot;)+1-RANK([.A43];[.$A$33:.$B$58]; 1)-RANK([.A43]; [.$A$33:.$B$58];0))/2)" office:value-type="float" office:value="32.5">
            <text:p>32,5</text:p>
          </table:table-cell>
          <table:table-cell table:formula="of:=IF([.B43] &gt; 0; RANK([.B43]; [.$A$33:.$B$58]; 1)+(COUNTIF([.$A$33:.$B$58]; &quot;&gt;0&quot;)+1-RANK([.B43];[.$A$33:.$B$58]; 1)-RANK([.B43]; [.$A$33:.$B$58];0))/2)" office:value-type="float" office:value="14.5">
            <text:p>14,5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IF([.A44] &gt; 0; RANK([.A44]; [.$A$33:.$B$58]; 1)+(COUNTIF([.$A$33:.$B$58]; &quot;&gt;0&quot;)+1-RANK([.A44];[.$A$33:.$B$58]; 1)-RANK([.A44]; [.$A$33:.$B$58];0))/2)" office:value-type="float" office:value="32.5">
            <text:p>32,5</text:p>
          </table:table-cell>
          <table:table-cell table:formula="of:=IF([.B44] &gt; 0; RANK([.B44]; [.$A$33:.$B$58]; 1)+(COUNTIF([.$A$33:.$B$58]; &quot;&gt;0&quot;)+1-RANK([.B44];[.$A$33:.$B$58]; 1)-RANK([.B44]; [.$A$33:.$B$58];0))/2)" office:value-type="float" office:value="14.5">
            <text:p>14,5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IF([.A45] &gt; 0; RANK([.A45]; [.$A$33:.$B$58]; 1)+(COUNTIF([.$A$33:.$B$58]; &quot;&gt;0&quot;)+1-RANK([.A45];[.$A$33:.$B$58]; 1)-RANK([.A45]; [.$A$33:.$B$58];0))/2)" office:value-type="float" office:value="25">
            <text:p>25</text:p>
          </table:table-cell>
          <table:table-cell table:formula="of:=IF([.B45] &gt; 0; RANK([.B45]; [.$A$33:.$B$58]; 1)+(COUNTIF([.$A$33:.$B$58]; &quot;&gt;0&quot;)+1-RANK([.B45];[.$A$33:.$B$58]; 1)-RANK([.B45]; [.$A$33:.$B$58];0))/2)" office:value-type="float" office:value="39">
            <text:p>39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IF([.A46] &gt; 0; RANK([.A46]; [.$A$33:.$B$58]; 1)+(COUNTIF([.$A$33:.$B$58]; &quot;&gt;0&quot;)+1-RANK([.A46];[.$A$33:.$B$58]; 1)-RANK([.A46]; [.$A$33:.$B$58];0))/2)" office:value-type="float" office:value="32.5">
            <text:p>32,5</text:p>
          </table:table-cell>
          <table:table-cell table:formula="of:=IF([.B46] &gt; 0; RANK([.B46]; [.$A$33:.$B$58]; 1)+(COUNTIF([.$A$33:.$B$58]; &quot;&gt;0&quot;)+1-RANK([.B46];[.$A$33:.$B$58]; 1)-RANK([.B46]; [.$A$33:.$B$58];0))/2)" office:value-type="float" office:value="14.5">
            <text:p>14,5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IF([.A47] &gt; 0; RANK([.A47]; [.$A$33:.$B$58]; 1)+(COUNTIF([.$A$33:.$B$58]; &quot;&gt;0&quot;)+1-RANK([.A47];[.$A$33:.$B$58]; 1)-RANK([.A47]; [.$A$33:.$B$58];0))/2)" office:value-type="float" office:value="32.5">
            <text:p>32,5</text:p>
          </table:table-cell>
          <table:table-cell table:formula="of:=IF([.B47] &gt; 0; RANK([.B47]; [.$A$33:.$B$58]; 1)+(COUNTIF([.$A$33:.$B$58]; &quot;&gt;0&quot;)+1-RANK([.B47];[.$A$33:.$B$58]; 1)-RANK([.B47]; [.$A$33:.$B$58];0))/2)" office:value-type="float" office:value="25">
            <text:p>25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/>
          <table:table-cell/>
          <table:table-cell table:formula="of:=IF([.A48] &gt; 0; RANK([.A48]; [.$A$33:.$B$58]; 1)+(COUNTIF([.$A$33:.$B$58]; &quot;&gt;0&quot;)+1-RANK([.A48];[.$A$33:.$B$58]; 1)-RANK([.A48]; [.$A$33:.$B$58];0))/2)" office:value-type="float" office:value="4.5">
            <text:p>4,5</text:p>
          </table:table-cell>
          <table:table-cell table:formula="of:=IF([.B48] &gt; 0; RANK([.B48]; [.$A$33:.$B$58]; 1)+(COUNTIF([.$A$33:.$B$58]; &quot;&gt;0&quot;)+1-RANK([.B48];[.$A$33:.$B$58]; 1)-RANK([.B48]; [.$A$33:.$B$58];0))/2)" office:value-type="boolean" office:boolean-value="false">
            <text:p>FALSCH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formula="of:=IF([.A49] &gt; 0; RANK([.A49]; [.$A$33:.$B$58]; 1)+(COUNTIF([.$A$33:.$B$58]; &quot;&gt;0&quot;)+1-RANK([.A49];[.$A$33:.$B$58]; 1)-RANK([.A49]; [.$A$33:.$B$58];0))/2)" office:value-type="float" office:value="4.5">
            <text:p>4,5</text:p>
          </table:table-cell>
          <table:table-cell table:formula="of:=IF([.B49] &gt; 0; RANK([.B49]; [.$A$33:.$B$58]; 1)+(COUNTIF([.$A$33:.$B$58]; &quot;&gt;0&quot;)+1-RANK([.B49];[.$A$33:.$B$58]; 1)-RANK([.B49]; [.$A$33:.$B$58];0))/2)" office:value-type="float" office:value="4.5">
            <text:p>4,5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IF([.A50] &gt; 0; RANK([.A50]; [.$A$33:.$B$58]; 1)+(COUNTIF([.$A$33:.$B$58]; &quot;&gt;0&quot;)+1-RANK([.A50];[.$A$33:.$B$58]; 1)-RANK([.A50]; [.$A$33:.$B$58];0))/2)" office:value-type="float" office:value="45">
            <text:p>45</text:p>
          </table:table-cell>
          <table:table-cell table:formula="of:=IF([.B50] &gt; 0; RANK([.B50]; [.$A$33:.$B$58]; 1)+(COUNTIF([.$A$33:.$B$58]; &quot;&gt;0&quot;)+1-RANK([.B50];[.$A$33:.$B$58]; 1)-RANK([.B50]; [.$A$33:.$B$58];0))/2)" office:value-type="float" office:value="4.5">
            <text:p>4,5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formula="of:=IF([.A51] &gt; 0; RANK([.A51]; [.$A$33:.$B$58]; 1)+(COUNTIF([.$A$33:.$B$58]; &quot;&gt;0&quot;)+1-RANK([.A51];[.$A$33:.$B$58]; 1)-RANK([.A51]; [.$A$33:.$B$58];0))/2)" office:value-type="float" office:value="45">
            <text:p>45</text:p>
          </table:table-cell>
          <table:table-cell table:formula="of:=IF([.B51] &gt; 0; RANK([.B51]; [.$A$33:.$B$58]; 1)+(COUNTIF([.$A$33:.$B$58]; &quot;&gt;0&quot;)+1-RANK([.B51];[.$A$33:.$B$58]; 1)-RANK([.B51]; [.$A$33:.$B$58];0))/2)" office:value-type="float" office:value="14.5">
            <text:p>14,5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[.A52] &gt; 0; RANK([.A52]; [.$A$33:.$B$58]; 1)+(COUNTIF([.$A$33:.$B$58]; &quot;&gt;0&quot;)+1-RANK([.A52];[.$A$33:.$B$58]; 1)-RANK([.A52]; [.$A$33:.$B$58];0))/2)" office:value-type="float" office:value="14.5">
            <text:p>14,5</text:p>
          </table:table-cell>
          <table:table-cell table:formula="of:=IF([.B52] &gt; 0; RANK([.B52]; [.$A$33:.$B$58]; 1)+(COUNTIF([.$A$33:.$B$58]; &quot;&gt;0&quot;)+1-RANK([.B52];[.$A$33:.$B$58]; 1)-RANK([.B52]; [.$A$33:.$B$58];0))/2)" office:value-type="float" office:value="4.5">
            <text:p>4,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">
            <text:p>3</text:p>
          </table:table-cell>
          <table:table-cell/>
          <table:table-cell table:formula="of:=IF([.A53] &gt; 0; RANK([.A53]; [.$A$33:.$B$58]; 1)+(COUNTIF([.$A$33:.$B$58]; &quot;&gt;0&quot;)+1-RANK([.A53];[.$A$33:.$B$58]; 1)-RANK([.A53]; [.$A$33:.$B$58];0))/2)" office:value-type="float" office:value="25">
            <text:p>25</text:p>
          </table:table-cell>
          <table:table-cell table:formula="of:=IF([.B53] &gt; 0; RANK([.B53]; [.$A$33:.$B$58]; 1)+(COUNTIF([.$A$33:.$B$58]; &quot;&gt;0&quot;)+1-RANK([.B53];[.$A$33:.$B$58]; 1)-RANK([.B53]; [.$A$33:.$B$58];0))/2)" office:value-type="float" office:value="25">
            <text:p>25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formula="of:=IF([.A54] &gt; 0; RANK([.A54]; [.$A$33:.$B$58]; 1)+(COUNTIF([.$A$33:.$B$58]; &quot;&gt;0&quot;)+1-RANK([.A54];[.$A$33:.$B$58]; 1)-RANK([.A54]; [.$A$33:.$B$58];0))/2)" office:value-type="float" office:value="39">
            <text:p>39</text:p>
          </table:table-cell>
          <table:table-cell table:formula="of:=IF([.B54] &gt; 0; RANK([.B54]; [.$A$33:.$B$58]; 1)+(COUNTIF([.$A$33:.$B$58]; &quot;&gt;0&quot;)+1-RANK([.B54];[.$A$33:.$B$58]; 1)-RANK([.B54]; [.$A$33:.$B$58];0))/2)" office:value-type="float" office:value="14.5">
            <text:p>14,5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IF([.A55] &gt; 0; RANK([.A55]; [.$A$33:.$B$58]; 1)+(COUNTIF([.$A$33:.$B$58]; &quot;&gt;0&quot;)+1-RANK([.A55];[.$A$33:.$B$58]; 1)-RANK([.A55]; [.$A$33:.$B$58];0))/2)" office:value-type="float" office:value="25">
            <text:p>25</text:p>
          </table:table-cell>
          <table:table-cell table:formula="of:=IF([.B55] &gt; 0; RANK([.B55]; [.$A$33:.$B$58]; 1)+(COUNTIF([.$A$33:.$B$58]; &quot;&gt;0&quot;)+1-RANK([.B55];[.$A$33:.$B$58]; 1)-RANK([.B55]; [.$A$33:.$B$58];0))/2)" office:value-type="float" office:value="4.5">
            <text:p>4,5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formula="of:=IF([.A56] &gt; 0; RANK([.A56]; [.$A$33:.$B$58]; 1)+(COUNTIF([.$A$33:.$B$58]; &quot;&gt;0&quot;)+1-RANK([.A56];[.$A$33:.$B$58]; 1)-RANK([.A56]; [.$A$33:.$B$58];0))/2)" office:value-type="float" office:value="45">
            <text:p>45</text:p>
          </table:table-cell>
          <table:table-cell table:formula="of:=IF([.B56] &gt; 0; RANK([.B56]; [.$A$33:.$B$58]; 1)+(COUNTIF([.$A$33:.$B$58]; &quot;&gt;0&quot;)+1-RANK([.B56];[.$A$33:.$B$58]; 1)-RANK([.B56]; [.$A$33:.$B$58];0))/2)" office:value-type="float" office:value="39">
            <text:p>39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formula="of:=IF([.A57] &gt; 0; RANK([.A57]; [.$A$33:.$B$58]; 1)+(COUNTIF([.$A$33:.$B$58]; &quot;&gt;0&quot;)+1-RANK([.A57];[.$A$33:.$B$58]; 1)-RANK([.A57]; [.$A$33:.$B$58];0))/2)" office:value-type="float" office:value="45">
            <text:p>45</text:p>
          </table:table-cell>
          <table:table-cell table:formula="of:=IF([.B57] &gt; 0; RANK([.B57]; [.$A$33:.$B$58]; 1)+(COUNTIF([.$A$33:.$B$58]; &quot;&gt;0&quot;)+1-RANK([.B57];[.$A$33:.$B$58]; 1)-RANK([.B57]; [.$A$33:.$B$58];0))/2)" office:value-type="float" office:value="14.5">
            <text:p>14,5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table:style-name="Default"/>
          <table:table-cell/>
          <table:table-cell table:formula="of:=IF([.A58] &gt; 0; RANK([.A58]; [.$A$33:.$B$58]; 1)+(COUNTIF([.$A$33:.$B$58]; &quot;&gt;0&quot;)+1-RANK([.A58];[.$A$33:.$B$58]; 1)-RANK([.A58]; [.$A$33:.$B$58];0))/2)" office:value-type="float" office:value="45">
            <text:p>45</text:p>
          </table:table-cell>
          <table:table-cell table:number-columns-repeated="17"/>
        </table:table-row>
        <table:table-row table:style-name="ro2" table:number-rows-repeated="2"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Default" office:value-type="string">
            <text:p>Mann-Whitney-U</text:p>
          </table:table-cell>
          <table:table-cell table:style-name="Default"/>
          <table:table-cell office:value-type="string">
            <text:p>Item:</text:p>
          </table:table-cell>
          <table:table-cell table:number-columns-repeated="18"/>
        </table:table-row>
        <table:table-row table:style-name="ro2">
          <table:table-cell table:style-name="Default" office:value-type="string">
            <text:p>ESP</text:p>
          </table:table-cell>
          <table:table-cell table:style-name="Default" office:value-type="string">
            <text:p>CAT</text:p>
          </table:table-cell>
          <table:table-cell office:value-type="string">
            <text:p>Ränge</text:p>
          </table:table-cell>
          <table:table-cell office:value-type="string">
            <text:p>Rank ESP</text:p>
          </table:table-cell>
          <table:table-cell office:value-type="string">
            <text:p>Rank CAT</text:p>
          </table:table-cell>
          <table:table-cell table:number-columns-repeated="2"/>
          <table:table-cell office:value-type="string">
            <text:p>Variable</text:p>
          </table:table-cell>
          <table:table-cell office:value-type="string">
            <text:p>Wert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>
            <text:p>7</text:p>
          </table:table-cell>
          <table:table-cell/>
          <table:table-cell table:formula="of:=IF([.A63] &gt; 0; RANK([.A63]; [.$A$63:.$B$88]; 1)+(COUNTIF([.$A$63:.$B$88]; &quot;&gt;0&quot;)+1-RANK([.A63];[.$A$63:.$B$88]; 1)-RANK([.A63]; [.$A$63:.$B$88];0))/2)" office:value-type="float" office:value="40.5">
            <text:p>40,5</text:p>
          </table:table-cell>
          <table:table-cell table:formula="of:=IF([.B63] &gt; 0; RANK([.B63]; [.$A$63:.$B$88]; 1)+(COUNTIF([.$A$63:.$B$88]; &quot;&gt;0&quot;)+1-RANK([.B63];[.$A$63:.$B$88]; 1)-RANK([.B63]; [.$A$63:.$B$88];0))/2)" office:value-type="float" office:value="40.5">
            <text:p>40,5</text:p>
          </table:table-cell>
          <table:table-cell/>
          <table:table-cell office:value-type="string">
            <text:p>Rangsumme ESP</text:p>
          </table:table-cell>
          <table:table-cell office:value-type="string">
            <text:p>r1</text:p>
          </table:table-cell>
          <table:table-cell table:formula="of:=SUM([.D63:.D88])" office:value-type="float" office:value="426.5">
            <text:p>426,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>
            <text:p>7</text:p>
          </table:table-cell>
          <table:table-cell/>
          <table:table-cell table:formula="of:=IF([.A64] &gt; 0; RANK([.A64]; [.$A$63:.$B$88]; 1)+(COUNTIF([.$A$63:.$B$88]; &quot;&gt;0&quot;)+1-RANK([.A64];[.$A$63:.$B$88]; 1)-RANK([.A64]; [.$A$63:.$B$88];0))/2)" office:value-type="float" office:value="40.5">
            <text:p>40,5</text:p>
          </table:table-cell>
          <table:table-cell table:formula="of:=IF([.B64] &gt; 0; RANK([.B64]; [.$A$63:.$B$88]; 1)+(COUNTIF([.$A$63:.$B$88]; &quot;&gt;0&quot;)+1-RANK([.B64];[.$A$63:.$B$88]; 1)-RANK([.B64]; [.$A$63:.$B$88];0))/2)" office:value-type="float" office:value="40.5">
            <text:p>40,5</text:p>
          </table:table-cell>
          <table:table-cell/>
          <table:table-cell office:value-type="string">
            <text:p>Rangsumme CAT</text:p>
          </table:table-cell>
          <table:table-cell office:value-type="string">
            <text:p>r2</text:p>
          </table:table-cell>
          <table:table-cell table:formula="of:=SUM([.E63:.E87])" office:value-type="float" office:value="899.5">
            <text:p>899,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65] &gt; 0; RANK([.A65]; [.$A$63:.$B$88]; 1)+(COUNTIF([.$A$63:.$B$88]; &quot;&gt;0&quot;)+1-RANK([.A65];[.$A$63:.$B$88]; 1)-RANK([.A65]; [.$A$63:.$B$88];0))/2)" office:value-type="float" office:value="3">
            <text:p>3</text:p>
          </table:table-cell>
          <table:table-cell table:formula="of:=IF([.B65] &gt; 0; RANK([.B65]; [.$A$63:.$B$88]; 1)+(COUNTIF([.$A$63:.$B$88]; &quot;&gt;0&quot;)+1-RANK([.B65];[.$A$63:.$B$88]; 1)-RANK([.B65]; [.$A$63:.$B$88];0))/2)" office:value-type="float" office:value="40.5">
            <text:p>40,5</text:p>
          </table:table-cell>
          <table:table-cell/>
          <table:table-cell office:value-type="string">
            <text:p>Beobachtungen ESP</text:p>
          </table:table-cell>
          <table:table-cell office:value-type="string">
            <text:p>n1</text:p>
          </table:table-cell>
          <table:table-cell table:formula="of:=COUNTIF([.A63:.A88]; &quot;&gt;0&quot;)" office:value-type="float" office:value="26">
            <text:p>26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IF([.A66] &gt; 0; RANK([.A66]; [.$A$63:.$B$88]; 1)+(COUNTIF([.$A$63:.$B$88]; &quot;&gt;0&quot;)+1-RANK([.A66];[.$A$63:.$B$88]; 1)-RANK([.A66]; [.$A$63:.$B$88];0))/2)" office:value-type="float" office:value="14.5">
            <text:p>14,5</text:p>
          </table:table-cell>
          <table:table-cell table:formula="of:=IF([.B66] &gt; 0; RANK([.B66]; [.$A$63:.$B$88]; 1)+(COUNTIF([.$A$63:.$B$88]; &quot;&gt;0&quot;)+1-RANK([.B66];[.$A$63:.$B$88]; 1)-RANK([.B66]; [.$A$63:.$B$88];0))/2)" office:value-type="float" office:value="27">
            <text:p>27</text:p>
          </table:table-cell>
          <table:table-cell/>
          <table:table-cell office:value-type="string">
            <text:p>Beobachtungen CAT</text:p>
          </table:table-cell>
          <table:table-cell office:value-type="string">
            <text:p>n2</text:p>
          </table:table-cell>
          <table:table-cell table:formula="of:=COUNTIF([.B63:.B87]; &quot;&gt;0&quot;)" office:value-type="float" office:value="25">
            <text:p>25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IF([.A67] &gt; 0; RANK([.A67]; [.$A$63:.$B$88]; 1)+(COUNTIF([.$A$63:.$B$88]; &quot;&gt;0&quot;)+1-RANK([.A67];[.$A$63:.$B$88]; 1)-RANK([.A67]; [.$A$63:.$B$88];0))/2)" office:value-type="float" office:value="8.5">
            <text:p>8,5</text:p>
          </table:table-cell>
          <table:table-cell table:formula="of:=IF([.B67] &gt; 0; RANK([.B67]; [.$A$63:.$B$88]; 1)+(COUNTIF([.$A$63:.$B$88]; &quot;&gt;0&quot;)+1-RANK([.B67];[.$A$63:.$B$88]; 1)-RANK([.B67]; [.$A$63:.$B$88];0))/2)" office:value-type="float" office:value="40.5">
            <text:p>40,5</text:p>
          </table:table-cell>
          <table:table-cell/>
          <table:table-cell office:value-type="string">
            <text:p>U ESP</text:p>
          </table:table-cell>
          <table:table-cell office:value-type="string">
            <text:p>u1</text:p>
          </table:table-cell>
          <table:table-cell table:formula="of:=[.I65]*[.I66]+[.I65]*([.I65]+1)/2-[.I63]" office:value-type="float" office:value="574.5">
            <text:p>574,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IF([.A68] &gt; 0; RANK([.A68]; [.$A$63:.$B$88]; 1)+(COUNTIF([.$A$63:.$B$88]; &quot;&gt;0&quot;)+1-RANK([.A68];[.$A$63:.$B$88]; 1)-RANK([.A68]; [.$A$63:.$B$88];0))/2)" office:value-type="float" office:value="14.5">
            <text:p>14,5</text:p>
          </table:table-cell>
          <table:table-cell table:formula="of:=IF([.B68] &gt; 0; RANK([.B68]; [.$A$63:.$B$88]; 1)+(COUNTIF([.$A$63:.$B$88]; &quot;&gt;0&quot;)+1-RANK([.B68];[.$A$63:.$B$88]; 1)-RANK([.B68]; [.$A$63:.$B$88];0))/2)" office:value-type="float" office:value="40.5">
            <text:p>40,5</text:p>
          </table:table-cell>
          <table:table-cell/>
          <table:table-cell office:value-type="string">
            <text:p>U CAT</text:p>
          </table:table-cell>
          <table:table-cell office:value-type="string">
            <text:p>u2</text:p>
          </table:table-cell>
          <table:table-cell table:formula="of:=[.I65]*[.I66]+[.I66]*([.I66]+1)/2-[.I64]" office:value-type="float" office:value="75.5">
            <text:p>75,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IF([.A69] &gt; 0; RANK([.A69]; [.$A$63:.$B$88]; 1)+(COUNTIF([.$A$63:.$B$88]; &quot;&gt;0&quot;)+1-RANK([.A69];[.$A$63:.$B$88]; 1)-RANK([.A69]; [.$A$63:.$B$88];0))/2)" office:value-type="float" office:value="22">
            <text:p>22</text:p>
          </table:table-cell>
          <table:table-cell table:formula="of:=IF([.B69] &gt; 0; RANK([.B69]; [.$A$63:.$B$88]; 1)+(COUNTIF([.$A$63:.$B$88]; &quot;&gt;0&quot;)+1-RANK([.B69];[.$A$63:.$B$88]; 1)-RANK([.B69]; [.$A$63:.$B$88];0))/2)" office:value-type="float" office:value="40.5">
            <text:p>40,5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70] &gt; 0; RANK([.A70]; [.$A$63:.$B$88]; 1)+(COUNTIF([.$A$63:.$B$88]; &quot;&gt;0&quot;)+1-RANK([.A70];[.$A$63:.$B$88]; 1)-RANK([.A70]; [.$A$63:.$B$88];0))/2)" office:value-type="float" office:value="3">
            <text:p>3</text:p>
          </table:table-cell>
          <table:table-cell table:formula="of:=IF([.B70] &gt; 0; RANK([.B70]; [.$A$63:.$B$88]; 1)+(COUNTIF([.$A$63:.$B$88]; &quot;&gt;0&quot;)+1-RANK([.B70];[.$A$63:.$B$88]; 1)-RANK([.B70]; [.$A$63:.$B$88];0))/2)" office:value-type="float" office:value="40.5">
            <text:p>40,5</text:p>
          </table:table-cell>
          <table:table-cell/>
          <table:table-cell office:value-type="string">
            <text:p>U-Statistik</text:p>
          </table:table-cell>
          <table:table-cell office:value-type="string">
            <text:p>U</text:p>
          </table:table-cell>
          <table:table-cell table:formula="of:=MIN([.I67];[.I68])" office:value-type="float" office:value="75.5">
            <text:p>75,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71] &gt; 0; RANK([.A71]; [.$A$63:.$B$88]; 1)+(COUNTIF([.$A$63:.$B$88]; &quot;&gt;0&quot;)+1-RANK([.A71];[.$A$63:.$B$88]; 1)-RANK([.A71]; [.$A$63:.$B$88];0))/2)" office:value-type="float" office:value="3">
            <text:p>3</text:p>
          </table:table-cell>
          <table:table-cell table:formula="of:=IF([.B71] &gt; 0; RANK([.B71]; [.$A$63:.$B$88]; 1)+(COUNTIF([.$A$63:.$B$88]; &quot;&gt;0&quot;)+1-RANK([.B71];[.$A$63:.$B$88]; 1)-RANK([.B71]; [.$A$63:.$B$88];0))/2)" office:value-type="float" office:value="40.5">
            <text:p>40,5</text:p>
          </table:table-cell>
          <table:table-cell/>
          <table:table-cell office:value-type="string">
            <text:p>z-Statistik</text:p>
          </table:table-cell>
          <table:table-cell office:value-type="string">
            <text:p>z</text:p>
          </table:table-cell>
          <table:table-cell table:formula="of:=([.I70]-[.I65]*[.I66]/2)/SQRT([.I65]*[.I66]*([.I65]*[.I66]+1)/12)" office:value-type="float" office:value="-1.32866042781265">
            <text:p>-1,3286604278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72] &gt; 0; RANK([.A72]; [.$A$63:.$B$88]; 1)+(COUNTIF([.$A$63:.$B$88]; &quot;&gt;0&quot;)+1-RANK([.A72];[.$A$63:.$B$88]; 1)-RANK([.A72]; [.$A$63:.$B$88];0))/2)" office:value-type="float" office:value="3">
            <text:p>3</text:p>
          </table:table-cell>
          <table:table-cell table:formula="of:=IF([.B72] &gt; 0; RANK([.B72]; [.$A$63:.$B$88]; 1)+(COUNTIF([.$A$63:.$B$88]; &quot;&gt;0&quot;)+1-RANK([.B72];[.$A$63:.$B$88]; 1)-RANK([.B72]; [.$A$63:.$B$88];0))/2)" office:value-type="float" office:value="40.5">
            <text:p>40,5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IF([.A73] &gt; 0; RANK([.A73]; [.$A$63:.$B$88]; 1)+(COUNTIF([.$A$63:.$B$88]; &quot;&gt;0&quot;)+1-RANK([.A73];[.$A$63:.$B$88]; 1)-RANK([.A73]; [.$A$63:.$B$88];0))/2)" office:value-type="float" office:value="40.5">
            <text:p>40,5</text:p>
          </table:table-cell>
          <table:table-cell table:formula="of:=IF([.B73] &gt; 0; RANK([.B73]; [.$A$63:.$B$88]; 1)+(COUNTIF([.$A$63:.$B$88]; &quot;&gt;0&quot;)+1-RANK([.B73];[.$A$63:.$B$88]; 1)-RANK([.B73]; [.$A$63:.$B$88];0))/2)" office:value-type="float" office:value="27">
            <text:p>27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IF([.A74] &gt; 0; RANK([.A74]; [.$A$63:.$B$88]; 1)+(COUNTIF([.$A$63:.$B$88]; &quot;&gt;0&quot;)+1-RANK([.A74];[.$A$63:.$B$88]; 1)-RANK([.A74]; [.$A$63:.$B$88];0))/2)" office:value-type="float" office:value="22">
            <text:p>22</text:p>
          </table:table-cell>
          <table:table-cell table:formula="of:=IF([.B74] &gt; 0; RANK([.B74]; [.$A$63:.$B$88]; 1)+(COUNTIF([.$A$63:.$B$88]; &quot;&gt;0&quot;)+1-RANK([.B74];[.$A$63:.$B$88]; 1)-RANK([.B74]; [.$A$63:.$B$88];0))/2)" office:value-type="float" office:value="40.5">
            <text:p>40,5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IF([.A75] &gt; 0; RANK([.A75]; [.$A$63:.$B$88]; 1)+(COUNTIF([.$A$63:.$B$88]; &quot;&gt;0&quot;)+1-RANK([.A75];[.$A$63:.$B$88]; 1)-RANK([.A75]; [.$A$63:.$B$88];0))/2)" office:value-type="float" office:value="14.5">
            <text:p>14,5</text:p>
          </table:table-cell>
          <table:table-cell table:formula="of:=IF([.B75] &gt; 0; RANK([.B75]; [.$A$63:.$B$88]; 1)+(COUNTIF([.$A$63:.$B$88]; &quot;&gt;0&quot;)+1-RANK([.B75];[.$A$63:.$B$88]; 1)-RANK([.B75]; [.$A$63:.$B$88];0))/2)" office:value-type="float" office:value="40.5">
            <text:p>40,5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IF([.A76] &gt; 0; RANK([.A76]; [.$A$63:.$B$88]; 1)+(COUNTIF([.$A$63:.$B$88]; &quot;&gt;0&quot;)+1-RANK([.A76];[.$A$63:.$B$88]; 1)-RANK([.A76]; [.$A$63:.$B$88];0))/2)" office:value-type="float" office:value="18.5">
            <text:p>18,5</text:p>
          </table:table-cell>
          <table:table-cell table:formula="of:=IF([.B76] &gt; 0; RANK([.B76]; [.$A$63:.$B$88]; 1)+(COUNTIF([.$A$63:.$B$88]; &quot;&gt;0&quot;)+1-RANK([.B76];[.$A$63:.$B$88]; 1)-RANK([.B76]; [.$A$63:.$B$88];0))/2)" office:value-type="float" office:value="40.5">
            <text:p>40,5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IF([.A77] &gt; 0; RANK([.A77]; [.$A$63:.$B$88]; 1)+(COUNTIF([.$A$63:.$B$88]; &quot;&gt;0&quot;)+1-RANK([.A77];[.$A$63:.$B$88]; 1)-RANK([.A77]; [.$A$63:.$B$88];0))/2)" office:value-type="float" office:value="8.5">
            <text:p>8,5</text:p>
          </table:table-cell>
          <table:table-cell table:formula="of:=IF([.B77] &gt; 0; RANK([.B77]; [.$A$63:.$B$88]; 1)+(COUNTIF([.$A$63:.$B$88]; &quot;&gt;0&quot;)+1-RANK([.B77];[.$A$63:.$B$88]; 1)-RANK([.B77]; [.$A$63:.$B$88];0))/2)" office:value-type="float" office:value="22">
            <text:p>22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IF([.A78] &gt; 0; RANK([.A78]; [.$A$63:.$B$88]; 1)+(COUNTIF([.$A$63:.$B$88]; &quot;&gt;0&quot;)+1-RANK([.A78];[.$A$63:.$B$88]; 1)-RANK([.A78]; [.$A$63:.$B$88];0))/2)" office:value-type="float" office:value="3">
            <text:p>3</text:p>
          </table:table-cell>
          <table:table-cell table:formula="of:=IF([.B78] &gt; 0; RANK([.B78]; [.$A$63:.$B$88]; 1)+(COUNTIF([.$A$63:.$B$88]; &quot;&gt;0&quot;)+1-RANK([.B78];[.$A$63:.$B$88]; 1)-RANK([.B78]; [.$A$63:.$B$88];0))/2)" office:value-type="float" office:value="22">
            <text:p>22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IF([.A79] &gt; 0; RANK([.A79]; [.$A$63:.$B$88]; 1)+(COUNTIF([.$A$63:.$B$88]; &quot;&gt;0&quot;)+1-RANK([.A79];[.$A$63:.$B$88]; 1)-RANK([.A79]; [.$A$63:.$B$88];0))/2)" office:value-type="float" office:value="8.5">
            <text:p>8,5</text:p>
          </table:table-cell>
          <table:table-cell table:formula="of:=IF([.B79] &gt; 0; RANK([.B79]; [.$A$63:.$B$88]; 1)+(COUNTIF([.$A$63:.$B$88]; &quot;&gt;0&quot;)+1-RANK([.B79];[.$A$63:.$B$88]; 1)-RANK([.B79]; [.$A$63:.$B$88];0))/2)" office:value-type="float" office:value="40.5">
            <text:p>40,5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formula="of:=IF([.A80] &gt; 0; RANK([.A80]; [.$A$63:.$B$88]; 1)+(COUNTIF([.$A$63:.$B$88]; &quot;&gt;0&quot;)+1-RANK([.A80];[.$A$63:.$B$88]; 1)-RANK([.A80]; [.$A$63:.$B$88];0))/2)" office:value-type="float" office:value="40.5">
            <text:p>40,5</text:p>
          </table:table-cell>
          <table:table-cell table:formula="of:=IF([.B80] &gt; 0; RANK([.B80]; [.$A$63:.$B$88]; 1)+(COUNTIF([.$A$63:.$B$88]; &quot;&gt;0&quot;)+1-RANK([.B80];[.$A$63:.$B$88]; 1)-RANK([.B80]; [.$A$63:.$B$88];0))/2)" office:value-type="float" office:value="18.5">
            <text:p>18,5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IF([.A81] &gt; 0; RANK([.A81]; [.$A$63:.$B$88]; 1)+(COUNTIF([.$A$63:.$B$88]; &quot;&gt;0&quot;)+1-RANK([.A81];[.$A$63:.$B$88]; 1)-RANK([.A81]; [.$A$63:.$B$88];0))/2)" office:value-type="float" office:value="27">
            <text:p>27</text:p>
          </table:table-cell>
          <table:table-cell table:formula="of:=IF([.B81] &gt; 0; RANK([.B81]; [.$A$63:.$B$88]; 1)+(COUNTIF([.$A$63:.$B$88]; &quot;&gt;0&quot;)+1-RANK([.B81];[.$A$63:.$B$88]; 1)-RANK([.B81]; [.$A$63:.$B$88];0))/2)" office:value-type="float" office:value="40.5">
            <text:p>40,5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IF([.A82] &gt; 0; RANK([.A82]; [.$A$63:.$B$88]; 1)+(COUNTIF([.$A$63:.$B$88]; &quot;&gt;0&quot;)+1-RANK([.A82];[.$A$63:.$B$88]; 1)-RANK([.A82]; [.$A$63:.$B$88];0))/2)" office:value-type="float" office:value="14.5">
            <text:p>14,5</text:p>
          </table:table-cell>
          <table:table-cell table:formula="of:=IF([.B82] &gt; 0; RANK([.B82]; [.$A$63:.$B$88]; 1)+(COUNTIF([.$A$63:.$B$88]; &quot;&gt;0&quot;)+1-RANK([.B82];[.$A$63:.$B$88]; 1)-RANK([.B82]; [.$A$63:.$B$88];0))/2)" office:value-type="float" office:value="40.5">
            <text:p>40,5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IF([.A83] &gt; 0; RANK([.A83]; [.$A$63:.$B$88]; 1)+(COUNTIF([.$A$63:.$B$88]; &quot;&gt;0&quot;)+1-RANK([.A83];[.$A$63:.$B$88]; 1)-RANK([.A83]; [.$A$63:.$B$88];0))/2)" office:value-type="float" office:value="8.5">
            <text:p>8,5</text:p>
          </table:table-cell>
          <table:table-cell table:formula="of:=IF([.B83] &gt; 0; RANK([.B83]; [.$A$63:.$B$88]; 1)+(COUNTIF([.$A$63:.$B$88]; &quot;&gt;0&quot;)+1-RANK([.B83];[.$A$63:.$B$88]; 1)-RANK([.B83]; [.$A$63:.$B$88];0))/2)" office:value-type="float" office:value="27">
            <text:p>27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IF([.A84] &gt; 0; RANK([.A84]; [.$A$63:.$B$88]; 1)+(COUNTIF([.$A$63:.$B$88]; &quot;&gt;0&quot;)+1-RANK([.A84];[.$A$63:.$B$88]; 1)-RANK([.A84]; [.$A$63:.$B$88];0))/2)" office:value-type="float" office:value="8.5">
            <text:p>8,5</text:p>
          </table:table-cell>
          <table:table-cell table:formula="of:=IF([.B84] &gt; 0; RANK([.B84]; [.$A$63:.$B$88]; 1)+(COUNTIF([.$A$63:.$B$88]; &quot;&gt;0&quot;)+1-RANK([.B84];[.$A$63:.$B$88]; 1)-RANK([.B84]; [.$A$63:.$B$88];0))/2)" office:value-type="float" office:value="40.5">
            <text:p>40,5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IF([.A85] &gt; 0; RANK([.A85]; [.$A$63:.$B$88]; 1)+(COUNTIF([.$A$63:.$B$88]; &quot;&gt;0&quot;)+1-RANK([.A85];[.$A$63:.$B$88]; 1)-RANK([.A85]; [.$A$63:.$B$88];0))/2)" office:value-type="float" office:value="8.5">
            <text:p>8,5</text:p>
          </table:table-cell>
          <table:table-cell table:formula="of:=IF([.B85] &gt; 0; RANK([.B85]; [.$A$63:.$B$88]; 1)+(COUNTIF([.$A$63:.$B$88]; &quot;&gt;0&quot;)+1-RANK([.B85];[.$A$63:.$B$88]; 1)-RANK([.B85]; [.$A$63:.$B$88];0))/2)" office:value-type="float" office:value="27">
            <text:p>27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IF([.A86] &gt; 0; RANK([.A86]; [.$A$63:.$B$88]; 1)+(COUNTIF([.$A$63:.$B$88]; &quot;&gt;0&quot;)+1-RANK([.A86];[.$A$63:.$B$88]; 1)-RANK([.A86]; [.$A$63:.$B$88];0))/2)" office:value-type="float" office:value="22">
            <text:p>22</text:p>
          </table:table-cell>
          <table:table-cell table:formula="of:=IF([.B86] &gt; 0; RANK([.B86]; [.$A$63:.$B$88]; 1)+(COUNTIF([.$A$63:.$B$88]; &quot;&gt;0&quot;)+1-RANK([.B86];[.$A$63:.$B$88]; 1)-RANK([.B86]; [.$A$63:.$B$88];0))/2)" office:value-type="float" office:value="40.5">
            <text:p>40,5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IF([.A87] &gt; 0; RANK([.A87]; [.$A$63:.$B$88]; 1)+(COUNTIF([.$A$63:.$B$88]; &quot;&gt;0&quot;)+1-RANK([.A87];[.$A$63:.$B$88]; 1)-RANK([.A87]; [.$A$63:.$B$88];0))/2)" office:value-type="float" office:value="14.5">
            <text:p>14,5</text:p>
          </table:table-cell>
          <table:table-cell table:formula="of:=IF([.B87] &gt; 0; RANK([.B87]; [.$A$63:.$B$88]; 1)+(COUNTIF([.$A$63:.$B$88]; &quot;&gt;0&quot;)+1-RANK([.B87];[.$A$63:.$B$88]; 1)-RANK([.B87]; [.$A$63:.$B$88];0))/2)" office:value-type="float" office:value="40.5">
            <text:p>40,5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table:style-name="Default"/>
          <table:table-cell/>
          <table:table-cell table:formula="of:=IF([.A88] &gt; 0; RANK([.A88]; [.$A$63:.$B$88]; 1)+(COUNTIF([.$A$63:.$B$88]; &quot;&gt;0&quot;)+1-RANK([.A88];[.$A$63:.$B$88]; 1)-RANK([.A88]; [.$A$63:.$B$88];0))/2)" office:value-type="float" office:value="14.5">
            <text:p>14,5</text:p>
          </table:table-cell>
          <table:table-cell table:number-columns-repeated="17"/>
        </table:table-row>
        <table:table-row table:style-name="ro2" table:number-rows-repeated="2"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Default" office:value-type="string">
            <text:p>Mann-Whitney-U</text:p>
          </table:table-cell>
          <table:table-cell table:style-name="Default"/>
          <table:table-cell office:value-type="string">
            <text:p>Item:</text:p>
          </table:table-cell>
          <table:table-cell table:number-columns-repeated="18"/>
        </table:table-row>
        <table:table-row table:style-name="ro2">
          <table:table-cell table:style-name="Default" office:value-type="string">
            <text:p>ESP</text:p>
          </table:table-cell>
          <table:table-cell table:style-name="Default" office:value-type="string">
            <text:p>CAT</text:p>
          </table:table-cell>
          <table:table-cell office:value-type="string">
            <text:p>Ränge</text:p>
          </table:table-cell>
          <table:table-cell office:value-type="string">
            <text:p>Rank ESP</text:p>
          </table:table-cell>
          <table:table-cell office:value-type="string">
            <text:p>Rank CAT</text:p>
          </table:table-cell>
          <table:table-cell table:number-columns-repeated="2"/>
          <table:table-cell office:value-type="string">
            <text:p>Variable</text:p>
          </table:table-cell>
          <table:table-cell office:value-type="string">
            <text:p>Wert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table:formula="of:=IF([.A93] &gt; 0; RANK([.A93]; [.$A$93:.$B$118]; 1)+(COUNTIF([.$A$93:.$B$118]; &quot;&gt;0&quot;)+1-RANK([.A93];[.$A$93:.$B$118]; 1)-RANK([.A93]; [.$A$93:.$B$118];0))/2)" office:value-type="float" office:value="42">
            <text:p>42</text:p>
          </table:table-cell>
          <table:table-cell table:formula="of:=IF([.B93] &gt; 0; RANK([.B93]; [.$A$93:.$B$118]; 1)+(COUNTIF([.$A$93:.$B$118]; &quot;&gt;0&quot;)+1-RANK([.B93];[.$A$93:.$B$118]; 1)-RANK([.B93]; [.$A$93:.$B$118];0))/2)" office:value-type="float" office:value="10">
            <text:p>10</text:p>
          </table:table-cell>
          <table:table-cell/>
          <table:table-cell office:value-type="string">
            <text:p>Rangsumme ESP</text:p>
          </table:table-cell>
          <table:table-cell office:value-type="string">
            <text:p>r1</text:p>
          </table:table-cell>
          <table:table-cell table:formula="of:=SUM([.D93:.D118])" office:value-type="float" office:value="489">
            <text:p>48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IF([.A94] &gt; 0; RANK([.A94]; [.$A$93:.$B$118]; 1)+(COUNTIF([.$A$93:.$B$118]; &quot;&gt;0&quot;)+1-RANK([.A94];[.$A$93:.$B$118]; 1)-RANK([.A94]; [.$A$93:.$B$118];0))/2)" office:value-type="float" office:value="42">
            <text:p>42</text:p>
          </table:table-cell>
          <table:table-cell table:formula="of:=IF([.B94] &gt; 0; RANK([.B94]; [.$A$93:.$B$118]; 1)+(COUNTIF([.$A$93:.$B$118]; &quot;&gt;0&quot;)+1-RANK([.B94];[.$A$93:.$B$118]; 1)-RANK([.B94]; [.$A$93:.$B$118];0))/2)" office:value-type="float" office:value="28.5">
            <text:p>28,5</text:p>
          </table:table-cell>
          <table:table-cell/>
          <table:table-cell office:value-type="string">
            <text:p>Rangsumme CAT</text:p>
          </table:table-cell>
          <table:table-cell office:value-type="string">
            <text:p>r2</text:p>
          </table:table-cell>
          <table:table-cell table:formula="of:=SUM([.E93:.E117])" office:value-type="float" office:value="837">
            <text:p>837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IF([.A95] &gt; 0; RANK([.A95]; [.$A$93:.$B$118]; 1)+(COUNTIF([.$A$93:.$B$118]; &quot;&gt;0&quot;)+1-RANK([.A95];[.$A$93:.$B$118]; 1)-RANK([.A95]; [.$A$93:.$B$118];0))/2)" office:value-type="float" office:value="3.5">
            <text:p>3,5</text:p>
          </table:table-cell>
          <table:table-cell table:formula="of:=IF([.B95] &gt; 0; RANK([.B95]; [.$A$93:.$B$118]; 1)+(COUNTIF([.$A$93:.$B$118]; &quot;&gt;0&quot;)+1-RANK([.B95];[.$A$93:.$B$118]; 1)-RANK([.B95]; [.$A$93:.$B$118];0))/2)" office:value-type="float" office:value="28.5">
            <text:p>28,5</text:p>
          </table:table-cell>
          <table:table-cell/>
          <table:table-cell office:value-type="string">
            <text:p>Beobachtungen ESP</text:p>
          </table:table-cell>
          <table:table-cell office:value-type="string">
            <text:p>n1</text:p>
          </table:table-cell>
          <table:table-cell table:formula="of:=COUNTIF([.A93:.A118]; &quot;&gt;0&quot;)" office:value-type="float" office:value="26">
            <text:p>26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IF([.A96] &gt; 0; RANK([.A96]; [.$A$93:.$B$118]; 1)+(COUNTIF([.$A$93:.$B$118]; &quot;&gt;0&quot;)+1-RANK([.A96];[.$A$93:.$B$118]; 1)-RANK([.A96]; [.$A$93:.$B$118];0))/2)" office:value-type="float" office:value="10">
            <text:p>10</text:p>
          </table:table-cell>
          <table:table-cell table:formula="of:=IF([.B96] &gt; 0; RANK([.B96]; [.$A$93:.$B$118]; 1)+(COUNTIF([.$A$93:.$B$118]; &quot;&gt;0&quot;)+1-RANK([.B96];[.$A$93:.$B$118]; 1)-RANK([.B96]; [.$A$93:.$B$118];0))/2)" office:value-type="float" office:value="42">
            <text:p>42</text:p>
          </table:table-cell>
          <table:table-cell/>
          <table:table-cell office:value-type="string">
            <text:p>Beobachtungen CAT</text:p>
          </table:table-cell>
          <table:table-cell office:value-type="string">
            <text:p>n2</text:p>
          </table:table-cell>
          <table:table-cell table:formula="of:=COUNTIF([.B93:.B117]; &quot;&gt;0&quot;)" office:value-type="float" office:value="25">
            <text:p>2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IF([.A97] &gt; 0; RANK([.A97]; [.$A$93:.$B$118]; 1)+(COUNTIF([.$A$93:.$B$118]; &quot;&gt;0&quot;)+1-RANK([.A97];[.$A$93:.$B$118]; 1)-RANK([.A97]; [.$A$93:.$B$118];0))/2)" office:value-type="float" office:value="17.5">
            <text:p>17,5</text:p>
          </table:table-cell>
          <table:table-cell table:formula="of:=IF([.B97] &gt; 0; RANK([.B97]; [.$A$93:.$B$118]; 1)+(COUNTIF([.$A$93:.$B$118]; &quot;&gt;0&quot;)+1-RANK([.B97];[.$A$93:.$B$118]; 1)-RANK([.B97]; [.$A$93:.$B$118];0))/2)" office:value-type="float" office:value="28.5">
            <text:p>28,5</text:p>
          </table:table-cell>
          <table:table-cell/>
          <table:table-cell office:value-type="string">
            <text:p>U ESP</text:p>
          </table:table-cell>
          <table:table-cell office:value-type="string">
            <text:p>u1</text:p>
          </table:table-cell>
          <table:table-cell table:formula="of:=[.I95]*[.I96]+[.I95]*([.I95]+1)/2-[.I93]" office:value-type="float" office:value="512">
            <text:p>512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A98] &gt; 0; RANK([.A98]; [.$A$93:.$B$118]; 1)+(COUNTIF([.$A$93:.$B$118]; &quot;&gt;0&quot;)+1-RANK([.A98];[.$A$93:.$B$118]; 1)-RANK([.A98]; [.$A$93:.$B$118];0))/2)" office:value-type="float" office:value="3.5">
            <text:p>3,5</text:p>
          </table:table-cell>
          <table:table-cell table:formula="of:=IF([.B98] &gt; 0; RANK([.B98]; [.$A$93:.$B$118]; 1)+(COUNTIF([.$A$93:.$B$118]; &quot;&gt;0&quot;)+1-RANK([.B98];[.$A$93:.$B$118]; 1)-RANK([.B98]; [.$A$93:.$B$118];0))/2)" office:value-type="float" office:value="17.5">
            <text:p>17,5</text:p>
          </table:table-cell>
          <table:table-cell/>
          <table:table-cell office:value-type="string">
            <text:p>U CAT</text:p>
          </table:table-cell>
          <table:table-cell office:value-type="string">
            <text:p>u2</text:p>
          </table:table-cell>
          <table:table-cell table:formula="of:=[.I95]*[.I96]+[.I96]*([.I96]+1)/2-[.I94]" office:value-type="float" office:value="138">
            <text:p>13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IF([.A99] &gt; 0; RANK([.A99]; [.$A$93:.$B$118]; 1)+(COUNTIF([.$A$93:.$B$118]; &quot;&gt;0&quot;)+1-RANK([.A99];[.$A$93:.$B$118]; 1)-RANK([.A99]; [.$A$93:.$B$118];0))/2)" office:value-type="float" office:value="10">
            <text:p>10</text:p>
          </table:table-cell>
          <table:table-cell table:formula="of:=IF([.B99] &gt; 0; RANK([.B99]; [.$A$93:.$B$118]; 1)+(COUNTIF([.$A$93:.$B$118]; &quot;&gt;0&quot;)+1-RANK([.B99];[.$A$93:.$B$118]; 1)-RANK([.B99]; [.$A$93:.$B$118];0))/2)" office:value-type="float" office:value="42">
            <text:p>42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IF([.A100] &gt; 0; RANK([.A100]; [.$A$93:.$B$118]; 1)+(COUNTIF([.$A$93:.$B$118]; &quot;&gt;0&quot;)+1-RANK([.A100];[.$A$93:.$B$118]; 1)-RANK([.A100]; [.$A$93:.$B$118];0))/2)" office:value-type="float" office:value="17.5">
            <text:p>17,5</text:p>
          </table:table-cell>
          <table:table-cell table:formula="of:=IF([.B100] &gt; 0; RANK([.B100]; [.$A$93:.$B$118]; 1)+(COUNTIF([.$A$93:.$B$118]; &quot;&gt;0&quot;)+1-RANK([.B100];[.$A$93:.$B$118]; 1)-RANK([.B100]; [.$A$93:.$B$118];0))/2)" office:value-type="float" office:value="42">
            <text:p>42</text:p>
          </table:table-cell>
          <table:table-cell/>
          <table:table-cell office:value-type="string">
            <text:p>U-Statistik</text:p>
          </table:table-cell>
          <table:table-cell office:value-type="string">
            <text:p>U</text:p>
          </table:table-cell>
          <table:table-cell table:formula="of:=MIN([.I97];[.I98])" office:value-type="float" office:value="138">
            <text:p>138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101] &gt; 0; RANK([.A101]; [.$A$93:.$B$118]; 1)+(COUNTIF([.$A$93:.$B$118]; &quot;&gt;0&quot;)+1-RANK([.A101];[.$A$93:.$B$118]; 1)-RANK([.A101]; [.$A$93:.$B$118];0))/2)" office:value-type="float" office:value="3.5">
            <text:p>3,5</text:p>
          </table:table-cell>
          <table:table-cell table:formula="of:=IF([.B101] &gt; 0; RANK([.B101]; [.$A$93:.$B$118]; 1)+(COUNTIF([.$A$93:.$B$118]; &quot;&gt;0&quot;)+1-RANK([.B101];[.$A$93:.$B$118]; 1)-RANK([.B101]; [.$A$93:.$B$118];0))/2)" office:value-type="float" office:value="42">
            <text:p>42</text:p>
          </table:table-cell>
          <table:table-cell/>
          <table:table-cell office:value-type="string">
            <text:p>z-Statistik</text:p>
          </table:table-cell>
          <table:table-cell office:value-type="string">
            <text:p>z</text:p>
          </table:table-cell>
          <table:table-cell table:formula="of:=([.I100]-[.I95]*[.I96]/2)/SQRT([.I95]*[.I96]*([.I95]*[.I96]+1)/12)" office:value-type="float" office:value="-0.995829659322511">
            <text:p>-0,9958296593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IF([.A102] &gt; 0; RANK([.A102]; [.$A$93:.$B$118]; 1)+(COUNTIF([.$A$93:.$B$118]; &quot;&gt;0&quot;)+1-RANK([.A102];[.$A$93:.$B$118]; 1)-RANK([.A102]; [.$A$93:.$B$118];0))/2)" office:value-type="float" office:value="23">
            <text:p>23</text:p>
          </table:table-cell>
          <table:table-cell table:formula="of:=IF([.B102] &gt; 0; RANK([.B102]; [.$A$93:.$B$118]; 1)+(COUNTIF([.$A$93:.$B$118]; &quot;&gt;0&quot;)+1-RANK([.B102];[.$A$93:.$B$118]; 1)-RANK([.B102]; [.$A$93:.$B$118];0))/2)" office:value-type="float" office:value="42">
            <text:p>4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7">
            <text:p>7</text:p>
          </table:table-cell>
          <table:table-cell/>
          <table:table-cell table:formula="of:=IF([.A103] &gt; 0; RANK([.A103]; [.$A$93:.$B$118]; 1)+(COUNTIF([.$A$93:.$B$118]; &quot;&gt;0&quot;)+1-RANK([.A103];[.$A$93:.$B$118]; 1)-RANK([.A103]; [.$A$93:.$B$118];0))/2)" office:value-type="float" office:value="42">
            <text:p>42</text:p>
          </table:table-cell>
          <table:table-cell table:formula="of:=IF([.B103] &gt; 0; RANK([.B103]; [.$A$93:.$B$118]; 1)+(COUNTIF([.$A$93:.$B$118]; &quot;&gt;0&quot;)+1-RANK([.B103];[.$A$93:.$B$118]; 1)-RANK([.B103]; [.$A$93:.$B$118];0))/2)" office:value-type="float" office:value="42">
            <text:p>4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7">
            <text:p>7</text:p>
          </table:table-cell>
          <table:table-cell/>
          <table:table-cell table:formula="of:=IF([.A104] &gt; 0; RANK([.A104]; [.$A$93:.$B$118]; 1)+(COUNTIF([.$A$93:.$B$118]; &quot;&gt;0&quot;)+1-RANK([.A104];[.$A$93:.$B$118]; 1)-RANK([.A104]; [.$A$93:.$B$118];0))/2)" office:value-type="float" office:value="42">
            <text:p>42</text:p>
          </table:table-cell>
          <table:table-cell table:formula="of:=IF([.B104] &gt; 0; RANK([.B104]; [.$A$93:.$B$118]; 1)+(COUNTIF([.$A$93:.$B$118]; &quot;&gt;0&quot;)+1-RANK([.B104];[.$A$93:.$B$118]; 1)-RANK([.B104]; [.$A$93:.$B$118];0))/2)" office:value-type="float" office:value="42">
            <text:p>42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IF([.A105] &gt; 0; RANK([.A105]; [.$A$93:.$B$118]; 1)+(COUNTIF([.$A$93:.$B$118]; &quot;&gt;0&quot;)+1-RANK([.A105];[.$A$93:.$B$118]; 1)-RANK([.A105]; [.$A$93:.$B$118];0))/2)" office:value-type="float" office:value="17.5">
            <text:p>17,5</text:p>
          </table:table-cell>
          <table:table-cell table:formula="of:=IF([.B105] &gt; 0; RANK([.B105]; [.$A$93:.$B$118]; 1)+(COUNTIF([.$A$93:.$B$118]; &quot;&gt;0&quot;)+1-RANK([.B105];[.$A$93:.$B$118]; 1)-RANK([.B105]; [.$A$93:.$B$118];0))/2)" office:value-type="float" office:value="42">
            <text:p>42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IF([.A106] &gt; 0; RANK([.A106]; [.$A$93:.$B$118]; 1)+(COUNTIF([.$A$93:.$B$118]; &quot;&gt;0&quot;)+1-RANK([.A106];[.$A$93:.$B$118]; 1)-RANK([.A106]; [.$A$93:.$B$118];0))/2)" office:value-type="float" office:value="10">
            <text:p>10</text:p>
          </table:table-cell>
          <table:table-cell table:formula="of:=IF([.B106] &gt; 0; RANK([.B106]; [.$A$93:.$B$118]; 1)+(COUNTIF([.$A$93:.$B$118]; &quot;&gt;0&quot;)+1-RANK([.B106];[.$A$93:.$B$118]; 1)-RANK([.B106]; [.$A$93:.$B$118];0))/2)" office:value-type="float" office:value="42">
            <text:p>42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IF([.A107] &gt; 0; RANK([.A107]; [.$A$93:.$B$118]; 1)+(COUNTIF([.$A$93:.$B$118]; &quot;&gt;0&quot;)+1-RANK([.A107];[.$A$93:.$B$118]; 1)-RANK([.A107]; [.$A$93:.$B$118];0))/2)" office:value-type="float" office:value="17.5">
            <text:p>17,5</text:p>
          </table:table-cell>
          <table:table-cell table:formula="of:=IF([.B107] &gt; 0; RANK([.B107]; [.$A$93:.$B$118]; 1)+(COUNTIF([.$A$93:.$B$118]; &quot;&gt;0&quot;)+1-RANK([.B107];[.$A$93:.$B$118]; 1)-RANK([.B107]; [.$A$93:.$B$118];0))/2)" office:value-type="float" office:value="10">
            <text:p>1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108] &gt; 0; RANK([.A108]; [.$A$93:.$B$118]; 1)+(COUNTIF([.$A$93:.$B$118]; &quot;&gt;0&quot;)+1-RANK([.A108];[.$A$93:.$B$118]; 1)-RANK([.A108]; [.$A$93:.$B$118];0))/2)" office:value-type="float" office:value="3.5">
            <text:p>3,5</text:p>
          </table:table-cell>
          <table:table-cell table:formula="of:=IF([.B108] &gt; 0; RANK([.B108]; [.$A$93:.$B$118]; 1)+(COUNTIF([.$A$93:.$B$118]; &quot;&gt;0&quot;)+1-RANK([.B108];[.$A$93:.$B$118]; 1)-RANK([.B108]; [.$A$93:.$B$118];0))/2)" office:value-type="float" office:value="42">
            <text:p>42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109] &gt; 0; RANK([.A109]; [.$A$93:.$B$118]; 1)+(COUNTIF([.$A$93:.$B$118]; &quot;&gt;0&quot;)+1-RANK([.A109];[.$A$93:.$B$118]; 1)-RANK([.A109]; [.$A$93:.$B$118];0))/2)" office:value-type="float" office:value="3.5">
            <text:p>3,5</text:p>
          </table:table-cell>
          <table:table-cell table:formula="of:=IF([.B109] &gt; 0; RANK([.B109]; [.$A$93:.$B$118]; 1)+(COUNTIF([.$A$93:.$B$118]; &quot;&gt;0&quot;)+1-RANK([.B109];[.$A$93:.$B$118]; 1)-RANK([.B109]; [.$A$93:.$B$118];0))/2)" office:value-type="float" office:value="42">
            <text:p>42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IF([.A110] &gt; 0; RANK([.A110]; [.$A$93:.$B$118]; 1)+(COUNTIF([.$A$93:.$B$118]; &quot;&gt;0&quot;)+1-RANK([.A110];[.$A$93:.$B$118]; 1)-RANK([.A110]; [.$A$93:.$B$118];0))/2)" office:value-type="float" office:value="42">
            <text:p>42</text:p>
          </table:table-cell>
          <table:table-cell table:formula="of:=IF([.B110] &gt; 0; RANK([.B110]; [.$A$93:.$B$118]; 1)+(COUNTIF([.$A$93:.$B$118]; &quot;&gt;0&quot;)+1-RANK([.B110];[.$A$93:.$B$118]; 1)-RANK([.B110]; [.$A$93:.$B$118];0))/2)" office:value-type="float" office:value="28.5">
            <text:p>28,5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IF([.A111] &gt; 0; RANK([.A111]; [.$A$93:.$B$118]; 1)+(COUNTIF([.$A$93:.$B$118]; &quot;&gt;0&quot;)+1-RANK([.A111];[.$A$93:.$B$118]; 1)-RANK([.A111]; [.$A$93:.$B$118];0))/2)" office:value-type="float" office:value="28.5">
            <text:p>28,5</text:p>
          </table:table-cell>
          <table:table-cell table:formula="of:=IF([.B111] &gt; 0; RANK([.B111]; [.$A$93:.$B$118]; 1)+(COUNTIF([.$A$93:.$B$118]; &quot;&gt;0&quot;)+1-RANK([.B111];[.$A$93:.$B$118]; 1)-RANK([.B111]; [.$A$93:.$B$118];0))/2)" office:value-type="float" office:value="42">
            <text:p>42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A112] &gt; 0; RANK([.A112]; [.$A$93:.$B$118]; 1)+(COUNTIF([.$A$93:.$B$118]; &quot;&gt;0&quot;)+1-RANK([.A112];[.$A$93:.$B$118]; 1)-RANK([.A112]; [.$A$93:.$B$118];0))/2)" office:value-type="float" office:value="3.5">
            <text:p>3,5</text:p>
          </table:table-cell>
          <table:table-cell table:formula="of:=IF([.B112] &gt; 0; RANK([.B112]; [.$A$93:.$B$118]; 1)+(COUNTIF([.$A$93:.$B$118]; &quot;&gt;0&quot;)+1-RANK([.B112];[.$A$93:.$B$118]; 1)-RANK([.B112]; [.$A$93:.$B$118];0))/2)" office:value-type="float" office:value="17.5">
            <text:p>17,5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IF([.A113] &gt; 0; RANK([.A113]; [.$A$93:.$B$118]; 1)+(COUNTIF([.$A$93:.$B$118]; &quot;&gt;0&quot;)+1-RANK([.A113];[.$A$93:.$B$118]; 1)-RANK([.A113]; [.$A$93:.$B$118];0))/2)" office:value-type="float" office:value="10">
            <text:p>10</text:p>
          </table:table-cell>
          <table:table-cell table:formula="of:=IF([.B113] &gt; 0; RANK([.B113]; [.$A$93:.$B$118]; 1)+(COUNTIF([.$A$93:.$B$118]; &quot;&gt;0&quot;)+1-RANK([.B113];[.$A$93:.$B$118]; 1)-RANK([.B113]; [.$A$93:.$B$118];0))/2)" office:value-type="float" office:value="28.5">
            <text:p>28,5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IF([.A114] &gt; 0; RANK([.A114]; [.$A$93:.$B$118]; 1)+(COUNTIF([.$A$93:.$B$118]; &quot;&gt;0&quot;)+1-RANK([.A114];[.$A$93:.$B$118]; 1)-RANK([.A114]; [.$A$93:.$B$118];0))/2)" office:value-type="float" office:value="17.5">
            <text:p>17,5</text:p>
          </table:table-cell>
          <table:table-cell table:formula="of:=IF([.B114] &gt; 0; RANK([.B114]; [.$A$93:.$B$118]; 1)+(COUNTIF([.$A$93:.$B$118]; &quot;&gt;0&quot;)+1-RANK([.B114];[.$A$93:.$B$118]; 1)-RANK([.B114]; [.$A$93:.$B$118];0))/2)" office:value-type="float" office:value="42">
            <text:p>42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IF([.A115] &gt; 0; RANK([.A115]; [.$A$93:.$B$118]; 1)+(COUNTIF([.$A$93:.$B$118]; &quot;&gt;0&quot;)+1-RANK([.A115];[.$A$93:.$B$118]; 1)-RANK([.A115]; [.$A$93:.$B$118];0))/2)" office:value-type="float" office:value="10">
            <text:p>10</text:p>
          </table:table-cell>
          <table:table-cell table:formula="of:=IF([.B115] &gt; 0; RANK([.B115]; [.$A$93:.$B$118]; 1)+(COUNTIF([.$A$93:.$B$118]; &quot;&gt;0&quot;)+1-RANK([.B115];[.$A$93:.$B$118]; 1)-RANK([.B115]; [.$A$93:.$B$118];0))/2)" office:value-type="float" office:value="23">
            <text:p>23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IF([.A116] &gt; 0; RANK([.A116]; [.$A$93:.$B$118]; 1)+(COUNTIF([.$A$93:.$B$118]; &quot;&gt;0&quot;)+1-RANK([.A116];[.$A$93:.$B$118]; 1)-RANK([.A116]; [.$A$93:.$B$118];0))/2)" office:value-type="float" office:value="23">
            <text:p>23</text:p>
          </table:table-cell>
          <table:table-cell table:formula="of:=IF([.B116] &gt; 0; RANK([.B116]; [.$A$93:.$B$118]; 1)+(COUNTIF([.$A$93:.$B$118]; &quot;&gt;0&quot;)+1-RANK([.B116];[.$A$93:.$B$118]; 1)-RANK([.B116]; [.$A$93:.$B$118];0))/2)" office:value-type="float" office:value="42">
            <text:p>42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IF([.A117] &gt; 0; RANK([.A117]; [.$A$93:.$B$118]; 1)+(COUNTIF([.$A$93:.$B$118]; &quot;&gt;0&quot;)+1-RANK([.A117];[.$A$93:.$B$118]; 1)-RANK([.A117]; [.$A$93:.$B$118];0))/2)" office:value-type="float" office:value="17.5">
            <text:p>17,5</text:p>
          </table:table-cell>
          <table:table-cell table:formula="of:=IF([.B117] &gt; 0; RANK([.B117]; [.$A$93:.$B$118]; 1)+(COUNTIF([.$A$93:.$B$118]; &quot;&gt;0&quot;)+1-RANK([.B117];[.$A$93:.$B$118]; 1)-RANK([.B117]; [.$A$93:.$B$118];0))/2)" office:value-type="float" office:value="28.5">
            <text:p>28,5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table:style-name="Default"/>
          <table:table-cell/>
          <table:table-cell table:formula="of:=IF([.A118] &gt; 0; RANK([.A118]; [.$A$93:.$B$118]; 1)+(COUNTIF([.$A$93:.$B$118]; &quot;&gt;0&quot;)+1-RANK([.A118];[.$A$93:.$B$118]; 1)-RANK([.A118]; [.$A$93:.$B$118];0))/2)" office:value-type="float" office:value="28.5">
            <text:p>28,5</text:p>
          </table:table-cell>
          <table:table-cell table:number-columns-repeated="17"/>
        </table:table-row>
        <table:table-row table:style-name="ro2" table:number-rows-repeated="2"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Default" office:value-type="string">
            <text:p>Mann-Whitney-U</text:p>
          </table:table-cell>
          <table:table-cell table:style-name="Default"/>
          <table:table-cell office:value-type="string">
            <text:p>Item:</text:p>
          </table:table-cell>
          <table:table-cell table:number-columns-repeated="18"/>
        </table:table-row>
        <table:table-row table:style-name="ro2">
          <table:table-cell table:style-name="Default" office:value-type="string">
            <text:p>ESP</text:p>
          </table:table-cell>
          <table:table-cell table:style-name="Default" office:value-type="string">
            <text:p>CAT</text:p>
          </table:table-cell>
          <table:table-cell office:value-type="string">
            <text:p>Ränge</text:p>
          </table:table-cell>
          <table:table-cell office:value-type="string">
            <text:p>Rank ESP</text:p>
          </table:table-cell>
          <table:table-cell office:value-type="string">
            <text:p>Rank CAT</text:p>
          </table:table-cell>
          <table:table-cell table:number-columns-repeated="2"/>
          <table:table-cell office:value-type="string">
            <text:p>Variable</text:p>
          </table:table-cell>
          <table:table-cell office:value-type="string">
            <text:p>Wert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formula="of:=IF([.A123] &gt; 0; RANK([.A123]; [.$A$123:.$B$148]; 1)+(COUNTIF([.$A$123:.$B$148]; &quot;&gt;0&quot;)+1-RANK([.A123];[.$A$123:.$B$148]; 1)-RANK([.A123]; [.$A$123:.$B$148];0))/2)" office:value-type="float" office:value="38">
            <text:p>38</text:p>
          </table:table-cell>
          <table:table-cell table:formula="of:=IF([.B123] &gt; 0; RANK([.B123]; [.$A$123:.$B$148]; 1)+(COUNTIF([.$A$123:.$B$148]; &quot;&gt;0&quot;)+1-RANK([.B123];[.$A$123:.$B$148]; 1)-RANK([.B123]; [.$A$123:.$B$148];0))/2)" office:value-type="float" office:value="28.5">
            <text:p>28,5</text:p>
          </table:table-cell>
          <table:table-cell/>
          <table:table-cell office:value-type="string">
            <text:p>Rangsumme ESP</text:p>
          </table:table-cell>
          <table:table-cell office:value-type="string">
            <text:p>r1</text:p>
          </table:table-cell>
          <table:table-cell table:formula="of:=SUM([.D123:.D148])" office:value-type="float" office:value="568.5">
            <text:p>568,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table:formula="of:=IF([.A124] &gt; 0; RANK([.A124]; [.$A$123:.$B$148]; 1)+(COUNTIF([.$A$123:.$B$148]; &quot;&gt;0&quot;)+1-RANK([.A124];[.$A$123:.$B$148]; 1)-RANK([.A124]; [.$A$123:.$B$148];0))/2)" office:value-type="float" office:value="46">
            <text:p>46</text:p>
          </table:table-cell>
          <table:table-cell table:formula="of:=IF([.B124] &gt; 0; RANK([.B124]; [.$A$123:.$B$148]; 1)+(COUNTIF([.$A$123:.$B$148]; &quot;&gt;0&quot;)+1-RANK([.B124];[.$A$123:.$B$148]; 1)-RANK([.B124]; [.$A$123:.$B$148];0))/2)" office:value-type="float" office:value="17">
            <text:p>17</text:p>
          </table:table-cell>
          <table:table-cell/>
          <table:table-cell office:value-type="string">
            <text:p>Rangsumme CAT</text:p>
          </table:table-cell>
          <table:table-cell office:value-type="string">
            <text:p>r2</text:p>
          </table:table-cell>
          <table:table-cell table:formula="of:=SUM([.E123:.E147])" office:value-type="float" office:value="757.5">
            <text:p>757,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IF([.A125] &gt; 0; RANK([.A125]; [.$A$123:.$B$148]; 1)+(COUNTIF([.$A$123:.$B$148]; &quot;&gt;0&quot;)+1-RANK([.A125];[.$A$123:.$B$148]; 1)-RANK([.A125]; [.$A$123:.$B$148];0))/2)" office:value-type="float" office:value="7">
            <text:p>7</text:p>
          </table:table-cell>
          <table:table-cell table:formula="of:=IF([.B125] &gt; 0; RANK([.B125]; [.$A$123:.$B$148]; 1)+(COUNTIF([.$A$123:.$B$148]; &quot;&gt;0&quot;)+1-RANK([.B125];[.$A$123:.$B$148]; 1)-RANK([.B125]; [.$A$123:.$B$148];0))/2)" office:value-type="float" office:value="17">
            <text:p>17</text:p>
          </table:table-cell>
          <table:table-cell/>
          <table:table-cell office:value-type="string">
            <text:p>Beobachtungen ESP</text:p>
          </table:table-cell>
          <table:table-cell office:value-type="string">
            <text:p>n1</text:p>
          </table:table-cell>
          <table:table-cell table:formula="of:=COUNTIF([.A123:.A148]; &quot;&gt;0&quot;)" office:value-type="float" office:value="26">
            <text:p>2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f:=IF([.A126] &gt; 0; RANK([.A126]; [.$A$123:.$B$148]; 1)+(COUNTIF([.$A$123:.$B$148]; &quot;&gt;0&quot;)+1-RANK([.A126];[.$A$123:.$B$148]; 1)-RANK([.A126]; [.$A$123:.$B$148];0))/2)" office:value-type="float" office:value="33">
            <text:p>33</text:p>
          </table:table-cell>
          <table:table-cell table:formula="of:=IF([.B126] &gt; 0; RANK([.B126]; [.$A$123:.$B$148]; 1)+(COUNTIF([.$A$123:.$B$148]; &quot;&gt;0&quot;)+1-RANK([.B126];[.$A$123:.$B$148]; 1)-RANK([.B126]; [.$A$123:.$B$148];0))/2)" office:value-type="float" office:value="23.5">
            <text:p>23,5</text:p>
          </table:table-cell>
          <table:table-cell/>
          <table:table-cell office:value-type="string">
            <text:p>Beobachtungen CAT</text:p>
          </table:table-cell>
          <table:table-cell office:value-type="string">
            <text:p>n2</text:p>
          </table:table-cell>
          <table:table-cell table:formula="of:=COUNTIF([.B123:.B147]; &quot;&gt;0&quot;)" office:value-type="float" office:value="25">
            <text:p>25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IF([.A127] &gt; 0; RANK([.A127]; [.$A$123:.$B$148]; 1)+(COUNTIF([.$A$123:.$B$148]; &quot;&gt;0&quot;)+1-RANK([.A127];[.$A$123:.$B$148]; 1)-RANK([.A127]; [.$A$123:.$B$148];0))/2)" office:value-type="float" office:value="17">
            <text:p>17</text:p>
          </table:table-cell>
          <table:table-cell table:formula="of:=IF([.B127] &gt; 0; RANK([.B127]; [.$A$123:.$B$148]; 1)+(COUNTIF([.$A$123:.$B$148]; &quot;&gt;0&quot;)+1-RANK([.B127];[.$A$123:.$B$148]; 1)-RANK([.B127]; [.$A$123:.$B$148];0))/2)" office:value-type="float" office:value="33">
            <text:p>33</text:p>
          </table:table-cell>
          <table:table-cell/>
          <table:table-cell office:value-type="string">
            <text:p>U ESP</text:p>
          </table:table-cell>
          <table:table-cell office:value-type="string">
            <text:p>u1</text:p>
          </table:table-cell>
          <table:table-cell table:formula="of:=[.I125]*[.I126]+[.I125]*([.I125]+1)/2-[.I123]" office:value-type="float" office:value="432.5">
            <text:p>432,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A128] &gt; 0; RANK([.A128]; [.$A$123:.$B$148]; 1)+(COUNTIF([.$A$123:.$B$148]; &quot;&gt;0&quot;)+1-RANK([.A128];[.$A$123:.$B$148]; 1)-RANK([.A128]; [.$A$123:.$B$148];0))/2)" office:value-type="float" office:value="7">
            <text:p>7</text:p>
          </table:table-cell>
          <table:table-cell table:formula="of:=IF([.B128] &gt; 0; RANK([.B128]; [.$A$123:.$B$148]; 1)+(COUNTIF([.$A$123:.$B$148]; &quot;&gt;0&quot;)+1-RANK([.B128];[.$A$123:.$B$148]; 1)-RANK([.B128]; [.$A$123:.$B$148];0))/2)" office:value-type="float" office:value="23.5">
            <text:p>23,5</text:p>
          </table:table-cell>
          <table:table-cell/>
          <table:table-cell office:value-type="string">
            <text:p>U CAT</text:p>
          </table:table-cell>
          <table:table-cell office:value-type="string">
            <text:p>u2</text:p>
          </table:table-cell>
          <table:table-cell table:formula="of:=[.I125]*[.I126]+[.I126]*([.I126]+1)/2-[.I124]" office:value-type="float" office:value="217.5">
            <text:p>217,5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[.A129] &gt; 0; RANK([.A129]; [.$A$123:.$B$148]; 1)+(COUNTIF([.$A$123:.$B$148]; &quot;&gt;0&quot;)+1-RANK([.A129];[.$A$123:.$B$148]; 1)-RANK([.A129]; [.$A$123:.$B$148];0))/2)" office:value-type="float" office:value="17">
            <text:p>17</text:p>
          </table:table-cell>
          <table:table-cell table:formula="of:=IF([.B129] &gt; 0; RANK([.B129]; [.$A$123:.$B$148]; 1)+(COUNTIF([.$A$123:.$B$148]; &quot;&gt;0&quot;)+1-RANK([.B129];[.$A$123:.$B$148]; 1)-RANK([.B129]; [.$A$123:.$B$148];0))/2)"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A130] &gt; 0; RANK([.A130]; [.$A$123:.$B$148]; 1)+(COUNTIF([.$A$123:.$B$148]; &quot;&gt;0&quot;)+1-RANK([.A130];[.$A$123:.$B$148]; 1)-RANK([.A130]; [.$A$123:.$B$148];0))/2)" office:value-type="float" office:value="7">
            <text:p>7</text:p>
          </table:table-cell>
          <table:table-cell table:formula="of:=IF([.B130] &gt; 0; RANK([.B130]; [.$A$123:.$B$148]; 1)+(COUNTIF([.$A$123:.$B$148]; &quot;&gt;0&quot;)+1-RANK([.B130];[.$A$123:.$B$148]; 1)-RANK([.B130]; [.$A$123:.$B$148];0))/2)" office:value-type="float" office:value="23.5">
            <text:p>23,5</text:p>
          </table:table-cell>
          <table:table-cell/>
          <table:table-cell office:value-type="string">
            <text:p>U-Statistik</text:p>
          </table:table-cell>
          <table:table-cell office:value-type="string">
            <text:p>U</text:p>
          </table:table-cell>
          <table:table-cell table:formula="of:=MIN([.I127];[.I128])" office:value-type="float" office:value="217.5">
            <text:p>217,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131] &gt; 0; RANK([.A131]; [.$A$123:.$B$148]; 1)+(COUNTIF([.$A$123:.$B$148]; &quot;&gt;0&quot;)+1-RANK([.A131];[.$A$123:.$B$148]; 1)-RANK([.A131]; [.$A$123:.$B$148];0))/2)" office:value-type="float" office:value="7">
            <text:p>7</text:p>
          </table:table-cell>
          <table:table-cell table:formula="of:=IF([.B131] &gt; 0; RANK([.B131]; [.$A$123:.$B$148]; 1)+(COUNTIF([.$A$123:.$B$148]; &quot;&gt;0&quot;)+1-RANK([.B131];[.$A$123:.$B$148]; 1)-RANK([.B131]; [.$A$123:.$B$148];0))/2)" office:value-type="float" office:value="46">
            <text:p>46</text:p>
          </table:table-cell>
          <table:table-cell/>
          <table:table-cell office:value-type="string">
            <text:p>z-Statistik</text:p>
          </table:table-cell>
          <table:table-cell office:value-type="string">
            <text:p>z</text:p>
          </table:table-cell>
          <table:table-cell table:formula="of:=([.I130]-[.I125]*[.I126]/2)/SQRT([.I125]*[.I126]*([.I125]*[.I126]+1)/12)" office:value-type="float" office:value="-0.572468921803048">
            <text:p>-0,5724689218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IF([.A132] &gt; 0; RANK([.A132]; [.$A$123:.$B$148]; 1)+(COUNTIF([.$A$123:.$B$148]; &quot;&gt;0&quot;)+1-RANK([.A132];[.$A$123:.$B$148]; 1)-RANK([.A132]; [.$A$123:.$B$148];0))/2)" office:value-type="float" office:value="7">
            <text:p>7</text:p>
          </table:table-cell>
          <table:table-cell table:formula="of:=IF([.B132] &gt; 0; RANK([.B132]; [.$A$123:.$B$148]; 1)+(COUNTIF([.$A$123:.$B$148]; &quot;&gt;0&quot;)+1-RANK([.B132];[.$A$123:.$B$148]; 1)-RANK([.B132]; [.$A$123:.$B$148];0))/2)" office:value-type="float" office:value="38">
            <text:p>3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7">
            <text:p>7</text:p>
          </table:table-cell>
          <table:table-cell/>
          <table:table-cell table:formula="of:=IF([.A133] &gt; 0; RANK([.A133]; [.$A$123:.$B$148]; 1)+(COUNTIF([.$A$123:.$B$148]; &quot;&gt;0&quot;)+1-RANK([.A133];[.$A$123:.$B$148]; 1)-RANK([.A133]; [.$A$123:.$B$148];0))/2)" office:value-type="float" office:value="46">
            <text:p>46</text:p>
          </table:table-cell>
          <table:table-cell table:formula="of:=IF([.B133] &gt; 0; RANK([.B133]; [.$A$123:.$B$148]; 1)+(COUNTIF([.$A$123:.$B$148]; &quot;&gt;0&quot;)+1-RANK([.B133];[.$A$123:.$B$148]; 1)-RANK([.B133]; [.$A$123:.$B$148];0))/2)" office:value-type="float" office:value="46">
            <text:p>46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IF([.A134] &gt; 0; RANK([.A134]; [.$A$123:.$B$148]; 1)+(COUNTIF([.$A$123:.$B$148]; &quot;&gt;0&quot;)+1-RANK([.A134];[.$A$123:.$B$148]; 1)-RANK([.A134]; [.$A$123:.$B$148];0))/2)" office:value-type="float" office:value="46">
            <text:p>46</text:p>
          </table:table-cell>
          <table:table-cell table:formula="of:=IF([.B134] &gt; 0; RANK([.B134]; [.$A$123:.$B$148]; 1)+(COUNTIF([.$A$123:.$B$148]; &quot;&gt;0&quot;)+1-RANK([.B134];[.$A$123:.$B$148]; 1)-RANK([.B134]; [.$A$123:.$B$148];0))/2)"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IF([.A135] &gt; 0; RANK([.A135]; [.$A$123:.$B$148]; 1)+(COUNTIF([.$A$123:.$B$148]; &quot;&gt;0&quot;)+1-RANK([.A135];[.$A$123:.$B$148]; 1)-RANK([.A135]; [.$A$123:.$B$148];0))/2)" office:value-type="float" office:value="7">
            <text:p>7</text:p>
          </table:table-cell>
          <table:table-cell table:formula="of:=IF([.B135] &gt; 0; RANK([.B135]; [.$A$123:.$B$148]; 1)+(COUNTIF([.$A$123:.$B$148]; &quot;&gt;0&quot;)+1-RANK([.B135];[.$A$123:.$B$148]; 1)-RANK([.B135]; [.$A$123:.$B$148];0))/2)" office:value-type="float" office:value="33">
            <text:p>33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IF([.A136] &gt; 0; RANK([.A136]; [.$A$123:.$B$148]; 1)+(COUNTIF([.$A$123:.$B$148]; &quot;&gt;0&quot;)+1-RANK([.A136];[.$A$123:.$B$148]; 1)-RANK([.A136]; [.$A$123:.$B$148];0))/2)" office:value-type="float" office:value="28.5">
            <text:p>28,5</text:p>
          </table:table-cell>
          <table:table-cell table:formula="of:=IF([.B136] &gt; 0; RANK([.B136]; [.$A$123:.$B$148]; 1)+(COUNTIF([.$A$123:.$B$148]; &quot;&gt;0&quot;)+1-RANK([.B136];[.$A$123:.$B$148]; 1)-RANK([.B136]; [.$A$123:.$B$148];0))/2)" office:value-type="float" office:value="46">
            <text:p>46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IF([.A137] &gt; 0; RANK([.A137]; [.$A$123:.$B$148]; 1)+(COUNTIF([.$A$123:.$B$148]; &quot;&gt;0&quot;)+1-RANK([.A137];[.$A$123:.$B$148]; 1)-RANK([.A137]; [.$A$123:.$B$148];0))/2)" office:value-type="float" office:value="23.5">
            <text:p>23,5</text:p>
          </table:table-cell>
          <table:table-cell table:formula="of:=IF([.B137] &gt; 0; RANK([.B137]; [.$A$123:.$B$148]; 1)+(COUNTIF([.$A$123:.$B$148]; &quot;&gt;0&quot;)+1-RANK([.B137];[.$A$123:.$B$148]; 1)-RANK([.B137]; [.$A$123:.$B$148];0))/2)" office:value-type="float" office:value="46">
            <text:p>46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IF([.A138] &gt; 0; RANK([.A138]; [.$A$123:.$B$148]; 1)+(COUNTIF([.$A$123:.$B$148]; &quot;&gt;0&quot;)+1-RANK([.A138];[.$A$123:.$B$148]; 1)-RANK([.A138]; [.$A$123:.$B$148];0))/2)" office:value-type="float" office:value="7">
            <text:p>7</text:p>
          </table:table-cell>
          <table:table-cell table:formula="of:=IF([.B138] &gt; 0; RANK([.B138]; [.$A$123:.$B$148]; 1)+(COUNTIF([.$A$123:.$B$148]; &quot;&gt;0&quot;)+1-RANK([.B138];[.$A$123:.$B$148]; 1)-RANK([.B138]; [.$A$123:.$B$148];0))/2)" office:value-type="float" office:value="38">
            <text:p>38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139] &gt; 0; RANK([.A139]; [.$A$123:.$B$148]; 1)+(COUNTIF([.$A$123:.$B$148]; &quot;&gt;0&quot;)+1-RANK([.A139];[.$A$123:.$B$148]; 1)-RANK([.A139]; [.$A$123:.$B$148];0))/2)" office:value-type="float" office:value="7">
            <text:p>7</text:p>
          </table:table-cell>
          <table:table-cell table:formula="of:=IF([.B139] &gt; 0; RANK([.B139]; [.$A$123:.$B$148]; 1)+(COUNTIF([.$A$123:.$B$148]; &quot;&gt;0&quot;)+1-RANK([.B139];[.$A$123:.$B$148]; 1)-RANK([.B139]; [.$A$123:.$B$148];0))/2)" office:value-type="float" office:value="46">
            <text:p>46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IF([.A140] &gt; 0; RANK([.A140]; [.$A$123:.$B$148]; 1)+(COUNTIF([.$A$123:.$B$148]; &quot;&gt;0&quot;)+1-RANK([.A140];[.$A$123:.$B$148]; 1)-RANK([.A140]; [.$A$123:.$B$148];0))/2)" office:value-type="float" office:value="46">
            <text:p>46</text:p>
          </table:table-cell>
          <table:table-cell table:formula="of:=IF([.B140] &gt; 0; RANK([.B140]; [.$A$123:.$B$148]; 1)+(COUNTIF([.$A$123:.$B$148]; &quot;&gt;0&quot;)+1-RANK([.B140];[.$A$123:.$B$148]; 1)-RANK([.B140]; [.$A$123:.$B$148];0))/2)" office:value-type="float" office:value="33">
            <text:p>33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IF([.A141] &gt; 0; RANK([.A141]; [.$A$123:.$B$148]; 1)+(COUNTIF([.$A$123:.$B$148]; &quot;&gt;0&quot;)+1-RANK([.A141];[.$A$123:.$B$148]; 1)-RANK([.A141]; [.$A$123:.$B$148];0))/2)" office:value-type="float" office:value="28.5">
            <text:p>28,5</text:p>
          </table:table-cell>
          <table:table-cell table:formula="of:=IF([.B141] &gt; 0; RANK([.B141]; [.$A$123:.$B$148]; 1)+(COUNTIF([.$A$123:.$B$148]; &quot;&gt;0&quot;)+1-RANK([.B141];[.$A$123:.$B$148]; 1)-RANK([.B141]; [.$A$123:.$B$148];0))/2)" office:value-type="float" office:value="46">
            <text:p>46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IF([.A142] &gt; 0; RANK([.A142]; [.$A$123:.$B$148]; 1)+(COUNTIF([.$A$123:.$B$148]; &quot;&gt;0&quot;)+1-RANK([.A142];[.$A$123:.$B$148]; 1)-RANK([.A142]; [.$A$123:.$B$148];0))/2)" office:value-type="float" office:value="7">
            <text:p>7</text:p>
          </table:table-cell>
          <table:table-cell table:formula="of:=IF([.B142] &gt; 0; RANK([.B142]; [.$A$123:.$B$148]; 1)+(COUNTIF([.$A$123:.$B$148]; &quot;&gt;0&quot;)+1-RANK([.B142];[.$A$123:.$B$148]; 1)-RANK([.B142]; [.$A$123:.$B$148];0))/2)" office:value-type="float" office:value="46">
            <text:p>46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IF([.A143] &gt; 0; RANK([.A143]; [.$A$123:.$B$148]; 1)+(COUNTIF([.$A$123:.$B$148]; &quot;&gt;0&quot;)+1-RANK([.A143];[.$A$123:.$B$148]; 1)-RANK([.A143]; [.$A$123:.$B$148];0))/2)" office:value-type="float" office:value="17">
            <text:p>17</text:p>
          </table:table-cell>
          <table:table-cell table:formula="of:=IF([.B143] &gt; 0; RANK([.B143]; [.$A$123:.$B$148]; 1)+(COUNTIF([.$A$123:.$B$148]; &quot;&gt;0&quot;)+1-RANK([.B143];[.$A$123:.$B$148]; 1)-RANK([.B143]; [.$A$123:.$B$148];0))/2)" office:value-type="float" office:value="28.5">
            <text:p>28,5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IF([.A144] &gt; 0; RANK([.A144]; [.$A$123:.$B$148]; 1)+(COUNTIF([.$A$123:.$B$148]; &quot;&gt;0&quot;)+1-RANK([.A144];[.$A$123:.$B$148]; 1)-RANK([.A144]; [.$A$123:.$B$148];0))/2)" office:value-type="float" office:value="23.5">
            <text:p>23,5</text:p>
          </table:table-cell>
          <table:table-cell table:formula="of:=IF([.B144] &gt; 0; RANK([.B144]; [.$A$123:.$B$148]; 1)+(COUNTIF([.$A$123:.$B$148]; &quot;&gt;0&quot;)+1-RANK([.B144];[.$A$123:.$B$148]; 1)-RANK([.B144]; [.$A$123:.$B$148];0))/2)"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IF([.A145] &gt; 0; RANK([.A145]; [.$A$123:.$B$148]; 1)+(COUNTIF([.$A$123:.$B$148]; &quot;&gt;0&quot;)+1-RANK([.A145];[.$A$123:.$B$148]; 1)-RANK([.A145]; [.$A$123:.$B$148];0))/2)" office:value-type="float" office:value="17">
            <text:p>17</text:p>
          </table:table-cell>
          <table:table-cell table:formula="of:=IF([.B145] &gt; 0; RANK([.B145]; [.$A$123:.$B$148]; 1)+(COUNTIF([.$A$123:.$B$148]; &quot;&gt;0&quot;)+1-RANK([.B145];[.$A$123:.$B$148]; 1)-RANK([.B145]; [.$A$123:.$B$148];0))/2)" office:value-type="float" office:value="38">
            <text:p>38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formula="of:=IF([.A146] &gt; 0; RANK([.A146]; [.$A$123:.$B$148]; 1)+(COUNTIF([.$A$123:.$B$148]; &quot;&gt;0&quot;)+1-RANK([.A146];[.$A$123:.$B$148]; 1)-RANK([.A146]; [.$A$123:.$B$148];0))/2)" office:value-type="float" office:value="38">
            <text:p>38</text:p>
          </table:table-cell>
          <table:table-cell table:formula="of:=IF([.B146] &gt; 0; RANK([.B146]; [.$A$123:.$B$148]; 1)+(COUNTIF([.$A$123:.$B$148]; &quot;&gt;0&quot;)+1-RANK([.B146];[.$A$123:.$B$148]; 1)-RANK([.B146]; [.$A$123:.$B$148];0))/2)" office:value-type="float" office:value="33">
            <text:p>33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IF([.A147] &gt; 0; RANK([.A147]; [.$A$123:.$B$148]; 1)+(COUNTIF([.$A$123:.$B$148]; &quot;&gt;0&quot;)+1-RANK([.A147];[.$A$123:.$B$148]; 1)-RANK([.A147]; [.$A$123:.$B$148];0))/2)" office:value-type="float" office:value="23.5">
            <text:p>23,5</text:p>
          </table:table-cell>
          <table:table-cell table:formula="of:=IF([.B147] &gt; 0; RANK([.B147]; [.$A$123:.$B$148]; 1)+(COUNTIF([.$A$123:.$B$148]; &quot;&gt;0&quot;)+1-RANK([.B147];[.$A$123:.$B$148]; 1)-RANK([.B147]; [.$A$123:.$B$148];0))/2)"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table:style-name="Default"/>
          <table:table-cell/>
          <table:table-cell table:formula="of:=IF([.A148] &gt; 0; RANK([.A148]; [.$A$123:.$B$148]; 1)+(COUNTIF([.$A$123:.$B$148]; &quot;&gt;0&quot;)+1-RANK([.A148];[.$A$123:.$B$148]; 1)-RANK([.A148]; [.$A$123:.$B$148];0))/2)" office:value-type="float" office:value="17">
            <text:p>17</text:p>
          </table:table-cell>
          <table:table-cell table:number-columns-repeated="17"/>
        </table:table-row>
      </table:table>
      <table:table table:name="Levene-Test" table:style-name="ta1" table:print="false">
        <table:table-column table:style-name="co43" table:default-cell-style-name="ce9"/>
        <table:table-column table:style-name="co45" table:default-cell-style-name="ce9"/>
        <table:table-column table:style-name="co55" table:default-cell-style-name="Default"/>
        <table:table-column table:style-name="co43" table:number-columns-repeated="2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6" table:default-cell-style-name="Default"/>
        <table:table-column table:style-name="co8" table:default-cell-style-name="Default"/>
        <table:table-column table:style-name="co57" table:default-cell-style-name="Default"/>
        <table:table-column table:style-name="co27" table:default-cell-style-name="Default"/>
        <table:table-column table:style-name="co16" table:default-cell-style-name="Default"/>
        <table:table-row table:style-name="ro2">
          <table:table-cell table:style-name="Default" office:value-type="string">
            <text:p>Levene Test</text:p>
          </table:table-cell>
          <table:table-cell table:style-name="Default"/>
          <table:table-cell office:value-type="string">
            <text:p>Item:</text:p>
          </table:table-cell>
          <table:table-cell office:value-type="string">
            <text:p>TIMES</text:p>
          </table:table-cell>
          <table:table-cell table:number-columns-repeated="8"/>
        </table:table-row>
        <table:table-row table:style-name="ro2">
          <table:table-cell table:style-name="Default" office:value-type="string">
            <text:p>ESP</text:p>
          </table:table-cell>
          <table:table-cell table:style-name="Default" office:value-type="string">
            <text:p>CAT</text:p>
          </table:table-cell>
          <table:table-cell office:value-type="string">
            <text:p>Residuen:</text:p>
          </table:table-cell>
          <table:table-cell office:value-type="string">
            <text:p>Res ESP</text:p>
          </table:table-cell>
          <table:table-cell office:value-type="string">
            <text:p>Res CAT</text:p>
          </table:table-cell>
          <table:table-cell/>
          <table:table-cell office:value-type="string">
            <text:p>Levene ESP</text:p>
          </table:table-cell>
          <table:table-cell office:value-type="string">
            <text:p>Levene CAT</text:p>
          </table:table-cell>
          <table:table-cell table:number-columns-repeated="2"/>
          <table:table-cell office:value-type="string">
            <text:p>Variable</text:p>
          </table:table-cell>
          <table:table-cell office:value-type="string">
            <text:p>Wer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IF([.A3]&gt;0; ABS([.A3]-[.A$53]); 0)" office:value-type="float" office:value="11.0408163265306">
            <text:p>11,0408163265</text:p>
          </table:table-cell>
          <table:table-cell table:formula="of:=IF([.B3]&gt;0; ABS([.B3]-[.B$53]); 0)" office:value-type="float" office:value="10.5416666666667">
            <text:p>10,5416666667</text:p>
          </table:table-cell>
          <table:table-cell/>
          <table:table-cell table:formula="of:=([.D3]-[.D$53])^2" office:value-type="float" office:value="22.4898544877135">
            <text:p>22,4898544877</text:p>
          </table:table-cell>
          <table:table-cell table:formula="of:=([.E3]-[.E$53])^2" office:value-type="float" office:value="18.5228618103781">
            <text:p>18,5228618104</text:p>
          </table:table-cell>
          <table:table-cell/>
          <table:table-cell office:value-type="string">
            <text:p>Gruppen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IF([.A4]&gt;0; ABS([.A4]-[.A$53]); 0)" office:value-type="float" office:value="10.0408163265306">
            <text:p>10,0408163265</text:p>
          </table:table-cell>
          <table:table-cell table:formula="of:=IF([.B4]&gt;0; ABS([.B4]-[.B$53]); 0)" office:value-type="float" office:value="9.54166666666667">
            <text:p>9,5416666667</text:p>
          </table:table-cell>
          <table:table-cell/>
          <table:table-cell table:formula="of:=([.D4]-[.D$53])^2" office:value-type="float" office:value="14.0051606101625">
            <text:p>14,0051606102</text:p>
          </table:table-cell>
          <table:table-cell table:formula="of:=([.E4]-[.E$53])^2" office:value-type="float" office:value="10.9152229214892">
            <text:p>10,9152229215</text:p>
          </table:table-cell>
          <table:table-cell/>
          <table:table-cell office:value-type="string">
            <text:p>Beobachtungen G1</text:p>
          </table:table-cell>
          <table:table-cell office:value-type="string">
            <text:p>n1</text:p>
          </table:table-cell>
          <table:table-cell table:formula="of:=COUNTIF([.A3:.A51]; &quot;&gt;0&quot;)" office:value-type="float" office:value="49">
            <text:p>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IF([.A5]&gt;0; ABS([.A5]-[.A$53]); 0)" office:value-type="float" office:value="9.04081632653061">
            <text:p>9,0408163265</text:p>
          </table:table-cell>
          <table:table-cell table:formula="of:=IF([.B5]&gt;0; ABS([.B5]-[.B$53]); 0)" office:value-type="float" office:value="8.54166666666667">
            <text:p>8,5416666667</text:p>
          </table:table-cell>
          <table:table-cell/>
          <table:table-cell table:formula="of:=([.D5]-[.D$53])^2" office:value-type="float" office:value="7.52046673261143">
            <text:p>7,5204667326</text:p>
          </table:table-cell>
          <table:table-cell table:formula="of:=([.E5]-[.E$53])^2" office:value-type="float" office:value="5.30758403260031">
            <text:p>5,3075840326</text:p>
          </table:table-cell>
          <table:table-cell/>
          <table:table-cell office:value-type="string">
            <text:p>Beobachtungen G2</text:p>
          </table:table-cell>
          <table:table-cell office:value-type="string">
            <text:p>n2</text:p>
          </table:table-cell>
          <table:table-cell table:formula="of:=COUNTIF([.B3:.B50]; &quot;&gt;0&quot;)" office:value-type="float" office:value="48">
            <text:p>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IF([.A6]&gt;0; ABS([.A6]-[.A$53]); 0)" office:value-type="float" office:value="8.04081632653061">
            <text:p>8,0408163265</text:p>
          </table:table-cell>
          <table:table-cell table:formula="of:=IF([.B6]&gt;0; ABS([.B6]-[.B$53]); 0)" office:value-type="float" office:value="7.54166666666667">
            <text:p>7,5416666667</text:p>
          </table:table-cell>
          <table:table-cell/>
          <table:table-cell table:formula="of:=([.D6]-[.D$53])^2" office:value-type="float" office:value="3.0357728550604">
            <text:p>3,0357728551</text:p>
          </table:table-cell>
          <table:table-cell table:formula="of:=([.E6]-[.E$53])^2" office:value-type="float" office:value="1.69994514371142">
            <text:p>1,6999451437</text:p>
          </table:table-cell>
          <table:table-cell/>
          <table:table-cell office:value-type="string">
            <text:p>Beobachtungen gesamt</text:p>
          </table:table-cell>
          <table:table-cell office:value-type="string">
            <text:p>n</text:p>
          </table:table-cell>
          <table:table-cell table:formula="of:=[.L4]+[.L5]" office:value-type="float" office:value="97">
            <text:p>9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IF([.A7]&gt;0; ABS([.A7]-[.A$53]); 0)" office:value-type="float" office:value="7.04081632653061">
            <text:p>7,0408163265</text:p>
          </table:table-cell>
          <table:table-cell table:formula="of:=IF([.B7]&gt;0; ABS([.B7]-[.B$53]); 0)" office:value-type="float" office:value="6.54166666666667">
            <text:p>6,5416666667</text:p>
          </table:table-cell>
          <table:table-cell/>
          <table:table-cell table:formula="of:=([.D7]-[.D$53])^2" office:value-type="float" office:value="0.551078977509375">
            <text:p>0,5510789775</text:p>
          </table:table-cell>
          <table:table-cell table:formula="of:=([.E7]-[.E$53])^2" office:value-type="float" office:value="0.0923062548225304">
            <text:p>0,0923062548</text:p>
          </table:table-cell>
          <table:table-cell/>
          <table:table-cell office:value-type="string">
            <text:p>Freiheitsgrade (Zähler)</text:p>
          </table:table-cell>
          <table:table-cell office:value-type="string">
            <text:p>df1</text:p>
          </table:table-cell>
          <table:table-cell table:formula="of:=[.L3]-1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IF([.A8]&gt;0; ABS([.A8]-[.A$53]); 0)" office:value-type="float" office:value="6.04081632653061">
            <text:p>6,0408163265</text:p>
          </table:table-cell>
          <table:table-cell table:formula="of:=IF([.B8]&gt;0; ABS([.B8]-[.B$53]); 0)" office:value-type="float" office:value="5.54166666666667">
            <text:p>5,5416666667</text:p>
          </table:table-cell>
          <table:table-cell/>
          <table:table-cell table:formula="of:=([.D8]-[.D$53])^2" office:value-type="float" office:value="0.0663850999583493">
            <text:p>0,0663851</text:p>
          </table:table-cell>
          <table:table-cell table:formula="of:=([.E8]-[.E$53])^2" office:value-type="float" office:value="0.484667365933643">
            <text:p>0,4846673659</text:p>
          </table:table-cell>
          <table:table-cell/>
          <table:table-cell office:value-type="string">
            <text:p>Freiheitsgrade (Nenner)</text:p>
          </table:table-cell>
          <table:table-cell office:value-type="string">
            <text:p>df2</text:p>
          </table:table-cell>
          <table:table-cell table:formula="of:=[.L6]-2" office:value-type="float" office:value="95">
            <text:p>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IF([.A9]&gt;0; ABS([.A9]-[.A$53]); 0)" office:value-type="float" office:value="5.04081632653061">
            <text:p>5,0408163265</text:p>
          </table:table-cell>
          <table:table-cell table:formula="of:=IF([.B9]&gt;0; ABS([.B9]-[.B$53]); 0)" office:value-type="float" office:value="4.54166666666667">
            <text:p>4,5416666667</text:p>
          </table:table-cell>
          <table:table-cell/>
          <table:table-cell table:formula="of:=([.D9]-[.D$53])^2" office:value-type="float" office:value="1.58169122240732">
            <text:p>1,5816912224</text:p>
          </table:table-cell>
          <table:table-cell table:formula="of:=([.E9]-[.E$53])^2" office:value-type="float" office:value="2.87702847704476">
            <text:p>2,87702847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IF([.A10]&gt;0; ABS([.A10]-[.A$53]); 0)" office:value-type="float" office:value="4.04081632653061">
            <text:p>4,0408163265</text:p>
          </table:table-cell>
          <table:table-cell table:formula="of:=IF([.B10]&gt;0; ABS([.B10]-[.B$53]); 0)" office:value-type="float" office:value="3.54166666666667">
            <text:p>3,5416666667</text:p>
          </table:table-cell>
          <table:table-cell/>
          <table:table-cell table:formula="of:=([.D10]-[.D$53])^2" office:value-type="float" office:value="5.0969973448563">
            <text:p>5,0969973449</text:p>
          </table:table-cell>
          <table:table-cell table:formula="of:=([.E10]-[.E$53])^2" office:value-type="float" office:value="7.26938958815587">
            <text:p>7,2693895882</text:p>
          </table:table-cell>
          <table:table-cell/>
          <table:table-cell office:value-type="string">
            <text:p>Zähler (Levene)</text:p>
          </table:table-cell>
          <table:table-cell office:value-type="string">
            <text:p>--</text:p>
          </table:table-cell>
          <table:table-cell table:formula="of:=[.L4]*([.D53]-[.E54])^2+[.L5]*([.E53]-[.E54])^2" office:value-type="float" office:value="0.117543117261186">
            <text:p>0,117543117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IF([.A11]&gt;0; ABS([.A11]-[.A$53]); 0)" office:value-type="float" office:value="3.04081632653061">
            <text:p>3,0408163265</text:p>
          </table:table-cell>
          <table:table-cell table:formula="of:=IF([.B11]&gt;0; ABS([.B11]-[.B$53]); 0)" office:value-type="float" office:value="2.54166666666667">
            <text:p>2,5416666667</text:p>
          </table:table-cell>
          <table:table-cell/>
          <table:table-cell table:formula="of:=([.D11]-[.D$53])^2" office:value-type="float" office:value="10.6123034673053">
            <text:p>10,6123034673</text:p>
          </table:table-cell>
          <table:table-cell table:formula="of:=([.E11]-[.E$53])^2" office:value-type="float" office:value="13.661750699267">
            <text:p>13,6617506993</text:p>
          </table:table-cell>
          <table:table-cell/>
          <table:table-cell office:value-type="string">
            <text:p>Nenner (Levene)</text:p>
          </table:table-cell>
          <table:table-cell office:value-type="string">
            <text:p>--</text:p>
          </table:table-cell>
          <table:table-cell table:formula="of:=SUM([.G3:.H51])/[.L8]" office:value-type="float" office:value="15.8035219008761">
            <text:p>15,803521900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IF([.A12]&gt;0; ABS([.A12]-[.A$53]); 0)" office:value-type="float" office:value="2.04081632653061">
            <text:p>2,0408163265</text:p>
          </table:table-cell>
          <table:table-cell table:formula="of:=IF([.B12]&gt;0; ABS([.B12]-[.B$53]); 0)" office:value-type="float" office:value="1.54166666666667">
            <text:p>1,5416666667</text:p>
          </table:table-cell>
          <table:table-cell/>
          <table:table-cell table:formula="of:=([.D12]-[.D$53])^2" office:value-type="float" office:value="18.1276095897542">
            <text:p>18,1276095898</text:p>
          </table:table-cell>
          <table:table-cell table:formula="of:=([.E12]-[.E$53])^2" office:value-type="float" office:value="22.0541118103781">
            <text:p>22,0541118104</text:p>
          </table:table-cell>
          <table:table-cell/>
          <table:table-cell office:value-type="string">
            <text:p>Levenestatistik</text:p>
          </table:table-cell>
          <table:table-cell office:value-type="string">
            <text:p>L</text:p>
          </table:table-cell>
          <table:table-cell table:formula="of:=[.L10]/[.L11]" office:value-type="float" office:value="0.0074377798821331">
            <text:p>0,007437779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IF([.A13]&gt;0; ABS([.A13]-[.A$53]); 0)" office:value-type="float" office:value="1.04081632653061">
            <text:p>1,0408163265</text:p>
          </table:table-cell>
          <table:table-cell table:formula="of:=IF([.B13]&gt;0; ABS([.B13]-[.B$53]); 0)" office:value-type="float" office:value="0.541666666666668">
            <text:p>0,5416666667</text:p>
          </table:table-cell>
          <table:table-cell/>
          <table:table-cell table:formula="of:=([.D13]-[.D$53])^2" office:value-type="float" office:value="27.6429157122032">
            <text:p>27,6429157122</text:p>
          </table:table-cell>
          <table:table-cell table:formula="of:=([.E13]-[.E$53])^2" office:value-type="float" office:value="32.4464729214892">
            <text:p>32,446472921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IF([.A14]&gt;0; ABS([.A14]-[.A$53]); 0)" office:value-type="float" office:value="0.0408163265306136">
            <text:p>0,0408163265</text:p>
          </table:table-cell>
          <table:table-cell table:formula="of:=IF([.B14]&gt;0; ABS([.B14]-[.B$53]); 0)" office:value-type="float" office:value="0.458333333333332">
            <text:p>0,4583333333</text:p>
          </table:table-cell>
          <table:table-cell/>
          <table:table-cell table:formula="of:=([.D14]-[.D$53])^2" office:value-type="float" office:value="39.1582218346522">
            <text:p>39,1582218347</text:p>
          </table:table-cell>
          <table:table-cell table:formula="of:=([.E14]-[.E$53])^2" office:value-type="float" office:value="33.4027807918596">
            <text:p>33,4027807919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IF([.A15]&gt;0; ABS([.A15]-[.A$53]); 0)" office:value-type="float" office:value="0.959183673469386">
            <text:p>0,9591836735</text:p>
          </table:table-cell>
          <table:table-cell table:formula="of:=IF([.B15]&gt;0; ABS([.B15]-[.B$53]); 0)" office:value-type="float" office:value="1.45833333333333">
            <text:p>1,4583333333</text:p>
          </table:table-cell>
          <table:table-cell/>
          <table:table-cell table:formula="of:=([.D15]-[.D$53])^2" office:value-type="float" office:value="28.5079719387755">
            <text:p>28,5079719388</text:p>
          </table:table-cell>
          <table:table-cell table:formula="of:=([.E15]-[.E$53])^2" office:value-type="float" office:value="22.8437530140818">
            <text:p>22,8437530141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IF([.A16]&gt;0; ABS([.A16]-[.A$53]); 0)" office:value-type="float" office:value="1.95918367346939">
            <text:p>1,9591836735</text:p>
          </table:table-cell>
          <table:table-cell table:formula="of:=IF([.B16]&gt;0; ABS([.B16]-[.B$53]); 0)" office:value-type="float" office:value="2.45833333333333">
            <text:p>2,4583333333</text:p>
          </table:table-cell>
          <table:table-cell/>
          <table:table-cell table:formula="of:=([.D16]-[.D$53])^2" office:value-type="float" office:value="18.8294005102041">
            <text:p>18,8294005102</text:p>
          </table:table-cell>
          <table:table-cell table:formula="of:=([.E16]-[.E$53])^2" office:value-type="float" office:value="14.284725236304">
            <text:p>14,2847252363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IF([.A17]&gt;0; ABS([.A17]-[.A$53]); 0)" office:value-type="float" office:value="2.95918367346939">
            <text:p>2,9591836735</text:p>
          </table:table-cell>
          <table:table-cell table:formula="of:=IF([.B17]&gt;0; ABS([.B17]-[.B$53]); 0)" office:value-type="float" office:value="3.45833333333333">
            <text:p>3,4583333333</text:p>
          </table:table-cell>
          <table:table-cell/>
          <table:table-cell table:formula="of:=([.D17]-[.D$53])^2" office:value-type="float" office:value="11.1508290816327">
            <text:p>11,1508290816</text:p>
          </table:table-cell>
          <table:table-cell table:formula="of:=([.E17]-[.E$53])^2" office:value-type="float" office:value="7.72569745852625">
            <text:p>7,725697458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IF([.A18]&gt;0; ABS([.A18]-[.A$53]); 0)" office:value-type="float" office:value="3.95918367346939">
            <text:p>3,9591836735</text:p>
          </table:table-cell>
          <table:table-cell table:formula="of:=IF([.B18]&gt;0; ABS([.B18]-[.B$53]); 0)" office:value-type="float" office:value="4.45833333333333">
            <text:p>4,4583333333</text:p>
          </table:table-cell>
          <table:table-cell/>
          <table:table-cell table:formula="of:=([.D18]-[.D$53])^2" office:value-type="float" office:value="5.47225765306123">
            <text:p>5,4722576531</text:p>
          </table:table-cell>
          <table:table-cell table:formula="of:=([.E18]-[.E$53])^2" office:value-type="float" office:value="3.16666968074847">
            <text:p>3,1666696807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table:formula="of:=IF([.A19]&gt;0; ABS([.A19]-[.A$53]); 0)" office:value-type="float" office:value="4.95918367346939">
            <text:p>4,9591836735</text:p>
          </table:table-cell>
          <table:table-cell table:formula="of:=IF([.B19]&gt;0; ABS([.B19]-[.B$53]); 0)" office:value-type="float" office:value="5.45833333333333">
            <text:p>5,4583333333</text:p>
          </table:table-cell>
          <table:table-cell/>
          <table:table-cell table:formula="of:=([.D19]-[.D$53])^2" office:value-type="float" office:value="1.7936862244898">
            <text:p>1,7936862245</text:p>
          </table:table-cell>
          <table:table-cell table:formula="of:=([.E19]-[.E$53])^2" office:value-type="float" office:value="0.607641902970684">
            <text:p>0,607641903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table:formula="of:=IF([.A20]&gt;0; ABS([.A20]-[.A$53]); 0)" office:value-type="float" office:value="5.95918367346939">
            <text:p>5,9591836735</text:p>
          </table:table-cell>
          <table:table-cell table:formula="of:=IF([.B20]&gt;0; ABS([.B20]-[.B$53]); 0)" office:value-type="float" office:value="6.45833333333333">
            <text:p>6,4583333333</text:p>
          </table:table-cell>
          <table:table-cell/>
          <table:table-cell table:formula="of:=([.D20]-[.D$53])^2" office:value-type="float" office:value="0.115114795918367">
            <text:p>0,1151147959</text:p>
          </table:table-cell>
          <table:table-cell table:formula="of:=([.E20]-[.E$53])^2" office:value-type="float" office:value="0.0486141251928999">
            <text:p>0,048614125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f:=IF([.A21]&gt;0; ABS([.A21]-[.A$53]); 0)" office:value-type="float" office:value="6.95918367346939">
            <text:p>6,9591836735</text:p>
          </table:table-cell>
          <table:table-cell table:formula="of:=IF([.B21]&gt;0; ABS([.B21]-[.B$53]); 0)" office:value-type="float" office:value="7.45833333333333">
            <text:p>7,4583333333</text:p>
          </table:table-cell>
          <table:table-cell/>
          <table:table-cell table:formula="of:=([.D21]-[.D$53])^2" office:value-type="float" office:value="0.436543367346939">
            <text:p>0,4365433673</text:p>
          </table:table-cell>
          <table:table-cell table:formula="of:=([.E21]-[.E$53])^2" office:value-type="float" office:value="1.48958634741512">
            <text:p>1,4895863474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IF([.A22]&gt;0; ABS([.A22]-[.A$53]); 0)" office:value-type="float" office:value="7.95918367346939">
            <text:p>7,9591836735</text:p>
          </table:table-cell>
          <table:table-cell table:formula="of:=IF([.B22]&gt;0; ABS([.B22]-[.B$53]); 0)" office:value-type="float" office:value="8.45833333333333">
            <text:p>8,4583333333</text:p>
          </table:table-cell>
          <table:table-cell/>
          <table:table-cell table:formula="of:=([.D22]-[.D$53])^2" office:value-type="float" office:value="2.75797193877551">
            <text:p>2,7579719388</text:p>
          </table:table-cell>
          <table:table-cell table:formula="of:=([.E22]-[.E$53])^2" office:value-type="float" office:value="4.93055856963733">
            <text:p>4,930558569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IF([.A23]&gt;0; ABS([.A23]-[.A$53]); 0)" office:value-type="float" office:value="8.95918367346939">
            <text:p>8,9591836735</text:p>
          </table:table-cell>
          <table:table-cell table:formula="of:=IF([.B23]&gt;0; ABS([.B23]-[.B$53]); 0)" office:value-type="float" office:value="9.45833333333333">
            <text:p>9,4583333333</text:p>
          </table:table-cell>
          <table:table-cell/>
          <table:table-cell table:formula="of:=([.D23]-[.D$53])^2" office:value-type="float" office:value="7.07940051020408">
            <text:p>7,0794005102</text:p>
          </table:table-cell>
          <table:table-cell table:formula="of:=([.E23]-[.E$53])^2" office:value-type="float" office:value="10.3715307918596">
            <text:p>10,3715307919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IF([.A24]&gt;0; ABS([.A24]-[.A$53]); 0)" office:value-type="float" office:value="9.95918367346939">
            <text:p>9,9591836735</text:p>
          </table:table-cell>
          <table:table-cell table:formula="of:=IF([.B24]&gt;0; ABS([.B24]-[.B$53]); 0)" office:value-type="float" office:value="10.4583333333333">
            <text:p>10,4583333333</text:p>
          </table:table-cell>
          <table:table-cell/>
          <table:table-cell table:formula="of:=([.D24]-[.D$53])^2" office:value-type="float" office:value="13.4008290816327">
            <text:p>13,4008290816</text:p>
          </table:table-cell>
          <table:table-cell table:formula="of:=([.E24]-[.E$53])^2" office:value-type="float" office:value="17.8125030140818">
            <text:p>17,81250301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table:formula="of:=IF([.A25]&gt;0; ABS([.A25]-[.A$53]); 0)" office:value-type="float" office:value="10.9591836734694">
            <text:p>10,9591836735</text:p>
          </table:table-cell>
          <table:table-cell table:formula="of:=IF([.B25]&gt;0; ABS([.B25]-[.B$53]); 0)" office:value-type="float" office:value="11.4583333333333">
            <text:p>11,4583333333</text:p>
          </table:table-cell>
          <table:table-cell/>
          <table:table-cell table:formula="of:=([.D25]-[.D$53])^2" office:value-type="float" office:value="21.7222576530612">
            <text:p>21,7222576531</text:p>
          </table:table-cell>
          <table:table-cell table:formula="of:=([.E25]-[.E$53])^2" office:value-type="float" office:value="27.253475236304">
            <text:p>27,253475236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formula="of:=IF([.A26]&gt;0; ABS([.A26]-[.A$53]); 0)" office:value-type="float" office:value="11.9591836734694">
            <text:p>11,9591836735</text:p>
          </table:table-cell>
          <table:table-cell table:formula="of:=IF([.B26]&gt;0; ABS([.B26]-[.B$53]); 0)" office:value-type="float" office:value="12.4583333333333">
            <text:p>12,4583333333</text:p>
          </table:table-cell>
          <table:table-cell/>
          <table:table-cell table:formula="of:=([.D26]-[.D$53])^2" office:value-type="float" office:value="32.0436862244898">
            <text:p>32,0436862245</text:p>
          </table:table-cell>
          <table:table-cell table:formula="of:=([.E26]-[.E$53])^2" office:value-type="float" office:value="38.6944474585262">
            <text:p>38,6944474585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  <table:table-cell table:formula="of:=IF([.A27]&gt;0; ABS([.A27]-[.A$53]); 0)" office:value-type="float" office:value="12.9591836734694">
            <text:p>12,9591836735</text:p>
          </table:table-cell>
          <table:table-cell table:formula="of:=IF([.B27]&gt;0; ABS([.B27]-[.B$53]); 0)" office:value-type="float" office:value="13.4583333333333">
            <text:p>13,4583333333</text:p>
          </table:table-cell>
          <table:table-cell/>
          <table:table-cell table:formula="of:=([.D27]-[.D$53])^2" office:value-type="float" office:value="44.3651147959184">
            <text:p>44,3651147959</text:p>
          </table:table-cell>
          <table:table-cell table:formula="of:=([.E27]-[.E$53])^2" office:value-type="float" office:value="52.1354196807484">
            <text:p>52,1354196807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/>
          <table:table-cell table:formula="of:=IF([.A28]&gt;0; ABS([.A28]-[.A$53]); 0)" office:value-type="float" office:value="13.9591836734694">
            <text:p>13,9591836735</text:p>
          </table:table-cell>
          <table:table-cell table:formula="of:=IF([.B28]&gt;0; ABS([.B28]-[.B$53]); 0)" office:value-type="float" office:value="14.4583333333333">
            <text:p>14,4583333333</text:p>
          </table:table-cell>
          <table:table-cell/>
          <table:table-cell table:formula="of:=([.D28]-[.D$53])^2" office:value-type="float" office:value="58.6865433673469">
            <text:p>58,6865433673</text:p>
          </table:table-cell>
          <table:table-cell table:formula="of:=([.E28]-[.E$53])^2" office:value-type="float" office:value="67.5763919029706">
            <text:p>67,576391903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/>
          <table:table-cell table:formula="of:=IF([.A29]&gt;0; ABS([.A29]-[.A$53]); 0)" office:value-type="float" office:value="14.9591836734694">
            <text:p>14,9591836735</text:p>
          </table:table-cell>
          <table:table-cell table:formula="of:=IF([.B29]&gt;0; ABS([.B29]-[.B$53]); 0)" office:value-type="float" office:value="15.4583333333333">
            <text:p>15,4583333333</text:p>
          </table:table-cell>
          <table:table-cell/>
          <table:table-cell table:formula="of:=([.D29]-[.D$53])^2" office:value-type="float" office:value="75.0079719387755">
            <text:p>75,0079719388</text:p>
          </table:table-cell>
          <table:table-cell table:formula="of:=([.E29]-[.E$53])^2" office:value-type="float" office:value="85.0173641251928">
            <text:p>85,0173641252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table:formula="of:=IF([.A30]&gt;0; ABS([.A30]-[.A$53]); 0)" office:value-type="float" office:value="15.9591836734694">
            <text:p>15,9591836735</text:p>
          </table:table-cell>
          <table:table-cell table:formula="of:=IF([.B30]&gt;0; ABS([.B30]-[.B$53]); 0)" office:value-type="float" office:value="16.4583333333333">
            <text:p>16,4583333333</text:p>
          </table:table-cell>
          <table:table-cell/>
          <table:table-cell table:formula="of:=([.D30]-[.D$53])^2" office:value-type="float" office:value="93.3294005102041">
            <text:p>93,3294005102</text:p>
          </table:table-cell>
          <table:table-cell table:formula="of:=([.E30]-[.E$53])^2" office:value-type="float" office:value="104.458336347415">
            <text:p>104,458336347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IF([.A31]&gt;0; ABS([.A31]-[.A$53]); 0)" office:value-type="float" office:value="9.04081632653061">
            <text:p>9,0408163265</text:p>
          </table:table-cell>
          <table:table-cell table:formula="of:=IF([.B31]&gt;0; ABS([.B31]-[.B$53]); 0)" office:value-type="float" office:value="8.54166666666667">
            <text:p>8,5416666667</text:p>
          </table:table-cell>
          <table:table-cell/>
          <table:table-cell table:formula="of:=([.D31]-[.D$53])^2" office:value-type="float" office:value="7.52046673261143">
            <text:p>7,5204667326</text:p>
          </table:table-cell>
          <table:table-cell table:formula="of:=([.E31]-[.E$53])^2" office:value-type="float" office:value="5.30758403260031">
            <text:p>5,307584032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IF([.A32]&gt;0; ABS([.A32]-[.A$53]); 0)" office:value-type="float" office:value="9.04081632653061">
            <text:p>9,0408163265</text:p>
          </table:table-cell>
          <table:table-cell table:formula="of:=IF([.B32]&gt;0; ABS([.B32]-[.B$53]); 0)" office:value-type="float" office:value="7.54166666666667">
            <text:p>7,5416666667</text:p>
          </table:table-cell>
          <table:table-cell/>
          <table:table-cell table:formula="of:=([.D32]-[.D$53])^2" office:value-type="float" office:value="7.52046673261143">
            <text:p>7,5204667326</text:p>
          </table:table-cell>
          <table:table-cell table:formula="of:=([.E32]-[.E$53])^2" office:value-type="float" office:value="1.69994514371142">
            <text:p>1,699945143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IF([.A33]&gt;0; ABS([.A33]-[.A$53]); 0)" office:value-type="float" office:value="8.04081632653061">
            <text:p>8,0408163265</text:p>
          </table:table-cell>
          <table:table-cell table:formula="of:=IF([.B33]&gt;0; ABS([.B33]-[.B$53]); 0)" office:value-type="float" office:value="7.54166666666667">
            <text:p>7,5416666667</text:p>
          </table:table-cell>
          <table:table-cell/>
          <table:table-cell table:formula="of:=([.D33]-[.D$53])^2" office:value-type="float" office:value="3.0357728550604">
            <text:p>3,0357728551</text:p>
          </table:table-cell>
          <table:table-cell table:formula="of:=([.E33]-[.E$53])^2" office:value-type="float" office:value="1.69994514371142">
            <text:p>1,699945143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IF([.A34]&gt;0; ABS([.A34]-[.A$53]); 0)" office:value-type="float" office:value="8.04081632653061">
            <text:p>8,0408163265</text:p>
          </table:table-cell>
          <table:table-cell table:formula="of:=IF([.B34]&gt;0; ABS([.B34]-[.B$53]); 0)" office:value-type="float" office:value="7.54166666666667">
            <text:p>7,5416666667</text:p>
          </table:table-cell>
          <table:table-cell/>
          <table:table-cell table:formula="of:=([.D34]-[.D$53])^2" office:value-type="float" office:value="3.0357728550604">
            <text:p>3,0357728551</text:p>
          </table:table-cell>
          <table:table-cell table:formula="of:=([.E34]-[.E$53])^2" office:value-type="float" office:value="1.69994514371142">
            <text:p>1,699945143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IF([.A35]&gt;0; ABS([.A35]-[.A$53]); 0)" office:value-type="float" office:value="8.04081632653061">
            <text:p>8,0408163265</text:p>
          </table:table-cell>
          <table:table-cell table:formula="of:=IF([.B35]&gt;0; ABS([.B35]-[.B$53]); 0)" office:value-type="float" office:value="6.54166666666667">
            <text:p>6,5416666667</text:p>
          </table:table-cell>
          <table:table-cell/>
          <table:table-cell table:formula="of:=([.D35]-[.D$53])^2" office:value-type="float" office:value="3.0357728550604">
            <text:p>3,0357728551</text:p>
          </table:table-cell>
          <table:table-cell table:formula="of:=([.E35]-[.E$53])^2" office:value-type="float" office:value="0.0923062548225304">
            <text:p>0,0923062548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IF([.A36]&gt;0; ABS([.A36]-[.A$53]); 0)" office:value-type="float" office:value="7.04081632653061">
            <text:p>7,0408163265</text:p>
          </table:table-cell>
          <table:table-cell table:formula="of:=IF([.B36]&gt;0; ABS([.B36]-[.B$53]); 0)" office:value-type="float" office:value="5.54166666666667">
            <text:p>5,5416666667</text:p>
          </table:table-cell>
          <table:table-cell/>
          <table:table-cell table:formula="of:=([.D36]-[.D$53])^2" office:value-type="float" office:value="0.551078977509375">
            <text:p>0,5510789775</text:p>
          </table:table-cell>
          <table:table-cell table:formula="of:=([.E36]-[.E$53])^2" office:value-type="float" office:value="0.484667365933643">
            <text:p>0,4846673659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IF([.A37]&gt;0; ABS([.A37]-[.A$53]); 0)" office:value-type="float" office:value="7.04081632653061">
            <text:p>7,0408163265</text:p>
          </table:table-cell>
          <table:table-cell table:formula="of:=IF([.B37]&gt;0; ABS([.B37]-[.B$53]); 0)" office:value-type="float" office:value="5.54166666666667">
            <text:p>5,5416666667</text:p>
          </table:table-cell>
          <table:table-cell/>
          <table:table-cell table:formula="of:=([.D37]-[.D$53])^2" office:value-type="float" office:value="0.551078977509375">
            <text:p>0,5510789775</text:p>
          </table:table-cell>
          <table:table-cell table:formula="of:=([.E37]-[.E$53])^2" office:value-type="float" office:value="0.484667365933643">
            <text:p>0,484667365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IF([.A38]&gt;0; ABS([.A38]-[.A$53]); 0)" office:value-type="float" office:value="6.04081632653061">
            <text:p>6,0408163265</text:p>
          </table:table-cell>
          <table:table-cell table:formula="of:=IF([.B38]&gt;0; ABS([.B38]-[.B$53]); 0)" office:value-type="float" office:value="5.54166666666667">
            <text:p>5,5416666667</text:p>
          </table:table-cell>
          <table:table-cell/>
          <table:table-cell table:formula="of:=([.D38]-[.D$53])^2" office:value-type="float" office:value="0.0663850999583493">
            <text:p>0,0663851</text:p>
          </table:table-cell>
          <table:table-cell table:formula="of:=([.E38]-[.E$53])^2" office:value-type="float" office:value="0.484667365933643">
            <text:p>0,484667365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IF([.A39]&gt;0; ABS([.A39]-[.A$53]); 0)" office:value-type="float" office:value="6.04081632653061">
            <text:p>6,0408163265</text:p>
          </table:table-cell>
          <table:table-cell table:formula="of:=IF([.B39]&gt;0; ABS([.B39]-[.B$53]); 0)" office:value-type="float" office:value="5.54166666666667">
            <text:p>5,5416666667</text:p>
          </table:table-cell>
          <table:table-cell/>
          <table:table-cell table:formula="of:=([.D39]-[.D$53])^2" office:value-type="float" office:value="0.0663850999583493">
            <text:p>0,0663851</text:p>
          </table:table-cell>
          <table:table-cell table:formula="of:=([.E39]-[.E$53])^2" office:value-type="float" office:value="0.484667365933643">
            <text:p>0,4846673659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IF([.A40]&gt;0; ABS([.A40]-[.A$53]); 0)" office:value-type="float" office:value="5.04081632653061">
            <text:p>5,0408163265</text:p>
          </table:table-cell>
          <table:table-cell table:formula="of:=IF([.B40]&gt;0; ABS([.B40]-[.B$53]); 0)" office:value-type="float" office:value="4.54166666666667">
            <text:p>4,5416666667</text:p>
          </table:table-cell>
          <table:table-cell/>
          <table:table-cell table:formula="of:=([.D40]-[.D$53])^2" office:value-type="float" office:value="1.58169122240732">
            <text:p>1,5816912224</text:p>
          </table:table-cell>
          <table:table-cell table:formula="of:=([.E40]-[.E$53])^2" office:value-type="float" office:value="2.87702847704476">
            <text:p>2,877028477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IF([.A41]&gt;0; ABS([.A41]-[.A$53]); 0)" office:value-type="float" office:value="5.04081632653061">
            <text:p>5,0408163265</text:p>
          </table:table-cell>
          <table:table-cell table:formula="of:=IF([.B41]&gt;0; ABS([.B41]-[.B$53]); 0)" office:value-type="float" office:value="4.54166666666667">
            <text:p>4,5416666667</text:p>
          </table:table-cell>
          <table:table-cell/>
          <table:table-cell table:formula="of:=([.D41]-[.D$53])^2" office:value-type="float" office:value="1.58169122240732">
            <text:p>1,5816912224</text:p>
          </table:table-cell>
          <table:table-cell table:formula="of:=([.E41]-[.E$53])^2" office:value-type="float" office:value="2.87702847704476">
            <text:p>2,87702847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4">
            <text:p>14</text:p>
          </table:table-cell>
          <table:table-cell/>
          <table:table-cell table:formula="of:=IF([.A42]&gt;0; ABS([.A42]-[.A$53]); 0)" office:value-type="float" office:value="4.04081632653061">
            <text:p>4,0408163265</text:p>
          </table:table-cell>
          <table:table-cell table:formula="of:=IF([.B42]&gt;0; ABS([.B42]-[.B$53]); 0)" office:value-type="float" office:value="4.54166666666667">
            <text:p>4,5416666667</text:p>
          </table:table-cell>
          <table:table-cell/>
          <table:table-cell table:formula="of:=([.D42]-[.D$53])^2" office:value-type="float" office:value="5.0969973448563">
            <text:p>5,0969973449</text:p>
          </table:table-cell>
          <table:table-cell table:formula="of:=([.E42]-[.E$53])^2" office:value-type="float" office:value="2.87702847704476">
            <text:p>2,87702847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A43]&gt;0; ABS([.A43]-[.A$53]); 0)" office:value-type="float" office:value="3.04081632653061">
            <text:p>3,0408163265</text:p>
          </table:table-cell>
          <table:table-cell table:formula="of:=IF([.B43]&gt;0; ABS([.B43]-[.B$53]); 0)" office:value-type="float" office:value="4.54166666666667">
            <text:p>4,5416666667</text:p>
          </table:table-cell>
          <table:table-cell/>
          <table:table-cell table:formula="of:=([.D43]-[.D$53])^2" office:value-type="float" office:value="10.6123034673053">
            <text:p>10,6123034673</text:p>
          </table:table-cell>
          <table:table-cell table:formula="of:=([.E43]-[.E$53])^2" office:value-type="float" office:value="2.87702847704476">
            <text:p>2,87702847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IF([.A44]&gt;0; ABS([.A44]-[.A$53]); 0)" office:value-type="float" office:value="3.04081632653061">
            <text:p>3,0408163265</text:p>
          </table:table-cell>
          <table:table-cell table:formula="of:=IF([.B44]&gt;0; ABS([.B44]-[.B$53]); 0)" office:value-type="float" office:value="2.54166666666667">
            <text:p>2,5416666667</text:p>
          </table:table-cell>
          <table:table-cell/>
          <table:table-cell table:formula="of:=([.D44]-[.D$53])^2" office:value-type="float" office:value="10.6123034673053">
            <text:p>10,6123034673</text:p>
          </table:table-cell>
          <table:table-cell table:formula="of:=([.E44]-[.E$53])^2" office:value-type="float" office:value="13.661750699267">
            <text:p>13,6617506993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/>
          <table:table-cell table:formula="of:=IF([.A45]&gt;0; ABS([.A45]-[.A$53]); 0)" office:value-type="float" office:value="0.0408163265306136">
            <text:p>0,0408163265</text:p>
          </table:table-cell>
          <table:table-cell table:formula="of:=IF([.B45]&gt;0; ABS([.B45]-[.B$53]); 0)" office:value-type="float" office:value="2.54166666666667">
            <text:p>2,5416666667</text:p>
          </table:table-cell>
          <table:table-cell/>
          <table:table-cell table:formula="of:=([.D45]-[.D$53])^2" office:value-type="float" office:value="39.1582218346522">
            <text:p>39,1582218347</text:p>
          </table:table-cell>
          <table:table-cell table:formula="of:=([.E45]-[.E$53])^2" office:value-type="float" office:value="13.661750699267">
            <text:p>13,6617506993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/>
          <table:table-cell table:formula="of:=IF([.A46]&gt;0; ABS([.A46]-[.A$53]); 0)" office:value-type="float" office:value="0.0408163265306136">
            <text:p>0,0408163265</text:p>
          </table:table-cell>
          <table:table-cell table:formula="of:=IF([.B46]&gt;0; ABS([.B46]-[.B$53]); 0)" office:value-type="float" office:value="2.54166666666667">
            <text:p>2,5416666667</text:p>
          </table:table-cell>
          <table:table-cell/>
          <table:table-cell table:formula="of:=([.D46]-[.D$53])^2" office:value-type="float" office:value="39.1582218346522">
            <text:p>39,1582218347</text:p>
          </table:table-cell>
          <table:table-cell table:formula="of:=([.E46]-[.E$53])^2" office:value-type="float" office:value="13.661750699267">
            <text:p>13,6617506993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/>
          <table:table-cell table:formula="of:=IF([.A47]&gt;0; ABS([.A47]-[.A$53]); 0)" office:value-type="float" office:value="0.959183673469386">
            <text:p>0,9591836735</text:p>
          </table:table-cell>
          <table:table-cell table:formula="of:=IF([.B47]&gt;0; ABS([.B47]-[.B$53]); 0)" office:value-type="float" office:value="1.54166666666667">
            <text:p>1,5416666667</text:p>
          </table:table-cell>
          <table:table-cell/>
          <table:table-cell table:formula="of:=([.D47]-[.D$53])^2" office:value-type="float" office:value="28.5079719387755">
            <text:p>28,5079719388</text:p>
          </table:table-cell>
          <table:table-cell table:formula="of:=([.E47]-[.E$53])^2" office:value-type="float" office:value="22.0541118103781">
            <text:p>22,054111810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/>
          <table:table-cell table:formula="of:=IF([.A48]&gt;0; ABS([.A48]-[.A$53]); 0)" office:value-type="float" office:value="0.959183673469386">
            <text:p>0,9591836735</text:p>
          </table:table-cell>
          <table:table-cell table:formula="of:=IF([.B48]&gt;0; ABS([.B48]-[.B$53]); 0)" office:value-type="float" office:value="1.54166666666667">
            <text:p>1,5416666667</text:p>
          </table:table-cell>
          <table:table-cell/>
          <table:table-cell table:formula="of:=([.D48]-[.D$53])^2" office:value-type="float" office:value="28.5079719387755">
            <text:p>28,5079719388</text:p>
          </table:table-cell>
          <table:table-cell table:formula="of:=([.E48]-[.E$53])^2" office:value-type="float" office:value="22.0541118103781">
            <text:p>22,0541118104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/>
          <table:table-cell table:formula="of:=IF([.A49]&gt;0; ABS([.A49]-[.A$53]); 0)" office:value-type="float" office:value="3.95918367346939">
            <text:p>3,9591836735</text:p>
          </table:table-cell>
          <table:table-cell table:formula="of:=IF([.B49]&gt;0; ABS([.B49]-[.B$53]); 0)" office:value-type="float" office:value="2.45833333333333">
            <text:p>2,4583333333</text:p>
          </table:table-cell>
          <table:table-cell/>
          <table:table-cell table:formula="of:=([.D49]-[.D$53])^2" office:value-type="float" office:value="5.47225765306123">
            <text:p>5,4722576531</text:p>
          </table:table-cell>
          <table:table-cell table:formula="of:=([.E49]-[.E$53])^2" office:value-type="float" office:value="14.284725236304">
            <text:p>14,2847252363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/>
          <table:table-cell table:formula="of:=IF([.A50]&gt;0; ABS([.A50]-[.A$53]); 0)" office:value-type="float" office:value="5.95918367346939">
            <text:p>5,9591836735</text:p>
          </table:table-cell>
          <table:table-cell table:formula="of:=IF([.B50]&gt;0; ABS([.B50]-[.B$53]); 0)" office:value-type="float" office:value="3.45833333333333">
            <text:p>3,4583333333</text:p>
          </table:table-cell>
          <table:table-cell/>
          <table:table-cell table:formula="of:=([.D50]-[.D$53])^2" office:value-type="float" office:value="0.115114795918367">
            <text:p>0,1151147959</text:p>
          </table:table-cell>
          <table:table-cell table:formula="of:=([.E50]-[.E$53])^2" office:value-type="float" office:value="7.72569745852625">
            <text:p>7,725697458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style-name="Default"/>
          <table:table-cell/>
          <table:table-cell table:formula="of:=IF([.A51]&gt;0; ABS([.A51]-[.A$53]); 0)" office:value-type="float" office:value="7.95918367346939">
            <text:p>7,9591836735</text:p>
          </table:table-cell>
          <table:table-cell table:number-columns-repeated="2"/>
          <table:table-cell table:formula="of:=([.D51]-[.D$53])^2" office:value-type="float" office:value="2.75797193877551">
            <text:p>2,7579719388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Default" table:formula="of:=AVERAGE([.A3:.A51])" office:value-type="float" office:value="18.0408163265306">
            <text:p>18,0408163265</text:p>
          </table:table-cell>
          <table:table-cell table:style-name="Default" table:formula="of:=AVERAGE([.B3:.B50])" office:value-type="float" office:value="18.5416666666667">
            <text:p>18,5416666667</text:p>
          </table:table-cell>
          <table:table-cell/>
          <table:table-cell table:formula="of:=AVERAGE([.D3:.D50])" office:value-type="float" office:value="6.2984693877551">
            <text:p>6,2984693878</text:p>
          </table:table-cell>
          <table:table-cell table:formula="of:=AVERAGE([.E3:.E50])" office:value-type="float" office:value="6.23784722222222">
            <text:p>6,2378472222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office:value-type="string">
            <text:p>Gesamtmw:</text:p>
          </table:table-cell>
          <table:table-cell table:formula="of:=AVERAGE([.D3:.E51])" office:value-type="float" office:value="6.28559155621011">
            <text:p>6,2855915562</text:p>
          </table:table-cell>
          <table:table-cell table:number-columns-repeated="7"/>
        </table:table-row>
      </table:table>
      <table:table table:name="Kenndaten_1" table:style-name="ta1" table:print="false">
        <table:table-column table:style-name="co1" table:default-cell-style-name="ce9"/>
        <table:table-column table:style-name="co2" table:number-columns-repeated="2" table:default-cell-style-name="ce9"/>
        <table:table-column table:style-name="co9" table:default-cell-style-name="ce9"/>
        <table:table-column table:style-name="co11" table:default-cell-style-name="ce9"/>
        <table:table-column table:style-name="co9" table:default-cell-style-name="ce9"/>
        <table:table-column table:style-name="co11" table:default-cell-style-name="ce9"/>
        <table:table-column table:style-name="co18" table:default-cell-style-name="ce9"/>
        <table:table-column table:style-name="co3" table:default-cell-style-name="ce9"/>
        <table:table-column table:style-name="co10" table:number-columns-repeated="2" table:default-cell-style-name="ce9"/>
        <table:table-column table:style-name="co32" table:default-cell-style-name="ce9"/>
        <table:table-column table:style-name="co16" table:default-cell-style-name="ce9"/>
        <table:table-column table:style-name="co27" table:default-cell-style-name="ce9"/>
        <table:table-column table:style-name="co3" table:default-cell-style-name="ce9"/>
        <table:table-column table:style-name="co8" table:default-cell-style-name="ce9"/>
        <table:table-column table:style-name="co12" table:default-cell-style-name="ce9"/>
        <table:table-column table:style-name="co33" table:default-cell-style-name="ce9"/>
        <table:table-column table:style-name="co8" table:number-columns-repeated="980" table:default-cell-style-name="ce9"/>
        <table:table-column table:style-name="co8" table:number-columns-repeated="8" table:default-cell-style-name="ce28"/>
        <table:table-row table:style-name="ro1">
          <table:table-cell table:style-name="ce1" table:number-columns-repeated="2"/>
          <table:table-cell table:style-name="ce10" office:value-type="string">
            <text:p>Lfd. Nr.</text:p>
          </table:table-cell>
          <table:table-cell table:number-columns-repeated="2" table:style-name="ce15" office:value-type="string">
            <text:p>ESP</text:p>
          </table:table-cell>
          <table:table-cell table:number-columns-repeated="2" table:style-name="ce15" office:value-type="string">
            <text:p>CAT</text:p>
          </table:table-cell>
          <table:table-cell table:style-name="ce15"/>
          <table:table-cell table:style-name="ce15" office:value-type="string">
            <text:p>MWU</text:p>
          </table:table-cell>
          <table:table-cell table:style-name="ce15" office:value-type="string">
            <text:p>ESP</text:p>
          </table:table-cell>
          <table:table-cell table:style-name="ce15" office:value-type="string">
            <text:p>CAT</text:p>
          </table:table-cell>
          <table:table-cell table:style-name="ce15" office:value-type="string">
            <text:p>df(num)=1</text:p>
          </table:table-cell>
          <table:table-cell table:style-name="ce15"/>
          <table:table-cell table:number-columns-repeated="2" table:style-name="ce15" office:value-type="string">
            <text:p>Levene</text:p>
          </table:table-cell>
          <table:table-cell table:style-name="ce15" table:number-columns-repeated="983"/>
          <table:table-cell table:style-name="ce27" table:number-columns-repeated="5"/>
          <table:table-cell table:style-name="ce29" table:number-columns-repeated="3"/>
        </table:table-row>
        <table:table-row table:style-name="ro1">
          <table:table-cell table:style-name="ce2" office:value-type="string">
            <text:p>Verb</text:p>
          </table:table-cell>
          <table:table-cell table:style-name="ce2" office:value-type="string">
            <text:p>Satztyp</text:p>
          </table:table-cell>
          <table:table-cell table:style-name="ce11" office:value-type="string">
            <text:p>Item</text:p>
          </table:table-cell>
          <table:table-cell table:style-name="ce16" office:value-type="string">
            <text:p>MW</text:p>
          </table:table-cell>
          <table:table-cell table:style-name="ce16" office:value-type="string">
            <text:p>MED</text:p>
          </table:table-cell>
          <table:table-cell table:style-name="ce16" office:value-type="string">
            <text:p>MW</text:p>
          </table:table-cell>
          <table:table-cell table:style-name="ce16" office:value-type="string">
            <text:p>MED</text:p>
          </table:table-cell>
          <table:table-cell table:style-name="ce16" office:value-type="string">
            <text:p>z-value</text:p>
          </table:table-cell>
          <table:table-cell table:style-name="ce16" office:value-type="string">
            <text:p>Signifikant?</text:p>
          </table:table-cell>
          <table:table-cell table:number-columns-repeated="2" table:style-name="ce16" office:value-type="string">
            <text:p>STABW</text:p>
          </table:table-cell>
          <table:table-cell table:style-name="ce16" office:value-type="string">
            <text:p>df(den)</text:p>
          </table:table-cell>
          <table:table-cell table:style-name="ce16" office:value-type="string">
            <text:p>F-value</text:p>
          </table:table-cell>
          <table:table-cell table:style-name="ce16" office:value-type="string">
            <text:p>p-value</text:p>
          </table:table-cell>
          <table:table-cell table:style-name="ce16" office:value-type="string">
            <text:p>Signifikant?</text:p>
          </table:table-cell>
          <table:table-cell table:style-name="ce15"/>
          <table:table-cell table:style-name="ce25" office:value-type="string">
            <text:p>Legende:</text:p>
          </table:table-cell>
          <table:table-cell table:style-name="ce25"/>
          <table:table-cell table:style-name="ce26" table:number-columns-repeated="7"/>
          <table:table-cell table:style-name="ce15" table:number-columns-repeated="973"/>
          <table:table-cell table:style-name="ce27" table:number-columns-repeated="5"/>
          <table:table-cell table:style-name="ce29" table:number-columns-repeated="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AA</text:p>
          </table:table-cell>
          <table:table-cell table:style-name="ce12" office:value-type="float" office:value="13">
            <text:p>13</text:p>
          </table:table-cell>
          <table:table-cell table:style-name="ce23" office:value-type="float" office:value="5.48">
            <text:p>5,48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.8">
            <text:p>4,8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-0.199372818525428">
            <text:p>-0,1993728185</text:p>
          </table:table-cell>
          <table:table-cell table:style-name="ce23" table:formula="of:=IF(ABS([.H3]) &lt; 1.96; &quot;--&quot;; &quot;***&quot;)" office:value-type="string" office:string-value="--">
            <text:p>--</text:p>
          </table:table-cell>
          <table:table-cell table:style-name="ce23" office:value-type="float" office:value="1.447">
            <text:p>1,447</text:p>
          </table:table-cell>
          <table:table-cell table:style-name="ce17" office:value-type="float" office:value="2.255">
            <text:p>2,255</text:p>
          </table:table-cell>
          <table:table-cell table:style-name="ce17" office:value-type="float" office:value="48">
            <text:p>48</text:p>
          </table:table-cell>
          <table:table-cell table:style-name="ce18" office:value-type="float" office:value="8.83824306385506">
            <text:p>8,8382430639</text:p>
          </table:table-cell>
          <table:table-cell table:style-name="ce17" office:value-type="float" office:value="0.005">
            <text:p>0,005</text:p>
          </table:table-cell>
          <table:table-cell table:style-name="ce23" table:formula="of:=IF(MAX([.N3]; 0.001) &gt; 0.05; &quot;--&quot;; &quot;***&quot;)" office:value-type="string" office:string-value="***">
            <text:p>***</text:p>
          </table:table-cell>
          <table:table-cell table:style-name="ce15"/>
          <table:table-cell table:style-name="ce25" office:value-type="string">
            <text:p>ENCANTAR</text:p>
          </table:table-cell>
          <table:table-cell table:style-name="ce25" office:value-type="string">
            <text:p>C</text:p>
          </table:table-cell>
          <table:table-cell table:number-columns-repeated="7"/>
          <table:table-cell table:style-name="ce15" table:number-columns-repeated="973"/>
          <table:table-cell table:style-name="ce27" table:number-columns-repeated="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N</text:p>
          </table:table-cell>
          <table:table-cell table:style-name="ce13" office:value-type="float" office:value="30">
            <text:p>30</text:p>
          </table:table-cell>
          <table:table-cell table:style-name="ce23" office:value-type="float" office:value="2.885">
            <text:p>2,885</text:p>
          </table:table-cell>
          <table:table-cell table:style-name="ce23" office:value-type="float" office:value="2">
            <text:p>2</text:p>
          </table:table-cell>
          <table:table-cell table:style-name="ce18" office:value-type="float" office:value="4.4">
            <text:p>4,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-0.74021562912208">
            <text:p>-0,7402156291</text:p>
          </table:table-cell>
          <table:table-cell table:style-name="ce23" table:formula="of:=IF(ABS([.H4]) &lt; 1.96; &quot;--&quot;; &quot;***&quot;)" office:value-type="string" office:string-value="--">
            <text:p>--</text:p>
          </table:table-cell>
          <table:table-cell table:style-name="ce23" office:value-type="float" office:value="2.065">
            <text:p>2,065</text:p>
          </table:table-cell>
          <table:table-cell table:style-name="ce18" office:value-type="float" office:value="2.121">
            <text:p>2,121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0.213205990650295">
            <text:p>0,2132059907</text:p>
          </table:table-cell>
          <table:table-cell table:style-name="ce18" office:value-type="float" office:value="0.646">
            <text:p>0,646</text:p>
          </table:table-cell>
          <table:table-cell table:style-name="ce23" table:formula="of:=IF(MAX([.N4]; 0.001) &gt; 0.05; &quot;--&quot;; &quot;***&quot;)" office:value-type="string" office:string-value="--">
            <text:p>--</text:p>
          </table:table-cell>
          <table:table-cell/>
          <table:table-cell table:style-name="ce25" office:value-type="string">
            <text:p>DIVERTIR</text:p>
          </table:table-cell>
          <table:table-cell table:style-name="ce25" office:value-type="string">
            <text:p>D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AI</text:p>
          </table:table-cell>
          <table:table-cell table:style-name="ce13" office:value-type="float" office:value="37">
            <text:p>37</text:p>
          </table:table-cell>
          <table:table-cell table:style-name="ce23" office:value-type="float" office:value="2.769">
            <text:p>2,769</text:p>
          </table:table-cell>
          <table:table-cell table:style-name="ce23" office:value-type="float" office:value="2">
            <text:p>2</text:p>
          </table:table-cell>
          <table:table-cell table:style-name="ce18" office:value-type="float" office:value="4.84">
            <text:p>4,8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-0.985179074730826">
            <text:p>-0,9851790747</text:p>
          </table:table-cell>
          <table:table-cell table:style-name="ce23" table:formula="of:=IF(ABS([.H5]) &lt; 1.96; &quot;--&quot;; &quot;***&quot;)" office:value-type="string" office:string-value="--">
            <text:p>--</text:p>
          </table:table-cell>
          <table:table-cell table:style-name="ce23" office:value-type="float" office:value="1.84">
            <text:p>1,84</text:p>
          </table:table-cell>
          <table:table-cell table:style-name="ce22" office:value-type="float" office:value="1.795">
            <text:p>1,795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0.0845157555891754">
            <text:p>0,0845157556</text:p>
          </table:table-cell>
          <table:table-cell table:style-name="ce18" office:value-type="float" office:value="0.772">
            <text:p>0,772</text:p>
          </table:table-cell>
          <table:table-cell table:style-name="ce23" table:formula="of:=IF(MAX([.N5]; 0.001) &gt; 0.05; &quot;--&quot;; &quot;***&quot;)" office:value-type="string" office:string-value="--">
            <text:p>--</text:p>
          </table:table-cell>
          <table:table-cell/>
          <table:table-cell table:style-name="ce25" office:value-type="string">
            <text:p>ESPANTAR</text:p>
          </table:table-cell>
          <table:table-cell table:style-name="ce25" office:value-type="string">
            <text:p>E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A</text:p>
          </table:table-cell>
          <table:table-cell table:style-name="ce13" office:value-type="float" office:value="60">
            <text:p>60</text:p>
          </table:table-cell>
          <table:table-cell table:style-name="ce23" office:value-type="float" office:value="2.038">
            <text:p>2,038</text:p>
          </table:table-cell>
          <table:table-cell table:style-name="ce23" office:value-type="float" office:value="1.5">
            <text:p>1,5</text:p>
          </table:table-cell>
          <table:table-cell table:style-name="ce18" office:value-type="float" office:value="3.52">
            <text:p>3,5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0.782817967488819">
            <text:p>-0,7828179675</text:p>
          </table:table-cell>
          <table:table-cell table:style-name="ce23" table:formula="of:=IF(ABS([.H6]) &lt; 1.96; &quot;--&quot;; &quot;***&quot;)" office:value-type="string" office:string-value="--">
            <text:p>--</text:p>
          </table:table-cell>
          <table:table-cell table:style-name="ce23" office:value-type="float" office:value="1.399">
            <text:p>1,399</text:p>
          </table:table-cell>
          <table:table-cell table:style-name="ce18" office:value-type="float" office:value="1.96">
            <text:p>1,96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6.54710997529978">
            <text:p>6,5471099753</text:p>
          </table:table-cell>
          <table:table-cell table:style-name="ce18" office:value-type="float" office:value="0.014">
            <text:p>0,014</text:p>
          </table:table-cell>
          <table:table-cell table:style-name="ce23" table:formula="of:=IF(MAX([.N6]; 0.001) &gt; 0.05; &quot;--&quot;; &quot;***&quot;)" office:value-type="string" office:string-value="***">
            <text:p>***</text:p>
          </table:table-cell>
          <table:table-cell/>
          <table:table-cell table:style-name="ce25" office:value-type="string">
            <text:p>MOLESTAR</text:p>
          </table:table-cell>
          <table:table-cell table:style-name="ce25" office:value-type="string">
            <text:p>M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I</text:p>
          </table:table-cell>
          <table:table-cell table:style-name="ce13" office:value-type="float" office:value="103">
            <text:p>103</text:p>
          </table:table-cell>
          <table:table-cell table:style-name="ce23" office:value-type="float" office:value="2.038">
            <text:p>2,038</text:p>
          </table:table-cell>
          <table:table-cell table:style-name="ce23" office:value-type="float" office:value="2">
            <text:p>2</text:p>
          </table:table-cell>
          <table:table-cell table:style-name="ce18" office:value-type="float" office:value="3.2">
            <text:p>3,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0.548505106471757">
            <text:p>-0,5485051065</text:p>
          </table:table-cell>
          <table:table-cell table:style-name="ce23" table:formula="of:=IF(ABS([.H7]) &lt; 1.96; &quot;--&quot;; &quot;***&quot;)" office:value-type="string" office:string-value="--">
            <text:p>--</text:p>
          </table:table-cell>
          <table:table-cell table:style-name="ce23" office:value-type="float" office:value="1.399">
            <text:p>1,399</text:p>
          </table:table-cell>
          <table:table-cell table:style-name="ce18" office:value-type="float" office:value="2.021">
            <text:p>2,021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8.58893958895787">
            <text:p>8,588939589</text:p>
          </table:table-cell>
          <table:table-cell table:style-name="ce18" office:value-type="float" office:value="0.005">
            <text:p>0,005</text:p>
          </table:table-cell>
          <table:table-cell table:style-name="ce23" table:formula="of:=IF(MAX([.N7]; 0.001) &gt; 0.05; &quot;--&quot;; &quot;***&quot;)" office:value-type="string" office:string-value="***">
            <text:p>***</text:p>
          </table:table-cell>
          <table:table-cell/>
          <table:table-cell table:style-name="ce25" office:value-type="string">
            <text:p>PREOCUPAR</text:p>
          </table:table-cell>
          <table:table-cell table:style-name="ce25" office:value-type="string">
            <text:p>P</text:p>
          </table:table-cell>
          <table:table-cell table:number-columns-repeated="988"/>
        </table:table-row>
        <table:table-row table:style-name="ro1">
          <table:table-cell table:style-name="ce4" office:value-type="string">
            <text:p>D</text:p>
          </table:table-cell>
          <table:table-cell table:style-name="ce4" office:value-type="string">
            <text:p>PN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6.615">
            <text:p>6,615</text:p>
          </table:table-cell>
          <table:table-cell table:style-name="ce19" office:value-type="float" office:value="7">
            <text:p>7</text:p>
          </table:table-cell>
          <table:table-cell table:number-columns-repeated="2" table:style-name="ce19" office:value-type="float" office:value="6">
            <text:p>6</text:p>
          </table:table-cell>
          <table:table-cell table:style-name="Default" office:value-type="float" office:value="-0.489926891217492">
            <text:p>-0,4899268912</text:p>
          </table:table-cell>
          <table:table-cell table:style-name="ce19" table:formula="of:=IF(ABS([.H8]) &lt; 1.96; &quot;--&quot;; &quot;***&quot;)" office:value-type="string" office:string-value="--">
            <text:p>--</text:p>
          </table:table-cell>
          <table:table-cell table:style-name="ce19" office:value-type="float" office:value="0.571">
            <text:p>0,571</text:p>
          </table:table-cell>
          <table:table-cell table:style-name="ce19" office:value-type="float" office:value="1.118">
            <text:p>1,118</text:p>
          </table:table-cell>
          <table:table-cell table:style-name="ce19" office:value-type="float" office:value="49">
            <text:p>49</text:p>
          </table:table-cell>
          <table:table-cell table:style-name="Default" office:value-type="float" office:value="14.9670857863522">
            <text:p>14,9670857864</text:p>
          </table:table-cell>
          <table:table-cell table:style-name="ce19" office:value-type="string">
            <text:p>&lt;0,001</text:p>
          </table:table-cell>
          <table:table-cell table:style-name="ce19" table:formula="of:=IF(MAX([.N8]; 0.001) &gt; 0.05; &quot;--&quot;; &quot;***&quot;)" office:value-type="string" office:string-value="***">
            <text:p>***</text:p>
          </table:table-cell>
          <table:table-cell/>
          <table:table-cell table:style-name="ce25" office:value-type="string">
            <text:p>SORPRENDRE</text:p>
          </table:table-cell>
          <table:table-cell table:style-name="ce25" office:value-type="string">
            <text:p>S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A</text:p>
          </table:table-cell>
          <table:table-cell table:style-name="ce13" office:value-type="float" office:value="54">
            <text:p>54</text:p>
          </table:table-cell>
          <table:table-cell table:style-name="ce19" office:value-type="float" office:value="4.885">
            <text:p>4,885</text:p>
          </table:table-cell>
          <table:table-cell table:style-name="ce15" office:value-type="float" office:value="5">
            <text:p>5</text:p>
          </table:table-cell>
          <table:table-cell office:value-type="float" office:value="4.92">
            <text:p>4,9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9" table:formula="of:=IF(ABS([.H9]) &lt; 1.96; &quot;--&quot;; &quot;***&quot;)" office:value-type="string" office:string-value="--">
            <text:p>--</text:p>
          </table:table-cell>
          <table:table-cell table:style-name="ce19" office:value-type="float" office:value="1.84">
            <text:p>1,84</text:p>
          </table:table-cell>
          <table:table-cell office:value-type="float" office:value="1.891">
            <text:p>1,891</text:p>
          </table:table-cell>
          <table:table-cell office:value-type="float" office:value="49">
            <text:p>49</text:p>
          </table:table-cell>
          <table:table-cell office:value-type="float" office:value="0.619206255786042">
            <text:p>0,6192062558</text:p>
          </table:table-cell>
          <table:table-cell office:value-type="float" office:value="0.435">
            <text:p>0,435</text:p>
          </table:table-cell>
          <table:table-cell table:style-name="ce19" table:formula="of:=IF(MAX([.N9]; 0.001) &gt; 0.05; &quot;--&quot;; &quot;***&quot;)" office:value-type="string" office:string-value="--">
            <text:p>--</text:p>
          </table:table-cell>
          <table:table-cell/>
          <table:table-cell table:style-name="ce25" office:value-type="string">
            <text:p>ENTRISTIR</text:p>
          </table:table-cell>
          <table:table-cell table:style-name="ce25" office:value-type="string">
            <text:p>T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I</text:p>
          </table:table-cell>
          <table:table-cell table:style-name="ce13" office:value-type="float" office:value="84">
            <text:p>84</text:p>
          </table:table-cell>
          <table:table-cell table:style-name="ce19" office:value-type="float" office:value="6.385">
            <text:p>6,385</text:p>
          </table:table-cell>
          <table:table-cell table:style-name="ce15" office:value-type="float" office:value="7">
            <text:p>7</text:p>
          </table:table-cell>
          <table:table-cell office:value-type="float" office:value="6.52">
            <text:p>6,52</text:p>
          </table:table-cell>
          <table:table-cell office:value-type="float" office:value="7">
            <text:p>7</text:p>
          </table:table-cell>
          <table:table-cell office:value-type="float" office:value="-0.0639035075501076">
            <text:p>-0,0639035076</text:p>
          </table:table-cell>
          <table:table-cell table:style-name="ce19" table:formula="of:=IF(ABS([.H10]) &lt; 1.96; &quot;--&quot;; &quot;***&quot;)" office:value-type="string" office:string-value="--">
            <text:p>--</text:p>
          </table:table-cell>
          <table:table-cell table:style-name="ce19" office:value-type="float" office:value="1.203">
            <text:p>1,203</text:p>
          </table:table-cell>
          <table:table-cell office:value-type="float" office:value="1.005">
            <text:p>1,005</text:p>
          </table:table-cell>
          <table:table-cell office:value-type="float" office:value="49">
            <text:p>49</text:p>
          </table:table-cell>
          <table:table-cell office:value-type="float" office:value="0.789871714631717">
            <text:p>0,7898717146</text:p>
          </table:table-cell>
          <table:table-cell office:value-type="float" office:value="0.378">
            <text:p>0,378</text:p>
          </table:table-cell>
          <table:table-cell table:style-name="ce19" table:formula="of:=IF(MAX([.N10]; 0.001) &gt; 0.05; &quot;--&quot;; &quot;***&quot;)" office:value-type="string" office:string-value="--">
            <text:p>--</text:p>
          </table:table-cell>
          <table:table-cell/>
          <table:table-cell table:style-name="ce25" office:value-type="string">
            <text:p>ESTRANYAR</text:p>
          </table:table-cell>
          <table:table-cell table:style-name="ce25" office:value-type="string">
            <text:p>U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A</text:p>
          </table:table-cell>
          <table:table-cell table:style-name="ce13" office:value-type="float" office:value="97">
            <text:p>97</text:p>
          </table:table-cell>
          <table:table-cell table:style-name="ce19" office:value-type="float" office:value="5.462">
            <text:p>5,462</text:p>
          </table:table-cell>
          <table:table-cell table:style-name="ce15" office:value-type="float" office:value="6">
            <text:p>6</text:p>
          </table:table-cell>
          <table:table-cell office:value-type="float" office:value="5.52">
            <text:p>5,52</text:p>
          </table:table-cell>
          <table:table-cell office:value-type="float" office:value="7">
            <text:p>7</text:p>
          </table:table-cell>
          <table:table-cell office:value-type="float" office:value="-0.119819076656452">
            <text:p>-0,1198190767</text:p>
          </table:table-cell>
          <table:table-cell table:style-name="ce19" table:formula="of:=IF(ABS([.H11]) &lt; 1.96; &quot;--&quot;; &quot;***&quot;)" office:value-type="string" office:string-value="--">
            <text:p>--</text:p>
          </table:table-cell>
          <table:table-cell table:style-name="ce19" office:value-type="float" office:value="1.749">
            <text:p>1,749</text:p>
          </table:table-cell>
          <table:table-cell office:value-type="float" office:value="1.939">
            <text:p>1,939</text:p>
          </table:table-cell>
          <table:table-cell office:value-type="float" office:value="49">
            <text:p>49</text:p>
          </table:table-cell>
          <table:table-cell office:value-type="float" office:value="0.274502811026025">
            <text:p>0,274502811</text:p>
          </table:table-cell>
          <table:table-cell office:value-type="float" office:value="0.603">
            <text:p>0,603</text:p>
          </table:table-cell>
          <table:table-cell table:style-name="ce19" table:formula="of:=IF(MAX([.N11]; 0.001) &gt; 0.05; &quot;--&quot;; &quot;***&quot;)" office:value-type="string" office:string-value="--">
            <text:p>--</text:p>
          </table:table-cell>
          <table:table-cell/>
          <table:table-cell table:style-name="ce25" table:number-columns-repeated="2"/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I</text:p>
          </table:table-cell>
          <table:table-cell table:style-name="ce13" office:value-type="float" office:value="114">
            <text:p>114</text:p>
          </table:table-cell>
          <table:table-cell table:style-name="ce19" office:value-type="float" office:value="6.577">
            <text:p>6,577</text:p>
          </table:table-cell>
          <table:table-cell table:style-name="ce15" office:value-type="float" office:value="7">
            <text:p>7</text:p>
          </table:table-cell>
          <table:table-cell office:value-type="float" office:value="6.28">
            <text:p>6,28</text:p>
          </table:table-cell>
          <table:table-cell office:value-type="float" office:value="7">
            <text:p>7</text:p>
          </table:table-cell>
          <table:table-cell office:value-type="float" office:value="-0.226324922573298">
            <text:p>-0,2263249226</text:p>
          </table:table-cell>
          <table:table-cell table:style-name="ce19" table:formula="of:=IF(ABS([.H12]) &lt; 1.96; &quot;--&quot;; &quot;***&quot;)" office:value-type="string" office:string-value="--">
            <text:p>--</text:p>
          </table:table-cell>
          <table:table-cell table:style-name="ce19" office:value-type="float" office:value="0.902">
            <text:p>0,902</text:p>
          </table:table-cell>
          <table:table-cell office:value-type="float" office:value="1.242">
            <text:p>1,242</text:p>
          </table:table-cell>
          <table:table-cell office:value-type="float" office:value="49">
            <text:p>49</text:p>
          </table:table-cell>
          <table:table-cell office:value-type="float" office:value="1.70217253777351">
            <text:p>1,7021725378</text:p>
          </table:table-cell>
          <table:table-cell office:value-type="float" office:value="0.198">
            <text:p>0,198</text:p>
          </table:table-cell>
          <table:table-cell table:style-name="ce19" table:formula="of:=IF(MAX([.N12]; 0.001) &gt; 0.05; &quot;--&quot;; &quot;***&quot;)" office:value-type="string" office:string-value="--">
            <text:p>--</text:p>
          </table:table-cell>
          <table:table-cell/>
          <table:table-cell table:style-name="ce25" office:value-type="string">
            <text:p>ACTIVE, ANIM</text:p>
          </table:table-cell>
          <table:table-cell table:style-name="ce25" office:value-type="string">
            <text:p>AA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E</text:p>
          </table:table-cell>
          <table:table-cell table:style-name="ce3" office:value-type="string">
            <text:p>PA</text:p>
          </table:table-cell>
          <table:table-cell table:style-name="ce12" office:value-type="float" office:value="34">
            <text:p>34</text:p>
          </table:table-cell>
          <table:table-cell table:style-name="ce23" office:value-type="float" office:value="5.577">
            <text:p>5,577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.6">
            <text:p>4,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-0.468625722034123">
            <text:p>-0,468625722</text:p>
          </table:table-cell>
          <table:table-cell table:style-name="ce23" table:formula="of:=IF(ABS([.H13]) &lt; 1.96; &quot;--&quot;; &quot;***&quot;)" office:value-type="string" office:string-value="--">
            <text:p>--</text:p>
          </table:table-cell>
          <table:table-cell table:style-name="ce23" office:value-type="float" office:value="1.579">
            <text:p>1,579</text:p>
          </table:table-cell>
          <table:table-cell table:style-name="ce17" office:value-type="float" office:value="2.121">
            <text:p>2,121</text:p>
          </table:table-cell>
          <table:table-cell table:style-name="ce17" office:value-type="float" office:value="49">
            <text:p>49</text:p>
          </table:table-cell>
          <table:table-cell table:style-name="ce17" office:value-type="float" office:value="3.61717414468075">
            <text:p>3,6171741447</text:p>
          </table:table-cell>
          <table:table-cell table:style-name="ce17" office:value-type="float" office:value="0.063">
            <text:p>0,063</text:p>
          </table:table-cell>
          <table:table-cell table:style-name="ce23" table:formula="of:=IF(MAX([.N13]; 0.001) &gt; 0.05; &quot;--&quot;; &quot;***&quot;)" office:value-type="string" office:string-value="--">
            <text:p>--</text:p>
          </table:table-cell>
          <table:table-cell/>
          <table:table-cell table:style-name="ce25" office:value-type="string">
            <text:p>ANIM, INAN</text:p>
          </table:table-cell>
          <table:table-cell table:style-name="ce25" office:value-type="string">
            <text:p>AI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AI</text:p>
          </table:table-cell>
          <table:table-cell table:style-name="ce13" office:value-type="float" office:value="52">
            <text:p>52</text:p>
          </table:table-cell>
          <table:table-cell table:style-name="ce23" office:value-type="float" office:value="4.962">
            <text:p>4,962</text:p>
          </table:table-cell>
          <table:table-cell table:style-name="ce24" office:value-type="float" office:value="5">
            <text:p>5</text:p>
          </table:table-cell>
          <table:table-cell table:style-name="ce18" office:value-type="float" office:value="5.917">
            <text:p>5,917</text:p>
          </table:table-cell>
          <table:table-cell table:style-name="ce18" office:value-type="float" office:value="6.5">
            <text:p>6,5</text:p>
          </table:table-cell>
          <table:table-cell table:style-name="ce18" office:value-type="float" office:value="-0.637905225659013">
            <text:p>-0,6379052257</text:p>
          </table:table-cell>
          <table:table-cell table:style-name="ce23" table:formula="of:=IF(ABS([.H14]) &lt; 1.96; &quot;--&quot;; &quot;***&quot;)" office:value-type="string" office:string-value="--">
            <text:p>--</text:p>
          </table:table-cell>
          <table:table-cell table:style-name="ce23" office:value-type="float" office:value="1.587">
            <text:p>1,587</text:p>
          </table:table-cell>
          <table:table-cell table:style-name="ce18" office:value-type="float" office:value="1.412">
            <text:p>1,412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1.62662573454464">
            <text:p>1,6266257345</text:p>
          </table:table-cell>
          <table:table-cell table:style-name="ce18" office:value-type="float" office:value="0.208">
            <text:p>0,208</text:p>
          </table:table-cell>
          <table:table-cell table:style-name="ce23" table:formula="of:=IF(MAX([.N14]; 0.001) &gt; 0.05; &quot;--&quot;; &quot;***&quot;)" office:value-type="string" office:string-value="--">
            <text:p>--</text:p>
          </table:table-cell>
          <table:table-cell/>
          <table:table-cell table:style-name="ce25" office:value-type="string">
            <text:p>PRO, NOPP</text:p>
          </table:table-cell>
          <table:table-cell table:style-name="ce25" office:value-type="string">
            <text:p>PN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AA</text:p>
          </table:table-cell>
          <table:table-cell table:style-name="ce13" office:value-type="float" office:value="75">
            <text:p>75</text:p>
          </table:table-cell>
          <table:table-cell table:style-name="ce23" office:value-type="float" office:value="6">
            <text:p>6</text:p>
          </table:table-cell>
          <table:table-cell table:style-name="ce24" office:value-type="float" office:value="6.5">
            <text:p>6,5</text:p>
          </table:table-cell>
          <table:table-cell table:style-name="ce18" office:value-type="float" office:value="5.44">
            <text:p>5,4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-0.43933661440699">
            <text:p>-0,4393366144</text:p>
          </table:table-cell>
          <table:table-cell table:style-name="ce23" table:formula="of:=IF(ABS([.H15]) &lt; 1.96; &quot;--&quot;; &quot;***&quot;)" office:value-type="string" office:string-value="--">
            <text:p>--</text:p>
          </table:table-cell>
          <table:table-cell table:style-name="ce23" office:value-type="float" office:value="1.296">
            <text:p>1,296</text:p>
          </table:table-cell>
          <table:table-cell table:style-name="ce18" office:value-type="float" office:value="1.387">
            <text:p>1,387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0.185661233537905">
            <text:p>0,1856612335</text:p>
          </table:table-cell>
          <table:table-cell table:style-name="ce18" office:value-type="float" office:value="0.668">
            <text:p>0,668</text:p>
          </table:table-cell>
          <table:table-cell table:style-name="ce23" table:formula="of:=IF(MAX([.N15]; 0.001) &gt; 0.05; &quot;--&quot;; &quot;***&quot;)" office:value-type="string" office:string-value="--">
            <text:p>--</text:p>
          </table:table-cell>
          <table:table-cell/>
          <table:table-cell table:style-name="ce25" office:value-type="string">
            <text:p>PRO, PP, ANIM</text:p>
          </table:table-cell>
          <table:table-cell table:style-name="ce25" office:value-type="string">
            <text:p>PA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PN</text:p>
          </table:table-cell>
          <table:table-cell table:style-name="ce13" office:value-type="float" office:value="94">
            <text:p>94</text:p>
          </table:table-cell>
          <table:table-cell table:style-name="ce23" office:value-type="float" office:value="5.308">
            <text:p>5,308</text:p>
          </table:table-cell>
          <table:table-cell table:style-name="ce24" office:value-type="float" office:value="6">
            <text:p>6</text:p>
          </table:table-cell>
          <table:table-cell table:style-name="ce18" office:value-type="float" office:value="6.52">
            <text:p>6,5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-0.633709783205234">
            <text:p>-0,6337097832</text:p>
          </table:table-cell>
          <table:table-cell table:style-name="ce23" table:formula="of:=IF(ABS([.H16]) &lt; 1.96; &quot;--&quot;; &quot;***&quot;)" office:value-type="string" office:string-value="--">
            <text:p>--</text:p>
          </table:table-cell>
          <table:table-cell table:style-name="ce23" office:value-type="float" office:value="1.934">
            <text:p>1,934</text:p>
          </table:table-cell>
          <table:table-cell table:style-name="ce18" office:value-type="float" office:value="0.714">
            <text:p>0,714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18.839336103752">
            <text:p>18,8393361038</text:p>
          </table:table-cell>
          <table:table-cell table:style-name="ce18" office:value-type="string">
            <text:p>&lt;0,001</text:p>
          </table:table-cell>
          <table:table-cell table:style-name="ce23" table:formula="of:=IF(MAX([.N16]; 0.001) &gt; 0.05; &quot;--&quot;; &quot;***&quot;)" office:value-type="string" office:string-value="***">
            <text:p>***</text:p>
          </table:table-cell>
          <table:table-cell/>
          <table:table-cell table:style-name="ce25" office:value-type="string">
            <text:p>PRO, PP, INAN</text:p>
          </table:table-cell>
          <table:table-cell table:style-name="ce25" office:value-type="string">
            <text:p>PI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PI</text:p>
          </table:table-cell>
          <table:table-cell table:style-name="ce13" office:value-type="float" office:value="109">
            <text:p>109</text:p>
          </table:table-cell>
          <table:table-cell table:style-name="ce23" office:value-type="float" office:value="6.154">
            <text:p>6,154</text:p>
          </table:table-cell>
          <table:table-cell table:style-name="ce24" office:value-type="float" office:value="7">
            <text:p>7</text:p>
          </table:table-cell>
          <table:table-cell table:style-name="ce18" office:value-type="float" office:value="6.2">
            <text:p>6,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-0.125144368952294">
            <text:p>-0,125144369</text:p>
          </table:table-cell>
          <table:table-cell table:style-name="ce23" table:formula="of:=IF(ABS([.H17]) &lt; 1.96; &quot;--&quot;; &quot;***&quot;)" office:value-type="string" office:string-value="--">
            <text:p>--</text:p>
          </table:table-cell>
          <table:table-cell table:style-name="ce23" office:value-type="float" office:value="1.515">
            <text:p>1,515</text:p>
          </table:table-cell>
          <table:table-cell table:style-name="ce18" office:value-type="float" office:value="1.19">
            <text:p>1,19</text:p>
          </table:table-cell>
          <table:table-cell table:style-name="ce18" office:value-type="float" office:value="49">
            <text:p>49</text:p>
          </table:table-cell>
          <table:table-cell table:style-name="ce49" office:value-type="float" office:value="1.46312298604718">
            <text:p>1,463122986</text:p>
          </table:table-cell>
          <table:table-cell table:style-name="ce18" office:value-type="float" office:value="0.232">
            <text:p>0,232</text:p>
          </table:table-cell>
          <table:table-cell table:style-name="ce23" table:formula="of:=IF(MAX([.N17]; 0.001) &gt; 0.05; &quot;--&quot;; &quot;***&quot;)" office:value-type="string" office:string-value="--">
            <text:p>--</text:p>
          </table:table-cell>
          <table:table-cell/>
          <table:table-cell table:style-name="ce25" table:number-columns-repeated="2"/>
          <table:table-cell table:number-columns-repeated="988"/>
        </table:table-row>
        <table:table-row table:style-name="ro1">
          <table:table-cell table:style-name="ce7" office:value-type="string">
            <text:p>M</text:p>
          </table:table-cell>
          <table:table-cell table:style-name="ce7" office:value-type="string">
            <text:p>PA</text:p>
          </table:table-cell>
          <table:table-cell table:style-name="ce12" office:value-type="float" office:value="9">
            <text:p>9</text:p>
          </table:table-cell>
          <table:table-cell table:style-name="ce19" office:value-type="float" office:value="1.885">
            <text:p>1,885</text:p>
          </table:table-cell>
          <table:table-cell table:style-name="ce19" office:value-type="float" office:value="2">
            <text:p>2</text:p>
          </table:table-cell>
          <table:table-cell table:style-name="ce8" office:value-type="float" office:value="4.12">
            <text:p>4,12</text:p>
          </table:table-cell>
          <table:table-cell table:style-name="ce8" office:value-type="float" office:value="4">
            <text:p>4</text:p>
          </table:table-cell>
          <table:table-cell table:style-name="Default" office:value-type="float" office:value="-1.13162461286649">
            <text:p>-1,1316246129</text:p>
          </table:table-cell>
          <table:table-cell table:style-name="ce19" table:formula="of:=IF(ABS([.H18]) &lt; 1.96; &quot;--&quot;; &quot;***&quot;)" office:value-type="string" office:string-value="--">
            <text:p>--</text:p>
          </table:table-cell>
          <table:table-cell table:style-name="ce19" office:value-type="float" office:value="0.952">
            <text:p>0,952</text:p>
          </table:table-cell>
          <table:table-cell table:style-name="ce8" office:value-type="float" office:value="2.027">
            <text:p>2,027</text:p>
          </table:table-cell>
          <table:table-cell table:style-name="ce19" office:value-type="float" office:value="49">
            <text:p>49</text:p>
          </table:table-cell>
          <table:table-cell table:style-name="ce47" office:value-type="float" office:value="18.2827168433472">
            <text:p>18,2827168433</text:p>
          </table:table-cell>
          <table:table-cell table:style-name="ce8" office:value-type="string">
            <text:p>&lt;0,001</text:p>
          </table:table-cell>
          <table:table-cell table:style-name="ce19" table:formula="of:=IF(MAX([.N18]; 0.001) &gt; 0.05; &quot;--&quot;; &quot;***&quot;)" office:value-type="string" office:string-value="***">
            <text:p>***</text:p>
          </table:table-cell>
          <table:table-cell/>
          <table:table-cell table:style-name="ce25" office:value-type="string">
            <text:p>PRONOMINAL</text:p>
          </table:table-cell>
          <table:table-cell table:style-name="ce25" office:value-type="string">
            <text:p>PRO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A</text:p>
          </table:table-cell>
          <table:table-cell table:style-name="ce13" office:value-type="float" office:value="28">
            <text:p>28</text:p>
          </table:table-cell>
          <table:table-cell table:style-name="ce19" office:value-type="float" office:value="6.231">
            <text:p>6,231</text:p>
          </table:table-cell>
          <table:table-cell table:style-name="ce15" office:value-type="float" office:value="7">
            <text:p>7</text:p>
          </table:table-cell>
          <table:table-cell office:value-type="float" office:value="5.92">
            <text:p>5,92</text:p>
          </table:table-cell>
          <table:table-cell office:value-type="float" office:value="6">
            <text:p>6</text:p>
          </table:table-cell>
          <table:table-cell table:style-name="Default" office:value-type="float" office:value="-0.218336984129534">
            <text:p>-0,2183369841</text:p>
          </table:table-cell>
          <table:table-cell table:style-name="ce19" table:formula="of:=IF(ABS([.H19]) &lt; 1.96; &quot;--&quot;; &quot;***&quot;)" office:value-type="string" office:string-value="--">
            <text:p>--</text:p>
          </table:table-cell>
          <table:table-cell table:style-name="ce19" office:value-type="float" office:value="1.142">
            <text:p>1,142</text:p>
          </table:table-cell>
          <table:table-cell office:value-type="float" office:value="1.412">
            <text:p>1,412</text:p>
          </table:table-cell>
          <table:table-cell office:value-type="float" office:value="49">
            <text:p>49</text:p>
          </table:table-cell>
          <table:table-cell office:value-type="float" office:value="0.326707398876924">
            <text:p>0,3267073989</text:p>
          </table:table-cell>
          <table:table-cell office:value-type="float" office:value="0.57">
            <text:p>0,57</text:p>
          </table:table-cell>
          <table:table-cell table:style-name="ce19" table:formula="of:=IF(MAX([.N19]; 0.001) &gt; 0.05; &quot;--&quot;; &quot;***&quot;)" office:value-type="string" office:string-value="--">
            <text:p>--</text:p>
          </table:table-cell>
          <table:table-cell/>
          <table:table-cell table:style-name="ce25" office:value-type="string">
            <text:p>ANIMATE</text:p>
          </table:table-cell>
          <table:table-cell table:style-name="ce25" office:value-type="string">
            <text:p>ANIM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N</text:p>
          </table:table-cell>
          <table:table-cell table:style-name="ce13" office:value-type="float" office:value="73">
            <text:p>73</text:p>
          </table:table-cell>
          <table:table-cell table:style-name="ce19" office:value-type="float" office:value="5.192">
            <text:p>5,192</text:p>
          </table:table-cell>
          <table:table-cell table:style-name="ce15" office:value-type="float" office:value="5.5">
            <text:p>5,5</text:p>
          </table:table-cell>
          <table:table-cell office:value-type="float" office:value="4.6">
            <text:p>4,6</text:p>
          </table:table-cell>
          <table:table-cell office:value-type="float" office:value="4">
            <text:p>4</text:p>
          </table:table-cell>
          <table:table-cell table:style-name="Default" office:value-type="float" office:value="-0.268927260940036">
            <text:p>-0,2689272609</text:p>
          </table:table-cell>
          <table:table-cell table:style-name="ce19" table:formula="of:=IF(ABS([.H20]) &lt; 1.96; &quot;--&quot;; &quot;***&quot;)" office:value-type="string" office:string-value="--">
            <text:p>--</text:p>
          </table:table-cell>
          <table:table-cell table:style-name="ce19" office:value-type="float" office:value="1.877">
            <text:p>1,877</text:p>
          </table:table-cell>
          <table:table-cell office:value-type="float" office:value="2.141">
            <text:p>2,141</text:p>
          </table:table-cell>
          <table:table-cell office:value-type="float" office:value="49">
            <text:p>49</text:p>
          </table:table-cell>
          <table:table-cell office:value-type="float" office:value="0.593912665885155">
            <text:p>0,5939126659</text:p>
          </table:table-cell>
          <table:table-cell office:value-type="float" office:value="0.445">
            <text:p>0,445</text:p>
          </table:table-cell>
          <table:table-cell table:style-name="ce19" table:formula="of:=IF(MAX([.N20]; 0.001) &gt; 0.05; &quot;--&quot;; &quot;***&quot;)" office:value-type="string" office:string-value="--">
            <text:p>--</text:p>
          </table:table-cell>
          <table:table-cell/>
          <table:table-cell table:style-name="ce25" office:value-type="string">
            <text:p>INANIMATE</text:p>
          </table:table-cell>
          <table:table-cell table:style-name="ce25" office:value-type="string">
            <text:p>INAN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I</text:p>
          </table:table-cell>
          <table:table-cell table:style-name="ce13" office:value-type="float" office:value="88">
            <text:p>88</text:p>
          </table:table-cell>
          <table:table-cell table:style-name="ce19" office:value-type="float" office:value="4.462">
            <text:p>4,462</text:p>
          </table:table-cell>
          <table:table-cell table:style-name="ce15" office:value-type="float" office:value="4.5">
            <text:p>4,5</text:p>
          </table:table-cell>
          <table:table-cell office:value-type="float" office:value="6.4">
            <text:p>6,4</text:p>
          </table:table-cell>
          <table:table-cell office:value-type="float" office:value="7">
            <text:p>7</text:p>
          </table:table-cell>
          <table:table-cell table:style-name="Default" office:value-type="float" office:value="-0.995829659322511">
            <text:p>-0,9958296593</text:p>
          </table:table-cell>
          <table:table-cell table:style-name="ce19" table:formula="of:=IF(ABS([.H21]) &lt; 1.96; &quot;--&quot;; &quot;***&quot;)" office:value-type="string" office:string-value="--">
            <text:p>--</text:p>
          </table:table-cell>
          <table:table-cell table:style-name="ce19" office:value-type="float" office:value="2.044">
            <text:p>2,044</text:p>
          </table:table-cell>
          <table:table-cell office:value-type="float" office:value="1.225">
            <text:p>1,225</text:p>
          </table:table-cell>
          <table:table-cell office:value-type="float" office:value="49">
            <text:p>49</text:p>
          </table:table-cell>
          <table:table-cell office:value-type="float" office:value="12.9227488501994">
            <text:p>12,9227488502</text:p>
          </table:table-cell>
          <table:table-cell office:value-type="float" office:value="0.001">
            <text:p>0,001</text:p>
          </table:table-cell>
          <table:table-cell table:style-name="ce19" table:formula="of:=IF(MAX([.N21]; 0.001) &gt; 0.05; &quot;--&quot;; &quot;***&quot;)" office:value-type="string" office:string-value="***">
            <text:p>***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I</text:p>
          </table:table-cell>
          <table:table-cell table:style-name="ce13" office:value-type="float" office:value="99">
            <text:p>99</text:p>
          </table:table-cell>
          <table:table-cell table:style-name="ce19" office:value-type="float" office:value="5.654">
            <text:p>5,654</text:p>
          </table:table-cell>
          <table:table-cell table:style-name="ce15" office:value-type="float" office:value="6">
            <text:p>6</text:p>
          </table:table-cell>
          <table:table-cell office:value-type="float" office:value="6.32">
            <text:p>6,32</text:p>
          </table:table-cell>
          <table:table-cell office:value-type="float" office:value="7">
            <text:p>7</text:p>
          </table:table-cell>
          <table:table-cell table:style-name="Default" office:value-type="float" office:value="-0.287565783975484">
            <text:p>-0,287565784</text:p>
          </table:table-cell>
          <table:table-cell table:style-name="ce19" table:formula="of:=IF(ABS([.H22]) &lt; 1.96; &quot;--&quot;; &quot;***&quot;)" office:value-type="string" office:string-value="--">
            <text:p>--</text:p>
          </table:table-cell>
          <table:table-cell table:style-name="ce19" office:value-type="float" office:value="1.765">
            <text:p>1,765</text:p>
          </table:table-cell>
          <table:table-cell office:value-type="float" office:value="0.9">
            <text:p>0,9</text:p>
          </table:table-cell>
          <table:table-cell office:value-type="float" office:value="49">
            <text:p>49</text:p>
          </table:table-cell>
          <table:table-cell office:value-type="float" office:value="8.14789984623395">
            <text:p>8,1478998462</text:p>
          </table:table-cell>
          <table:table-cell office:value-type="float" office:value="0.006">
            <text:p>0,006</text:p>
          </table:table-cell>
          <table:table-cell table:style-name="ce19" table:formula="of:=IF(MAX([.N22]; 0.001) &gt; 0.05; &quot;--&quot;; &quot;***&quot;)" office:value-type="string" office:string-value="***">
            <text:p>***</text:p>
          </table:table-cell>
          <table:table-cell/>
          <table:table-cell office:value-type="string">
            <text:p>Verteilung</text:p>
          </table:table-cell>
          <table:table-cell office:value-type="string">
            <text:p>Kritischer Wert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I</text:p>
          </table:table-cell>
          <table:table-cell table:style-name="ce12" office:value-type="float" office:value="19">
            <text:p>19</text:p>
          </table:table-cell>
          <table:table-cell table:style-name="ce23" office:value-type="float" office:value="6.692">
            <text:p>6,692</text:p>
          </table:table-cell>
          <table:table-cell table:style-name="ce23" office:value-type="float" office:value="7">
            <text:p>7</text:p>
          </table:table-cell>
          <table:table-cell table:style-name="ce17" office:value-type="float" office:value="6.88">
            <text:p>6,88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-0.266264614792115">
            <text:p>-0,2662646148</text:p>
          </table:table-cell>
          <table:table-cell table:style-name="ce23" table:formula="of:=IF(ABS([.H23]) &lt; 1.96; &quot;--&quot;; &quot;***&quot;)" office:value-type="string" office:string-value="--">
            <text:p>--</text:p>
          </table:table-cell>
          <table:table-cell table:style-name="ce23" office:value-type="float" office:value="0.549">
            <text:p>0,549</text:p>
          </table:table-cell>
          <table:table-cell table:style-name="ce17" office:value-type="float" office:value="0.332">
            <text:p>0,332</text:p>
          </table:table-cell>
          <table:table-cell table:style-name="ce17" office:value-type="float" office:value="49">
            <text:p>49</text:p>
          </table:table-cell>
          <table:table-cell table:style-name="ce17" office:value-type="float" office:value="8.60202910904977">
            <text:p>8,602029109</text:p>
          </table:table-cell>
          <table:table-cell table:style-name="ce17" office:value-type="float" office:value="0.005">
            <text:p>0,005</text:p>
          </table:table-cell>
          <table:table-cell table:style-name="ce23" table:formula="of:=IF(MAX([.N23]; 0.001) &gt; 0.05; &quot;--&quot;; &quot;***&quot;)" office:value-type="string" office:string-value="***">
            <text:p>***</text:p>
          </table:table-cell>
          <table:table-cell/>
          <table:table-cell office:value-type="string">
            <text:p>N(0,1)</text:p>
          </table:table-cell>
          <table:table-cell office:value-type="string">
            <text:p>1,96 / -1,96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PN</text:p>
          </table:table-cell>
          <table:table-cell table:style-name="ce13" office:value-type="float" office:value="39">
            <text:p>39</text:p>
          </table:table-cell>
          <table:table-cell table:style-name="ce23" office:value-type="float" office:value="5.923">
            <text:p>5,923</text:p>
          </table:table-cell>
          <table:table-cell table:style-name="ce24" office:value-type="float" office:value="7">
            <text:p>7</text:p>
          </table:table-cell>
          <table:table-cell table:style-name="ce18" office:value-type="float" office:value="6.76">
            <text:p>6,7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-0.441999260554911">
            <text:p>-0,4419992606</text:p>
          </table:table-cell>
          <table:table-cell table:style-name="ce23" table:formula="of:=IF(ABS([.H24]) &lt; 1.96; &quot;--&quot;; &quot;***&quot;)" office:value-type="string" office:string-value="--">
            <text:p>--</text:p>
          </table:table-cell>
          <table:table-cell table:style-name="ce23" office:value-type="float" office:value="1.671">
            <text:p>1,671</text:p>
          </table:table-cell>
          <table:table-cell table:style-name="ce18" office:value-type="float" office:value="0.597">
            <text:p>0,597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20.2695329235712">
            <text:p>20,2695329236</text:p>
          </table:table-cell>
          <table:table-cell table:style-name="ce18" office:value-type="string">
            <text:p>&lt;0,001</text:p>
          </table:table-cell>
          <table:table-cell table:style-name="ce23" table:formula="of:=IF(MAX([.N24]; 0.001) &gt; 0.05; &quot;--&quot;; &quot;***&quot;)" office:value-type="string" office:string-value="***">
            <text:p>***</text:p>
          </table:table-cell>
          <table:table-cell/>
          <table:table-cell office:value-type="string">
            <text:p>F(1,48)</text:p>
          </table:table-cell>
          <table:table-cell office:value-type="float" office:value="4.043">
            <text:p>4,043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AA</text:p>
          </table:table-cell>
          <table:table-cell table:style-name="ce13" office:value-type="float" office:value="67">
            <text:p>67</text:p>
          </table:table-cell>
          <table:table-cell table:style-name="ce23" office:value-type="float" office:value="5.231">
            <text:p>5,231</text:p>
          </table:table-cell>
          <table:table-cell table:style-name="ce24" office:value-type="float" office:value="6">
            <text:p>6</text:p>
          </table:table-cell>
          <table:table-cell table:style-name="ce18" office:value-type="float" office:value="5.72">
            <text:p>5,72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-0.194373168798244">
            <text:p>-0,1943731688</text:p>
          </table:table-cell>
          <table:table-cell table:style-name="ce23" table:formula="of:=IF(ABS([.H25]) &lt; 1.96; &quot;--&quot;; &quot;***&quot;)" office:value-type="string" office:string-value="--">
            <text:p>--</text:p>
          </table:table-cell>
          <table:table-cell table:style-name="ce23" office:value-type="float" office:value="1.986">
            <text:p>1,986</text:p>
          </table:table-cell>
          <table:table-cell table:style-name="ce18" office:value-type="float" office:value="1.595">
            <text:p>1,595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3.15429786951955">
            <text:p>3,1542978695</text:p>
          </table:table-cell>
          <table:table-cell table:style-name="ce18" office:value-type="float" office:value="0.082">
            <text:p>0,082</text:p>
          </table:table-cell>
          <table:table-cell table:style-name="ce23" table:formula="of:=IF(MAX([.N25]; 0.001) &gt; 0.05; &quot;--&quot;; &quot;***&quot;)" office:value-type="string" office:string-value="--">
            <text:p>--</text:p>
          </table:table-cell>
          <table:table-cell/>
          <table:table-cell office:value-type="string">
            <text:p>F(1,49)</text:p>
          </table:table-cell>
          <table:table-cell office:value-type="float" office:value="4.038">
            <text:p>4,038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PA</text:p>
          </table:table-cell>
          <table:table-cell table:style-name="ce13" office:value-type="float" office:value="79">
            <text:p>79</text:p>
          </table:table-cell>
          <table:table-cell table:style-name="ce23" office:value-type="float" office:value="6.269">
            <text:p>6,269</text:p>
          </table:table-cell>
          <table:table-cell table:style-name="ce24" office:value-type="float" office:value="7">
            <text:p>7</text:p>
          </table:table-cell>
          <table:table-cell table:style-name="ce18" office:value-type="float" office:value="6.84">
            <text:p>6,8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-0.308866953158854">
            <text:p>-0,3088669532</text:p>
          </table:table-cell>
          <table:table-cell table:style-name="ce23" table:formula="of:=IF(ABS([.H26]) &lt; 1.96; &quot;--&quot;; &quot;***&quot;)" office:value-type="string" office:string-value="--">
            <text:p>--</text:p>
          </table:table-cell>
          <table:table-cell table:style-name="ce23" office:value-type="float" office:value="1.458">
            <text:p>1,458</text:p>
          </table:table-cell>
          <table:table-cell table:style-name="ce18" office:value-type="float" office:value="0.374">
            <text:p>0,374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12.6682649913717">
            <text:p>12,6682649914</text:p>
          </table:table-cell>
          <table:table-cell table:style-name="ce18" office:value-type="float" office:value="0.001">
            <text:p>0,001</text:p>
          </table:table-cell>
          <table:table-cell table:style-name="ce23" table:formula="of:=IF(MAX([.N26]; 0.001) &gt; 0.05; &quot;--&quot;; &quot;***&quot;)" office:value-type="string" office:string-value="***">
            <text:p>***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AI</text:p>
          </table:table-cell>
          <table:table-cell table:style-name="ce13" office:value-type="float" office:value="117">
            <text:p>117</text:p>
          </table:table-cell>
          <table:table-cell table:style-name="ce23" office:value-type="float" office:value="5.5">
            <text:p>5,5</text:p>
          </table:table-cell>
          <table:table-cell table:style-name="ce24" office:value-type="float" office:value="6">
            <text:p>6</text:p>
          </table:table-cell>
          <table:table-cell table:style-name="ce18" office:value-type="float" office:value="6.8">
            <text:p>6,8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-0.804119136672188">
            <text:p>-0,8041191367</text:p>
          </table:table-cell>
          <table:table-cell table:style-name="ce23" table:formula="of:=IF(ABS([.H27]) &lt; 1.96; &quot;--&quot;; &quot;***&quot;)" office:value-type="string" office:string-value="--">
            <text:p>--</text:p>
          </table:table-cell>
          <table:table-cell table:style-name="ce23" office:value-type="float" office:value="1.817">
            <text:p>1,817</text:p>
          </table:table-cell>
          <table:table-cell table:style-name="ce18" office:value-type="float" office:value="0.5">
            <text:p>0,5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26.1782739851794">
            <text:p>26,1782739852</text:p>
          </table:table-cell>
          <table:table-cell table:style-name="ce18" office:value-type="string">
            <text:p>&lt;0,001</text:p>
          </table:table-cell>
          <table:table-cell table:style-name="ce23" table:formula="of:=IF(MAX([.N27]; 0.001) &gt; 0.05; &quot;--&quot;; &quot;***&quot;)" office:value-type="string" office:string-value="***">
            <text:p>***</text:p>
          </table:table-cell>
          <table:table-cell/>
          <table:table-cell office:value-type="string">
            <text:p>Signifikant</text:p>
          </table:table-cell>
          <table:table-cell office:value-type="string">
            <text:p>Bedeutung</text:p>
          </table:table-cell>
          <table:table-cell table:number-columns-repeated="988"/>
        </table:table-row>
        <table:table-row table:style-name="ro1">
          <table:table-cell table:style-name="ce45" office:value-type="string">
            <text:p>S</text:p>
          </table:table-cell>
          <table:table-cell table:style-name="ce45" office:value-type="string">
            <text:p>AI</text:p>
          </table:table-cell>
          <table:table-cell table:style-name="ce12" office:value-type="float" office:value="7">
            <text:p>7</text:p>
          </table:table-cell>
          <table:table-cell table:style-name="ce19" office:value-type="float" office:value="5.154">
            <text:p>5,154</text:p>
          </table:table-cell>
          <table:table-cell table:style-name="ce19" office:value-type="float" office:value="6">
            <text:p>6</text:p>
          </table:table-cell>
          <table:table-cell table:style-name="ce47" office:value-type="float" office:value="4.88">
            <text:p>4,88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-0.181059938058638">
            <text:p>-0,1810599381</text:p>
          </table:table-cell>
          <table:table-cell table:style-name="ce19" table:formula="of:=IF(ABS([.H28]) &lt; 1.96; &quot;--&quot;; &quot;***&quot;)" office:value-type="string" office:string-value="--">
            <text:p>--</text:p>
          </table:table-cell>
          <table:table-cell table:style-name="ce19" office:value-type="float" office:value="1.912">
            <text:p>1,912</text:p>
          </table:table-cell>
          <table:table-cell table:style-name="ce47" office:value-type="float" office:value="1.81">
            <text:p>1,81</text:p>
          </table:table-cell>
          <table:table-cell table:style-name="ce19" office:value-type="float" office:value="49">
            <text:p>49</text:p>
          </table:table-cell>
          <table:table-cell table:style-name="ce47" office:value-type="float" office:value="0.16674182589681">
            <text:p>0,1667418259</text:p>
          </table:table-cell>
          <table:table-cell table:style-name="ce47" office:value-type="float" office:value="0.685">
            <text:p>0,685</text:p>
          </table:table-cell>
          <table:table-cell table:style-name="ce19" table:formula="of:=IF(MAX([.N28]; 0.001) &gt; 0.05; &quot;--&quot;; &quot;***&quot;)" office:value-type="string" office:string-value="--">
            <text:p>--</text:p>
          </table:table-cell>
          <table:table-cell/>
          <table:table-cell office:value-type="string">
            <text:p>p &lt; 0,05</text:p>
          </table:table-cell>
          <table:table-cell office:value-type="string">
            <text:p>MW/STABW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I</text:p>
          </table:table-cell>
          <table:table-cell table:style-name="ce13" office:value-type="float" office:value="45">
            <text:p>45</text:p>
          </table:table-cell>
          <table:table-cell table:style-name="ce19" office:value-type="float" office:value="5.808">
            <text:p>5,808</text:p>
          </table:table-cell>
          <table:table-cell table:style-name="ce15" office:value-type="float" office:value="7">
            <text:p>7</text:p>
          </table:table-cell>
          <table:table-cell table:style-name="ce48" office:value-type="float" office:value="5.76">
            <text:p>5,76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-0.189047876502402">
            <text:p>-0,1890478765</text:p>
          </table:table-cell>
          <table:table-cell table:style-name="ce19" table:formula="of:=IF(ABS([.H29]) &lt; 1.96; &quot;--&quot;; &quot;***&quot;)" office:value-type="string" office:string-value="--">
            <text:p>--</text:p>
          </table:table-cell>
          <table:table-cell table:style-name="ce19" office:value-type="float" office:value="1.674">
            <text:p>1,674</text:p>
          </table:table-cell>
          <table:table-cell table:style-name="ce48" office:value-type="float" office:value="1.451">
            <text:p>1,451</text:p>
          </table:table-cell>
          <table:table-cell office:value-type="float" office:value="49">
            <text:p>49</text:p>
          </table:table-cell>
          <table:table-cell table:style-name="Default" office:value-type="float" office:value="2.65772573725396">
            <text:p>2,6577257373</text:p>
          </table:table-cell>
          <table:table-cell table:style-name="ce48" office:value-type="float" office:value="0.109">
            <text:p>0,109</text:p>
          </table:table-cell>
          <table:table-cell table:style-name="ce19" table:formula="of:=IF(MAX([.N29]; 0.001) &gt; 0.05; &quot;--&quot;; &quot;***&quot;)" office:value-type="string" office:string-value="--">
            <text:p>--</text:p>
          </table:table-cell>
          <table:table-cell/>
          <table:table-cell office:value-type="string">
            <text:p>H0 verwerfen</text:p>
          </table:table-cell>
          <table:table-cell office:value-type="string">
            <text:p>ist verschieden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N</text:p>
          </table:table-cell>
          <table:table-cell table:style-name="ce13" office:value-type="float" office:value="58">
            <text:p>58</text:p>
          </table:table-cell>
          <table:table-cell table:style-name="ce19" office:value-type="float" office:value="6.462">
            <text:p>6,462</text:p>
          </table:table-cell>
          <table:table-cell table:style-name="ce15" office:value-type="float" office:value="7">
            <text:p>7</text:p>
          </table:table-cell>
          <table:table-cell table:style-name="ce48" office:value-type="float" office:value="6.04">
            <text:p>6,04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-0.202361107242007">
            <text:p>-0,2023611072</text:p>
          </table:table-cell>
          <table:table-cell table:style-name="ce19" table:formula="of:=IF(ABS([.H30]) &lt; 1.96; &quot;--&quot;; &quot;***&quot;)" office:value-type="string" office:string-value="--">
            <text:p>--</text:p>
          </table:table-cell>
          <table:table-cell table:style-name="ce19" office:value-type="float" office:value="1.272">
            <text:p>1,272</text:p>
          </table:table-cell>
          <table:table-cell table:style-name="ce48" office:value-type="float" office:value="1.62">
            <text:p>1,62</text:p>
          </table:table-cell>
          <table:table-cell office:value-type="float" office:value="49">
            <text:p>49</text:p>
          </table:table-cell>
          <table:table-cell table:style-name="ce48" office:value-type="float" office:value="2.35102708963564">
            <text:p>2,3510270896</text:p>
          </table:table-cell>
          <table:table-cell table:style-name="ce48" office:value-type="float" office:value="0.132">
            <text:p>0,132</text:p>
          </table:table-cell>
          <table:table-cell table:style-name="ce19" table:formula="of:=IF(MAX([.N30]; 0.001) &gt; 0.05; &quot;--&quot;; &quot;***&quot;)" office:value-type="string" office:string-value="--">
            <text:p>--</text:p>
          </table:table-cell>
          <table:table-cell table:number-columns-repeated="2"/>
          <table:table-cell office:value-type="string">
            <text:p>zwischen ESP &amp; CAT</text:p>
          </table:table-cell>
          <table:table-cell table:number-columns-repeated="988"/>
        </table:table-row>
        <table:table-row table:style-name="ro1">
          <table:table-cell table:style-name="ce46" office:value-type="string">
            <text:p>S</text:p>
          </table:table-cell>
          <table:table-cell table:style-name="ce46" office:value-type="string">
            <text:p>AI</text:p>
          </table:table-cell>
          <table:table-cell table:style-name="ce13" office:value-type="float" office:value="90">
            <text:p>90</text:p>
          </table:table-cell>
          <table:table-cell table:style-name="ce19" office:value-type="float" office:value="6.308">
            <text:p>6,308</text:p>
          </table:table-cell>
          <table:table-cell table:style-name="ce15" office:value-type="float" office:value="7">
            <text:p>7</text:p>
          </table:table-cell>
          <table:table-cell table:style-name="ce48" office:value-type="float" office:value="6.24">
            <text:p>6,24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-0.0825420305855557">
            <text:p>-0,0825420306</text:p>
          </table:table-cell>
          <table:table-cell table:style-name="ce19" table:formula="of:=IF(ABS([.H31]) &lt; 1.96; &quot;--&quot;; &quot;***&quot;)" office:value-type="string" office:string-value="--">
            <text:p>--</text:p>
          </table:table-cell>
          <table:table-cell table:style-name="ce19" office:value-type="float" office:value="1.225">
            <text:p>1,225</text:p>
          </table:table-cell>
          <table:table-cell table:style-name="ce48" office:value-type="float" office:value="1.234">
            <text:p>1,234</text:p>
          </table:table-cell>
          <table:table-cell office:value-type="float" office:value="49">
            <text:p>49</text:p>
          </table:table-cell>
          <table:table-cell table:style-name="ce48" office:value-type="float" office:value="0.00154025239573368">
            <text:p>0,0015402524</text:p>
          </table:table-cell>
          <table:table-cell table:style-name="ce48" office:value-type="float" office:value="0.969">
            <text:p>0,969</text:p>
          </table:table-cell>
          <table:table-cell table:style-name="ce19" table:formula="of:=IF(MAX([.N31]; 0.001) &gt; 0.05; &quot;--&quot;; &quot;***&quot;)" office:value-type="string" office:string-value="--">
            <text:p>--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A</text:p>
          </table:table-cell>
          <table:table-cell table:style-name="ce13" office:value-type="float" office:value="119">
            <text:p>119</text:p>
          </table:table-cell>
          <table:table-cell table:style-name="ce19" office:value-type="float" office:value="5.154">
            <text:p>5,154</text:p>
          </table:table-cell>
          <table:table-cell table:style-name="ce15" office:value-type="float" office:value="5.5">
            <text:p>5,5</text:p>
          </table:table-cell>
          <table:table-cell office:value-type="float" office:value="5.8">
            <text:p>5,8</text:p>
          </table:table-cell>
          <table:table-cell office:value-type="float" office:value="6">
            <text:p>6</text:p>
          </table:table-cell>
          <table:table-cell office:value-type="float" office:value="-0.260939322496273">
            <text:p>-0,2609393225</text:p>
          </table:table-cell>
          <table:table-cell table:style-name="ce19" table:formula="of:=IF(ABS([.H32]) &lt; 1.96; &quot;--&quot;; &quot;***&quot;)" office:value-type="string" office:string-value="--">
            <text:p>--</text:p>
          </table:table-cell>
          <table:table-cell table:style-name="ce19" office:value-type="float" office:value="1.974">
            <text:p>1,974</text:p>
          </table:table-cell>
          <table:table-cell office:value-type="float" office:value="1.555">
            <text:p>1,555</text:p>
          </table:table-cell>
          <table:table-cell office:value-type="float" office:value="49">
            <text:p>49</text:p>
          </table:table-cell>
          <table:table-cell office:value-type="float" office:value="3.58181604503">
            <text:p>3,581816045</text:p>
          </table:table-cell>
          <table:table-cell office:value-type="float" office:value="0.064">
            <text:p>0,064</text:p>
          </table:table-cell>
          <table:table-cell table:style-name="ce19" table:formula="of:=IF(MAX([.N32]; 0.001) &gt; 0.05; &quot;--&quot;; &quot;***&quot;)" office:value-type="string" office:string-value="--">
            <text:p>--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T</text:p>
          </table:table-cell>
          <table:table-cell table:style-name="ce3" office:value-type="string">
            <text:p>PI</text:p>
          </table:table-cell>
          <table:table-cell table:style-name="ce12" office:value-type="float" office:value="22">
            <text:p>22</text:p>
          </table:table-cell>
          <table:table-cell table:style-name="ce23" office:value-type="float" office:value="5.731">
            <text:p>5,731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6.68">
            <text:p>6,68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-0.689625352311578">
            <text:p>-0,6896253523</text:p>
          </table:table-cell>
          <table:table-cell table:style-name="ce23" table:formula="of:=IF(ABS([.H33]) &lt; 1.96; &quot;--&quot;; &quot;***&quot;)" office:value-type="string" office:string-value="--">
            <text:p>--</text:p>
          </table:table-cell>
          <table:table-cell table:style-name="ce23" office:value-type="float" office:value="1.402">
            <text:p>1,402</text:p>
          </table:table-cell>
          <table:table-cell table:style-name="ce17" office:value-type="float" office:value="0.9">
            <text:p>0,9</text:p>
          </table:table-cell>
          <table:table-cell table:style-name="ce17" office:value-type="float" office:value="49">
            <text:p>49</text:p>
          </table:table-cell>
          <table:table-cell table:style-name="ce17" office:value-type="float" office:value="14.7310608683147">
            <text:p>14,7310608683</text:p>
          </table:table-cell>
          <table:table-cell table:style-name="ce17" office:value-type="string">
            <text:p>&lt;0,001</text:p>
          </table:table-cell>
          <table:table-cell table:style-name="ce23" table:formula="of:=IF(MAX([.N33]; 0.001) &gt; 0.05; &quot;--&quot;; &quot;***&quot;)" office:value-type="string" office:string-value="***">
            <text:p>***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AA</text:p>
          </table:table-cell>
          <table:table-cell table:style-name="ce13" office:value-type="float" office:value="43">
            <text:p>43</text:p>
          </table:table-cell>
          <table:table-cell table:style-name="ce23" office:value-type="float" office:value="5.423">
            <text:p>5,423</text:p>
          </table:table-cell>
          <table:table-cell table:style-name="ce24" office:value-type="float" office:value="6">
            <text:p>6</text:p>
          </table:table-cell>
          <table:table-cell table:style-name="ce18" office:value-type="float" office:value="5.04">
            <text:p>5,0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-0.20768639953785">
            <text:p>-0,2076863995</text:p>
          </table:table-cell>
          <table:table-cell table:style-name="ce23" table:formula="of:=IF(ABS([.H34]) &lt; 1.96; &quot;--&quot;; &quot;***&quot;)" office:value-type="string" office:string-value="--">
            <text:p>--</text:p>
          </table:table-cell>
          <table:table-cell table:style-name="ce23" office:value-type="float" office:value="1.963">
            <text:p>1,963</text:p>
          </table:table-cell>
          <table:table-cell table:style-name="ce18" office:value-type="float" office:value="2.01">
            <text:p>2,01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0.0993846921520036">
            <text:p>0,0993846922</text:p>
          </table:table-cell>
          <table:table-cell table:style-name="ce18" office:value-type="float" office:value="0.754">
            <text:p>0,754</text:p>
          </table:table-cell>
          <table:table-cell table:style-name="ce23" table:formula="of:=IF(MAX([.N34]; 0.001) &gt; 0.05; &quot;--&quot;; &quot;***&quot;)" office:value-type="string" office:string-value="--">
            <text:p>--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AI</text:p>
          </table:table-cell>
          <table:table-cell table:style-name="ce13" office:value-type="float" office:value="64">
            <text:p>64</text:p>
          </table:table-cell>
          <table:table-cell table:style-name="ce23" office:value-type="float" office:value="5.731">
            <text:p>5,731</text:p>
          </table:table-cell>
          <table:table-cell table:style-name="ce24" office:value-type="float" office:value="6.5">
            <text:p>6,5</text:p>
          </table:table-cell>
          <table:table-cell table:style-name="ce18" office:value-type="float" office:value="5.28">
            <text:p>5,28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-0.191710522650323">
            <text:p>-0,1917105227</text:p>
          </table:table-cell>
          <table:table-cell table:style-name="ce23" table:formula="of:=IF(ABS([.H35]) &lt; 1.96; &quot;--&quot;; &quot;***&quot;)" office:value-type="string" office:string-value="--">
            <text:p>--</text:p>
          </table:table-cell>
          <table:table-cell table:style-name="ce23" office:value-type="float" office:value="1.614">
            <text:p>1,614</text:p>
          </table:table-cell>
          <table:table-cell table:style-name="ce18" office:value-type="float" office:value="2.112">
            <text:p>2,112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1.65775944447177">
            <text:p>1,6577594445</text:p>
          </table:table-cell>
          <table:table-cell table:style-name="ce18" office:value-type="float" office:value="0.204">
            <text:p>0,204</text:p>
          </table:table-cell>
          <table:table-cell table:style-name="ce23" table:formula="of:=IF(MAX([.N35]; 0.001) &gt; 0.05; &quot;--&quot;; &quot;***&quot;)" office:value-type="string" office:string-value="--">
            <text:p>--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PN</text:p>
          </table:table-cell>
          <table:table-cell table:style-name="ce13" office:value-type="float" office:value="82">
            <text:p>82</text:p>
          </table:table-cell>
          <table:table-cell table:style-name="ce23" office:value-type="float" office:value="6.385">
            <text:p>6,385</text:p>
          </table:table-cell>
          <table:table-cell table:style-name="ce24" office:value-type="float" office:value="7">
            <text:p>7</text:p>
          </table:table-cell>
          <table:table-cell table:style-name="ce18" office:value-type="float" office:value="5.8">
            <text:p>5,8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-0.197035814946165">
            <text:p>-0,1970358149</text:p>
          </table:table-cell>
          <table:table-cell table:style-name="ce23" table:formula="of:=IF(ABS([.H36]) &lt; 1.96; &quot;--&quot;; &quot;***&quot;)" office:value-type="string" office:string-value="--">
            <text:p>--</text:p>
          </table:table-cell>
          <table:table-cell table:style-name="ce23" office:value-type="float" office:value="1.061">
            <text:p>1,061</text:p>
          </table:table-cell>
          <table:table-cell table:style-name="ce18" office:value-type="float" office:value="2.021">
            <text:p>2,021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5.08246285093273">
            <text:p>5,0824628509</text:p>
          </table:table-cell>
          <table:table-cell table:style-name="ce18" office:value-type="float" office:value="0.029">
            <text:p>0,029</text:p>
          </table:table-cell>
          <table:table-cell table:style-name="ce23" table:formula="of:=IF(MAX([.N36]; 0.001) &gt; 0.05; &quot;--&quot;; &quot;***&quot;)" office:value-type="string" office:string-value="***">
            <text:p>***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PA</text:p>
          </table:table-cell>
          <table:table-cell table:style-name="ce13" office:value-type="float" office:value="112">
            <text:p>112</text:p>
          </table:table-cell>
          <table:table-cell table:style-name="ce23" office:value-type="float" office:value="5.654">
            <text:p>5,654</text:p>
          </table:table-cell>
          <table:table-cell table:style-name="ce24" office:value-type="float" office:value="6.5">
            <text:p>6,5</text:p>
          </table:table-cell>
          <table:table-cell table:style-name="ce18" office:value-type="float" office:value="6.48">
            <text:p>6,48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-0.457975137442438">
            <text:p>-0,4579751374</text:p>
          </table:table-cell>
          <table:table-cell table:style-name="ce23" table:formula="of:=IF(ABS([.H37]) &lt; 1.96; &quot;--&quot;; &quot;***&quot;)" office:value-type="string" office:string-value="--">
            <text:p>--</text:p>
          </table:table-cell>
          <table:table-cell table:style-name="ce23" office:value-type="float" office:value="1.765">
            <text:p>1,765</text:p>
          </table:table-cell>
          <table:table-cell table:style-name="ce18" office:value-type="float" office:value="1.046">
            <text:p>1,046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6.824173327296">
            <text:p>6,8241733273</text:p>
          </table:table-cell>
          <table:table-cell table:style-name="ce18" office:value-type="float" office:value="0.012">
            <text:p>0,012</text:p>
          </table:table-cell>
          <table:table-cell table:style-name="ce23" table:formula="of:=IF(MAX([.N37]; 0.001) &gt; 0.05; &quot;--&quot;; &quot;***&quot;)" office:value-type="string" office:string-value="***">
            <text:p>***</text:p>
          </table:table-cell>
          <table:table-cell table:number-columns-repeated="991"/>
        </table:table-row>
        <table:table-row table:style-name="ro1">
          <table:table-cell table:style-name="ce7" office:value-type="string">
            <text:p>U</text:p>
          </table:table-cell>
          <table:table-cell table:style-name="ce7" office:value-type="string">
            <text:p>PA</text:p>
          </table:table-cell>
          <table:table-cell table:style-name="ce12" office:value-type="float" office:value="15">
            <text:p>15</text:p>
          </table:table-cell>
          <table:table-cell table:style-name="ce19" office:value-type="float" office:value="2.52">
            <text:p>2,52</text:p>
          </table:table-cell>
          <table:table-cell table:style-name="ce19" office:value-type="float" office:value="2">
            <text:p>2</text:p>
          </table:table-cell>
          <table:table-cell table:style-name="ce8" office:value-type="float" office:value="4.4">
            <text:p>4,4</text:p>
          </table:table-cell>
          <table:table-cell table:style-name="ce8" office:value-type="float" office:value="5">
            <text:p>5</text:p>
          </table:table-cell>
          <table:table-cell table:style-name="Default" office:value-type="float" office:value="-0.888870482592532">
            <text:p>-0,8888704826</text:p>
          </table:table-cell>
          <table:table-cell table:style-name="ce19" table:formula="of:=IF(ABS([.H38]) &lt; 1.96; &quot;--&quot;; &quot;***&quot;)" office:value-type="string" office:string-value="--">
            <text:p>--</text:p>
          </table:table-cell>
          <table:table-cell table:style-name="ce19" office:value-type="float" office:value="1.295">
            <text:p>1,295</text:p>
          </table:table-cell>
          <table:table-cell table:style-name="ce8" office:value-type="float" office:value="2.082">
            <text:p>2,082</text:p>
          </table:table-cell>
          <table:table-cell table:style-name="ce19" office:value-type="float" office:value="48">
            <text:p>48</text:p>
          </table:table-cell>
          <table:table-cell table:style-name="ce8" office:value-type="float" office:value="11.2861366456927">
            <text:p>11,2861366457</text:p>
          </table:table-cell>
          <table:table-cell table:style-name="ce8" office:value-type="float" office:value="0.002">
            <text:p>0,002</text:p>
          </table:table-cell>
          <table:table-cell table:style-name="ce19" table:formula="of:=IF(MAX([.N38]; 0.001) &gt; 0.05; &quot;--&quot;; &quot;***&quot;)" office:value-type="string" office:string-value="***">
            <text:p>***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I</text:p>
          </table:table-cell>
          <table:table-cell table:style-name="ce13" office:value-type="float" office:value="24">
            <text:p>24</text:p>
          </table:table-cell>
          <table:table-cell table:style-name="ce19" office:value-type="float" office:value="3.885">
            <text:p>3,885</text:p>
          </table:table-cell>
          <table:table-cell table:style-name="ce15" office:value-type="float" office:value="4">
            <text:p>4</text:p>
          </table:table-cell>
          <table:table-cell office:value-type="float" office:value="2.833">
            <text:p>2,833</text:p>
          </table:table-cell>
          <table:table-cell office:value-type="float" office:value="2">
            <text:p>2</text:p>
          </table:table-cell>
          <table:table-cell table:style-name="Default" office:value-type="float" office:value="-0.560247198187482">
            <text:p>-0,5602471982</text:p>
          </table:table-cell>
          <table:table-cell table:style-name="ce19" table:formula="of:=IF(ABS([.H39]) &lt; 1.96; &quot;--&quot;; &quot;***&quot;)" office:value-type="string" office:string-value="--">
            <text:p>--</text:p>
          </table:table-cell>
          <table:table-cell table:style-name="ce19" office:value-type="float" office:value="1.925">
            <text:p>1,925</text:p>
          </table:table-cell>
          <table:table-cell office:value-type="float" office:value="1.579">
            <text:p>1,579</text:p>
          </table:table-cell>
          <table:table-cell office:value-type="float" office:value="48">
            <text:p>48</text:p>
          </table:table-cell>
          <table:table-cell office:value-type="float" office:value="1.84704994530067">
            <text:p>1,8470499453</text:p>
          </table:table-cell>
          <table:table-cell office:value-type="float" office:value="0.18">
            <text:p>0,18</text:p>
          </table:table-cell>
          <table:table-cell table:style-name="ce19" table:formula="of:=IF(MAX([.N39]; 0.001) &gt; 0.05; &quot;--&quot;; &quot;***&quot;)" office:value-type="string" office:string-value="--">
            <text:p>--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N</text:p>
          </table:table-cell>
          <table:table-cell table:style-name="ce13" office:value-type="float" office:value="49">
            <text:p>49</text:p>
          </table:table-cell>
          <table:table-cell table:style-name="ce19" office:value-type="float" office:value="3.385">
            <text:p>3,385</text:p>
          </table:table-cell>
          <table:table-cell table:style-name="ce15" office:value-type="float" office:value="3">
            <text:p>3</text:p>
          </table:table-cell>
          <table:table-cell office:value-type="float" office:value="6.56">
            <text:p>6,56</text:p>
          </table:table-cell>
          <table:table-cell office:value-type="float" office:value="7">
            <text:p>7</text:p>
          </table:table-cell>
          <table:table-cell table:style-name="Default" office:value-type="float" office:value="-1.32866042781265">
            <text:p>-1,3286604278</text:p>
          </table:table-cell>
          <table:table-cell table:style-name="ce19" table:formula="of:=IF(ABS([.H40]) &lt; 1.96; &quot;--&quot;; &quot;***&quot;)" office:value-type="string" office:string-value="--">
            <text:p>--</text:p>
          </table:table-cell>
          <table:table-cell table:style-name="ce19" office:value-type="float" office:value="2.08">
            <text:p>2,08</text:p>
          </table:table-cell>
          <table:table-cell office:value-type="float" office:value="0.821">
            <text:p>0,821</text:p>
          </table:table-cell>
          <table:table-cell office:value-type="float" office:value="49">
            <text:p>49</text:p>
          </table:table-cell>
          <table:table-cell office:value-type="float" office:value="23.0288114871458">
            <text:p>23,0288114871</text:p>
          </table:table-cell>
          <table:table-cell office:value-type="string">
            <text:p>&lt;0,001</text:p>
          </table:table-cell>
          <table:table-cell table:style-name="ce19" table:formula="of:=IF(MAX([.N40]; 0.001) &gt; 0.05; &quot;--&quot;; &quot;***&quot;)" office:value-type="string" office:string-value="***">
            <text:p>***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I</text:p>
          </table:table-cell>
          <table:table-cell table:style-name="ce13" office:value-type="float" office:value="69">
            <text:p>69</text:p>
          </table:table-cell>
          <table:table-cell table:style-name="ce19" office:value-type="float" office:value="3.5">
            <text:p>3,5</text:p>
          </table:table-cell>
          <table:table-cell table:style-name="ce15" office:value-type="float" office:value="3">
            <text:p>3</text:p>
          </table:table-cell>
          <table:table-cell office:value-type="float" office:value="5.96">
            <text:p>5,96</text:p>
          </table:table-cell>
          <table:table-cell office:value-type="float" office:value="7">
            <text:p>7</text:p>
          </table:table-cell>
          <table:table-cell table:style-name="Default" office:value-type="float" office:value="-0.995829659322511">
            <text:p>-0,9958296593</text:p>
          </table:table-cell>
          <table:table-cell table:style-name="ce19" table:formula="of:=IF(ABS([.H41]) &lt; 1.96; &quot;--&quot;; &quot;***&quot;)" office:value-type="string" office:string-value="--">
            <text:p>--</text:p>
          </table:table-cell>
          <table:table-cell table:style-name="ce19" office:value-type="float" office:value="2.267">
            <text:p>2,267</text:p>
          </table:table-cell>
          <table:table-cell office:value-type="float" office:value="1.645">
            <text:p>1,645</text:p>
          </table:table-cell>
          <table:table-cell office:value-type="float" office:value="49">
            <text:p>49</text:p>
          </table:table-cell>
          <table:table-cell office:value-type="float" office:value="6.11831252834358">
            <text:p>6,1183125283</text:p>
          </table:table-cell>
          <table:table-cell office:value-type="float" office:value="0.017">
            <text:p>0,017</text:p>
          </table:table-cell>
          <table:table-cell table:style-name="ce19" table:formula="of:=IF(MAX([.N41]; 0.001) &gt; 0.05; &quot;--&quot;; &quot;***&quot;)" office:value-type="string" office:string-value="***">
            <text:p>***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A</text:p>
          </table:table-cell>
          <table:table-cell table:style-name="ce13" office:value-type="float" office:value="105">
            <text:p>105</text:p>
          </table:table-cell>
          <table:table-cell table:style-name="ce19" office:value-type="float" office:value="3.115">
            <text:p>3,115</text:p>
          </table:table-cell>
          <table:table-cell table:style-name="ce15" office:value-type="float" office:value="2">
            <text:p>2</text:p>
          </table:table-cell>
          <table:table-cell office:value-type="float" office:value="4.48">
            <text:p>4,48</text:p>
          </table:table-cell>
          <table:table-cell office:value-type="float" office:value="5">
            <text:p>5</text:p>
          </table:table-cell>
          <table:table-cell table:style-name="Default" office:value-type="float" office:value="-0.572468921803048">
            <text:p>-0,5724689218</text:p>
          </table:table-cell>
          <table:table-cell table:style-name="ce19" table:formula="of:=IF(ABS([.H42]) &lt; 1.96; &quot;--&quot;; &quot;***&quot;)" office:value-type="string" office:string-value="--">
            <text:p>--</text:p>
          </table:table-cell>
          <table:table-cell table:style-name="ce19" office:value-type="float" office:value="2.269">
            <text:p>2,269</text:p>
          </table:table-cell>
          <table:table-cell office:value-type="float" office:value="2.238">
            <text:p>2,238</text:p>
          </table:table-cell>
          <table:table-cell office:value-type="float" office:value="49">
            <text:p>49</text:p>
          </table:table-cell>
          <table:table-cell office:value-type="float" office:value="0.012500511110088">
            <text:p>0,0125005111</text:p>
          </table:table-cell>
          <table:table-cell office:value-type="float" office:value="0.911">
            <text:p>0,911</text:p>
          </table:table-cell>
          <table:table-cell table:style-name="ce19" table:formula="of:=IF(MAX([.N42]; 0.001) &gt; 0.05; &quot;--&quot;; &quot;***&quot;)" office:value-type="string" office:string-value="--">
            <text:p>--</text:p>
          </table:table-cell>
          <table:table-cell table:number-columns-repeated="991"/>
        </table:table-row>
        <table:table-row table:style-name="ro1">
          <table:table-cell table:style-name="ce8" table:number-columns-repeated="15"/>
          <table:table-cell table:number-columns-repeated="991"/>
        </table:table-row>
        <table:table-row table:style-name="ro1" table:number-rows-repeated="1048532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Kenndaten_2" table:style-name="ta1" table:print="false">
        <table:table-column table:style-name="co1" table:default-cell-style-name="ce9"/>
        <table:table-column table:style-name="co2" table:number-columns-repeated="2" table:default-cell-style-name="ce9"/>
        <table:table-column table:style-name="co34" table:default-cell-style-name="ce9"/>
        <table:table-column table:style-name="co49" table:default-cell-style-name="ce9"/>
        <table:table-column table:style-name="co50" table:default-cell-style-name="ce9"/>
        <table:table-column table:style-name="co34" table:default-cell-style-name="ce9"/>
        <table:table-column table:style-name="co51" table:default-cell-style-name="ce9"/>
        <table:table-column table:style-name="co50" table:default-cell-style-name="ce9"/>
        <table:table-column table:style-name="co8" table:number-columns-repeated="2" table:default-cell-style-name="ce9"/>
        <table:table-column table:style-name="co12" table:default-cell-style-name="ce9"/>
        <table:table-column table:style-name="co52" table:default-cell-style-name="ce9"/>
        <table:table-column table:style-name="co8" table:number-columns-repeated="980" table:default-cell-style-name="ce9"/>
        <table:table-column table:style-name="co8" table:number-columns-repeated="8" table:default-cell-style-name="ce28"/>
        <table:table-row table:style-name="ro1">
          <table:table-cell table:style-name="ce1" table:number-columns-repeated="2"/>
          <table:table-cell table:style-name="ce10" office:value-type="string">
            <text:p>Lfd. Nr.</text:p>
          </table:table-cell>
          <table:table-cell table:number-columns-repeated="3" table:style-name="ce15" office:value-type="string">
            <text:p>ESP</text:p>
          </table:table-cell>
          <table:table-cell table:number-columns-repeated="3" table:style-name="ce15" office:value-type="string">
            <text:p>CAT</text:p>
          </table:table-cell>
          <table:table-cell table:style-name="ce15" table:number-columns-repeated="984"/>
          <table:table-cell table:style-name="ce27" table:number-columns-repeated="5"/>
          <table:table-cell table:style-name="ce29" table:number-columns-repeated="3"/>
        </table:table-row>
        <table:table-row table:style-name="ro1">
          <table:table-cell table:style-name="ce2" office:value-type="string">
            <text:p>Verb</text:p>
          </table:table-cell>
          <table:table-cell table:style-name="ce2" office:value-type="string">
            <text:p>Satztyp</text:p>
          </table:table-cell>
          <table:table-cell table:style-name="ce11" office:value-type="string">
            <text:p>Item</text:p>
          </table:table-cell>
          <table:table-cell table:style-name="ce16" office:value-type="string">
            <text:p>JB</text:p>
          </table:table-cell>
          <table:table-cell table:style-name="ce16" office:value-type="string">
            <text:p>p-value</text:p>
          </table:table-cell>
          <table:table-cell table:style-name="ce16" office:value-type="string">
            <text:p>Norm.vert.?</text:p>
          </table:table-cell>
          <table:table-cell table:style-name="ce16" office:value-type="string">
            <text:p>JB</text:p>
          </table:table-cell>
          <table:table-cell table:style-name="ce16" office:value-type="string">
            <text:p>p-value</text:p>
          </table:table-cell>
          <table:table-cell table:style-name="ce16" office:value-type="string">
            <text:p>Norm.vert.?</text:p>
          </table:table-cell>
          <table:table-cell table:style-name="ce16"/>
          <table:table-cell table:style-name="ce15"/>
          <table:table-cell table:style-name="ce25" office:value-type="string">
            <text:p>Legende:</text:p>
          </table:table-cell>
          <table:table-cell table:style-name="ce25"/>
          <table:table-cell table:style-name="ce26" table:number-columns-repeated="7"/>
          <table:table-cell table:style-name="ce15" table:number-columns-repeated="973"/>
          <table:table-cell table:style-name="ce27" table:number-columns-repeated="5"/>
          <table:table-cell table:style-name="ce29" table:number-columns-repeated="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AA</text:p>
          </table:table-cell>
          <table:table-cell table:style-name="ce12" office:value-type="float" office:value="13">
            <text:p>13</text:p>
          </table:table-cell>
          <table:table-cell table:style-name="ce23" office:value-type="float" office:value="2.43663823015095">
            <text:p>2,4366382302</text:p>
          </table:table-cell>
          <table:table-cell table:style-name="ce23" office:value-type="float" office:value="0.295726832162478">
            <text:p>0,2957268322</text:p>
          </table:table-cell>
          <table:table-cell table:style-name="ce17" office:value-type="string">
            <text:p>ja</text:p>
          </table:table-cell>
          <table:table-cell table:style-name="ce17" office:value-type="float" office:value="3.00905628461385">
            <text:p>3,0090562846</text:p>
          </table:table-cell>
          <table:table-cell table:style-name="ce18" office:value-type="float" office:value="0.222122079119967">
            <text:p>0,2221220791</text:p>
          </table:table-cell>
          <table:table-cell table:style-name="ce17" office:value-type="string">
            <text:p>ja</text:p>
          </table:table-cell>
          <table:table-cell table:style-name="ce23"/>
          <table:table-cell table:style-name="ce15"/>
          <table:table-cell table:style-name="ce25" office:value-type="string">
            <text:p>ENCANTAR</text:p>
          </table:table-cell>
          <table:table-cell table:style-name="ce25" office:value-type="string">
            <text:p>C</text:p>
          </table:table-cell>
          <table:table-cell table:number-columns-repeated="7"/>
          <table:table-cell table:style-name="ce15" table:number-columns-repeated="973"/>
          <table:table-cell table:style-name="ce27" table:number-columns-repeated="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N</text:p>
          </table:table-cell>
          <table:table-cell table:style-name="ce13" office:value-type="float" office:value="30">
            <text:p>30</text:p>
          </table:table-cell>
          <table:table-cell table:style-name="ce23" office:value-type="float" office:value="3.32943189860021">
            <text:p>3,3294318986</text:p>
          </table:table-cell>
          <table:table-cell table:style-name="ce23" office:value-type="float" office:value="0.189244405353923">
            <text:p>0,1892444054</text:p>
          </table:table-cell>
          <table:table-cell table:style-name="ce18" office:value-type="string">
            <text:p>ja</text:p>
          </table:table-cell>
          <table:table-cell table:style-name="ce18" office:value-type="float" office:value="2.3264770908452">
            <text:p>2,3264770908</text:p>
          </table:table-cell>
          <table:table-cell table:style-name="ce18" office:value-type="float" office:value="0.312472583822417">
            <text:p>0,3124725838</text:p>
          </table:table-cell>
          <table:table-cell table:style-name="ce18" office:value-type="string">
            <text:p>ja</text:p>
          </table:table-cell>
          <table:table-cell table:style-name="ce23"/>
          <table:table-cell/>
          <table:table-cell table:style-name="ce25" office:value-type="string">
            <text:p>DIVERTIR</text:p>
          </table:table-cell>
          <table:table-cell table:style-name="ce25" office:value-type="string">
            <text:p>D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AI</text:p>
          </table:table-cell>
          <table:table-cell table:style-name="ce13" office:value-type="float" office:value="37">
            <text:p>37</text:p>
          </table:table-cell>
          <table:table-cell table:style-name="ce23" office:value-type="float" office:value="3.1045714666029">
            <text:p>3,1045714666</text:p>
          </table:table-cell>
          <table:table-cell table:style-name="ce23" office:value-type="float" office:value="0.211763385595511">
            <text:p>0,2117633856</text:p>
          </table:table-cell>
          <table:table-cell table:style-name="ce18" office:value-type="string">
            <text:p>ja</text:p>
          </table:table-cell>
          <table:table-cell table:style-name="ce18" office:value-type="float" office:value="2.20729745591562">
            <text:p>2,2072974559</text:p>
          </table:table-cell>
          <table:table-cell table:style-name="ce18" office:value-type="float" office:value="0.33165874076843">
            <text:p>0,3316587408</text:p>
          </table:table-cell>
          <table:table-cell table:style-name="ce18" office:value-type="string">
            <text:p>ja</text:p>
          </table:table-cell>
          <table:table-cell table:style-name="ce23"/>
          <table:table-cell/>
          <table:table-cell table:style-name="ce25" office:value-type="string">
            <text:p>ESPANTAR</text:p>
          </table:table-cell>
          <table:table-cell table:style-name="ce25" office:value-type="string">
            <text:p>E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A</text:p>
          </table:table-cell>
          <table:table-cell table:style-name="ce13" office:value-type="float" office:value="60">
            <text:p>60</text:p>
          </table:table-cell>
          <table:table-cell table:style-name="ce23" office:value-type="float" office:value="11.5329183556522">
            <text:p>11,5329183557</text:p>
          </table:table-cell>
          <table:table-cell table:style-name="ce23" office:value-type="float" office:value="0.00313082360070891">
            <text:p>0,0031308236</text:p>
          </table:table-cell>
          <table:table-cell table:style-name="ce18" office:value-type="string">
            <text:p>nein</text:p>
          </table:table-cell>
          <table:table-cell table:style-name="ce18" office:value-type="float" office:value="1.64769919548927">
            <text:p>1,6476991955</text:p>
          </table:table-cell>
          <table:table-cell table:style-name="ce18" office:value-type="float" office:value="0.438739429085541">
            <text:p>0,4387394291</text:p>
          </table:table-cell>
          <table:table-cell table:style-name="ce18" office:value-type="string">
            <text:p>ja</text:p>
          </table:table-cell>
          <table:table-cell table:style-name="ce23"/>
          <table:table-cell/>
          <table:table-cell table:style-name="ce25" office:value-type="string">
            <text:p>MOLESTAR</text:p>
          </table:table-cell>
          <table:table-cell table:style-name="ce25" office:value-type="string">
            <text:p>M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I</text:p>
          </table:table-cell>
          <table:table-cell table:style-name="ce13" office:value-type="float" office:value="103">
            <text:p>103</text:p>
          </table:table-cell>
          <table:table-cell table:style-name="ce23" office:value-type="float" office:value="47.5792581290966">
            <text:p>47,5792581291</text:p>
          </table:table-cell>
          <table:table-cell table:style-name="ce23" office:value-type="float" office:value="0.0000000000465902853903208">
            <text:p>4,65902853903208E-011</text:p>
          </table:table-cell>
          <table:table-cell table:style-name="ce18" office:value-type="string">
            <text:p>nein</text:p>
          </table:table-cell>
          <table:table-cell table:style-name="ce18" office:value-type="float" office:value="2.38520180061959">
            <text:p>2,3852018006</text:p>
          </table:table-cell>
          <table:table-cell table:style-name="ce18" office:value-type="float" office:value="0.303431042975353">
            <text:p>0,303431043</text:p>
          </table:table-cell>
          <table:table-cell table:style-name="ce18" office:value-type="string">
            <text:p>ja</text:p>
          </table:table-cell>
          <table:table-cell table:style-name="ce23"/>
          <table:table-cell/>
          <table:table-cell table:style-name="ce25" office:value-type="string">
            <text:p>PREOCUPAR</text:p>
          </table:table-cell>
          <table:table-cell table:style-name="ce25" office:value-type="string">
            <text:p>P</text:p>
          </table:table-cell>
          <table:table-cell table:number-columns-repeated="988"/>
        </table:table-row>
        <table:table-row table:style-name="ro1">
          <table:table-cell table:style-name="ce4" office:value-type="string">
            <text:p>D</text:p>
          </table:table-cell>
          <table:table-cell table:style-name="ce4" office:value-type="string">
            <text:p>PN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6.50195978365228">
            <text:p>6,5019597837</text:p>
          </table:table-cell>
          <table:table-cell table:style-name="ce19" office:value-type="float" office:value="0.0387362319115882">
            <text:p>0,0387362319</text:p>
          </table:table-cell>
          <table:table-cell table:style-name="ce19" office:value-type="string">
            <text:p>nein</text:p>
          </table:table-cell>
          <table:table-cell table:style-name="ce19" office:value-type="float" office:value="2.80533466647919">
            <text:p>2,8053346665</text:p>
          </table:table-cell>
          <table:table-cell table:style-name="Default" office:value-type="float" office:value="0.245940084111061">
            <text:p>0,2459400841</text:p>
          </table:table-cell>
          <table:table-cell table:style-name="ce19" office:value-type="string">
            <text:p>ja</text:p>
          </table:table-cell>
          <table:table-cell table:style-name="ce19"/>
          <table:table-cell/>
          <table:table-cell table:style-name="ce25" office:value-type="string">
            <text:p>SORPRENDRE</text:p>
          </table:table-cell>
          <table:table-cell table:style-name="ce25" office:value-type="string">
            <text:p>S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A</text:p>
          </table:table-cell>
          <table:table-cell table:style-name="ce13" office:value-type="float" office:value="54">
            <text:p>54</text:p>
          </table:table-cell>
          <table:table-cell table:style-name="ce19" office:value-type="float" office:value="1.37202086145457">
            <text:p>1,3720208615</text:p>
          </table:table-cell>
          <table:table-cell table:style-name="ce15" office:value-type="float" office:value="0.503581138561454">
            <text:p>0,5035811386</text:p>
          </table:table-cell>
          <table:table-cell office:value-type="string">
            <text:p>ja</text:p>
          </table:table-cell>
          <table:table-cell office:value-type="float" office:value="2.76858887734011">
            <text:p>2,7685888773</text:p>
          </table:table-cell>
          <table:table-cell office:value-type="float" office:value="0.250500480907146">
            <text:p>0,2505004809</text:p>
          </table:table-cell>
          <table:table-cell office:value-type="string">
            <text:p>ja</text:p>
          </table:table-cell>
          <table:table-cell table:style-name="ce19"/>
          <table:table-cell/>
          <table:table-cell table:style-name="ce25" office:value-type="string">
            <text:p>ENTRISTIR</text:p>
          </table:table-cell>
          <table:table-cell table:style-name="ce25" office:value-type="string">
            <text:p>T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I</text:p>
          </table:table-cell>
          <table:table-cell table:style-name="ce13" office:value-type="float" office:value="84">
            <text:p>84</text:p>
          </table:table-cell>
          <table:table-cell table:style-name="ce19" office:value-type="float" office:value="29.6986740003003">
            <text:p>29,6986740003</text:p>
          </table:table-cell>
          <table:table-cell table:style-name="ce15" office:value-type="float" office:value="0.000000355643504331418">
            <text:p>3,55643504331418E-007</text:p>
          </table:table-cell>
          <table:table-cell office:value-type="string">
            <text:p>nein</text:p>
          </table:table-cell>
          <table:table-cell office:value-type="float" office:value="54.6982741712853">
            <text:p>54,6982741713</text:p>
          </table:table-cell>
          <table:table-cell office:value-type="float" office:value="0.00000000000132562497872249">
            <text:p>1,32562497872249E-012</text:p>
          </table:table-cell>
          <table:table-cell office:value-type="string">
            <text:p>nein</text:p>
          </table:table-cell>
          <table:table-cell table:style-name="ce19"/>
          <table:table-cell/>
          <table:table-cell table:style-name="ce25" office:value-type="string">
            <text:p>ESTRANYAR</text:p>
          </table:table-cell>
          <table:table-cell table:style-name="ce25" office:value-type="string">
            <text:p>U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A</text:p>
          </table:table-cell>
          <table:table-cell table:style-name="ce13" office:value-type="float" office:value="97">
            <text:p>97</text:p>
          </table:table-cell>
          <table:table-cell table:style-name="ce19" office:value-type="float" office:value="5.099119816191">
            <text:p>5,0991198162</text:p>
          </table:table-cell>
          <table:table-cell table:style-name="ce15" office:value-type="float" office:value="0.0781160366728227">
            <text:p>0,0781160367</text:p>
          </table:table-cell>
          <table:table-cell office:value-type="string">
            <text:p>nein</text:p>
          </table:table-cell>
          <table:table-cell office:value-type="float" office:value="6.66501334819786">
            <text:p>6,6650133482</text:p>
          </table:table-cell>
          <table:table-cell office:value-type="float" office:value="0.0357034957758284">
            <text:p>0,0357034958</text:p>
          </table:table-cell>
          <table:table-cell office:value-type="string">
            <text:p>nein</text:p>
          </table:table-cell>
          <table:table-cell table:style-name="ce19"/>
          <table:table-cell/>
          <table:table-cell table:style-name="ce25" table:number-columns-repeated="2"/>
          <table:table-cell table:number-columns-repeated="988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I</text:p>
          </table:table-cell>
          <table:table-cell table:style-name="ce13" office:value-type="float" office:value="114">
            <text:p>114</text:p>
          </table:table-cell>
          <table:table-cell table:style-name="ce19" office:value-type="float" office:value="37.5982688053342">
            <text:p>37,5982688053</text:p>
          </table:table-cell>
          <table:table-cell table:style-name="ce15" office:value-type="float" office:value="0.00000000684919710379318">
            <text:p>6,84919710379318E-009</text:p>
          </table:table-cell>
          <table:table-cell office:value-type="string">
            <text:p>nein</text:p>
          </table:table-cell>
          <table:table-cell office:value-type="float" office:value="45.2665882985423">
            <text:p>45,2665882985</text:p>
          </table:table-cell>
          <table:table-cell office:value-type="float" office:value="0.000000000148076194154816">
            <text:p>1,48076194154816E-010</text:p>
          </table:table-cell>
          <table:table-cell office:value-type="string">
            <text:p>nein</text:p>
          </table:table-cell>
          <table:table-cell table:style-name="ce19"/>
          <table:table-cell/>
          <table:table-cell table:style-name="ce25" office:value-type="string">
            <text:p>ACTIVE, ANIM</text:p>
          </table:table-cell>
          <table:table-cell table:style-name="ce25" office:value-type="string">
            <text:p>AA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E</text:p>
          </table:table-cell>
          <table:table-cell table:style-name="ce3" office:value-type="string">
            <text:p>PA</text:p>
          </table:table-cell>
          <table:table-cell table:style-name="ce12" office:value-type="float" office:value="34">
            <text:p>34</text:p>
          </table:table-cell>
          <table:table-cell table:style-name="ce23" office:value-type="float" office:value="3.60398110934914">
            <text:p>3,6039811093</text:p>
          </table:table-cell>
          <table:table-cell table:style-name="ce23" office:value-type="float" office:value="0.164970179012299">
            <text:p>0,164970179</text:p>
          </table:table-cell>
          <table:table-cell table:style-name="ce17" office:value-type="string">
            <text:p>ja</text:p>
          </table:table-cell>
          <table:table-cell table:style-name="ce17" office:value-type="float" office:value="2.32979005592625">
            <text:p>2,3297900559</text:p>
          </table:table-cell>
          <table:table-cell table:style-name="ce17" office:value-type="float" office:value="0.311955406908446">
            <text:p>0,3119554069</text:p>
          </table:table-cell>
          <table:table-cell table:style-name="ce17" office:value-type="string">
            <text:p>ja</text:p>
          </table:table-cell>
          <table:table-cell table:style-name="ce23"/>
          <table:table-cell/>
          <table:table-cell table:style-name="ce25" office:value-type="string">
            <text:p>ANIM, INAN</text:p>
          </table:table-cell>
          <table:table-cell table:style-name="ce25" office:value-type="string">
            <text:p>AI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AI</text:p>
          </table:table-cell>
          <table:table-cell table:style-name="ce13" office:value-type="float" office:value="52">
            <text:p>52</text:p>
          </table:table-cell>
          <table:table-cell table:style-name="ce23" office:value-type="float" office:value="1.55060752345199">
            <text:p>1,5506075235</text:p>
          </table:table-cell>
          <table:table-cell table:style-name="ce24" office:value-type="float" office:value="0.460563858075968">
            <text:p>0,4605638581</text:p>
          </table:table-cell>
          <table:table-cell table:style-name="ce18" office:value-type="string">
            <text:p>ja</text:p>
          </table:table-cell>
          <table:table-cell table:style-name="ce18" office:value-type="float" office:value="9.38254259100805">
            <text:p>9,382542591</text:p>
          </table:table-cell>
          <table:table-cell table:style-name="ce18" office:value-type="float" office:value="0.00917501458401797">
            <text:p>0,0091750146</text:p>
          </table:table-cell>
          <table:table-cell table:style-name="ce18" office:value-type="string">
            <text:p>nein</text:p>
          </table:table-cell>
          <table:table-cell table:style-name="ce23"/>
          <table:table-cell/>
          <table:table-cell table:style-name="ce25" office:value-type="string">
            <text:p>PRO, NOPP</text:p>
          </table:table-cell>
          <table:table-cell table:style-name="ce25" office:value-type="string">
            <text:p>PN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AA</text:p>
          </table:table-cell>
          <table:table-cell table:style-name="ce13" office:value-type="float" office:value="75">
            <text:p>75</text:p>
          </table:table-cell>
          <table:table-cell table:style-name="ce23" office:value-type="float" office:value="5.07769853413184">
            <text:p>5,0776985341</text:p>
          </table:table-cell>
          <table:table-cell table:style-name="ce24" office:value-type="float" office:value="0.078957206191244">
            <text:p>0,0789572062</text:p>
          </table:table-cell>
          <table:table-cell table:style-name="ce18" office:value-type="string">
            <text:p>nein</text:p>
          </table:table-cell>
          <table:table-cell table:style-name="ce18" office:value-type="float" office:value="2.64923920380862">
            <text:p>2,6492392038</text:p>
          </table:table-cell>
          <table:table-cell table:style-name="ce18" office:value-type="float" office:value="0.265904089262037">
            <text:p>0,2659040893</text:p>
          </table:table-cell>
          <table:table-cell table:style-name="ce18" office:value-type="string">
            <text:p>ja</text:p>
          </table:table-cell>
          <table:table-cell table:style-name="ce23"/>
          <table:table-cell/>
          <table:table-cell table:style-name="ce25" office:value-type="string">
            <text:p>PRO, PP, ANIM</text:p>
          </table:table-cell>
          <table:table-cell table:style-name="ce25" office:value-type="string">
            <text:p>PA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PN</text:p>
          </table:table-cell>
          <table:table-cell table:style-name="ce13" office:value-type="float" office:value="94">
            <text:p>94</text:p>
          </table:table-cell>
          <table:table-cell table:style-name="ce23" office:value-type="float" office:value="4.76848080179632">
            <text:p>4,7684808018</text:p>
          </table:table-cell>
          <table:table-cell table:style-name="ce24" office:value-type="float" office:value="0.0921589568594338">
            <text:p>0,0921589569</text:p>
          </table:table-cell>
          <table:table-cell table:style-name="ce18" office:value-type="string">
            <text:p>nein</text:p>
          </table:table-cell>
          <table:table-cell table:style-name="ce18" office:value-type="float" office:value="5.97167116920773">
            <text:p>5,9716711692</text:p>
          </table:table-cell>
          <table:table-cell table:style-name="ce18" office:value-type="float" office:value="0.0504972911565508">
            <text:p>0,0504972912</text:p>
          </table:table-cell>
          <table:table-cell table:style-name="ce18" office:value-type="string">
            <text:p>nein</text:p>
          </table:table-cell>
          <table:table-cell table:style-name="ce23"/>
          <table:table-cell/>
          <table:table-cell table:style-name="ce25" office:value-type="string">
            <text:p>PRO, PP, INAN</text:p>
          </table:table-cell>
          <table:table-cell table:style-name="ce25" office:value-type="string">
            <text:p>PI</text:p>
          </table:table-cell>
          <table:table-cell table:number-columns-repeated="988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PI</text:p>
          </table:table-cell>
          <table:table-cell table:style-name="ce13" office:value-type="float" office:value="109">
            <text:p>109</text:p>
          </table:table-cell>
          <table:table-cell table:style-name="ce23" office:value-type="float" office:value="22.8528662036981">
            <text:p>22,8528662037</text:p>
          </table:table-cell>
          <table:table-cell table:style-name="ce24" office:value-type="float" office:value="0.000010903430408683">
            <text:p>1,0903430408683E-005</text:p>
          </table:table-cell>
          <table:table-cell table:style-name="ce18" office:value-type="string">
            <text:p>nein</text:p>
          </table:table-cell>
          <table:table-cell table:style-name="ce18" office:value-type="float" office:value="46.5888995426096">
            <text:p>46,5888995426</text:p>
          </table:table-cell>
          <table:table-cell table:style-name="ce49" office:value-type="float" office:value="0.0000000000764449859808412">
            <text:p>7,64449859808412E-011</text:p>
          </table:table-cell>
          <table:table-cell table:style-name="ce18" office:value-type="string">
            <text:p>nein</text:p>
          </table:table-cell>
          <table:table-cell table:style-name="ce23"/>
          <table:table-cell/>
          <table:table-cell table:style-name="ce25" table:number-columns-repeated="2"/>
          <table:table-cell table:number-columns-repeated="988"/>
        </table:table-row>
        <table:table-row table:style-name="ro1">
          <table:table-cell table:style-name="ce7" office:value-type="string">
            <text:p>M</text:p>
          </table:table-cell>
          <table:table-cell table:style-name="ce7" office:value-type="string">
            <text:p>PA</text:p>
          </table:table-cell>
          <table:table-cell table:style-name="ce12" office:value-type="float" office:value="9">
            <text:p>9</text:p>
          </table:table-cell>
          <table:table-cell table:style-name="ce19" office:value-type="float" office:value="3.13092055376161">
            <text:p>3,1309205538</text:p>
          </table:table-cell>
          <table:table-cell table:style-name="ce19" office:value-type="float" office:value="0.208991796939519">
            <text:p>0,2089917969</text:p>
          </table:table-cell>
          <table:table-cell table:style-name="ce8" office:value-type="string">
            <text:p>ja</text:p>
          </table:table-cell>
          <table:table-cell table:style-name="ce8" office:value-type="float" office:value="1.8111601137653">
            <text:p>1,8111601138</text:p>
          </table:table-cell>
          <table:table-cell table:style-name="ce47" office:value-type="float" office:value="0.404307295842379">
            <text:p>0,4043072958</text:p>
          </table:table-cell>
          <table:table-cell table:style-name="ce8" office:value-type="string">
            <text:p>ja</text:p>
          </table:table-cell>
          <table:table-cell table:style-name="ce19"/>
          <table:table-cell/>
          <table:table-cell table:style-name="ce25" office:value-type="string">
            <text:p>PRONOMINAL</text:p>
          </table:table-cell>
          <table:table-cell table:style-name="ce25" office:value-type="string">
            <text:p>PRO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A</text:p>
          </table:table-cell>
          <table:table-cell table:style-name="ce13" office:value-type="float" office:value="28">
            <text:p>28</text:p>
          </table:table-cell>
          <table:table-cell table:style-name="ce19" office:value-type="float" office:value="9.39566713991683">
            <text:p>9,3956671399</text:p>
          </table:table-cell>
          <table:table-cell table:style-name="ce15" office:value-type="float" office:value="0.009115002742641">
            <text:p>0,0091150027</text:p>
          </table:table-cell>
          <table:table-cell office:value-type="string">
            <text:p>nein</text:p>
          </table:table-cell>
          <table:table-cell office:value-type="float" office:value="10.0018697389636">
            <text:p>10,001869739</text:p>
          </table:table-cell>
          <table:table-cell office:value-type="float" office:value="0.00673165084156731">
            <text:p>0,0067316508</text:p>
          </table:table-cell>
          <table:table-cell office:value-type="string">
            <text:p>nein</text:p>
          </table:table-cell>
          <table:table-cell table:style-name="ce19"/>
          <table:table-cell/>
          <table:table-cell table:style-name="ce25" office:value-type="string">
            <text:p>ANIMATE</text:p>
          </table:table-cell>
          <table:table-cell table:style-name="ce25" office:value-type="string">
            <text:p>ANIM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N</text:p>
          </table:table-cell>
          <table:table-cell table:style-name="ce13" office:value-type="float" office:value="73">
            <text:p>73</text:p>
          </table:table-cell>
          <table:table-cell table:style-name="ce19" office:value-type="float" office:value="2.49796638777981">
            <text:p>2,4979663878</text:p>
          </table:table-cell>
          <table:table-cell table:style-name="ce15" office:value-type="float" office:value="0.286796264846312">
            <text:p>0,2867962648</text:p>
          </table:table-cell>
          <table:table-cell office:value-type="string">
            <text:p>ja</text:p>
          </table:table-cell>
          <table:table-cell office:value-type="float" office:value="1.8337459681796">
            <text:p>1,8337459682</text:p>
          </table:table-cell>
          <table:table-cell office:value-type="float" office:value="0.399767166904113">
            <text:p>0,3997671669</text:p>
          </table:table-cell>
          <table:table-cell office:value-type="string">
            <text:p>ja</text:p>
          </table:table-cell>
          <table:table-cell table:style-name="ce19"/>
          <table:table-cell/>
          <table:table-cell table:style-name="ce25" office:value-type="string">
            <text:p>INANIMATE</text:p>
          </table:table-cell>
          <table:table-cell table:style-name="ce25" office:value-type="string">
            <text:p>INAN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I</text:p>
          </table:table-cell>
          <table:table-cell table:style-name="ce13" office:value-type="float" office:value="88">
            <text:p>88</text:p>
          </table:table-cell>
          <table:table-cell table:style-name="ce19" office:value-type="float" office:value="2.00200885948257">
            <text:p>2,0020088595</text:p>
          </table:table-cell>
          <table:table-cell table:style-name="ce15" office:value-type="float" office:value="0.367510117630347">
            <text:p>0,3675101176</text:p>
          </table:table-cell>
          <table:table-cell office:value-type="string">
            <text:p>ja</text:p>
          </table:table-cell>
          <table:table-cell office:value-type="float" office:value="70.1546029053145">
            <text:p>70,1546029053</text:p>
          </table:table-cell>
          <table:table-cell office:value-type="float" office:value="5.836084065775E-016">
            <text:p>5,836084065775E-016</text:p>
          </table:table-cell>
          <table:table-cell office:value-type="string">
            <text:p>nein</text:p>
          </table:table-cell>
          <table:table-cell table:style-name="ce19"/>
          <table:table-cell table:number-columns-repeated="991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I</text:p>
          </table:table-cell>
          <table:table-cell table:style-name="ce13" office:value-type="float" office:value="99">
            <text:p>99</text:p>
          </table:table-cell>
          <table:table-cell table:style-name="ce19" office:value-type="float" office:value="8.20803360379948">
            <text:p>8,2080336038</text:p>
          </table:table-cell>
          <table:table-cell table:style-name="ce15" office:value-type="float" office:value="0.0165062397664433">
            <text:p>0,0165062398</text:p>
          </table:table-cell>
          <table:table-cell office:value-type="string">
            <text:p>nein</text:p>
          </table:table-cell>
          <table:table-cell office:value-type="float" office:value="4.95167635826236">
            <text:p>4,9516763583</text:p>
          </table:table-cell>
          <table:table-cell office:value-type="float" office:value="0.0840924761511134">
            <text:p>0,0840924762</text:p>
          </table:table-cell>
          <table:table-cell office:value-type="string">
            <text:p>nein</text:p>
          </table:table-cell>
          <table:table-cell table:style-name="ce19"/>
          <table:table-cell table:number-columns-repeated="991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I</text:p>
          </table:table-cell>
          <table:table-cell table:style-name="ce12" office:value-type="float" office:value="19">
            <text:p>19</text:p>
          </table:table-cell>
          <table:table-cell table:style-name="ce23" office:value-type="float" office:value="16.30953773722">
            <text:p>16,3095377372</text:p>
          </table:table-cell>
          <table:table-cell table:style-name="ce23" office:value-type="float" office:value="0.000287361696647541">
            <text:p>0,0002873617</text:p>
          </table:table-cell>
          <table:table-cell table:style-name="ce17" office:value-type="string">
            <text:p>nein</text:p>
          </table:table-cell>
          <table:table-cell table:style-name="ce17" office:value-type="float" office:value="47.5417390297256">
            <text:p>47,5417390297</text:p>
          </table:table-cell>
          <table:table-cell table:style-name="ce17" office:value-type="float" office:value="0.0000000000474725477121802">
            <text:p>4,74725477121802E-011</text:p>
          </table:table-cell>
          <table:table-cell table:style-name="ce17" office:value-type="string">
            <text:p>nein</text:p>
          </table:table-cell>
          <table:table-cell table:style-name="ce23"/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PN</text:p>
          </table:table-cell>
          <table:table-cell table:style-name="ce13" office:value-type="float" office:value="39">
            <text:p>39</text:p>
          </table:table-cell>
          <table:table-cell table:style-name="ce23" office:value-type="float" office:value="9.52993083697333">
            <text:p>9,529930837</text:p>
          </table:table-cell>
          <table:table-cell table:style-name="ce24" office:value-type="float" office:value="0.00852318298187031">
            <text:p>0,008523183</text:p>
          </table:table-cell>
          <table:table-cell table:style-name="ce18" office:value-type="string">
            <text:p>nein</text:p>
          </table:table-cell>
          <table:table-cell table:style-name="ce18" office:value-type="float" office:value="50.5970399297255">
            <text:p>50,5970399297</text:p>
          </table:table-cell>
          <table:table-cell table:style-name="ce18" office:value-type="float" office:value="0.0000000000103036803924329">
            <text:p>1,03036803924329E-011</text:p>
          </table:table-cell>
          <table:table-cell table:style-name="ce18" office:value-type="string">
            <text:p>nein</text:p>
          </table:table-cell>
          <table:table-cell table:style-name="ce23"/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AA</text:p>
          </table:table-cell>
          <table:table-cell table:style-name="ce13" office:value-type="float" office:value="67">
            <text:p>67</text:p>
          </table:table-cell>
          <table:table-cell table:style-name="ce23" office:value-type="float" office:value="3.48972913503364">
            <text:p>3,489729135</text:p>
          </table:table-cell>
          <table:table-cell table:style-name="ce24" office:value-type="float" office:value="0.174668643173079">
            <text:p>0,1746686432</text:p>
          </table:table-cell>
          <table:table-cell table:style-name="ce18" office:value-type="string">
            <text:p>ja</text:p>
          </table:table-cell>
          <table:table-cell table:style-name="ce18" office:value-type="float" office:value="12.5320850168392">
            <text:p>12,5320850168</text:p>
          </table:table-cell>
          <table:table-cell table:style-name="ce18" office:value-type="float" office:value="0.00189973189925833">
            <text:p>0,0018997319</text:p>
          </table:table-cell>
          <table:table-cell table:style-name="ce18" office:value-type="string">
            <text:p>nein</text:p>
          </table:table-cell>
          <table:table-cell table:style-name="ce23"/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PA</text:p>
          </table:table-cell>
          <table:table-cell table:style-name="ce13" office:value-type="float" office:value="79">
            <text:p>79</text:p>
          </table:table-cell>
          <table:table-cell table:style-name="ce23" office:value-type="float" office:value="76.5893577898319">
            <text:p>76,5893577898</text:p>
          </table:table-cell>
          <table:table-cell table:style-name="ce24" office:value-type="float" office:value="2.33793412294533E-017">
            <text:p>2,33793412294533E-017</text:p>
          </table:table-cell>
          <table:table-cell table:style-name="ce18" office:value-type="string">
            <text:p>nein</text:p>
          </table:table-cell>
          <table:table-cell table:style-name="ce18" office:value-type="float" office:value="20.6839734909727">
            <text:p>20,683973491</text:p>
          </table:table-cell>
          <table:table-cell table:style-name="ce18" office:value-type="float" office:value="0.0000322501860584016">
            <text:p>3,22501860584016E-005</text:p>
          </table:table-cell>
          <table:table-cell table:style-name="ce18" office:value-type="string">
            <text:p>nein</text:p>
          </table:table-cell>
          <table:table-cell table:style-name="ce23"/>
          <table:table-cell table:number-columns-repeated="991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AI</text:p>
          </table:table-cell>
          <table:table-cell table:style-name="ce13" office:value-type="float" office:value="117">
            <text:p>117</text:p>
          </table:table-cell>
          <table:table-cell table:style-name="ce23" office:value-type="float" office:value="6.1272818341188">
            <text:p>6,1272818341</text:p>
          </table:table-cell>
          <table:table-cell table:style-name="ce24" office:value-type="float" office:value="0.0467172914118953">
            <text:p>0,0467172914</text:p>
          </table:table-cell>
          <table:table-cell table:style-name="ce18" office:value-type="string">
            <text:p>nein</text:p>
          </table:table-cell>
          <table:table-cell table:style-name="ce18" office:value-type="float" office:value="74.5054080936535">
            <text:p>74,5054080937</text:p>
          </table:table-cell>
          <table:table-cell table:style-name="ce18" office:value-type="float" office:value="6.62759858407326E-017">
            <text:p>6,62759858407326E-017</text:p>
          </table:table-cell>
          <table:table-cell table:style-name="ce18" office:value-type="string">
            <text:p>nein</text:p>
          </table:table-cell>
          <table:table-cell table:style-name="ce23"/>
          <table:table-cell/>
          <table:table-cell office:value-type="string">
            <text:p>Signifikant</text:p>
          </table:table-cell>
          <table:table-cell office:value-type="string">
            <text:p>Bedeutung</text:p>
          </table:table-cell>
          <table:table-cell table:number-columns-repeated="988"/>
        </table:table-row>
        <table:table-row table:style-name="ro1">
          <table:table-cell table:style-name="ce45" office:value-type="string">
            <text:p>S</text:p>
          </table:table-cell>
          <table:table-cell table:style-name="ce45" office:value-type="string">
            <text:p>AI</text:p>
          </table:table-cell>
          <table:table-cell table:style-name="ce12" office:value-type="float" office:value="7">
            <text:p>7</text:p>
          </table:table-cell>
          <table:table-cell table:style-name="ce19" office:value-type="float" office:value="2.90259981843018">
            <text:p>2,9025998184</text:p>
          </table:table-cell>
          <table:table-cell table:style-name="ce19" office:value-type="float" office:value="0.234265566113083">
            <text:p>0,2342655661</text:p>
          </table:table-cell>
          <table:table-cell table:style-name="ce47" office:value-type="string">
            <text:p>ja</text:p>
          </table:table-cell>
          <table:table-cell table:style-name="ce47" office:value-type="float" office:value="1.7399034097187">
            <text:p>1,7399034097</text:p>
          </table:table-cell>
          <table:table-cell table:style-name="ce47" office:value-type="float" office:value="0.418971783060229">
            <text:p>0,4189717831</text:p>
          </table:table-cell>
          <table:table-cell table:style-name="ce47" office:value-type="string">
            <text:p>ja</text:p>
          </table:table-cell>
          <table:table-cell table:style-name="ce19"/>
          <table:table-cell/>
          <table:table-cell office:value-type="string">
            <text:p>p &lt; 0,05</text:p>
          </table:table-cell>
          <table:table-cell office:value-type="string">
            <text:p>Das Item ist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I</text:p>
          </table:table-cell>
          <table:table-cell table:style-name="ce13" office:value-type="float" office:value="45">
            <text:p>45</text:p>
          </table:table-cell>
          <table:table-cell table:style-name="ce19" office:value-type="float" office:value="4.58742398775366">
            <text:p>4,5874239878</text:p>
          </table:table-cell>
          <table:table-cell table:style-name="ce15" office:value-type="float" office:value="0.100891258175257">
            <text:p>0,1008912582</text:p>
          </table:table-cell>
          <table:table-cell table:style-name="ce48" office:value-type="string">
            <text:p>nein</text:p>
          </table:table-cell>
          <table:table-cell table:style-name="ce48" office:value-type="float" office:value="7.02304622062371">
            <text:p>7,0230462206</text:p>
          </table:table-cell>
          <table:table-cell table:style-name="Default" office:value-type="float" office:value="0.0298514127990581">
            <text:p>0,0298514128</text:p>
          </table:table-cell>
          <table:table-cell table:style-name="ce48" office:value-type="string">
            <text:p>nein</text:p>
          </table:table-cell>
          <table:table-cell table:style-name="ce19"/>
          <table:table-cell/>
          <table:table-cell office:value-type="string">
            <text:p>H0 verwerfen</text:p>
          </table:table-cell>
          <table:table-cell office:value-type="string">
            <text:p>NICHT annähernd </text:p>
          </table:table-cell>
          <table:table-cell table:number-columns-repeated="988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N</text:p>
          </table:table-cell>
          <table:table-cell table:style-name="ce13" office:value-type="float" office:value="58">
            <text:p>58</text:p>
          </table:table-cell>
          <table:table-cell table:style-name="ce19" office:value-type="float" office:value="268.448999721562">
            <text:p>268,4489997216</text:p>
          </table:table-cell>
          <table:table-cell table:style-name="ce15" office:value-type="float" office:value="5.09378223264319E-059">
            <text:p>5,09378223264319E-059</text:p>
          </table:table-cell>
          <table:table-cell table:style-name="ce48" office:value-type="string">
            <text:p>nein</text:p>
          </table:table-cell>
          <table:table-cell table:style-name="ce48" office:value-type="float" office:value="14.4446942974456">
            <text:p>14,4446942974</text:p>
          </table:table-cell>
          <table:table-cell table:style-name="ce48" office:value-type="float" office:value="0.000730086783980404">
            <text:p>0,0007300868</text:p>
          </table:table-cell>
          <table:table-cell table:style-name="ce48" office:value-type="string">
            <text:p>nein</text:p>
          </table:table-cell>
          <table:table-cell table:style-name="ce19"/>
          <table:table-cell table:number-columns-repeated="2"/>
          <table:table-cell office:value-type="string">
            <text:p>normalverteilt</text:p>
          </table:table-cell>
          <table:table-cell table:number-columns-repeated="988"/>
        </table:table-row>
        <table:table-row table:style-name="ro1">
          <table:table-cell table:style-name="ce46" office:value-type="string">
            <text:p>S</text:p>
          </table:table-cell>
          <table:table-cell table:style-name="ce46" office:value-type="string">
            <text:p>AI</text:p>
          </table:table-cell>
          <table:table-cell table:style-name="ce13" office:value-type="float" office:value="90">
            <text:p>90</text:p>
          </table:table-cell>
          <table:table-cell table:style-name="ce19" office:value-type="float" office:value="24.4210450302855">
            <text:p>24,4210450303</text:p>
          </table:table-cell>
          <table:table-cell table:style-name="ce15" office:value-type="float" office:value="0.00000497780008193991">
            <text:p>4,97780008193991E-006</text:p>
          </table:table-cell>
          <table:table-cell table:style-name="ce48" office:value-type="string">
            <text:p>nein</text:p>
          </table:table-cell>
          <table:table-cell table:style-name="ce48" office:value-type="float" office:value="19.5787504237848">
            <text:p>19,5787504238</text:p>
          </table:table-cell>
          <table:table-cell table:style-name="ce48" office:value-type="float" office:value="0.0000560439018985892">
            <text:p>5,60439018985892E-005</text:p>
          </table:table-cell>
          <table:table-cell table:style-name="ce48" office:value-type="string">
            <text:p>nein</text:p>
          </table:table-cell>
          <table:table-cell table:style-name="ce19"/>
          <table:table-cell table:number-columns-repeated="991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A</text:p>
          </table:table-cell>
          <table:table-cell table:style-name="ce13" office:value-type="float" office:value="119">
            <text:p>119</text:p>
          </table:table-cell>
          <table:table-cell table:style-name="ce19" office:value-type="float" office:value="2.41761414879316">
            <text:p>2,4176141488</text:p>
          </table:table-cell>
          <table:table-cell table:style-name="ce15" office:value-type="float" office:value="0.298553218861809">
            <text:p>0,2985532189</text:p>
          </table:table-cell>
          <table:table-cell office:value-type="string">
            <text:p>ja</text:p>
          </table:table-cell>
          <table:table-cell office:value-type="float" office:value="10.4446715990984">
            <text:p>10,4446715991</text:p>
          </table:table-cell>
          <table:table-cell office:value-type="float" office:value="0.00539471342911114">
            <text:p>0,0053947134</text:p>
          </table:table-cell>
          <table:table-cell office:value-type="string">
            <text:p>nein</text:p>
          </table:table-cell>
          <table:table-cell table:style-name="ce19"/>
          <table:table-cell table:number-columns-repeated="991"/>
        </table:table-row>
        <table:table-row table:style-name="ro1">
          <table:table-cell table:style-name="ce3" office:value-type="string">
            <text:p>T</text:p>
          </table:table-cell>
          <table:table-cell table:style-name="ce3" office:value-type="string">
            <text:p>PI</text:p>
          </table:table-cell>
          <table:table-cell table:style-name="ce12" office:value-type="float" office:value="22">
            <text:p>22</text:p>
          </table:table-cell>
          <table:table-cell table:style-name="ce23" office:value-type="float" office:value="2.7631742311559">
            <text:p>2,7631742312</text:p>
          </table:table-cell>
          <table:table-cell table:style-name="ce23" office:value-type="float" office:value="0.251179585506675">
            <text:p>0,2511795855</text:p>
          </table:table-cell>
          <table:table-cell table:style-name="ce17" office:value-type="string">
            <text:p>ja</text:p>
          </table:table-cell>
          <table:table-cell table:style-name="ce17" office:value-type="float" office:value="204.091687448452">
            <text:p>204,0916874485</text:p>
          </table:table-cell>
          <table:table-cell table:style-name="ce17" office:value-type="float" office:value="4.80898219812658E-045">
            <text:p>4,80898219812658E-045</text:p>
          </table:table-cell>
          <table:table-cell table:style-name="ce17" office:value-type="string">
            <text:p>nein</text:p>
          </table:table-cell>
          <table:table-cell table:style-name="ce23"/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AA</text:p>
          </table:table-cell>
          <table:table-cell table:style-name="ce13" office:value-type="float" office:value="43">
            <text:p>43</text:p>
          </table:table-cell>
          <table:table-cell table:style-name="ce23" office:value-type="float" office:value="4.25516978978153">
            <text:p>4,2551697898</text:p>
          </table:table-cell>
          <table:table-cell table:style-name="ce24" office:value-type="float" office:value="0.119124645260217">
            <text:p>0,1191246453</text:p>
          </table:table-cell>
          <table:table-cell table:style-name="ce18" office:value-type="string">
            <text:p>nein</text:p>
          </table:table-cell>
          <table:table-cell table:style-name="ce18" office:value-type="float" office:value="2.57651956033343">
            <text:p>2,5765195603</text:p>
          </table:table-cell>
          <table:table-cell table:style-name="ce18" office:value-type="float" office:value="0.275750231818107">
            <text:p>0,2757502318</text:p>
          </table:table-cell>
          <table:table-cell table:style-name="ce18" office:value-type="string">
            <text:p>ja</text:p>
          </table:table-cell>
          <table:table-cell table:style-name="ce23"/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AI</text:p>
          </table:table-cell>
          <table:table-cell table:style-name="ce13" office:value-type="float" office:value="64">
            <text:p>64</text:p>
          </table:table-cell>
          <table:table-cell table:style-name="ce23" office:value-type="float" office:value="4.5104977368402">
            <text:p>4,5104977368</text:p>
          </table:table-cell>
          <table:table-cell table:style-name="ce24" office:value-type="float" office:value="0.104847447270575">
            <text:p>0,1048474473</text:p>
          </table:table-cell>
          <table:table-cell table:style-name="ce18" office:value-type="string">
            <text:p>nein</text:p>
          </table:table-cell>
          <table:table-cell table:style-name="ce18" office:value-type="float" office:value="5.25551216489622">
            <text:p>5,2555121649</text:p>
          </table:table-cell>
          <table:table-cell table:style-name="ce18" office:value-type="float" office:value="0.0722403819646134">
            <text:p>0,072240382</text:p>
          </table:table-cell>
          <table:table-cell table:style-name="ce18" office:value-type="string">
            <text:p>nein</text:p>
          </table:table-cell>
          <table:table-cell table:style-name="ce23"/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PN</text:p>
          </table:table-cell>
          <table:table-cell table:style-name="ce13" office:value-type="float" office:value="82">
            <text:p>82</text:p>
          </table:table-cell>
          <table:table-cell table:style-name="ce23" office:value-type="float" office:value="10.9014215862076">
            <text:p>10,9014215862</text:p>
          </table:table-cell>
          <table:table-cell table:style-name="ce24" office:value-type="float" office:value="0.00429325199205345">
            <text:p>0,004293252</text:p>
          </table:table-cell>
          <table:table-cell table:style-name="ce18" office:value-type="string">
            <text:p>nein</text:p>
          </table:table-cell>
          <table:table-cell table:style-name="ce18" office:value-type="float" office:value="16.3201749872584">
            <text:p>16,3201749873</text:p>
          </table:table-cell>
          <table:table-cell table:style-name="ce18" office:value-type="float" office:value="0.000285837384753159">
            <text:p>0,0002858374</text:p>
          </table:table-cell>
          <table:table-cell table:style-name="ce18" office:value-type="string">
            <text:p>nein</text:p>
          </table:table-cell>
          <table:table-cell table:style-name="ce23"/>
          <table:table-cell table:number-columns-repeated="991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PA</text:p>
          </table:table-cell>
          <table:table-cell table:style-name="ce13" office:value-type="float" office:value="112">
            <text:p>112</text:p>
          </table:table-cell>
          <table:table-cell table:style-name="ce23" office:value-type="float" office:value="5.50713828118976">
            <text:p>5,5071382812</text:p>
          </table:table-cell>
          <table:table-cell table:style-name="ce24" office:value-type="float" office:value="0.0637001003791212">
            <text:p>0,0637001004</text:p>
          </table:table-cell>
          <table:table-cell table:style-name="ce18" office:value-type="string">
            <text:p>nein</text:p>
          </table:table-cell>
          <table:table-cell table:style-name="ce18" office:value-type="float" office:value="49.8200673242416">
            <text:p>49,8200673242</text:p>
          </table:table-cell>
          <table:table-cell table:style-name="ce18" office:value-type="float" office:value="0.0000000000151953195152949">
            <text:p>1,51953195152949E-011</text:p>
          </table:table-cell>
          <table:table-cell table:style-name="ce18" office:value-type="string">
            <text:p>nein</text:p>
          </table:table-cell>
          <table:table-cell table:style-name="ce23"/>
          <table:table-cell table:number-columns-repeated="991"/>
        </table:table-row>
        <table:table-row table:style-name="ro1">
          <table:table-cell table:style-name="ce7" office:value-type="string">
            <text:p>U</text:p>
          </table:table-cell>
          <table:table-cell table:style-name="ce7" office:value-type="string">
            <text:p>PA</text:p>
          </table:table-cell>
          <table:table-cell table:style-name="ce12" office:value-type="float" office:value="15">
            <text:p>15</text:p>
          </table:table-cell>
          <table:table-cell table:style-name="ce19" office:value-type="float" office:value="4.16627712494149">
            <text:p>4,1662771249</text:p>
          </table:table-cell>
          <table:table-cell table:style-name="ce19" office:value-type="float" office:value="0.124538725597056">
            <text:p>0,1245387256</text:p>
          </table:table-cell>
          <table:table-cell table:style-name="ce8" office:value-type="string">
            <text:p>nein</text:p>
          </table:table-cell>
          <table:table-cell table:style-name="ce8" office:value-type="float" office:value="2.25989730350064">
            <text:p>2,2598973035</text:p>
          </table:table-cell>
          <table:table-cell table:style-name="ce8" office:value-type="float" office:value="0.323049844040427">
            <text:p>0,323049844</text:p>
          </table:table-cell>
          <table:table-cell table:style-name="ce8" office:value-type="string">
            <text:p>ja</text:p>
          </table:table-cell>
          <table:table-cell table:style-name="ce19"/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I</text:p>
          </table:table-cell>
          <table:table-cell table:style-name="ce13" office:value-type="float" office:value="24">
            <text:p>24</text:p>
          </table:table-cell>
          <table:table-cell table:style-name="ce19" office:value-type="float" office:value="1.40579943458497">
            <text:p>1,4057994346</text:p>
          </table:table-cell>
          <table:table-cell table:style-name="ce15" office:value-type="float" office:value="0.495147432516424">
            <text:p>0,4951474325</text:p>
          </table:table-cell>
          <table:table-cell office:value-type="string">
            <text:p>ja</text:p>
          </table:table-cell>
          <table:table-cell office:value-type="float" office:value="4.50246509376176">
            <text:p>4,5024650938</text:p>
          </table:table-cell>
          <table:table-cell office:value-type="float" office:value="0.105269395103266">
            <text:p>0,1052693951</text:p>
          </table:table-cell>
          <table:table-cell office:value-type="string">
            <text:p>nein</text:p>
          </table:table-cell>
          <table:table-cell table:style-name="ce19"/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N</text:p>
          </table:table-cell>
          <table:table-cell table:style-name="ce13" office:value-type="float" office:value="49">
            <text:p>49</text:p>
          </table:table-cell>
          <table:table-cell table:style-name="ce19" office:value-type="float" office:value="2.64593490466195">
            <text:p>2,6459349047</text:p>
          </table:table-cell>
          <table:table-cell table:style-name="ce15" office:value-type="float" office:value="0.266343765695262">
            <text:p>0,2663437657</text:p>
          </table:table-cell>
          <table:table-cell office:value-type="string">
            <text:p>ja</text:p>
          </table:table-cell>
          <table:table-cell office:value-type="float" office:value="26.0458998921712">
            <text:p>26,0458998922</text:p>
          </table:table-cell>
          <table:table-cell office:value-type="float" office:value="0.00000220904569902916">
            <text:p>0,000002209</text:p>
          </table:table-cell>
          <table:table-cell office:value-type="string">
            <text:p>nein</text:p>
          </table:table-cell>
          <table:table-cell table:style-name="ce19"/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I</text:p>
          </table:table-cell>
          <table:table-cell table:style-name="ce13" office:value-type="float" office:value="69">
            <text:p>69</text:p>
          </table:table-cell>
          <table:table-cell table:style-name="ce19" office:value-type="float" office:value="2.97008465219298">
            <text:p>2,9700846522</text:p>
          </table:table-cell>
          <table:table-cell table:style-name="ce15" office:value-type="float" office:value="0.226492753919428">
            <text:p>0,2264927539</text:p>
          </table:table-cell>
          <table:table-cell office:value-type="string">
            <text:p>ja</text:p>
          </table:table-cell>
          <table:table-cell office:value-type="float" office:value="13.3181430669643">
            <text:p>13,318143067</text:p>
          </table:table-cell>
          <table:table-cell office:value-type="float" office:value="0.00128233642427071">
            <text:p>0,0012823364</text:p>
          </table:table-cell>
          <table:table-cell office:value-type="string">
            <text:p>nein</text:p>
          </table:table-cell>
          <table:table-cell table:style-name="ce19"/>
          <table:table-cell table:number-columns-repeated="991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A</text:p>
          </table:table-cell>
          <table:table-cell table:style-name="ce13" office:value-type="float" office:value="105">
            <text:p>105</text:p>
          </table:table-cell>
          <table:table-cell table:style-name="ce19" office:value-type="float" office:value="3.42008900926048">
            <text:p>3,4200890093</text:p>
          </table:table-cell>
          <table:table-cell table:style-name="ce15" office:value-type="float" office:value="0.180857743431014">
            <text:p>0,1808577434</text:p>
          </table:table-cell>
          <table:table-cell office:value-type="string">
            <text:p>ja</text:p>
          </table:table-cell>
          <table:table-cell office:value-type="float" office:value="2.35820515987568">
            <text:p>2,3582051599</text:p>
          </table:table-cell>
          <table:table-cell office:value-type="float" office:value="0.307554620478277">
            <text:p>0,3075546205</text:p>
          </table:table-cell>
          <table:table-cell office:value-type="string">
            <text:p>ja</text:p>
          </table:table-cell>
          <table:table-cell table:style-name="ce19"/>
          <table:table-cell table:number-columns-repeated="991"/>
        </table:table-row>
        <table:table-row table:style-name="ro1">
          <table:table-cell table:style-name="ce8" table:number-columns-repeated="10"/>
          <table:table-cell table:number-columns-repeated="991"/>
        </table:table-row>
        <table:table-row table:style-name="ro1" table:number-rows-repeated="1048532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Bimodal Check" table:style-name="ta1" table:print="false">
        <table:table-column table:style-name="co37" table:default-cell-style-name="Default"/>
        <table:table-column table:style-name="co38" table:number-columns-repeated="2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number-columns-repeated="2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38" table:number-columns-repeated="3" table:default-cell-style-name="Default"/>
        <table:table-column table:style-name="co7" table:number-columns-repeated="3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7" table:default-cell-style-name="Default"/>
        <table:table-column table:style-name="co38" table:default-cell-style-name="Default"/>
        <table:table-column table:style-name="co7" table:default-cell-style-name="Default"/>
        <table:table-column table:style-name="co39" table:default-cell-style-name="Default"/>
        <table:table-column table:style-name="co7" table:default-cell-style-name="Default"/>
        <table:table-column table:style-name="co38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7" table:default-cell-style-name="Default"/>
        <table:table-column table:style-name="co38" table:default-cell-style-name="Default"/>
        <table:table-column table:style-name="co7" table:default-cell-style-name="Default"/>
        <table:table-column table:style-name="co39" table:default-cell-style-name="Default"/>
        <table:table-row table:style-name="ro2">
          <table:table-cell table:style-name="ce50"/>
          <table:table-cell table:style-name="ce50" office:value-type="string">
            <text:p>AA</text:p>
          </table:table-cell>
          <table:table-cell table:style-name="ce50" office:value-type="string">
            <text:p>PN</text:p>
          </table:table-cell>
          <table:table-cell table:style-name="ce50" office:value-type="string">
            <text:p>AI</text:p>
          </table:table-cell>
          <table:table-cell table:style-name="ce50" office:value-type="string">
            <text:p>PA</text:p>
          </table:table-cell>
          <table:table-cell table:style-name="ce50" office:value-type="string">
            <text:p>PI</text:p>
          </table:table-cell>
          <table:table-cell table:style-name="ce50" office:value-type="string">
            <text:p>PN</text:p>
          </table:table-cell>
          <table:table-cell table:style-name="ce50" office:value-type="string">
            <text:p>AA</text:p>
          </table:table-cell>
          <table:table-cell table:style-name="ce50" office:value-type="string">
            <text:p>AI</text:p>
          </table:table-cell>
          <table:table-cell table:style-name="ce50" office:value-type="string">
            <text:p>PA</text:p>
          </table:table-cell>
          <table:table-cell table:style-name="ce50" office:value-type="string">
            <text:p>PI</text:p>
          </table:table-cell>
          <table:table-cell table:style-name="ce50" office:value-type="string">
            <text:p>PA</text:p>
          </table:table-cell>
          <table:table-cell table:style-name="ce50" office:value-type="string">
            <text:p>AI</text:p>
          </table:table-cell>
          <table:table-cell table:style-name="ce50" office:value-type="string">
            <text:p>AA</text:p>
          </table:table-cell>
          <table:table-cell table:style-name="ce50" office:value-type="string">
            <text:p>PN</text:p>
          </table:table-cell>
          <table:table-cell table:style-name="ce50" office:value-type="string">
            <text:p>PI</text:p>
          </table:table-cell>
          <table:table-cell table:style-name="ce50" office:value-type="string">
            <text:p>PA</text:p>
          </table:table-cell>
          <table:table-cell table:style-name="ce50" office:value-type="string">
            <text:p>AA</text:p>
          </table:table-cell>
          <table:table-cell table:style-name="ce50" office:value-type="string">
            <text:p>PN</text:p>
          </table:table-cell>
          <table:table-cell table:style-name="ce50" office:value-type="string">
            <text:p>PI</text:p>
          </table:table-cell>
          <table:table-cell table:style-name="ce50" office:value-type="string">
            <text:p>AI</text:p>
          </table:table-cell>
          <table:table-cell table:style-name="ce50" office:value-type="string">
            <text:p>PI</text:p>
          </table:table-cell>
          <table:table-cell table:style-name="ce50" office:value-type="string">
            <text:p>PN</text:p>
          </table:table-cell>
          <table:table-cell table:style-name="ce50" office:value-type="string">
            <text:p>AA</text:p>
          </table:table-cell>
          <table:table-cell table:style-name="ce50" office:value-type="string">
            <text:p>PA</text:p>
          </table:table-cell>
          <table:table-cell table:number-columns-repeated="2" table:style-name="ce50" office:value-type="string">
            <text:p>AI</text:p>
          </table:table-cell>
          <table:table-cell table:style-name="ce50" office:value-type="string">
            <text:p>PI</text:p>
          </table:table-cell>
          <table:table-cell table:style-name="ce50" office:value-type="string">
            <text:p>PN</text:p>
          </table:table-cell>
          <table:table-cell table:style-name="ce50" office:value-type="string">
            <text:p>AI</text:p>
          </table:table-cell>
          <table:table-cell table:style-name="ce50" office:value-type="string">
            <text:p>PA</text:p>
          </table:table-cell>
          <table:table-cell table:style-name="ce50" office:value-type="string">
            <text:p>PI</text:p>
          </table:table-cell>
          <table:table-cell table:style-name="ce50" office:value-type="string">
            <text:p>AA</text:p>
          </table:table-cell>
          <table:table-cell table:style-name="ce50" office:value-type="string">
            <text:p>AI</text:p>
          </table:table-cell>
          <table:table-cell table:style-name="ce50" office:value-type="string">
            <text:p>PN</text:p>
          </table:table-cell>
          <table:table-cell table:number-columns-repeated="2" table:style-name="ce50" office:value-type="string">
            <text:p>PA</text:p>
          </table:table-cell>
          <table:table-cell table:style-name="ce50" office:value-type="string">
            <text:p>AI</text:p>
          </table:table-cell>
          <table:table-cell table:style-name="ce50" office:value-type="string">
            <text:p>PN</text:p>
          </table:table-cell>
          <table:table-cell table:style-name="ce50" office:value-type="string">
            <text:p>PI</text:p>
          </table:table-cell>
          <table:table-cell table:style-name="ce50" office:value-type="string">
            <text:p>AA</text:p>
          </table:table-cell>
        </table:table-row>
        <table:table-row table:style-name="ro2">
          <table:table-cell table:style-name="ce50"/>
          <table:table-cell table:number-columns-repeated="5" table:style-name="ce50" office:value-type="string">
            <text:p>C</text:p>
          </table:table-cell>
          <table:table-cell table:number-columns-repeated="5" table:style-name="ce50" office:value-type="string">
            <text:p>D</text:p>
          </table:table-cell>
          <table:table-cell table:number-columns-repeated="5" table:style-name="ce50" office:value-type="string">
            <text:p>E</text:p>
          </table:table-cell>
          <table:table-cell table:number-columns-repeated="5" table:style-name="ce50" office:value-type="string">
            <text:p>M</text:p>
          </table:table-cell>
          <table:table-cell table:number-columns-repeated="5" table:style-name="ce50" office:value-type="string">
            <text:p>P</text:p>
          </table:table-cell>
          <table:table-cell table:number-columns-repeated="5" table:style-name="ce50" office:value-type="string">
            <text:p>S</text:p>
          </table:table-cell>
          <table:table-cell table:number-columns-repeated="5" table:style-name="ce50" office:value-type="string">
            <text:p>T</text:p>
          </table:table-cell>
          <table:table-cell table:number-columns-repeated="5" table:style-name="ce50" office:value-type="string">
            <text:p>U</text:p>
          </table:table-cell>
        </table:table-row>
        <table:table-row table:style-name="ro2">
          <table:table-cell table:style-name="ce50" office:value-type="string">
            <text:p>ESP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30">
            <text:p>30</text:p>
          </table:table-cell>
          <table:table-cell table:style-name="ce50" office:value-type="float" office:value="37">
            <text:p>37</text:p>
          </table:table-cell>
          <table:table-cell table:style-name="ce50" office:value-type="float" office:value="60">
            <text:p>60</text:p>
          </table:table-cell>
          <table:table-cell table:style-name="ce50" office:value-type="float" office:value="103">
            <text:p>10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4">
            <text:p>54</text:p>
          </table:table-cell>
          <table:table-cell table:style-name="ce50" office:value-type="float" office:value="84">
            <text:p>84</text:p>
          </table:table-cell>
          <table:table-cell table:style-name="ce50" office:value-type="float" office:value="97">
            <text:p>97</text:p>
          </table:table-cell>
          <table:table-cell table:style-name="ce50" office:value-type="float" office:value="114">
            <text:p>114</text:p>
          </table:table-cell>
          <table:table-cell table:style-name="ce50" office:value-type="float" office:value="34">
            <text:p>34</text:p>
          </table:table-cell>
          <table:table-cell table:style-name="ce50" office:value-type="float" office:value="52">
            <text:p>52</text:p>
          </table:table-cell>
          <table:table-cell table:style-name="ce50" office:value-type="float" office:value="75">
            <text:p>75</text:p>
          </table:table-cell>
          <table:table-cell table:style-name="ce50" office:value-type="float" office:value="94">
            <text:p>94</text:p>
          </table:table-cell>
          <table:table-cell table:style-name="ce50" office:value-type="float" office:value="109">
            <text:p>109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28">
            <text:p>28</text:p>
          </table:table-cell>
          <table:table-cell table:style-name="ce50" office:value-type="float" office:value="73">
            <text:p>73</text:p>
          </table:table-cell>
          <table:table-cell table:style-name="ce50" office:value-type="float" office:value="88">
            <text:p>88</text:p>
          </table:table-cell>
          <table:table-cell table:style-name="ce50" office:value-type="float" office:value="99">
            <text:p>99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39">
            <text:p>39</text:p>
          </table:table-cell>
          <table:table-cell table:style-name="ce50" office:value-type="float" office:value="67">
            <text:p>67</text:p>
          </table:table-cell>
          <table:table-cell table:style-name="ce50" office:value-type="float" office:value="79">
            <text:p>79</text:p>
          </table:table-cell>
          <table:table-cell table:style-name="ce50" office:value-type="float" office:value="117">
            <text:p>117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45">
            <text:p>45</text:p>
          </table:table-cell>
          <table:table-cell table:style-name="ce50" office:value-type="float" office:value="58">
            <text:p>58</text:p>
          </table:table-cell>
          <table:table-cell table:style-name="ce50" office:value-type="float" office:value="90">
            <text:p>90</text:p>
          </table:table-cell>
          <table:table-cell table:style-name="ce50" office:value-type="float" office:value="119">
            <text:p>119</text:p>
          </table:table-cell>
          <table:table-cell table:style-name="ce50" office:value-type="float" office:value="22">
            <text:p>22</text:p>
          </table:table-cell>
          <table:table-cell table:style-name="ce50" office:value-type="float" office:value="43">
            <text:p>43</text:p>
          </table:table-cell>
          <table:table-cell table:style-name="ce50" office:value-type="float" office:value="64">
            <text:p>64</text:p>
          </table:table-cell>
          <table:table-cell table:style-name="ce50" office:value-type="float" office:value="82">
            <text:p>82</text:p>
          </table:table-cell>
          <table:table-cell table:style-name="ce50" office:value-type="float" office:value="112">
            <text:p>112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49">
            <text:p>49</text:p>
          </table:table-cell>
          <table:table-cell table:style-name="ce50" office:value-type="float" office:value="69">
            <text:p>69</text:p>
          </table:table-cell>
          <table:table-cell table:style-name="ce50" office:value-type="float" office:value="105">
            <text:p>105</text:p>
          </table:table-cell>
        </table:table-row>
        <table:table-row table:style-name="ro2">
          <table:table-cell office:value-type="string">
            <text:p>1?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2?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3?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4?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5?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6?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7?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41"/>
        </table:table-row>
        <table:table-row table:style-name="ro2">
          <table:table-cell table:style-name="ce50" office:value-type="string">
            <text:p>CAT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30">
            <text:p>30</text:p>
          </table:table-cell>
          <table:table-cell table:style-name="ce50" office:value-type="float" office:value="37">
            <text:p>37</text:p>
          </table:table-cell>
          <table:table-cell table:style-name="ce50" office:value-type="float" office:value="60">
            <text:p>60</text:p>
          </table:table-cell>
          <table:table-cell table:style-name="ce50" office:value-type="float" office:value="103">
            <text:p>10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4">
            <text:p>54</text:p>
          </table:table-cell>
          <table:table-cell table:style-name="ce50" office:value-type="float" office:value="84">
            <text:p>84</text:p>
          </table:table-cell>
          <table:table-cell table:style-name="ce50" office:value-type="float" office:value="97">
            <text:p>97</text:p>
          </table:table-cell>
          <table:table-cell table:style-name="ce50" office:value-type="float" office:value="114">
            <text:p>114</text:p>
          </table:table-cell>
          <table:table-cell table:style-name="ce50" office:value-type="float" office:value="34">
            <text:p>34</text:p>
          </table:table-cell>
          <table:table-cell table:style-name="ce50" office:value-type="float" office:value="52">
            <text:p>52</text:p>
          </table:table-cell>
          <table:table-cell table:style-name="ce50" office:value-type="float" office:value="75">
            <text:p>75</text:p>
          </table:table-cell>
          <table:table-cell table:style-name="ce50" office:value-type="float" office:value="94">
            <text:p>94</text:p>
          </table:table-cell>
          <table:table-cell table:style-name="ce50" office:value-type="float" office:value="109">
            <text:p>109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28">
            <text:p>28</text:p>
          </table:table-cell>
          <table:table-cell table:style-name="ce50" office:value-type="float" office:value="73">
            <text:p>73</text:p>
          </table:table-cell>
          <table:table-cell table:style-name="ce50" office:value-type="float" office:value="88">
            <text:p>88</text:p>
          </table:table-cell>
          <table:table-cell table:style-name="ce50" office:value-type="float" office:value="99">
            <text:p>99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39">
            <text:p>39</text:p>
          </table:table-cell>
          <table:table-cell table:style-name="ce50" office:value-type="float" office:value="67">
            <text:p>67</text:p>
          </table:table-cell>
          <table:table-cell table:style-name="ce50" office:value-type="float" office:value="79">
            <text:p>79</text:p>
          </table:table-cell>
          <table:table-cell table:style-name="ce50" office:value-type="float" office:value="117">
            <text:p>117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45">
            <text:p>45</text:p>
          </table:table-cell>
          <table:table-cell table:style-name="ce50" office:value-type="float" office:value="58">
            <text:p>58</text:p>
          </table:table-cell>
          <table:table-cell table:style-name="ce50" office:value-type="float" office:value="90">
            <text:p>90</text:p>
          </table:table-cell>
          <table:table-cell table:style-name="ce50" office:value-type="float" office:value="119">
            <text:p>119</text:p>
          </table:table-cell>
          <table:table-cell table:style-name="ce50" office:value-type="float" office:value="22">
            <text:p>22</text:p>
          </table:table-cell>
          <table:table-cell table:style-name="ce50" office:value-type="float" office:value="43">
            <text:p>43</text:p>
          </table:table-cell>
          <table:table-cell table:style-name="ce50" office:value-type="float" office:value="64">
            <text:p>64</text:p>
          </table:table-cell>
          <table:table-cell table:style-name="ce50" office:value-type="float" office:value="82">
            <text:p>82</text:p>
          </table:table-cell>
          <table:table-cell table:style-name="ce50" office:value-type="float" office:value="112">
            <text:p>112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49">
            <text:p>49</text:p>
          </table:table-cell>
          <table:table-cell table:style-name="ce50" office:value-type="float" office:value="69">
            <text:p>69</text:p>
          </table:table-cell>
          <table:table-cell table:style-name="ce50" office:value-type="float" office:value="105">
            <text:p>105</text:p>
          </table:table-cell>
        </table:table-row>
        <table:table-row table:style-name="ro2">
          <table:table-cell office:value-type="string">
            <text:p>1?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2?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3?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4?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5?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?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7?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</table:table>
      <table:table table:name="B1_Erhebungsdaten" table:style-name="ta1" table:print="false">
        <table:table-column table:style-name="co2" table:default-cell-style-name="ce9"/>
        <table:table-column table:style-name="co27" table:default-cell-style-name="ce9"/>
        <table:table-column table:style-name="co58" table:default-cell-style-name="ce9"/>
        <table:table-column table:style-name="co55" table:default-cell-style-name="ce9"/>
        <table:table-column table:style-name="co59" table:default-cell-style-name="ce9"/>
        <table:table-column table:style-name="co60" table:number-columns-repeated="2" table:default-cell-style-name="ce9"/>
        <table:table-column table:style-name="co61" table:default-cell-style-name="ce9"/>
        <table:table-column table:style-name="co62" table:default-cell-style-name="ce9"/>
        <table:table-column table:style-name="co63" table:default-cell-style-name="ce9"/>
        <table:table-column table:style-name="co64" table:default-cell-style-name="ce67"/>
        <table:table-column table:style-name="co8" table:number-columns-repeated="972" table:default-cell-style-name="ce9"/>
        <table:table-column table:style-name="co8" table:number-columns-repeated="41" table:default-cell-style-name="ce28"/>
        <table:table-row table:style-name="ro1">
          <table:table-cell table:style-name="ce10" office:value-type="string">
            <text:p>Lfd. Nr.</text:p>
          </table:table-cell>
          <table:table-cell table:style-name="ce53" office:value-type="string">
            <text:p>Code</text:p>
          </table:table-cell>
          <table:table-cell table:style-name="ce10" office:value-type="string">
            <text:p>Researchers</text:p>
          </table:table-cell>
          <table:table-cell table:style-name="ce10" office:value-type="string">
            <text:p>Language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0" office:value-type="string">
            <text:p>Check</text:p>
          </table:table-cell>
          <table:table-cell table:style-name="ce10" office:value-type="string">
            <text:p>Origin</text:p>
          </table:table-cell>
          <table:table-cell table:style-name="ce10" office:value-type="string">
            <text:p>Kürzel</text:p>
          </table:table-cell>
          <table:table-cell table:style-name="ce66" office:value-type="string">
            <text:p>Bearbeitungszeit</text:p>
          </table:table-cell>
          <table:table-cell table:style-name="ce1" table:number-columns-repeated="972"/>
          <table:table-cell table:style-name="ce58" table:number-columns-repeated="41"/>
        </table:table-row>
        <table:table-row table:style-name="ro1">
          <table:table-cell office:value-type="float" office:value="6">
            <text:p>6</text:p>
          </table:table-cell>
          <table:table-cell table:style-name="ce54" office:value-type="string">
            <text:p>AM013</text:p>
          </table:table-cell>
          <table:table-cell office:value-type="string">
            <text:p>ABR/JS/AS</text:p>
          </table:table-cell>
          <table:table-cell office:value-type="string">
            <text:p>S</text:p>
          </table:table-cell>
          <table:table-cell table:style-name="ce64" office:value-type="date" office:date-value="2023-05-15">
            <text:p>15.05.2023</text:p>
          </table:table-cell>
          <table:table-cell table:style-name="ce65" office:value-type="time" office:time-value="PT13H00M00S">
            <text:p>13:00:00</text:p>
          </table:table-cell>
          <table:table-cell table:style-name="ce65" office:value-type="time" office:time-value="PT13H07M00S">
            <text:p>13:07:00</text:p>
          </table:table-cell>
          <table:table-cell table:style-name="ce63" office:value-type="string">
            <text:p>NW/ASS</text:p>
          </table:table-cell>
          <table:table-cell office:value-type="string">
            <text:p>Madrid</text:p>
          </table:table-cell>
          <table:table-cell office:value-type="string">
            <text:p>S</text:p>
          </table:table-cell>
          <table:table-cell table:formula="of:=[.G2]-[.F2]" office:value-type="time" office:time-value="PT00H07M00S">
            <text:p>00:07:00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table:style-name="ce54" office:value-type="string">
            <text:p>282LT</text:p>
          </table:table-cell>
          <table:table-cell office:value-type="string">
            <text:p>ABR/JS/AS</text:p>
          </table:table-cell>
          <table:table-cell office:value-type="string">
            <text:p>S</text:p>
          </table:table-cell>
          <table:table-cell table:style-name="ce64" office:value-type="date" office:date-value="2023-05-15">
            <text:p>15.05.2023</text:p>
          </table:table-cell>
          <table:table-cell table:style-name="ce65" office:value-type="time" office:time-value="PT12H55M00S">
            <text:p>12:55:00</text:p>
          </table:table-cell>
          <table:table-cell table:style-name="ce65" office:value-type="time" office:time-value="PT13H02M00S">
            <text:p>13:02:00</text:p>
          </table:table-cell>
          <table:table-cell table:style-name="ce63" office:value-type="string">
            <text:p>NW/AS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3]-[.F3]" office:value-type="time" office:time-value="PT00H07M00S">
            <text:p>00:07:00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table:style-name="ce54" office:value-type="string">
            <text:p>UA123</text:p>
          </table:table-cell>
          <table:table-cell office:value-type="string">
            <text:p>ABR/JS/AS</text:p>
          </table:table-cell>
          <table:table-cell office:value-type="string">
            <text:p>S</text:p>
          </table:table-cell>
          <table:table-cell table:style-name="ce64" office:value-type="date" office:date-value="2023-05-15">
            <text:p>15.05.2023</text:p>
          </table:table-cell>
          <table:table-cell table:style-name="ce65" office:value-type="time" office:time-value="PT12H55M00S">
            <text:p>12:55:00</text:p>
          </table:table-cell>
          <table:table-cell table:style-name="ce65" office:value-type="time" office:time-value="PT13H03M00S">
            <text:p>13:03:00</text:p>
          </table:table-cell>
          <table:table-cell table:style-name="ce63" office:value-type="string">
            <text:p>NW/AS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4]-[.F4]" office:value-type="time" office:time-value="PT00H08M00S">
            <text:p>00:08:00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table:style-name="ce54" office:value-type="string">
            <text:p>AS303</text:p>
          </table:table-cell>
          <table:table-cell office:value-type="string">
            <text:p>ABR/JS/AS</text:p>
          </table:table-cell>
          <table:table-cell office:value-type="string">
            <text:p>S</text:p>
          </table:table-cell>
          <table:table-cell table:style-name="ce64" office:value-type="date" office:date-value="2023-05-15">
            <text:p>15.05.2023</text:p>
          </table:table-cell>
          <table:table-cell table:style-name="ce65" office:value-type="time" office:time-value="PT13H00M00S">
            <text:p>13:00:00</text:p>
          </table:table-cell>
          <table:table-cell table:style-name="ce65" office:value-type="time" office:time-value="PT13H08M00S">
            <text:p>13:08:00</text:p>
          </table:table-cell>
          <table:table-cell table:style-name="ce63" office:value-type="string">
            <text:p>NW/AS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5]-[.F5]" office:value-type="time" office:time-value="PT00H08M00S">
            <text:p>00:08:00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table:style-name="ce54" office:value-type="string">
            <text:p>4322AC</text:p>
          </table:table-cell>
          <table:table-cell office:value-type="string">
            <text:p>ABR/JS/AS/SG</text:p>
          </table:table-cell>
          <table:table-cell office:value-type="string">
            <text:p>S</text:p>
          </table:table-cell>
          <table:table-cell table:style-name="ce64" office:value-type="date" office:date-value="2023-05-15">
            <text:p>15.05.2023</text:p>
          </table:table-cell>
          <table:table-cell table:style-name="ce65" office:value-type="time" office:time-value="PT16H54M00S">
            <text:p>16:54:00</text:p>
          </table:table-cell>
          <table:table-cell table:style-name="ce65" office:value-type="time" office:time-value="PT17H02M00S">
            <text:p>17:02:00</text:p>
          </table:table-cell>
          <table:table-cell table:style-name="ce63" office:value-type="string">
            <text:p>A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6]-[.F6]" office:value-type="time" office:time-value="PT00H08M00S">
            <text:p>00:08:00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table:style-name="ce54" office:value-type="string">
            <text:p>000NE</text:p>
          </table:table-cell>
          <table:table-cell office:value-type="string">
            <text:p>ABR/JS/AS</text:p>
          </table:table-cell>
          <table:table-cell office:value-type="string">
            <text:p>S</text:p>
          </table:table-cell>
          <table:table-cell table:style-name="ce64" office:value-type="date" office:date-value="2023-05-15">
            <text:p>15.05.2023</text:p>
          </table:table-cell>
          <table:table-cell table:style-name="ce65" office:value-type="time" office:time-value="PT12H55M00S">
            <text:p>12:55:00</text:p>
          </table:table-cell>
          <table:table-cell table:style-name="ce65" office:value-type="time" office:time-value="PT13H04M00S">
            <text:p>13:04:00</text:p>
          </table:table-cell>
          <table:table-cell table:style-name="ce63" office:value-type="string">
            <text:p>NW/AS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7]-[.F7]" office:value-type="time" office:time-value="PT00H09M00S">
            <text:p>00:09:00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style-name="ce54" office:value-type="string">
            <text:p>RF107</text:p>
          </table:table-cell>
          <table:table-cell office:value-type="string">
            <text:p>ABR/JS/AS</text:p>
          </table:table-cell>
          <table:table-cell office:value-type="string">
            <text:p>S</text:p>
          </table:table-cell>
          <table:table-cell table:style-name="ce64" office:value-type="date" office:date-value="2023-05-15">
            <text:p>15.05.2023</text:p>
          </table:table-cell>
          <table:table-cell table:style-name="ce65" office:value-type="time" office:time-value="PT13H00M00S">
            <text:p>13:00:00</text:p>
          </table:table-cell>
          <table:table-cell table:style-name="ce65" office:value-type="time" office:time-value="PT13H09M00S">
            <text:p>13:09:00</text:p>
          </table:table-cell>
          <table:table-cell table:style-name="ce63" office:value-type="string">
            <text:p>NW/AS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8]-[.F8]" office:value-type="time" office:time-value="PT00H09M00S">
            <text:p>00:09:00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style-name="ce54" office:value-type="string">
            <text:p>321UU</text:p>
          </table:table-cell>
          <table:table-cell office:value-type="string">
            <text:p>SG/AS/ASS/DS</text:p>
          </table:table-cell>
          <table:table-cell office:value-type="string">
            <text:p>E</text:p>
          </table:table-cell>
          <table:table-cell table:style-name="ce64" office:value-type="date" office:date-value="2023-05-18">
            <text:p>18.05.2023</text:p>
          </table:table-cell>
          <table:table-cell table:style-name="ce65" office:value-type="time" office:time-value="PT11H51M00S">
            <text:p>11:51:00</text:p>
          </table:table-cell>
          <table:table-cell table:style-name="ce65" office:value-type="time" office:time-value="PT12H01M00S">
            <text:p>12:01:00</text:p>
          </table:table-cell>
          <table:table-cell table:style-name="ce63"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9]-[.F9]" office:value-type="time" office:time-value="PT00H10M00S">
            <text:p>00:10:00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style-name="ce54" office:value-type="string">
            <text:p>460MM</text:p>
          </table:table-cell>
          <table:table-cell office:value-type="string">
            <text:p>ABR/JS/AS/SG</text:p>
          </table:table-cell>
          <table:table-cell office:value-type="string">
            <text:p>E</text:p>
          </table:table-cell>
          <table:table-cell table:style-name="ce64" office:value-type="date" office:date-value="2023-05-15">
            <text:p>15.05.2023</text:p>
          </table:table-cell>
          <table:table-cell table:style-name="ce65" office:value-type="time" office:time-value="PT16H55M00S">
            <text:p>16:55:00</text:p>
          </table:table-cell>
          <table:table-cell table:style-name="ce65" office:value-type="time" office:time-value="PT17H05M00S">
            <text:p>17:05:00</text:p>
          </table:table-cell>
          <table:table-cell table:style-name="ce63" office:value-type="string">
            <text:p>A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0]-[.F10]" office:value-type="time" office:time-value="PT00H10M00S">
            <text:p>00:10:00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table:style-name="ce54" office:value-type="string">
            <text:p>164EU</text:p>
          </table:table-cell>
          <table:table-cell office:value-type="string">
            <text:p>ABR/JS/AS/SG</text:p>
          </table:table-cell>
          <table:table-cell office:value-type="string">
            <text:p>S</text:p>
          </table:table-cell>
          <table:table-cell table:style-name="ce64" office:value-type="date" office:date-value="2023-05-15">
            <text:p>15.05.2023</text:p>
          </table:table-cell>
          <table:table-cell table:style-name="ce65" office:value-type="time" office:time-value="PT16H15M00S">
            <text:p>16:15:00</text:p>
          </table:table-cell>
          <table:table-cell table:style-name="ce65" office:value-type="time" office:time-value="PT16H25M00S">
            <text:p>16:25:00</text:p>
          </table:table-cell>
          <table:table-cell table:style-name="ce63" office:value-type="string">
            <text:p>AS</text:p>
          </table:table-cell>
          <table:table-cell office:value-type="string">
            <text:p>Alicante</text:p>
          </table:table-cell>
          <table:table-cell office:value-type="string">
            <text:p>S</text:p>
          </table:table-cell>
          <table:table-cell table:formula="of:=[.G11]-[.F11]" office:value-type="time" office:time-value="PT00H10M00S">
            <text:p>00:10:00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table:style-name="ce54" office:value-type="string">
            <text:p>224AA</text:p>
          </table:table-cell>
          <table:table-cell office:value-type="string">
            <text:p>SG/AS/ASS/DS</text:p>
          </table:table-cell>
          <table:table-cell office:value-type="string">
            <text:p>E</text:p>
          </table:table-cell>
          <table:table-cell table:style-name="ce64" office:value-type="date" office:date-value="2023-05-18">
            <text:p>18.05.2023</text:p>
          </table:table-cell>
          <table:table-cell table:style-name="ce65" office:value-type="time" office:time-value="PT12H31M00S">
            <text:p>12:31:00</text:p>
          </table:table-cell>
          <table:table-cell table:style-name="ce65" office:value-type="time" office:time-value="PT12H42M00S">
            <text:p>12:42:00</text:p>
          </table:table-cell>
          <table:table-cell table:style-name="ce63"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2]-[.F12]" office:value-type="time" office:time-value="PT00H11M00S">
            <text:p>00:11:00</text:p>
          </table:table-cell>
          <table:table-cell office:value-type="float" office:value="11">
            <text:p>11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table:style-name="ce54" office:value-type="string">
            <text:p>123AO1</text:p>
          </table:table-cell>
          <table:table-cell office:value-type="string">
            <text:p>SG/AS/ASS/DS</text:p>
          </table:table-cell>
          <table:table-cell office:value-type="string">
            <text:p>E</text:p>
          </table:table-cell>
          <table:table-cell table:style-name="ce64" office:value-type="date" office:date-value="2023-05-18">
            <text:p>18.05.2023</text:p>
          </table:table-cell>
          <table:table-cell table:style-name="ce65" office:value-type="time" office:time-value="PT11H51M00S">
            <text:p>11:51:00</text:p>
          </table:table-cell>
          <table:table-cell table:style-name="ce65" office:value-type="time" office:time-value="PT12H02M00S">
            <text:p>12:02:00</text:p>
          </table:table-cell>
          <table:table-cell table:style-name="ce63"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3]-[.F13]" office:value-type="time" office:time-value="PT00H11M00S">
            <text:p>00:11:00</text:p>
          </table:table-cell>
          <table:table-cell office:value-type="float" office:value="11">
            <text:p>11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table:style-name="ce54" office:value-type="string">
            <text:p>744DA</text:p>
          </table:table-cell>
          <table:table-cell office:value-type="string">
            <text:p>JS/AS/DS</text:p>
          </table:table-cell>
          <table:table-cell office:value-type="string">
            <text:p>E</text:p>
          </table:table-cell>
          <table:table-cell table:style-name="ce64" office:value-type="date" office:date-value="2023-05-19">
            <text:p>19.05.2023</text:p>
          </table:table-cell>
          <table:table-cell table:style-name="ce65" office:value-type="time" office:time-value="PT10H33M00S">
            <text:p>10:33:00</text:p>
          </table:table-cell>
          <table:table-cell table:style-name="ce65" office:value-type="time" office:time-value="PT10H45M00S">
            <text:p>10:45:00</text:p>
          </table:table-cell>
          <table:table-cell table:style-name="ce63"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4]-[.F14]" office:value-type="time" office:time-value="PT00H12M00S">
            <text:p>00:12:00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">
          <table:table-cell office:value-type="float" office:value="0">
            <text:p>0</text:p>
          </table:table-cell>
          <table:table-cell table:style-name="ce54" office:value-type="string">
            <text:p>346IO</text:p>
          </table:table-cell>
          <table:table-cell office:value-type="string">
            <text:p>ABR/JS/AS</text:p>
          </table:table-cell>
          <table:table-cell office:value-type="string">
            <text:p>S</text:p>
          </table:table-cell>
          <table:table-cell table:style-name="ce64" office:value-type="date" office:date-value="2023-05-15">
            <text:p>15.05.2023</text:p>
          </table:table-cell>
          <table:table-cell table:style-name="ce65" office:value-type="time" office:time-value="PT12H17M00S">
            <text:p>12:17:00</text:p>
          </table:table-cell>
          <table:table-cell table:style-name="ce65" office:value-type="time" office:time-value="PT12H29M00S">
            <text:p>12:29:00</text:p>
          </table:table-cell>
          <table:table-cell table:style-name="ce63" office:value-type="string">
            <text:p>NW/AS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5]-[.F15]" office:value-type="time" office:time-value="PT00H12M00S">
            <text:p>00:12:00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table:style-name="ce54" office:value-type="string">
            <text:p>SF0105</text:p>
          </table:table-cell>
          <table:table-cell office:value-type="string">
            <text:p>JS/ABR</text:p>
          </table:table-cell>
          <table:table-cell office:value-type="string">
            <text:p>S</text:p>
          </table:table-cell>
          <table:table-cell table:style-name="ce64" office:value-type="date" office:date-value="2023-05-19">
            <text:p>19.05.2023</text:p>
          </table:table-cell>
          <table:table-cell table:style-name="ce65" office:value-type="time" office:time-value="PT10H24M00S">
            <text:p>10:24:00</text:p>
          </table:table-cell>
          <table:table-cell table:style-name="ce65" office:value-type="time" office:time-value="PT10H37M00S">
            <text:p>10:37:00</text:p>
          </table:table-cell>
          <table:table-cell table:style-name="ce63" office:value-type="string">
            <text:p>ABR/JS</text:p>
          </table:table-cell>
          <table:table-cell office:value-type="string">
            <text:p>Ibiza</text:p>
          </table:table-cell>
          <table:table-cell office:value-type="string">
            <text:p>B</text:p>
          </table:table-cell>
          <table:table-cell table:formula="of:=[.G16]-[.F16]" office:value-type="time" office:time-value="PT00H13M00S">
            <text:p>00:13:00</text:p>
          </table:table-cell>
          <table:table-cell office:value-type="float" office:value="13">
            <text:p>13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table:style-name="ce54" office:value-type="string">
            <text:p>346OL</text:p>
          </table:table-cell>
          <table:table-cell office:value-type="string">
            <text:p>ABR/JS/AS</text:p>
          </table:table-cell>
          <table:table-cell office:value-type="string">
            <text:p>S</text:p>
          </table:table-cell>
          <table:table-cell table:style-name="ce64" office:value-type="date" office:date-value="2023-05-15">
            <text:p>15.05.2023</text:p>
          </table:table-cell>
          <table:table-cell table:style-name="ce65" office:value-type="time" office:time-value="PT12H16M00S">
            <text:p>12:16:00</text:p>
          </table:table-cell>
          <table:table-cell table:style-name="ce65" office:value-type="time" office:time-value="PT12H29M00S">
            <text:p>12:29:00</text:p>
          </table:table-cell>
          <table:table-cell table:style-name="ce63" office:value-type="string">
            <text:p>NW/AS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7]-[.F17]" office:value-type="time" office:time-value="PT00H13M00S">
            <text:p>00:13:00</text:p>
          </table:table-cell>
          <table:table-cell office:value-type="float" office:value="13">
            <text:p>13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table:style-name="ce54" office:value-type="string">
            <text:p>733MV</text:p>
          </table:table-cell>
          <table:table-cell office:value-type="string">
            <text:p>ABR/JS/SG/DS</text:p>
          </table:table-cell>
          <table:table-cell office:value-type="string">
            <text:p>S</text:p>
          </table:table-cell>
          <table:table-cell table:style-name="ce64" office:value-type="date" office:date-value="2023-05-19">
            <text:p>19.05.2023</text:p>
          </table:table-cell>
          <table:table-cell table:style-name="ce65" office:value-type="time" office:time-value="PT10H28M00S">
            <text:p>10:28:00</text:p>
          </table:table-cell>
          <table:table-cell table:style-name="ce65" office:value-type="time" office:time-value="PT10H42M00S">
            <text:p>10:42:00</text:p>
          </table:table-cell>
          <table:table-cell table:style-name="Excel_20_Built-in_20_Normal" office:value-type="string">
            <text:p>ASS</text:p>
          </table:table-cell>
          <table:table-cell office:value-type="string">
            <text:p>Menorca</text:p>
          </table:table-cell>
          <table:table-cell office:value-type="string">
            <text:p>B</text:p>
          </table:table-cell>
          <table:table-cell table:formula="of:=[.G18]-[.F18]" office:value-type="time" office:time-value="PT00H14M00S">
            <text:p>00:14:00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table:style-name="ce54" office:value-type="string">
            <text:p>888OI</text:p>
          </table:table-cell>
          <table:table-cell office:value-type="string">
            <text:p>ABR/JS</text:p>
          </table:table-cell>
          <table:table-cell office:value-type="string">
            <text:p>E</text:p>
          </table:table-cell>
          <table:table-cell table:style-name="ce64" office:value-type="date" office:date-value="2023-05-18">
            <text:p>18.05.2023</text:p>
          </table:table-cell>
          <table:table-cell table:style-name="ce65" office:value-type="time" office:time-value="PT14H34M00S">
            <text:p>14:34:00</text:p>
          </table:table-cell>
          <table:table-cell table:style-name="ce65" office:value-type="time" office:time-value="PT14H49M00S">
            <text:p>14:49:00</text:p>
          </table:table-cell>
          <table:table-cell table:style-name="ce63" office:value-type="string">
            <text:p>ABR/JS</text:p>
          </table:table-cell>
          <table:table-cell office:value-type="string">
            <text:p>Tenerife</text:p>
          </table:table-cell>
          <table:table-cell office:value-type="string">
            <text:p>S</text:p>
          </table:table-cell>
          <table:table-cell table:formula="of:=[.G19]-[.F19]" office:value-type="time" office:time-value="PT00H15M00S">
            <text:p>00:15:00</text:p>
          </table:table-cell>
          <table:table-cell office:value-type="float" office:value="15">
            <text:p>15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table:style-name="ce54" office:value-type="string">
            <text:p>123EA</text:p>
          </table:table-cell>
          <table:table-cell office:value-type="string">
            <text:p>ABR/JS/AS/SG</text:p>
          </table:table-cell>
          <table:table-cell office:value-type="string">
            <text:p>S</text:p>
          </table:table-cell>
          <table:table-cell table:style-name="ce64" office:value-type="date" office:date-value="2023-05-19">
            <text:p>19.05.2023</text:p>
          </table:table-cell>
          <table:table-cell table:style-name="ce65" office:value-type="time" office:time-value="PT10H22M00S">
            <text:p>10:22:00</text:p>
          </table:table-cell>
          <table:table-cell table:style-name="ce65" office:value-type="time" office:time-value="PT10H37M00S">
            <text:p>10:37:00</text:p>
          </table:table-cell>
          <table:table-cell table:style-name="Excel_20_Built-in_20_Normal"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20]-[.F20]" office:value-type="time" office:time-value="PT00H15M00S">
            <text:p>00:15:00</text:p>
          </table:table-cell>
          <table:table-cell office:value-type="float" office:value="15">
            <text:p>15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table:style-name="ce54" office:value-type="string">
            <text:p>134UA</text:p>
          </table:table-cell>
          <table:table-cell office:value-type="string">
            <text:p>ABR/JS</text:p>
          </table:table-cell>
          <table:table-cell office:value-type="string">
            <text:p>E</text:p>
          </table:table-cell>
          <table:table-cell table:style-name="ce64" office:value-type="date" office:date-value="2023-05-18">
            <text:p>18.05.2023</text:p>
          </table:table-cell>
          <table:table-cell table:style-name="ce65" office:value-type="time" office:time-value="PT14H34M00S">
            <text:p>14:34:00</text:p>
          </table:table-cell>
          <table:table-cell table:style-name="ce65" office:value-type="time" office:time-value="PT14H52M00S">
            <text:p>14:52:00</text:p>
          </table:table-cell>
          <table:table-cell table:style-name="ce63"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21]-[.F21]" office:value-type="time" office:time-value="PT00H18M00S">
            <text:p>00:18:00</text:p>
          </table:table-cell>
          <table:table-cell office:value-type="float" office:value="18">
            <text:p>18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table:style-name="ce54" office:value-type="string">
            <text:p>285RO</text:p>
          </table:table-cell>
          <table:table-cell office:value-type="string">
            <text:p>SG/AS/TE/DS</text:p>
          </table:table-cell>
          <table:table-cell office:value-type="string">
            <text:p>S</text:p>
          </table:table-cell>
          <table:table-cell table:style-name="ce64" office:value-type="date" office:date-value="2023-05-19">
            <text:p>19.05.2023</text:p>
          </table:table-cell>
          <table:table-cell table:style-name="ce65" office:value-type="time" office:time-value="PT11H12M00S">
            <text:p>11:12:00</text:p>
          </table:table-cell>
          <table:table-cell table:style-name="ce65" office:value-type="time" office:time-value="PT11H30M00S">
            <text:p>11:30:00</text:p>
          </table:table-cell>
          <table:table-cell table:style-name="Excel_20_Built-in_20_Normal" office:value-type="string">
            <text:p>SG</text:p>
          </table:table-cell>
          <table:table-cell office:value-type="string">
            <text:p>Alicante</text:p>
          </table:table-cell>
          <table:table-cell office:value-type="string">
            <text:p>S</text:p>
          </table:table-cell>
          <table:table-cell table:formula="of:=[.G22]-[.F22]" office:value-type="time" office:time-value="PT00H18M00S">
            <text:p>00:18:00</text:p>
          </table:table-cell>
          <table:table-cell office:value-type="float" office:value="18">
            <text:p>18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style-name="ce54" office:value-type="string">
            <text:p>789AU</text:p>
          </table:table-cell>
          <table:table-cell office:value-type="string">
            <text:p>AS/SG</text:p>
          </table:table-cell>
          <table:table-cell office:value-type="string">
            <text:p>E</text:p>
          </table:table-cell>
          <table:table-cell table:style-name="ce64" office:value-type="date" office:date-value="2023-05-18">
            <text:p>18.05.2023</text:p>
          </table:table-cell>
          <table:table-cell table:style-name="ce65" office:value-type="time" office:time-value="PT14H30M00S">
            <text:p>14:30:00</text:p>
          </table:table-cell>
          <table:table-cell table:style-name="ce65" office:value-type="time" office:time-value="PT14H49M00S">
            <text:p>14:49:00</text:p>
          </table:table-cell>
          <table:table-cell table:style-name="ce63" office:value-type="string">
            <text:p>AS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23]-[.F23]" office:value-type="time" office:time-value="PT00H19M00S">
            <text:p>00:19:00</text:p>
          </table:table-cell>
          <table:table-cell office:value-type="float" office:value="19">
            <text:p>19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table:style-name="ce54" office:value-type="string">
            <text:p>321OA</text:p>
          </table:table-cell>
          <table:table-cell office:value-type="string">
            <text:p>ABR/JS/SG/DS</text:p>
          </table:table-cell>
          <table:table-cell office:value-type="string">
            <text:p>S</text:p>
          </table:table-cell>
          <table:table-cell table:style-name="ce64" office:value-type="date" office:date-value="2023-05-19">
            <text:p>19.05.2023</text:p>
          </table:table-cell>
          <table:table-cell table:style-name="ce65" office:value-type="time" office:time-value="PT10H25M00S">
            <text:p>10:25:00</text:p>
          </table:table-cell>
          <table:table-cell table:style-name="ce65" office:value-type="time" office:time-value="PT10H44M00S">
            <text:p>10:44:00</text:p>
          </table:table-cell>
          <table:table-cell table:style-name="Excel_20_Built-in_20_Normal" office:value-type="string">
            <text:p>AS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24]-[.F24]" office:value-type="time" office:time-value="PT00H19M00S">
            <text:p>00:19:00</text:p>
          </table:table-cell>
          <table:table-cell office:value-type="float" office:value="19">
            <text:p>19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table:style-name="ce54" office:value-type="string">
            <text:p>333AA</text:p>
          </table:table-cell>
          <table:table-cell office:value-type="string">
            <text:p>ASS/AS/SG</text:p>
          </table:table-cell>
          <table:table-cell office:value-type="string">
            <text:p>S</text:p>
          </table:table-cell>
          <table:table-cell table:style-name="ce64" office:value-type="date" office:date-value="2023-05-19">
            <text:p>19.05.2023</text:p>
          </table:table-cell>
          <table:table-cell table:style-name="ce65" office:value-type="time" office:time-value="PT12H51M00S">
            <text:p>12:51:00</text:p>
          </table:table-cell>
          <table:table-cell table:style-name="ce65" office:value-type="time" office:time-value="PT13H13M00S">
            <text:p>13:13:00</text:p>
          </table:table-cell>
          <table:table-cell table:style-name="Excel_20_Built-in_20_Normal" office:value-type="string">
            <text:p>ASS</text:p>
          </table:table-cell>
          <table:table-cell office:value-type="string">
            <text:p>Uruguay</text:p>
          </table:table-cell>
          <table:table-cell office:value-type="string">
            <text:p>U</text:p>
          </table:table-cell>
          <table:table-cell table:formula="of:=[.G25]-[.F25]" office:value-type="time" office:time-value="PT00H22M00S">
            <text:p>00:22:00</text:p>
          </table:table-cell>
          <table:table-cell office:value-type="float" office:value="22">
            <text:p>22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table:style-name="ce54" office:value-type="string">
            <text:p>187OO</text:p>
          </table:table-cell>
          <table:table-cell office:value-type="string">
            <text:p>ASS/AS/SG</text:p>
          </table:table-cell>
          <table:table-cell office:value-type="string">
            <text:p>S</text:p>
          </table:table-cell>
          <table:table-cell table:style-name="ce64" office:value-type="date" office:date-value="2023-05-19">
            <text:p>19.05.2023</text:p>
          </table:table-cell>
          <table:table-cell table:style-name="ce65" office:value-type="time" office:time-value="PT12H51M00S">
            <text:p>12:51:00</text:p>
          </table:table-cell>
          <table:table-cell table:style-name="ce65" office:value-type="time" office:time-value="PT13H15M00S">
            <text:p>13:15:00</text:p>
          </table:table-cell>
          <table:table-cell table:style-name="Excel_20_Built-in_20_Normal" office:value-type="string">
            <text:p>A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26]-[.F26]" office:value-type="time" office:time-value="PT00H24M00S">
            <text:p>00:24:00</text:p>
          </table:table-cell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table:style-name="ce54" office:value-type="string">
            <text:p>381AO</text:p>
          </table:table-cell>
          <table:table-cell office:value-type="string">
            <text:p>AS/SG/ASS</text:p>
          </table:table-cell>
          <table:table-cell office:value-type="string">
            <text:p>S</text:p>
          </table:table-cell>
          <table:table-cell table:style-name="ce64" office:value-type="date" office:date-value="2023-05-19">
            <text:p>19.05.2023</text:p>
          </table:table-cell>
          <table:table-cell table:style-name="ce65" office:value-type="time" office:time-value="PT12H51M00S">
            <text:p>12:51:00</text:p>
          </table:table-cell>
          <table:table-cell table:style-name="ce65" office:value-type="time" office:time-value="PT13H17M00S">
            <text:p>13:17:00</text:p>
          </table:table-cell>
          <table:table-cell table:style-name="Excel_20_Built-in_20_Normal" office:value-type="string">
            <text:p>SG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27]-[.F27]" office:value-type="time" office:time-value="PT00H26M00S">
            <text:p>00:26:00</text:p>
          </table:table-cell>
          <table:table-cell office:value-type="float" office:value="26">
            <text:p>2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67" table:formula="of:=AVERAGE([.L2:.L27])" office:value-type="float" office:value="13.3846153846154">
            <text:p>13,384615384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67" table:formula="of:=STDEV([.L2:.L27])" office:value-type="float" office:value="5.34473141010415">
            <text:p>5,3447314101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_Erhebungsdaten" table:style-name="ta1" table:print="false">
        <table:table-column table:style-name="co2" table:default-cell-style-name="ce9"/>
        <table:table-column table:style-name="co60" table:default-cell-style-name="ce9"/>
        <table:table-column table:style-name="co65" table:default-cell-style-name="ce9"/>
        <table:table-column table:style-name="co55" table:default-cell-style-name="ce9"/>
        <table:table-column table:style-name="co59" table:default-cell-style-name="ce9"/>
        <table:table-column table:style-name="co60" table:number-columns-repeated="2" table:default-cell-style-name="ce9"/>
        <table:table-column table:style-name="co2" table:default-cell-style-name="Excel_20_Built-in_20_Normal"/>
        <table:table-column table:style-name="co62" table:default-cell-style-name="ce9"/>
        <table:table-column table:style-name="co63" table:default-cell-style-name="ce9"/>
        <table:table-column table:style-name="co64" table:default-cell-style-name="ce9"/>
        <table:table-column table:style-name="co8" table:number-columns-repeated="972" table:default-cell-style-name="ce9"/>
        <table:table-column table:style-name="co8" table:number-columns-repeated="41" table:default-cell-style-name="ce28"/>
        <table:table-row table:style-name="ro1">
          <table:table-cell table:style-name="ce59" office:value-type="string">
            <text:p>Lfd. Nr.</text:p>
          </table:table-cell>
          <table:table-cell table:style-name="ce60" office:value-type="string">
            <text:p>Code</text:p>
          </table:table-cell>
          <table:table-cell table:style-name="ce59" office:value-type="string">
            <text:p>Researchers</text:p>
          </table:table-cell>
          <table:table-cell table:style-name="ce59" office:value-type="string">
            <text:p>Language</text:p>
          </table:table-cell>
          <table:table-cell table:style-name="ce59" office:value-type="string">
            <text:p>Date</text:p>
          </table:table-cell>
          <table:table-cell table:style-name="ce59" office:value-type="string">
            <text:p>Start</text:p>
          </table:table-cell>
          <table:table-cell table:style-name="ce59" office:value-type="string">
            <text:p>End</text:p>
          </table:table-cell>
          <table:table-cell table:style-name="ce62" office:value-type="string">
            <text:p>Check</text:p>
          </table:table-cell>
          <table:table-cell table:style-name="ce10" office:value-type="string">
            <text:p>Origin</text:p>
          </table:table-cell>
          <table:table-cell table:style-name="ce10" office:value-type="string">
            <text:p>Kürzel</text:p>
          </table:table-cell>
          <table:table-cell table:style-name="ce10" office:value-type="string">
            <text:p>Bearbeitungszeit</text:p>
          </table:table-cell>
          <table:table-cell table:style-name="ce1" table:number-columns-repeated="972"/>
          <table:table-cell table:style-name="ce58" table:number-columns-repeated="41"/>
        </table:table-row>
        <table:table-row table:style-name="ro1">
          <table:table-cell table:style-name="Excel_20_Built-in_20_Normal" office:value-type="float" office:value="4">
            <text:p>4</text:p>
          </table:table-cell>
          <table:table-cell table:style-name="ce61" office:value-type="string">
            <text:p>333NL</text:p>
          </table:table-cell>
          <table:table-cell table:style-name="Excel_20_Built-in_20_Normal" office:value-type="string">
            <text:p>ABR/JS/AS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5">
            <text:p>15.05.2023</text:p>
          </table:table-cell>
          <table:table-cell table:style-name="ce69" office:value-type="time" office:time-value="PT12H50M00S">
            <text:p>12:50:00</text:p>
          </table:table-cell>
          <table:table-cell table:style-name="ce69" office:value-type="time" office:time-value="PT12H58M00S">
            <text:p>12:58:00</text:p>
          </table:table-cell>
          <table:table-cell table:style-name="ce63" office:value-type="string">
            <text:p>NW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2]-[.F2]" office:value-type="time" office:time-value="PT00H08M00S">
            <text:p>00:08:00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9">
            <text:p>9</text:p>
          </table:table-cell>
          <table:table-cell table:style-name="ce61" office:value-type="string">
            <text:p>412MN</text:p>
          </table:table-cell>
          <table:table-cell table:style-name="Excel_20_Built-in_20_Normal" office:value-type="string">
            <text:p>ABR/JS/AS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6">
            <text:p>16.05.2023</text:p>
          </table:table-cell>
          <table:table-cell table:style-name="ce69" office:value-type="time" office:time-value="PT17H01M00S">
            <text:p>17:01:00</text:p>
          </table:table-cell>
          <table:table-cell table:style-name="ce69" office:value-type="time" office:time-value="PT17H09M00S">
            <text:p>17:09:00</text:p>
          </table:table-cell>
          <table:table-cell table:style-name="ce63" office:value-type="string">
            <text:p>A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3]-[.F3]" office:value-type="time" office:time-value="PT00H08M00S">
            <text:p>00:08:00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20">
            <text:p>20</text:p>
          </table:table-cell>
          <table:table-cell table:style-name="ce61" office:value-type="string">
            <text:p>083AA</text:p>
          </table:table-cell>
          <table:table-cell table:style-name="Excel_20_Built-in_20_Normal" office:value-type="string">
            <text:p>ABR/JS/SG/DS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9">
            <text:p>19.05.2023</text:p>
          </table:table-cell>
          <table:table-cell table:style-name="ce69" office:value-type="time" office:time-value="PT10H33M00S">
            <text:p>10:33:00</text:p>
          </table:table-cell>
          <table:table-cell table:style-name="ce69" office:value-type="time" office:time-value="PT10H41M00S">
            <text:p>10:41:00</text:p>
          </table:table-cell>
          <table:table-cell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4]-[.F4]" office:value-type="time" office:time-value="PT00H08M00S">
            <text:p>00:08:00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3">
            <text:p>3</text:p>
          </table:table-cell>
          <table:table-cell table:style-name="ce61" office:value-type="string">
            <text:p>222ES</text:p>
          </table:table-cell>
          <table:table-cell table:style-name="Excel_20_Built-in_20_Normal" office:value-type="string">
            <text:p>ABR/JS/AS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5">
            <text:p>15.05.2023</text:p>
          </table:table-cell>
          <table:table-cell table:style-name="ce69" office:value-type="time" office:time-value="PT12H50M00S">
            <text:p>12:50:00</text:p>
          </table:table-cell>
          <table:table-cell table:style-name="ce69" office:value-type="time" office:time-value="PT13H00M00S">
            <text:p>13:00:00</text:p>
          </table:table-cell>
          <table:table-cell table:style-name="ce63" office:value-type="string">
            <text:p>NW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5]-[.F5]" office:value-type="time" office:time-value="PT00H10M00S">
            <text:p>00:10:00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8">
            <text:p>8</text:p>
          </table:table-cell>
          <table:table-cell table:style-name="ce61" office:value-type="string">
            <text:p>365OE</text:p>
          </table:table-cell>
          <table:table-cell table:style-name="Excel_20_Built-in_20_Normal" office:value-type="string">
            <text:p>ABR/JS/AS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6">
            <text:p>16.05.2023</text:p>
          </table:table-cell>
          <table:table-cell table:style-name="ce69" office:value-type="time" office:time-value="PT17H01M00S">
            <text:p>17:01:00</text:p>
          </table:table-cell>
          <table:table-cell table:style-name="ce69" office:value-type="time" office:time-value="PT17H11M00S">
            <text:p>17:11:00</text:p>
          </table:table-cell>
          <table:table-cell table:style-name="ce63" office:value-type="string">
            <text:p>A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6]-[.F6]" office:value-type="time" office:time-value="PT00H10M00S">
            <text:p>00:10:00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18">
            <text:p>18</text:p>
          </table:table-cell>
          <table:table-cell table:style-name="ce61" office:value-type="string">
            <text:p>244AG</text:p>
          </table:table-cell>
          <table:table-cell table:style-name="Excel_20_Built-in_20_Normal" office:value-type="string">
            <text:p>ABR/JS</text:p>
          </table:table-cell>
          <table:table-cell table:style-name="Excel_20_Built-in_20_Normal" office:value-type="string">
            <text:p>E</text:p>
          </table:table-cell>
          <table:table-cell table:style-name="ce68" office:value-type="date" office:date-value="2023-05-18">
            <text:p>18.05.2023</text:p>
          </table:table-cell>
          <table:table-cell table:style-name="ce69" office:value-type="time" office:time-value="PT14H34M00S">
            <text:p>14:34:00</text:p>
          </table:table-cell>
          <table:table-cell table:style-name="ce69" office:value-type="time" office:time-value="PT14H44M00S">
            <text:p>14:44:00</text:p>
          </table:table-cell>
          <table:table-cell office:value-type="string">
            <text:p>SG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7]-[.F7]" office:value-type="time" office:time-value="PT00H10M00S">
            <text:p>00:10:00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7">
            <text:p>7</text:p>
          </table:table-cell>
          <table:table-cell table:style-name="ce61" office:value-type="string">
            <text:p>145MV</text:p>
          </table:table-cell>
          <table:table-cell table:style-name="Excel_20_Built-in_20_Normal" office:value-type="string">
            <text:p>ABR/JS/AS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6">
            <text:p>16.05.2023</text:p>
          </table:table-cell>
          <table:table-cell table:style-name="ce69" office:value-type="time" office:time-value="PT16H03M00S">
            <text:p>16:03:00</text:p>
          </table:table-cell>
          <table:table-cell table:style-name="ce69" office:value-type="time" office:time-value="PT16H14M00S">
            <text:p>16:14:00</text:p>
          </table:table-cell>
          <table:table-cell table:style-name="ce63" office:value-type="string">
            <text:p>A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8]-[.F8]" office:value-type="time" office:time-value="PT00H11M00S">
            <text:p>00:11:00</text:p>
          </table:table-cell>
          <table:table-cell office:value-type="float" office:value="11">
            <text:p>11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10">
            <text:p>10</text:p>
          </table:table-cell>
          <table:table-cell table:style-name="ce61" office:value-type="string">
            <text:p>123AO</text:p>
          </table:table-cell>
          <table:table-cell table:style-name="Excel_20_Built-in_20_Normal" office:value-type="string">
            <text:p>SG/ASS/JS/ABR</text:p>
          </table:table-cell>
          <table:table-cell table:style-name="Excel_20_Built-in_20_Normal" office:value-type="string">
            <text:p>E</text:p>
          </table:table-cell>
          <table:table-cell table:style-name="ce68" office:value-type="date" office:date-value="2023-05-18">
            <text:p>18.05.2023</text:p>
          </table:table-cell>
          <table:table-cell table:style-name="ce69" office:value-type="time" office:time-value="PT10H50M00S">
            <text:p>10:50:00</text:p>
          </table:table-cell>
          <table:table-cell table:style-name="ce69" office:value-type="time" office:time-value="PT11H01M00S">
            <text:p>11:01:00</text:p>
          </table:table-cell>
          <table:table-cell table:style-name="ce63" office:value-type="string">
            <text:p>ABR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9]-[.F9]" office:value-type="time" office:time-value="PT00H11M00S">
            <text:p>00:11:00</text:p>
          </table:table-cell>
          <table:table-cell office:value-type="float" office:value="11">
            <text:p>11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5">
            <text:p>5</text:p>
          </table:table-cell>
          <table:table-cell table:style-name="ce61" office:value-type="string">
            <text:p>324MC</text:p>
          </table:table-cell>
          <table:table-cell table:style-name="Excel_20_Built-in_20_Normal" office:value-type="string">
            <text:p>ABR/JS/AS/SG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5">
            <text:p>15.05.2023</text:p>
          </table:table-cell>
          <table:table-cell table:style-name="ce69" office:value-type="time" office:time-value="PT16H55M00S">
            <text:p>16:55:00</text:p>
          </table:table-cell>
          <table:table-cell table:style-name="ce69" office:value-type="time" office:time-value="PT17H06M00S">
            <text:p>17:06:00</text:p>
          </table:table-cell>
          <table:table-cell table:style-name="ce63" office:value-type="string">
            <text:p>ABR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0]-[.F10]" office:value-type="time" office:time-value="PT00H11M00S">
            <text:p>00:11:00</text:p>
          </table:table-cell>
          <table:table-cell office:value-type="float" office:value="11">
            <text:p>11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12">
            <text:p>12</text:p>
          </table:table-cell>
          <table:table-cell table:style-name="ce61" office:value-type="string">
            <text:p>456AE</text:p>
          </table:table-cell>
          <table:table-cell table:style-name="Excel_20_Built-in_20_Normal" office:value-type="string">
            <text:p>SG/ASS/AS/DS</text:p>
          </table:table-cell>
          <table:table-cell table:style-name="Excel_20_Built-in_20_Normal" office:value-type="string">
            <text:p>E</text:p>
          </table:table-cell>
          <table:table-cell table:style-name="ce68" office:value-type="date" office:date-value="2023-05-18">
            <text:p>18.05.2023</text:p>
          </table:table-cell>
          <table:table-cell table:style-name="ce69" office:value-type="time" office:time-value="PT12H31M00S">
            <text:p>12:31:00</text:p>
          </table:table-cell>
          <table:table-cell table:style-name="ce69" office:value-type="time" office:time-value="PT12H43M00S">
            <text:p>12:43:00</text:p>
          </table:table-cell>
          <table:table-cell table:style-name="ce63"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1]-[.F11]" office:value-type="time" office:time-value="PT00H12M00S">
            <text:p>00:12:00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11">
            <text:p>11</text:p>
          </table:table-cell>
          <table:table-cell table:style-name="ce61" office:value-type="string">
            <text:p>251UA</text:p>
          </table:table-cell>
          <table:table-cell table:style-name="Excel_20_Built-in_20_Normal" office:value-type="string">
            <text:p>SG/ASS/AS/DS</text:p>
          </table:table-cell>
          <table:table-cell table:style-name="Excel_20_Built-in_20_Normal" office:value-type="string">
            <text:p>E</text:p>
          </table:table-cell>
          <table:table-cell table:style-name="ce68" office:value-type="date" office:date-value="2023-05-18">
            <text:p>18.05.2023</text:p>
          </table:table-cell>
          <table:table-cell table:style-name="ce69" office:value-type="time" office:time-value="PT12H32M00S">
            <text:p>12:32:00</text:p>
          </table:table-cell>
          <table:table-cell table:style-name="ce69" office:value-type="time" office:time-value="PT12H45M00S">
            <text:p>12:45:00</text:p>
          </table:table-cell>
          <table:table-cell table:style-name="ce63"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2]-[.F12]" office:value-type="time" office:time-value="PT00H13M00S">
            <text:p>00:13:00</text:p>
          </table:table-cell>
          <table:table-cell office:value-type="float" office:value="13">
            <text:p>13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17">
            <text:p>17</text:p>
          </table:table-cell>
          <table:table-cell table:style-name="ce61" office:value-type="string">
            <text:p>NS232</text:p>
          </table:table-cell>
          <table:table-cell table:style-name="Excel_20_Built-in_20_Normal" office:value-type="string">
            <text:p>ABR/JS</text:p>
          </table:table-cell>
          <table:table-cell table:style-name="Excel_20_Built-in_20_Normal" office:value-type="string">
            <text:p>E</text:p>
          </table:table-cell>
          <table:table-cell table:style-name="ce68" office:value-type="date" office:date-value="2023-05-18">
            <text:p>18.05.2023</text:p>
          </table:table-cell>
          <table:table-cell table:style-name="ce69" office:value-type="time" office:time-value="PT14H36M00S">
            <text:p>14:36:00</text:p>
          </table:table-cell>
          <table:table-cell table:style-name="ce69" office:value-type="time" office:time-value="PT14H49M00S">
            <text:p>14:49:00</text:p>
          </table:table-cell>
          <table:table-cell office:value-type="string">
            <text:p>A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3]-[.F13]" office:value-type="time" office:time-value="PT00H13M00S">
            <text:p>00:13:00</text:p>
          </table:table-cell>
          <table:table-cell office:value-type="float" office:value="13">
            <text:p>13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0">
            <text:p>0</text:p>
          </table:table-cell>
          <table:table-cell table:style-name="ce61" office:value-type="string">
            <text:p>152RI</text:p>
          </table:table-cell>
          <table:table-cell table:style-name="Excel_20_Built-in_20_Normal" office:value-type="string">
            <text:p>ABR/JS/AS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5">
            <text:p>15.05.2023</text:p>
          </table:table-cell>
          <table:table-cell table:style-name="ce69" office:value-type="time" office:time-value="PT12H16M00S">
            <text:p>12:16:00</text:p>
          </table:table-cell>
          <table:table-cell table:style-name="ce69" office:value-type="time" office:time-value="PT12H29M00S">
            <text:p>12:29:00</text:p>
          </table:table-cell>
          <table:table-cell table:style-name="ce63" office:value-type="string">
            <text:p>NW</text:p>
          </table:table-cell>
          <table:table-cell office:value-type="string">
            <text:p>Menorca</text:p>
          </table:table-cell>
          <table:table-cell office:value-type="string">
            <text:p>B</text:p>
          </table:table-cell>
          <table:table-cell table:formula="of:=[.G14]-[.F14]" office:value-type="time" office:time-value="PT00H13M00S">
            <text:p>00:13:00</text:p>
          </table:table-cell>
          <table:table-cell office:value-type="float" office:value="13">
            <text:p>13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2">
            <text:p>2</text:p>
          </table:table-cell>
          <table:table-cell table:style-name="ce61" office:value-type="string">
            <text:p>306AI</text:p>
          </table:table-cell>
          <table:table-cell table:style-name="Excel_20_Built-in_20_Normal" office:value-type="string">
            <text:p>ABR/JS/AS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5">
            <text:p>15.05.2023</text:p>
          </table:table-cell>
          <table:table-cell table:style-name="ce69" office:value-type="time" office:time-value="PT12H15M00S">
            <text:p>12:15:00</text:p>
          </table:table-cell>
          <table:table-cell table:style-name="ce69" office:value-type="time" office:time-value="PT12H28M00S">
            <text:p>12:28:00</text:p>
          </table:table-cell>
          <table:table-cell table:style-name="ce63" office:value-type="string">
            <text:p>NW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5]-[.F15]" office:value-type="time" office:time-value="PT00H13M00S">
            <text:p>00:13:00</text:p>
          </table:table-cell>
          <table:table-cell office:value-type="float" office:value="13">
            <text:p>13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16">
            <text:p>16</text:p>
          </table:table-cell>
          <table:table-cell table:style-name="ce61" office:value-type="string">
            <text:p>354AA</text:p>
          </table:table-cell>
          <table:table-cell table:style-name="Excel_20_Built-in_20_Normal" office:value-type="string">
            <text:p>ABR/JS</text:p>
          </table:table-cell>
          <table:table-cell table:style-name="Excel_20_Built-in_20_Normal" office:value-type="string">
            <text:p>E</text:p>
          </table:table-cell>
          <table:table-cell table:style-name="ce68" office:value-type="date" office:date-value="2023-05-18">
            <text:p>18.05.2023</text:p>
          </table:table-cell>
          <table:table-cell table:style-name="ce69" office:value-type="time" office:time-value="PT14H35M00S">
            <text:p>14:35:00</text:p>
          </table:table-cell>
          <table:table-cell table:style-name="ce69" office:value-type="time" office:time-value="PT14H49M00S">
            <text:p>14:49:00</text:p>
          </table:table-cell>
          <table:table-cell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6]-[.F16]" office:value-type="time" office:time-value="PT00H14M00S">
            <text:p>00:14:00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24">
            <text:p>24</text:p>
          </table:table-cell>
          <table:table-cell table:style-name="ce61" office:value-type="string">
            <text:p>245IE</text:p>
          </table:table-cell>
          <table:table-cell table:style-name="Excel_20_Built-in_20_Normal" office:value-type="string">
            <text:p>DS/SG/AS/JS/ABR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9">
            <text:p>19.05.2023</text:p>
          </table:table-cell>
          <table:table-cell table:style-name="ce69" office:value-type="time" office:time-value="PT10H24M00S">
            <text:p>10:24:00</text:p>
          </table:table-cell>
          <table:table-cell table:style-name="ce69" office:value-type="time" office:time-value="PT10H38M00S">
            <text:p>10:38:00</text:p>
          </table:table-cell>
          <table:table-cell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7]-[.F17]" office:value-type="time" office:time-value="PT00H14M00S">
            <text:p>00:14:00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1">
            <text:p>1</text:p>
          </table:table-cell>
          <table:table-cell table:style-name="ce61" office:value-type="string">
            <text:p>246AI</text:p>
          </table:table-cell>
          <table:table-cell table:style-name="Excel_20_Built-in_20_Normal" office:value-type="string">
            <text:p>ABR/JS/AS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5">
            <text:p>15.05.2023</text:p>
          </table:table-cell>
          <table:table-cell table:style-name="ce69" office:value-type="time" office:time-value="PT12H15M00S">
            <text:p>12:15:00</text:p>
          </table:table-cell>
          <table:table-cell table:style-name="ce69" office:value-type="time" office:time-value="PT12H29M00S">
            <text:p>12:29:00</text:p>
          </table:table-cell>
          <table:table-cell table:style-name="ce63" office:value-type="string">
            <text:p>NW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8]-[.F18]" office:value-type="time" office:time-value="PT00H14M00S">
            <text:p>00:14:00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14">
            <text:p>14</text:p>
          </table:table-cell>
          <table:table-cell table:style-name="ce61" office:value-type="string">
            <text:p>012EI</text:p>
          </table:table-cell>
          <table:table-cell table:style-name="Excel_20_Built-in_20_Normal" office:value-type="string">
            <text:p>AS/SG</text:p>
          </table:table-cell>
          <table:table-cell table:style-name="Excel_20_Built-in_20_Normal" office:value-type="string">
            <text:p>E</text:p>
          </table:table-cell>
          <table:table-cell table:style-name="ce68" office:value-type="date" office:date-value="2023-05-18">
            <text:p>18.05.2023</text:p>
          </table:table-cell>
          <table:table-cell table:style-name="ce69" office:value-type="time" office:time-value="PT14H11M00S">
            <text:p>14:11:00</text:p>
          </table:table-cell>
          <table:table-cell table:style-name="ce69" office:value-type="time" office:time-value="PT14H25M00S">
            <text:p>14:25:00</text:p>
          </table:table-cell>
          <table:table-cell table:style-name="ce63" office:value-type="string">
            <text:p>ASS/A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19]-[.F19]" office:value-type="time" office:time-value="PT00H14M00S">
            <text:p>00:14:00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19">
            <text:p>19</text:p>
          </table:table-cell>
          <table:table-cell table:style-name="ce61" office:value-type="string">
            <text:p>003PR</text:p>
          </table:table-cell>
          <table:table-cell table:style-name="Excel_20_Built-in_20_Normal" office:value-type="string">
            <text:p>JS/ABR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9">
            <text:p>19.05.2023</text:p>
          </table:table-cell>
          <table:table-cell table:style-name="ce69" office:value-type="time" office:time-value="PT10H26M00S">
            <text:p>10:26:00</text:p>
          </table:table-cell>
          <table:table-cell table:style-name="ce69" office:value-type="time" office:time-value="PT10H42M00S">
            <text:p>10:42:00</text:p>
          </table:table-cell>
          <table:table-cell office:value-type="string">
            <text:p>ASS 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20]-[.F20]" office:value-type="time" office:time-value="PT00H16M00S">
            <text:p>00:16:00</text:p>
          </table:table-cell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21">
            <text:p>21</text:p>
          </table:table-cell>
          <table:table-cell table:style-name="ce61" office:value-type="string">
            <text:p>015AE</text:p>
          </table:table-cell>
          <table:table-cell table:style-name="Excel_20_Built-in_20_Normal" office:value-type="string">
            <text:p>ABR/AS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9">
            <text:p>19.05.2023</text:p>
          </table:table-cell>
          <table:table-cell table:style-name="ce69" office:value-type="time" office:time-value="PT10H24M00S">
            <text:p>10:24:00</text:p>
          </table:table-cell>
          <table:table-cell table:style-name="ce69" office:value-type="time" office:time-value="PT10H40M00S">
            <text:p>10:40:00</text:p>
          </table:table-cell>
          <table:table-cell table:style-name="ce63"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21]-[.F21]" office:value-type="time" office:time-value="PT00H16M00S">
            <text:p>00:16:00</text:p>
          </table:table-cell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22">
            <text:p>22</text:p>
          </table:table-cell>
          <table:table-cell table:style-name="ce61" office:value-type="string">
            <text:p>123TOM</text:p>
          </table:table-cell>
          <table:table-cell table:style-name="Excel_20_Built-in_20_Normal" office:value-type="string">
            <text:p>JS/ABR/SG/DS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9">
            <text:p>19.05.2023</text:p>
          </table:table-cell>
          <table:table-cell table:style-name="ce69" office:value-type="time" office:time-value="PT10H23M00S">
            <text:p>10:23:00</text:p>
          </table:table-cell>
          <table:table-cell table:style-name="ce69" office:value-type="time" office:time-value="PT10H39M00S">
            <text:p>10:39:00</text:p>
          </table:table-cell>
          <table:table-cell table:style-name="ce63" office:value-type="string">
            <text:p>ABR/J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22]-[.F22]" office:value-type="time" office:time-value="PT00H16M00S">
            <text:p>00:16:00</text:p>
          </table:table-cell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6">
            <text:p>6</text:p>
          </table:table-cell>
          <table:table-cell table:style-name="ce61" office:value-type="string">
            <text:p>012OO</text:p>
          </table:table-cell>
          <table:table-cell table:style-name="Excel_20_Built-in_20_Normal" office:value-type="string">
            <text:p>ABR/JS/AS/SG</text:p>
          </table:table-cell>
          <table:table-cell table:style-name="Excel_20_Built-in_20_Normal" office:value-type="string">
            <text:p>S</text:p>
          </table:table-cell>
          <table:table-cell table:style-name="ce68" office:value-type="date" office:date-value="2023-05-15">
            <text:p>15.05.2023</text:p>
          </table:table-cell>
          <table:table-cell table:style-name="ce69" office:value-type="time" office:time-value="PT16H16M00S">
            <text:p>16:16:00</text:p>
          </table:table-cell>
          <table:table-cell table:style-name="ce69" office:value-type="time" office:time-value="PT16H33M00S">
            <text:p>16:33:00</text:p>
          </table:table-cell>
          <table:table-cell table:style-name="ce63" office:value-type="string">
            <text:p>ABR</text:p>
          </table:table-cell>
          <table:table-cell office:value-type="string">
            <text:p>Andorra</text:p>
          </table:table-cell>
          <table:table-cell office:value-type="string">
            <text:p>A</text:p>
          </table:table-cell>
          <table:table-cell table:formula="of:=[.G23]-[.F23]" office:value-type="time" office:time-value="PT00H17M00S">
            <text:p>00:17:00</text:p>
          </table:table-cell>
          <table:table-cell office:value-type="float" office:value="17">
            <text:p>17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13">
            <text:p>13</text:p>
          </table:table-cell>
          <table:table-cell table:style-name="ce61" office:value-type="string">
            <text:p>892NU</text:p>
          </table:table-cell>
          <table:table-cell table:style-name="Excel_20_Built-in_20_Normal" office:value-type="string">
            <text:p>SG/AS</text:p>
          </table:table-cell>
          <table:table-cell table:style-name="Excel_20_Built-in_20_Normal" office:value-type="string">
            <text:p>E</text:p>
          </table:table-cell>
          <table:table-cell table:style-name="ce68" office:value-type="date" office:date-value="2023-05-18">
            <text:p>18.05.2023</text:p>
          </table:table-cell>
          <table:table-cell table:style-name="ce69" office:value-type="time" office:time-value="PT14H11M00S">
            <text:p>14:11:00</text:p>
          </table:table-cell>
          <table:table-cell table:style-name="ce69" office:value-type="time" office:time-value="PT14H28M00S">
            <text:p>14:28:00</text:p>
          </table:table-cell>
          <table:table-cell table:style-name="ce63" office:value-type="string">
            <text:p>ASS/A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24]-[.F24]" office:value-type="time" office:time-value="PT00H17M00S">
            <text:p>00:17:00</text:p>
          </table:table-cell>
          <table:table-cell office:value-type="float" office:value="17">
            <text:p>17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23">
            <text:p>23</text:p>
          </table:table-cell>
          <table:table-cell table:style-name="ce61" office:value-type="string">
            <text:p>123LO</text:p>
          </table:table-cell>
          <table:table-cell table:style-name="Excel_20_Built-in_20_Normal" office:value-type="string">
            <text:p>SG/AS/DS</text:p>
          </table:table-cell>
          <table:table-cell table:style-name="Excel_20_Built-in_20_Normal" office:value-type="string">
            <text:p>E</text:p>
          </table:table-cell>
          <table:table-cell table:style-name="ce68" office:value-type="date" office:date-value="2023-05-19">
            <text:p>19.05.2023</text:p>
          </table:table-cell>
          <table:table-cell table:style-name="ce69" office:value-type="time" office:time-value="PT11H12M00S">
            <text:p>11:12:00</text:p>
          </table:table-cell>
          <table:table-cell table:style-name="ce69" office:value-type="time" office:time-value="PT11H33M00S">
            <text:p>11:33:00</text:p>
          </table:table-cell>
          <table:table-cell office:value-type="string">
            <text:p>AS</text:p>
          </table:table-cell>
          <table:table-cell office:value-type="string">
            <text:p>Ibiza</text:p>
          </table:table-cell>
          <table:table-cell office:value-type="string">
            <text:p>B</text:p>
          </table:table-cell>
          <table:table-cell table:formula="of:=[.G25]-[.F25]" office:value-type="time" office:time-value="PT00H21M00S">
            <text:p>00:21:00</text:p>
          </table:table-cell>
          <table:table-cell office:value-type="float" office:value="21">
            <text:p>21</text:p>
          </table:table-cell>
          <table:table-cell table:number-columns-repeated="1012"/>
        </table:table-row>
        <table:table-row table:style-name="ro1">
          <table:table-cell table:style-name="Excel_20_Built-in_20_Normal" office:value-type="float" office:value="15">
            <text:p>15</text:p>
          </table:table-cell>
          <table:table-cell table:style-name="ce61" office:value-type="string">
            <text:p>013NO</text:p>
          </table:table-cell>
          <table:table-cell table:style-name="Excel_20_Built-in_20_Normal" office:value-type="string">
            <text:p>AS/SG</text:p>
          </table:table-cell>
          <table:table-cell table:style-name="Excel_20_Built-in_20_Normal" office:value-type="string">
            <text:p>E</text:p>
          </table:table-cell>
          <table:table-cell table:style-name="ce68" office:value-type="date" office:date-value="2023-05-18">
            <text:p>18.05.2023</text:p>
          </table:table-cell>
          <table:table-cell table:style-name="ce69" office:value-type="time" office:time-value="PT14H12M00S">
            <text:p>14:12:00</text:p>
          </table:table-cell>
          <table:table-cell table:style-name="ce69" office:value-type="time" office:time-value="PT14H34M00S">
            <text:p>14:34:00</text:p>
          </table:table-cell>
          <table:table-cell office:value-type="string">
            <text:p>ASS</text:p>
          </table:table-cell>
          <table:table-cell office:value-type="string">
            <text:p>Mallorca</text:p>
          </table:table-cell>
          <table:table-cell office:value-type="string">
            <text:p>B</text:p>
          </table:table-cell>
          <table:table-cell table:formula="of:=[.G26]-[.F26]" office:value-type="time" office:time-value="PT00H22M00S">
            <text:p>00:22:00</text:p>
          </table:table-cell>
          <table:table-cell office:value-type="float" office:value="22">
            <text:p>22</text:p>
          </table:table-cell>
          <table:table-cell table:number-columns-repeated="1012"/>
        </table:table-row>
        <table:table-row table:style-name="ro1">
          <table:table-cell table:style-name="Excel_20_Built-in_20_Normal" table:number-columns-repeated="7"/>
          <table:table-cell table:number-columns-repeated="1017"/>
        </table:table-row>
        <table:table-row table:style-name="ro1">
          <table:table-cell table:number-columns-repeated="11"/>
          <table:table-cell table:formula="of:=AVERAGE([.L2:.L26])" office:value-type="float" office:value="13.28">
            <text:p>13,28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STDEV([.L2:.L26])" office:value-type="float" office:value="3.65741256445956">
            <text:p>3,6574125645</text:p>
          </table:table-cell>
          <table:table-cell table:number-columns-repeated="101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icipant Check" table:style-name="ta1" table:print="false">
        <table:table-column table:style-name="co66" table:default-cell-style-name="ce9"/>
        <table:table-column table:style-name="co59" table:default-cell-style-name="ce9"/>
        <table:table-column table:style-name="co8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67" table:default-cell-style-name="Default"/>
        <table:table-column table:style-name="co8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43" table:default-cell-style-name="Default"/>
        <table:table-column table:style-name="co8" table:number-columns-repeated="11" table:default-cell-style-name="Default"/>
        <table:table-row table:style-name="ro2">
          <table:table-cell table:style-name="Default" office:value-type="string">
            <text:p>ESP Times</text:p>
          </table:table-cell>
          <table:table-cell table:style-name="Default" office:value-type="string">
            <text:p>CAT Times</text:p>
          </table:table-cell>
          <table:table-cell table:number-columns-repeated="2"/>
          <table:table-cell office:value-type="string">
            <text:p>ESP Count</text:p>
          </table:table-cell>
          <table:table-cell office:value-type="string">
            <text:p>CAT Count</text:p>
          </table:table-cell>
          <table:table-cell/>
          <table:table-cell office:value-type="string">
            <text:p>Levenestatistik</text:p>
          </table:table-cell>
          <table:table-cell office:value-type="float" office:value="2.68832664631099">
            <text:p>2,6883266463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string">
            <text:p>7?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-Wert</text:p>
          </table:table-cell>
          <table:table-cell office:value-type="float" office:value="0.11754">
            <text:p>0,1175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string">
            <text:p>8?</text:p>
          </table:table-cell>
          <table:table-cell table:number-columns-repeated="2" office:value-type="float" office:value="3">
            <text:p>3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8">
            <text:p>8</text:p>
          </table:table-cell>
          <table:table-cell/>
          <table:table-cell table:style-name="ce9" office:value-type="string">
            <text:p>9?</text:p>
          </table:table-cell>
          <table:table-cell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float" office:value="10">
            <text:p>10</text:p>
          </table:table-cell>
          <table:table-cell table:style-name="ce19"/>
          <table:table-cell table:style-name="ce19" office:value-type="string">
            <text:p>10?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9" table:number-columns-repeated="15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float" office:value="10">
            <text:p>10</text:p>
          </table:table-cell>
          <table:table-cell table:style-name="ce19"/>
          <table:table-cell table:style-name="ce19" office:value-type="string">
            <text:p>11?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table:number-columns-repeated="2"/>
          <table:table-cell table:style-name="ce19" office:value-type="string">
            <text:p>ESP</text:p>
          </table:table-cell>
          <table:table-cell table:style-name="ce19" office:value-type="string">
            <text:p>CAT</text:p>
          </table:table-cell>
          <table:table-cell table:style-name="ce19"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2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9" office:value-type="string">
            <text:p>Beobachtungen</text:p>
          </table:table-cell>
          <table:table-cell table:style-name="ce56" table:formula="of:=COUNTIF([.A2:.A27]; &quot;&gt;0&quot;)" office:value-type="float" office:value="26">
            <text:p>26</text:p>
          </table:table-cell>
          <table:table-cell table:style-name="ce56" table:formula="of:=COUNTIF([.B2:.B27]; &quot;&gt;0&quot;)"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3?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ce9" office:value-type="string">
            <text:p>Mittelwert</text:p>
          </table:table-cell>
          <table:table-cell table:style-name="ce56" table:formula="of:=AVERAGE([.A2:.A27])" office:value-type="float" office:value="13.3846153846154">
            <text:p>13,3846153846</text:p>
          </table:table-cell>
          <table:table-cell table:style-name="ce56" table:formula="of:=AVERAGE([.B2:.B27])" office:value-type="float" office:value="13.28">
            <text:p>13,2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4?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9" office:value-type="string">
            <text:p>Stabweichung</text:p>
          </table:table-cell>
          <table:table-cell table:style-name="ce56" table:formula="of:=STDEV([.A2:.A27])" office:value-type="float" office:value="5.34473141010415">
            <text:p>5,3447314101</text:p>
          </table:table-cell>
          <table:table-cell table:style-name="ce56" table:formula="of:=STDEV([.B2:.B27])" office:value-type="float" office:value="3.65741256445956">
            <text:p>3,6574125645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5?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9" office:value-type="string">
            <text:p>Schiefe</text:p>
          </table:table-cell>
          <table:table-cell table:style-name="ce56" table:formula="of:=SKEW([.A2:.A27])" office:value-type="float" office:value="0.878850715779663">
            <text:p>0,8788507158</text:p>
          </table:table-cell>
          <table:table-cell table:style-name="ce56" table:formula="of:=SKEW([.B2:.B27])" office:value-type="float" office:value="0.650574421131313">
            <text:p>0,650574421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6?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style-name="ce9" office:value-type="string">
            <text:p>Wölbung</text:p>
          </table:table-cell>
          <table:table-cell table:style-name="ce56" table:formula="of:=KURT([.A2:.A27])" office:value-type="float" office:value="-0.0619101847942782">
            <text:p>-0,0619101848</text:p>
          </table:table-cell>
          <table:table-cell table:style-name="ce56" table:formula="of:=KURT([.B2:.B27])" office:value-type="float" office:value="0.367358364518576">
            <text:p>0,3673583645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17?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9"/>
          <table:table-cell table:style-name="ce56" table:number-columns-repeated="2"/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18?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9" office:value-type="string">
            <text:p>JB Statistik</text:p>
          </table:table-cell>
          <table:table-cell table:style-name="ce56" table:formula="of:=([.I7]/6)*([.I10]^2+([.I11]^2)/4)" office:value-type="float" office:value="3.35112612627755">
            <text:p>3,3511261263</text:p>
          </table:table-cell>
          <table:table-cell table:style-name="ce56" table:formula="of:=([.J7]/6)*([.J10]^2+([.J11]^2)/4)" office:value-type="float" office:value="1.9041046642741">
            <text:p>1,904104664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19?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9" office:value-type="string">
            <text:p>p-Wert</text:p>
          </table:table-cell>
          <table:table-cell table:style-name="ce56" table:formula="of:=LEGACY.CHIDIST([.I13]; 2)" office:value-type="float" office:value="0.18720274283703">
            <text:p>0,1872027428</text:p>
          </table:table-cell>
          <table:table-cell table:style-name="ce56" table:formula="of:=LEGACY.CHIDIST([.J13]; 2)" office:value-type="float" office:value="0.385948116356025">
            <text:p>0,3859481164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0?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9" office:value-type="string">
            <text:p>Normalverteilt?</text:p>
          </table:table-cell>
          <table:table-cell table:style-name="ce56" table:formula="of:=IF([.I14] &lt; 0.1461; &quot;nein&quot;; &quot;ja&quot;)" office:value-type="string" office:string-value="ja">
            <text:p>ja</text:p>
          </table:table-cell>
          <table:table-cell table:style-name="ce56" table:formula="of:=IF([.J14] &lt; 0.1461; &quot;nein&quot;; &quot;ja&quot;)" office:value-type="string" office:string-value="ja">
            <text:p>ja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style-name="ce19" office:value-type="string">
            <text:p>21?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22?</text:p>
          </table:table-cell>
          <table:table-cell table:number-columns-repeated="2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4">
            <text:p>14</text:p>
          </table:table-cell>
          <table:table-cell/>
          <table:table-cell office:value-type="string">
            <text:p>23?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24?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25?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26?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19"/>
        </table:table-row>
        <table:table-row table:style-name="ro1">
          <table:table-cell office:value-type="float" office:value="26">
            <text:p>26</text:p>
          </table:table-cell>
          <table:table-cell table:style-name="Default"/>
          <table:table-cell table:number-columns-repeated="19"/>
        </table:table-row>
      </table:table>
      <table:database-ranges>
        <table:database-range table:target-range-address="B2_Erhebungsdaten.A2:B2_Erhebungsdaten.K26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9">19.07.2023</text:date>, <text:time>13:14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8T10:48:36.37</meta:creation-date>
    <dc:date>2023-07-19T13:14:51.81</dc:date>
    <meta:editing-duration>P1DT13M50S</meta:editing-duration>
    <meta:editing-cycles>59</meta:editing-cycles>
    <meta:generator>OpenOffice/4.1.7$Win32 OpenOffice.org_project/417m1$Build-9800</meta:generator>
    <meta:document-statistic meta:table-count="14" meta:cell-count="124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5cm" svg:height="7.188cm" xlink:href=".." xlink:type="simple" chart:class="chart:scatter" chart:style-name="ch1">
        <chart:legend chart:legend-position="end" svg:x="11.351cm" svg:y="3.282cm" style:legend-expansion="high" chart:style-name="ch2"/>
        <chart:plot-area chart:style-name="ch3" table:cell-range-address="B1_Statistik.AE3:B1_Statistik.AF42 B1_Statistik.AF2:B1_Statistik.AF2" chart:data-source-has-labels="row" svg:x="0.475cm" svg:y="0.682cm" svg:width="10.641cm" svg:height="6.204cm">
          <chartooo:coordinate-region svg:x="1.202cm" svg:y="0.895cm" svg:width="9.82cm" svg:height="5.3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1_Statistik.AF3:B1_Statistik.AF42" chart:label-cell-address="B1_Statistik.AF2:B1_Statistik.AF2" chart:class="chart:scatter">
            <chart:domain table:cell-range-address="B1_Statistik.AE3:B1_Statistik.AE42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E</text:p>
              </table:table-cell>
              <table:table-cell office:value-type="string">
                <text:p>STABW</text:p>
                <draw:g>
                  <svg:desc>B1_Statistik.AF2:B1_Statistik.A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48">
                <text:p>5.48</text:p>
                <draw:g>
                  <svg:desc>B1_Statistik.AE3:B1_Statistik.AE42</svg:desc>
                </draw:g>
              </table:table-cell>
              <table:table-cell office:value-type="float" office:value="1.447">
                <text:p>1.447</text:p>
                <draw:g>
                  <svg:desc>B1_Statistik.AF3:B1_Statistik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5">
                <text:p>2.885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69">
                <text:p>2.76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8">
                <text:p>2.038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8">
                <text:p>2.038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615">
                <text:p>6.615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85">
                <text:p>4.88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85">
                <text:p>6.385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62">
                <text:p>5.462</text:p>
              </table:table-cell>
              <table:table-cell office:value-type="float" office:value="1.749">
                <text:p>1.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77">
                <text:p>6.577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77">
                <text:p>5.577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62">
                <text:p>4.962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08">
                <text:p>5.308</text:p>
              </table:table-cell>
              <table:table-cell office:value-type="float" office:value="1.934">
                <text:p>1.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54">
                <text:p>6.154</text:p>
              </table:table-cell>
              <table:table-cell office:value-type="float" office:value="1.515">
                <text:p>1.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85">
                <text:p>1.885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231">
                <text:p>6.231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92">
                <text:p>5.192</text:p>
              </table:table-cell>
              <table:table-cell office:value-type="float" office:value="1.877">
                <text:p>1.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62">
                <text:p>4.462</text:p>
              </table:table-cell>
              <table:table-cell office:value-type="float" office:value="2.044">
                <text:p>2.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654">
                <text:p>5.654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92">
                <text:p>6.692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923">
                <text:p>5.923</text:p>
              </table:table-cell>
              <table:table-cell office:value-type="float" office:value="1.671">
                <text:p>1.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31">
                <text:p>5.231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69">
                <text:p>6.269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">
                <text:p>5.5</text:p>
              </table:table-cell>
              <table:table-cell office:value-type="float" office:value="1.817">
                <text:p>1.8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54">
                <text:p>5.154</text:p>
              </table:table-cell>
              <table:table-cell office:value-type="float" office:value="1.912">
                <text:p>1.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08">
                <text:p>5.808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462">
                <text:p>6.462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08">
                <text:p>6.308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54">
                <text:p>5.154</text:p>
              </table:table-cell>
              <table:table-cell office:value-type="float" office:value="1.974">
                <text:p>1.9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31">
                <text:p>5.731</text:p>
              </table:table-cell>
              <table:table-cell office:value-type="float" office:value="1.402">
                <text:p>1.4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23">
                <text:p>5.423</text:p>
              </table:table-cell>
              <table:table-cell office:value-type="float" office:value="1.963">
                <text:p>1.9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31">
                <text:p>5.731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385">
                <text:p>6.385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54">
                <text:p>5.654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2">
                <text:p>2.52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85">
                <text:p>3.885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85">
                <text:p>3.385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">
                <text:p>3.5</text:p>
              </table:table-cell>
              <table:table-cell office:value-type="float" office:value="2.267">
                <text:p>2.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15">
                <text:p>3.115</text:p>
              </table:table-cell>
              <table:table-cell office:value-type="float" office:value="2.269">
                <text:p>2.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5cm" svg:height="7.188cm" xlink:href=".." xlink:type="simple" chart:class="chart:scatter" chart:style-name="ch1">
        <chart:legend chart:legend-position="end" svg:x="11.351cm" svg:y="3.282cm" style:legend-expansion="high" chart:style-name="ch2"/>
        <chart:plot-area chart:style-name="ch3" table:cell-range-address="B2_Statistik.AD3:B2_Statistik.AE42 B2_Statistik.AE2:B2_Statistik.AE2" chart:data-source-has-labels="row" svg:x="0.475cm" svg:y="0.682cm" svg:width="10.787cm" svg:height="6.204cm">
          <chartooo:coordinate-region svg:x="1.202cm" svg:y="0.895cm" svg:width="9.82cm" svg:height="5.3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2_Statistik.AE3:B2_Statistik.AE42" chart:label-cell-address="B2_Statistik.AE2:B2_Statistik.AE2" chart:class="chart:scatter">
            <chart:domain table:cell-range-address="B2_Statistik.AD3:B2_Statistik.AD42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STABW</text:p>
                <draw:g>
                  <svg:desc>B2_Statistik.AE2:B2_Statistik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">
                <text:p>4.8</text:p>
                <draw:g>
                  <svg:desc>B2_Statistik.AD3:B2_Statistik.AD42</svg:desc>
                </draw:g>
              </table:table-cell>
              <table:table-cell office:value-type="float" office:value="2.255">
                <text:p>2.255</text:p>
                <draw:g>
                  <svg:desc>B2_Statistik.AE3:B2_Statistik.A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">
                <text:p>4.4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4">
                <text:p>4.84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">
                <text:p>3.5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2.021">
                <text:p>2.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2">
                <text:p>4.92</text:p>
              </table:table-cell>
              <table:table-cell office:value-type="float" office:value="1.891">
                <text:p>1.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2">
                <text:p>6.52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2">
                <text:p>5.52</text:p>
              </table:table-cell>
              <table:table-cell office:value-type="float" office:value="1.939">
                <text:p>1.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28">
                <text:p>6.28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17">
                <text:p>5.917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4">
                <text:p>5.44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2">
                <text:p>6.52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">
                <text:p>6.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2">
                <text:p>4.12</text:p>
              </table:table-cell>
              <table:table-cell office:value-type="float" office:value="2.027">
                <text:p>2.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2">
                <text:p>5.92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">
                <text:p>4.6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4">
                <text:p>6.4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2">
                <text:p>6.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8">
                <text:p>6.88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6">
                <text:p>6.76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2">
                <text:p>5.72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4">
                <text:p>6.84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8">
                <text:p>6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88">
                <text:p>4.8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76">
                <text:p>5.76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04">
                <text:p>6.0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24">
                <text:p>6.24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1.555">
                <text:p>1.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68">
                <text:p>6.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4">
                <text:p>5.04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  <table:table-cell office:value-type="float" office:value="2.112">
                <text:p>2.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">
                <text:p>5.8</text:p>
              </table:table-cell>
              <table:table-cell office:value-type="float" office:value="2.021">
                <text:p>2.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48">
                <text:p>6.48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4">
                <text:p>4.4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33">
                <text:p>2.833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6">
                <text:p>6.56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96">
                <text:p>5.96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8">
                <text:p>4.48</text:p>
              </table:table-cell>
              <table:table-cell office:value-type="float" office:value="2.238">
                <text:p>2.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